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3.228cm"/>
    </style:style>
    <style:style style:name="co4" style:family="table-column">
      <style:table-column-properties fo:break-before="auto" style:column-width="5.717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6.457cm"/>
    </style:style>
    <style:style style:name="co8" style:family="table-column">
      <style:table-column-properties fo:break-before="auto" style:column-width="19.07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8.255cm"/>
    </style:style>
    <style:style style:name="ro1" style:family="table-row">
      <style:table-row-properties style:row-height="5.84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rotation-angle="90" style:vertical-align="automatic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5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automatic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6" style:family="table-cell" style:parent-style-name="Normale_5f_Foglio1" style:data-style-name="N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7" style:family="table-cell" style:parent-style-name="Normale_5f_Foglio1" style:data-style-name="N1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8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10" style:family="table-cell" style:parent-style-name="Normale_20_3" style:data-style-name="N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1" style:family="table-cell" style:parent-style-name="Default" style:data-style-name="N105">
      <style:table-cell-properties style:text-align-source="fix" style:repeat-content="false" fo:background-color="transparent" fo:wrap-option="wrap" fo:border="0.06pt solid #000000" style:rotation-angle="90" style:vertical-align="automatic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12" style:family="table-cell" style:parent-style-name="Normale_20_3" style:data-style-name="N105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3" style:family="table-cell" style:parent-style-name="Default" style:data-style-name="N105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14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automatic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5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6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fo:font-style="italic" style:font-size-asian="10pt" style:font-style-asian="italic" style:font-size-complex="10pt" style:font-style-complex="italic"/>
    </style:style>
    <style:style style:name="ce19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0" style:family="table-cell" style:parent-style-name="Normale_5f_Foglio1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2" style:family="table-cell" style:parent-style-name="Normale_5f_Foglio1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3" style:family="table-cell" style:parent-style-name="Normale_5f_Foglio1" style:data-style-name="N10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4" style:family="table-cell" style:parent-style-name="Normale_5f_Foglio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Calibri" fo:font-size="10pt" fo:font-style="italic" style:font-name-asian="Calibri" style:font-size-asian="10pt" style:font-style-asian="italic" style:font-name-complex="Calibri" style:font-size-complex="10pt" style:font-style-complex="italic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wrap" style:rotation-angle="90" style:vertical-align="automatic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00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ffffff" style:font-name="Calibri" fo:font-size="10pt" fo:font-weight="normal" style:text-underline-style="none" style:text-underline-color="font-color" style:text-line-through-type="none" fo:font-style="italic" style:text-outline="false" fo:text-shadow="none" style:font-name-asian="Calibri" style:font-name-complex="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Anagrafica" table:style-name="ta1">
        <table:table-column table:style-name="co1" table:default-cell-style-name="ce4"/>
        <table:table-column table:style-name="co2" table:default-cell-style-name="ce8"/>
        <table:table-column table:style-name="co3" table:number-columns-repeated="5" table:default-cell-style-name="ce4"/>
        <table:table-column table:style-name="co4" table:default-cell-style-name="ce13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5" table:default-cell-style-name="ce4"/>
        <table:table-column table:style-name="co5" table:default-cell-style-name="ce13"/>
        <table:table-column table:style-name="co7" table:default-cell-style-name="ce18"/>
        <table:table-column table:style-name="co1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986" table:default-cell-style-name="ce4"/>
        <table:table-column table:style-name="co10" table:number-columns-repeated="19" table:default-cell-style-name="Default"/>
        <table:table-row table:style-name="ro1">
          <table:table-cell table:style-name="ce1" office:value-type="string" calcext:value-type="string">
            <text:p>NUMERO_PROGRESSIVO</text:p>
          </table:table-cell>
          <table:table-cell table:style-name="ce5" office:value-type="string" calcext:value-type="string">
            <text:p>POSTAZIONE</text:p>
          </table:table-cell>
          <table:table-cell table:style-name="ce1" office:value-type="string" calcext:value-type="string">
            <text:p>LATITUDINE_X</text:p>
          </table:table-cell>
          <table:table-cell table:style-name="ce1" office:value-type="string" calcext:value-type="string">
            <text:p>LAT_GRADI</text:p>
          </table:table-cell>
          <table:table-cell table:style-name="ce1" office:value-type="string" calcext:value-type="string">
            <text:p>LAT_PRIMI</text:p>
          </table:table-cell>
          <table:table-cell table:style-name="ce1" office:value-type="string" calcext:value-type="string">
            <text:p>LAT_SECONDI</text:p>
          </table:table-cell>
          <table:table-cell table:style-name="ce1" office:value-type="string" calcext:value-type="string">
            <text:p>LAT_DECIMALI</text:p>
          </table:table-cell>
          <table:table-cell table:style-name="ce11" office:value-type="string" calcext:value-type="string">
            <text:p>Y</text:p>
          </table:table-cell>
          <table:table-cell table:style-name="ce1" office:value-type="string" calcext:value-type="string">
            <text:p>LONGITUDINE_Y</text:p>
          </table:table-cell>
          <table:table-cell table:style-name="ce1" office:value-type="string" calcext:value-type="string">
            <text:p>LON_GRADI</text:p>
          </table:table-cell>
          <table:table-cell table:style-name="ce1" office:value-type="string" calcext:value-type="string">
            <text:p>LON_PRIMI</text:p>
          </table:table-cell>
          <table:table-cell table:style-name="ce1" office:value-type="string" calcext:value-type="string">
            <text:p>LON_SECONDI</text:p>
          </table:table-cell>
          <table:table-cell table:style-name="ce1" office:value-type="string" calcext:value-type="string">
            <text:p>LON_DECIMALI</text:p>
          </table:table-cell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TRATTO</text:p>
          </table:table-cell>
          <table:table-cell table:style-name="ce5" office:value-type="string" calcext:value-type="string">
            <text:p>NN_CORSIE </text:p>
          </table:table-cell>
          <table:table-cell table:style-name="ce5" office:value-type="string" calcext:value-type="string">
            <text:p>CORSIA</text:p>
          </table:table-cell>
          <table:table-cell table:style-name="ce5" office:value-type="string" calcext:value-type="string">
            <text:p>DIREZIONE_MARCIA_LOCALITA'</text:p>
          </table:table-cell>
          <table:table-cell table:style-name="ce5" office:value-type="string" calcext:value-type="string">
            <text:p>PROGRESSIVA_KM</text:p>
          </table:table-cell>
          <table:table-cell table:style-name="ce26" table:number-columns-repeated="986"/>
          <table:table-cell table:number-columns-repeated="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44°09'50.55"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5</text:p>
          </table:table-cell>
          <table:table-cell table:style-name="ce12" table:formula="of:=[.D2]+([.E2]/60)+([.F2]/3600)+([.G2]/36000)" office:value-type="float" office:value="44.1654166666667" calcext:value-type="float">
            <text:p>44,16541667</text:p>
          </table:table-cell>
          <table:table-cell table:style-name="ce9" office:value-type="string" calcext:value-type="string">
            <text:p>10°38'34.83"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83</text:p>
          </table:table-cell>
          <table:table-cell table:style-name="ce12" table:formula="of:=[.J2]+([.K2]/60)+([.L2]/3600)+([.M2]/36000)" office:value-type="float" office:value="10.6450833333333" calcext:value-type="float">
            <text:p>10,64508333</text:p>
          </table:table-cell>
          <table:table-cell table:style-name="ce15" office:value-type="string" calcext:value-type="string">
            <text:p>SS 12 tra Fiumalbo e Abeto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92.55" calcext:value-type="float">
            <text:p>92,55</text:p>
          </table:table-cell>
          <table:table-cell table:number-columns-repeated="100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44°09'50.55"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09</text:p>
          </table:table-cell>
          <table:table-cell table:style-name="ce9" office:value-type="string" calcext:value-type="string">
            <text:p>50</text:p>
          </table:table-cell>
          <table:table-cell table:style-name="ce9" office:value-type="string" calcext:value-type="string">
            <text:p>55</text:p>
          </table:table-cell>
          <table:table-cell table:style-name="ce12" table:formula="of:=[.D3]+([.E3]/60)+([.F3]/3600)+([.G3]/36000)" office:value-type="float" office:value="44.1654166666667" calcext:value-type="float">
            <text:p>44,16541667</text:p>
          </table:table-cell>
          <table:table-cell table:style-name="ce9" office:value-type="string" calcext:value-type="string">
            <text:p>10°38'34.83"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38</text:p>
          </table:table-cell>
          <table:table-cell table:style-name="ce9" office:value-type="string" calcext:value-type="string">
            <text:p>34</text:p>
          </table:table-cell>
          <table:table-cell table:style-name="ce9" office:value-type="string" calcext:value-type="string">
            <text:p>83</text:p>
          </table:table-cell>
          <table:table-cell table:style-name="ce12" table:formula="of:=[.J3]+([.K3]/60)+([.L3]/3600)+([.M3]/36000)" office:value-type="float" office:value="10.6450833333333" calcext:value-type="float">
            <text:p>10,64508333</text:p>
          </table:table-cell>
          <table:table-cell table:style-name="ce15" office:value-type="string" calcext:value-type="string">
            <text:p>SS 12 tra Fiumalbo e Abeto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92.55" calcext:value-type="float">
            <text:p>92,55</text:p>
          </table:table-cell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44°07'5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D4]+([.E4]/60)+([.F4]/3600)+([.G4]/36000)" office:value-type="float" office:value="44.1322222222222" calcext:value-type="float">
            <text:p>44,13222222</text:p>
          </table:table-cell>
          <table:table-cell table:style-name="ce10" office:value-type="string" calcext:value-type="string">
            <text:p>10°59'2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J4]+([.K4]/60)+([.L4]/3600)+([.M4]/36000)" office:value-type="float" office:value="10.9905555555556" calcext:value-type="float">
            <text:p>10,99055556</text:p>
          </table:table-cell>
          <table:table-cell table:style-name="ce15" office:value-type="string" calcext:value-type="string">
            <text:p>SS 64 tra Porretta Terme e Sambuca Pistoies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ORRETTA TERME A FERRARA</text:p>
          </table:table-cell>
          <table:table-cell table:style-name="ce19" office:value-type="float" office:value="31.507" calcext:value-type="float">
            <text:p>31,507</text:p>
          </table:table-cell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string" calcext:value-type="string">
            <text:p>44°07'5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D5]+([.E5]/60)+([.F5]/3600)+([.G5]/36000)" office:value-type="float" office:value="44.1322222222222" calcext:value-type="float">
            <text:p>44,13222222</text:p>
          </table:table-cell>
          <table:table-cell table:style-name="ce10" office:value-type="string" calcext:value-type="string">
            <text:p>10°59'2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J5]+([.K5]/60)+([.L5]/3600)+([.M5]/36000)" office:value-type="float" office:value="10.9905555555556" calcext:value-type="float">
            <text:p>10,99055556</text:p>
          </table:table-cell>
          <table:table-cell table:style-name="ce15" office:value-type="string" calcext:value-type="string">
            <text:p>SS 64 tra Porretta Terme e Sambuca Pistoies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FERRARA A PORRETTA TERME</text:p>
          </table:table-cell>
          <table:table-cell table:style-name="ce19" office:value-type="float" office:value="31.507" calcext:value-type="float">
            <text:p>31,507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44°01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6]+([.E6]/60)+([.F6]/3600)+([.G6]/36000)" office:value-type="float" office:value="44.0280555555556" calcext:value-type="float">
            <text:p>44,02805556</text:p>
          </table:table-cell>
          <table:table-cell table:style-name="ce10" office:value-type="string" calcext:value-type="string">
            <text:p>11°47'0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6]+([.K6]/60)+([.L6]/3600)+([.M6]/36000)" office:value-type="float" office:value="11.785" calcext:value-type="float">
            <text:p>11,78500000</text:p>
          </table:table-cell>
          <table:table-cell table:style-name="ce15" office:value-type="string" calcext:value-type="string">
            <text:p>SS 67 tra Rocca San Casciano e Portico San Benedet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AVENNA</text:p>
          </table:table-cell>
          <table:table-cell table:style-name="ce19" office:value-type="float" office:value="156.788" calcext:value-type="float">
            <text:p>156,788</text:p>
          </table:table-cell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44°01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7]+([.E7]/60)+([.F7]/3600)+([.G7]/36000)" office:value-type="float" office:value="44.0280555555556" calcext:value-type="float">
            <text:p>44,02805556</text:p>
          </table:table-cell>
          <table:table-cell table:style-name="ce10" office:value-type="string" calcext:value-type="string">
            <text:p>11°47'0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7]+([.K7]/60)+([.L7]/3600)+([.M7]/36000)" office:value-type="float" office:value="11.785" calcext:value-type="float">
            <text:p>11,78500000</text:p>
          </table:table-cell>
          <table:table-cell table:style-name="ce15" office:value-type="string" calcext:value-type="string">
            <text:p>SS 67 tra Rocca San Casciano e Portico San Benedet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AVENNA A CONFINE REGIONALE TOSCANA</text:p>
          </table:table-cell>
          <table:table-cell table:style-name="ce19" office:value-type="float" office:value="156.788" calcext:value-type="float">
            <text:p>156,788</text:p>
          </table:table-cell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43°57'0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8]+([.E8]/60)+([.F8]/3600)+([.G8]/36000)" office:value-type="float" office:value="43.9511111111111" calcext:value-type="float">
            <text:p>43,95111111</text:p>
          </table:table-cell>
          <table:table-cell table:style-name="ce10" office:value-type="string" calcext:value-type="string">
            <text:p>12°44'2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8]+([.K8]/60)+([.L8]/3600)+([.M8]/36000)" office:value-type="float" office:value="12.7388888888889" calcext:value-type="float">
            <text:p>12,73888889</text:p>
          </table:table-cell>
          <table:table-cell table:style-name="ce15" office:value-type="string" calcext:value-type="string">
            <text:p>SS 16 Adriatica al Confine regionale (March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222.6" calcext:value-type="float">
            <text:p>222,6</text:p>
          </table:table-cell>
          <table:table-cell table:number-columns-repeated="100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string" calcext:value-type="string">
            <text:p>43°57'0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9]+([.E9]/60)+([.F9]/3600)+([.G9]/36000)" office:value-type="float" office:value="43.9511111111111" calcext:value-type="float">
            <text:p>43,95111111</text:p>
          </table:table-cell>
          <table:table-cell table:style-name="ce10" office:value-type="string" calcext:value-type="string">
            <text:p>12°44'2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9]+([.K9]/60)+([.L9]/3600)+([.M9]/36000)" office:value-type="float" office:value="12.7388888888889" calcext:value-type="float">
            <text:p>12,73888889</text:p>
          </table:table-cell>
          <table:table-cell table:style-name="ce15" office:value-type="string" calcext:value-type="string">
            <text:p>SS 16 Adriatica al Confine regionale (Marche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float" office:value="222.6" calcext:value-type="float">
            <text:p>222,6</text:p>
          </table:table-cell>
          <table:table-cell table:number-columns-repeated="100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44°55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10]+([.E10]/60)+([.F10]/3600)+([.G10]/36000)" office:value-type="float" office:value="44.9305555555556" calcext:value-type="float">
            <text:p>44,93055556</text:p>
          </table:table-cell>
          <table:table-cell table:style-name="ce10" office:value-type="string" calcext:value-type="string">
            <text:p>11°20'2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10]+([.K10]/60)+([.L10]/3600)+([.M10]/36000)" office:value-type="float" office:value="11.3391666666667" calcext:value-type="float">
            <text:p>11,33916667</text:p>
          </table:table-cell>
          <table:table-cell table:style-name="ce16" office:value-type="string" calcext:value-type="string">
            <text:p>SP 69 in località Pilastri al Confine regi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PROVINCIALE LOMBARDIA A FERRARA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string" calcext:value-type="string">
            <text:p>44°55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11]+([.E11]/60)+([.F11]/3600)+([.G11]/36000)" office:value-type="float" office:value="44.9305555555556" calcext:value-type="float">
            <text:p>44,93055556</text:p>
          </table:table-cell>
          <table:table-cell table:style-name="ce10" office:value-type="string" calcext:value-type="string">
            <text:p>11°20'2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11]+([.K11]/60)+([.L11]/3600)+([.M11]/36000)" office:value-type="float" office:value="11.3391666666667" calcext:value-type="float">
            <text:p>11,33916667</text:p>
          </table:table-cell>
          <table:table-cell table:style-name="ce16" office:value-type="string" calcext:value-type="string">
            <text:p>SP 69 in località Pilastri al Confine regi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CONFINE PROVINCIALE LOMBARDIA</text:p>
          </table:table-cell>
          <table:table-cell table:style-name="ce22" office:value-type="float" office:value="40" calcext:value-type="float">
            <text:p>40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>
            <text:p>44°56'08.9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12]+([.E12]/60)+([.F12]/3600)+([.G12]/36000)" office:value-type="float" office:value="44.9383055555556" calcext:value-type="float">
            <text:p>44,93830556</text:p>
          </table:table-cell>
          <table:table-cell table:style-name="ce10" office:value-type="string" calcext:value-type="string">
            <text:p>11°04'22.6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4" calcext:value-type="float">
            <text:p>64</text:p>
          </table:table-cell>
          <table:table-cell table:style-name="ce12" table:formula="of:=[.J12]+([.K12]/60)+([.L12]/3600)+([.M12]/36000)" office:value-type="float" office:value="11.0745555555556" calcext:value-type="float">
            <text:p>11,07455556</text:p>
          </table:table-cell>
          <table:table-cell table:style-name="ce15" office:value-type="string" calcext:value-type="string">
            <text:p>SS 12 dell'Abetone e Brennero al Confine regionale (Lombardia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221.8" calcext:value-type="float">
            <text:p>221,8</text:p>
          </table:table-cell>
          <table:table-cell table:number-columns-repeated="100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string" calcext:value-type="string">
            <text:p>44°56'08.9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13]+([.E13]/60)+([.F13]/3600)+([.G13]/36000)" office:value-type="float" office:value="44.9383055555556" calcext:value-type="float">
            <text:p>44,93830556</text:p>
          </table:table-cell>
          <table:table-cell table:style-name="ce10" office:value-type="string" calcext:value-type="string">
            <text:p>11°04'22.6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4" calcext:value-type="float">
            <text:p>64</text:p>
          </table:table-cell>
          <table:table-cell table:style-name="ce12" table:formula="of:=[.J13]+([.K13]/60)+([.L13]/3600)+([.M13]/36000)" office:value-type="float" office:value="11.0745555555556" calcext:value-type="float">
            <text:p>11,07455556</text:p>
          </table:table-cell>
          <table:table-cell table:style-name="ce15" office:value-type="string" calcext:value-type="string">
            <text:p>SS 12 dell'Abetone e Brennero al Confine regionale (Lombardia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221.8" calcext:value-type="float">
            <text:p>221,8</text:p>
          </table:table-cell>
          <table:table-cell table:number-columns-repeated="100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44°57'39.7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D14]+([.E14]/60)+([.F14]/3600)+([.G14]/36000)" office:value-type="float" office:value="44.9630277777778" calcext:value-type="float">
            <text:p>44,96302778</text:p>
          </table:table-cell>
          <table:table-cell table:style-name="ce10" office:value-type="string" calcext:value-type="string">
            <text:p>10°23'1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14]+([.K14]/60)+([.L14]/3600)+([.M14]/36000)" office:value-type="float" office:value="10.3875" calcext:value-type="float">
            <text:p>10,38750000</text:p>
          </table:table-cell>
          <table:table-cell table:style-name="ce16" office:value-type="string" calcext:value-type="string">
            <text:p>SP 343R tra Colorno e Casal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REGIONALE LOMBARDIA</text:p>
          </table:table-cell>
          <table:table-cell table:style-name="ce22" office:value-type="float" office:value="20.1" calcext:value-type="float">
            <text:p>20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float" office:value="19" calcext:value-type="float">
            <text:p>19</text:p>
          </table:table-cell>
          <table:table-cell table:style-name="ce10" office:value-type="string" calcext:value-type="string">
            <text:p>44°57'39.7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D15]+([.E15]/60)+([.F15]/3600)+([.G15]/36000)" office:value-type="float" office:value="44.9630277777778" calcext:value-type="float">
            <text:p>44,96302778</text:p>
          </table:table-cell>
          <table:table-cell table:style-name="ce10" office:value-type="string" calcext:value-type="string">
            <text:p>10°23'1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15]+([.K15]/60)+([.L15]/3600)+([.M15]/36000)" office:value-type="float" office:value="10.3875" calcext:value-type="float">
            <text:p>10,38750000</text:p>
          </table:table-cell>
          <table:table-cell table:style-name="ce16" office:value-type="string" calcext:value-type="string">
            <text:p>SP 343R tra Colorno e Casal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LOMBARDIA A PARMA</text:p>
          </table:table-cell>
          <table:table-cell table:style-name="ce22" office:value-type="float" office:value="20.1" calcext:value-type="float">
            <text:p>20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string" calcext:value-type="string">
            <text:p>44°46'56.8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D16]+([.E16]/60)+([.F16]/3600)+([.G16]/36000)" office:value-type="float" office:value="44.7846666666667" calcext:value-type="float">
            <text:p>44,78466667</text:p>
          </table:table-cell>
          <table:table-cell table:style-name="ce10" office:value-type="string" calcext:value-type="string">
            <text:p>10°23'15.9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0" calcext:value-type="float">
            <text:p>90</text:p>
          </table:table-cell>
          <table:table-cell table:style-name="ce12" table:formula="of:=[.J16]+([.K16]/60)+([.L16]/3600)+([.M16]/36000)" office:value-type="float" office:value="10.39" calcext:value-type="float">
            <text:p>10,39000000</text:p>
          </table:table-cell>
          <table:table-cell table:style-name="ce15" office:value-type="string" calcext:value-type="string">
            <text:p>SS 9 tra San Prospero (Case Crostolo) e Sant'Ilario d'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98.1" calcext:value-type="float">
            <text:p>198,1</text:p>
          </table:table-cell>
          <table:table-cell table:number-columns-repeated="100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string" calcext:value-type="string">
            <text:p>44°46'56.8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D17]+([.E17]/60)+([.F17]/3600)+([.G17]/36000)" office:value-type="float" office:value="44.7846666666667" calcext:value-type="float">
            <text:p>44,78466667</text:p>
          </table:table-cell>
          <table:table-cell table:style-name="ce10" office:value-type="string" calcext:value-type="string">
            <text:p>10°23'15.9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0" calcext:value-type="float">
            <text:p>90</text:p>
          </table:table-cell>
          <table:table-cell table:style-name="ce12" table:formula="of:=[.J17]+([.K17]/60)+([.L17]/3600)+([.M17]/36000)" office:value-type="float" office:value="10.39" calcext:value-type="float">
            <text:p>10,39000000</text:p>
          </table:table-cell>
          <table:table-cell table:style-name="ce15" office:value-type="string" calcext:value-type="string">
            <text:p>SS 9 tra San Prospero (Case Crostolo) e Sant'Ilario d'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98.1" calcext:value-type="float">
            <text:p>198,1</text:p>
          </table:table-cell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string" calcext:value-type="string">
            <text:p>44°39'01.9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D18]+([.E18]/60)+([.F18]/3600)+([.G18]/36000)" office:value-type="float" office:value="44.6528611111111" calcext:value-type="float">
            <text:p>44,65286111</text:p>
          </table:table-cell>
          <table:table-cell table:style-name="ce10" office:value-type="string" calcext:value-type="string">
            <text:p>10°48'5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18]+([.K18]/60)+([.L18]/3600)+([.M18]/36000)" office:value-type="float" office:value="10.8171111111111" calcext:value-type="float">
            <text:p>10,81711111</text:p>
          </table:table-cell>
          <table:table-cell table:style-name="ce15" office:value-type="string" calcext:value-type="string">
            <text:p>SS 9 tra Modena e Rubie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59.85" calcext:value-type="float">
            <text:p>159,85</text:p>
          </table:table-cell>
          <table:table-cell table:number-columns-repeated="100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string" calcext:value-type="string">
            <text:p>44°39'01.9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D19]+([.E19]/60)+([.F19]/3600)+([.G19]/36000)" office:value-type="float" office:value="44.6528611111111" calcext:value-type="float">
            <text:p>44,65286111</text:p>
          </table:table-cell>
          <table:table-cell table:style-name="ce10" office:value-type="string" calcext:value-type="string">
            <text:p>10°48'5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19]+([.K19]/60)+([.L19]/3600)+([.M19]/36000)" office:value-type="float" office:value="10.8171111111111" calcext:value-type="float">
            <text:p>10,81711111</text:p>
          </table:table-cell>
          <table:table-cell table:style-name="ce15" office:value-type="string" calcext:value-type="string">
            <text:p>SS 9 tra Modena e Rubie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59.85" calcext:value-type="float">
            <text:p>159,85</text:p>
          </table:table-cell>
          <table:table-cell table:number-columns-repeated="100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string" calcext:value-type="string">
            <text:p>44°28'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20]+([.E20]/60)+([.F20]/3600)+([.G20]/36000)" office:value-type="float" office:value="44.4666666666667" calcext:value-type="float">
            <text:p>44,46666667</text:p>
          </table:table-cell>
          <table:table-cell table:style-name="ce10" office:value-type="string" calcext:value-type="string">
            <text:p>11°42'2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20]+([.K20]/60)+([.L20]/3600)+([.M20]/36000)" office:value-type="float" office:value="11.7075" calcext:value-type="float">
            <text:p>11,70750000</text:p>
          </table:table-cell>
          <table:table-cell table:style-name="ce16" office:value-type="string" calcext:value-type="string">
            <text:p>SP 253 tra Sesto Imolese e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RAVENNA</text:p>
          </table:table-cell>
          <table:table-cell table:style-name="ce22" office:value-type="float" office:value="30.3" calcext:value-type="float">
            <text:p>30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10" office:value-type="string" calcext:value-type="string">
            <text:p>44°28'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21]+([.E21]/60)+([.F21]/3600)+([.G21]/36000)" office:value-type="float" office:value="44.4666666666667" calcext:value-type="float">
            <text:p>44,46666667</text:p>
          </table:table-cell>
          <table:table-cell table:style-name="ce10" office:value-type="string" calcext:value-type="string">
            <text:p>11°42'2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21]+([.K21]/60)+([.L21]/3600)+([.M21]/36000)" office:value-type="float" office:value="11.7075" calcext:value-type="float">
            <text:p>11,70750000</text:p>
          </table:table-cell>
          <table:table-cell table:style-name="ce16" office:value-type="string" calcext:value-type="string">
            <text:p>SP 253 tra Sesto Imolese e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ENNA A BOLOGNA</text:p>
          </table:table-cell>
          <table:table-cell table:style-name="ce22" office:value-type="float" office:value="30.3" calcext:value-type="float">
            <text:p>30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53" calcext:value-type="float">
            <text:p>53</text:p>
          </table:table-cell>
          <table:table-cell table:style-name="ce10" office:value-type="string" calcext:value-type="string">
            <text:p>44°43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22]+([.E22]/60)+([.F22]/3600)+([.G22]/36000)" office:value-type="float" office:value="44.7275" calcext:value-type="float">
            <text:p>44,72750000</text:p>
          </table:table-cell>
          <table:table-cell table:style-name="ce10" office:value-type="string" calcext:value-type="string">
            <text:p>12°12'38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22]+([.K22]/60)+([.L22]/3600)+([.M22]/36000)" office:value-type="float" office:value="12.2105555555556" calcext:value-type="float">
            <text:p>12,21055556</text:p>
          </table:table-cell>
          <table:table-cell table:style-name="ce15" office:value-type="string" calcext:value-type="string">
            <text:p>SS 309 a San Giuseppe di Coma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AVENNA A CONFINE REGIONALE VENETO</text:p>
          </table:table-cell>
          <table:table-cell table:style-name="ce19" office:value-type="float" office:value="31.5" calcext:value-type="float">
            <text:p>31,5</text:p>
          </table:table-cell>
          <table:table-cell table:number-columns-repeated="1005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float" office:value="53" calcext:value-type="float">
            <text:p>53</text:p>
          </table:table-cell>
          <table:table-cell table:style-name="ce10" office:value-type="string" calcext:value-type="string">
            <text:p>44°43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23]+([.E23]/60)+([.F23]/3600)+([.G23]/36000)" office:value-type="float" office:value="44.7275" calcext:value-type="float">
            <text:p>44,72750000</text:p>
          </table:table-cell>
          <table:table-cell table:style-name="ce10" office:value-type="string" calcext:value-type="string">
            <text:p>12°12'38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23]+([.K23]/60)+([.L23]/3600)+([.M23]/36000)" office:value-type="float" office:value="12.2105555555556" calcext:value-type="float">
            <text:p>12,21055556</text:p>
          </table:table-cell>
          <table:table-cell table:style-name="ce15" office:value-type="string" calcext:value-type="string">
            <text:p>SS 309 a San Giuseppe di Coma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VENETO A RAVENNA</text:p>
          </table:table-cell>
          <table:table-cell table:style-name="ce19" office:value-type="float" office:value="31.5" calcext:value-type="float">
            <text:p>31,5</text:p>
          </table:table-cell>
          <table:table-cell table:number-columns-repeated="100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string" calcext:value-type="string">
            <text:p>45°03'2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24]+([.E24]/60)+([.F24]/3600)+([.G24]/36000)" office:value-type="float" office:value="45.0555555555555" calcext:value-type="float">
            <text:p>45,05555556</text:p>
          </table:table-cell>
          <table:table-cell table:style-name="ce10" office:value-type="string" calcext:value-type="string">
            <text:p>09°27'3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24]+([.K24]/60)+([.L24]/3600)+([.M24]/36000)" office:value-type="float" office:value="9.45833333333333" calcext:value-type="float">
            <text:p>9,45833333</text:p>
          </table:table-cell>
          <table:table-cell table:style-name="ce16" office:value-type="string" calcext:value-type="string">
            <text:p>SP 10R tra Castel San Giovanni e Sarm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170.5" calcext:value-type="float">
            <text:p>17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string" calcext:value-type="string">
            <text:p>45°03'2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25]+([.E25]/60)+([.F25]/3600)+([.G25]/36000)" office:value-type="float" office:value="45.0555555555555" calcext:value-type="float">
            <text:p>45,05555556</text:p>
          </table:table-cell>
          <table:table-cell table:style-name="ce10" office:value-type="string" calcext:value-type="string">
            <text:p>09°27'3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25]+([.K25]/60)+([.L25]/3600)+([.M25]/36000)" office:value-type="float" office:value="9.45833333333333" calcext:value-type="float">
            <text:p>9,45833333</text:p>
          </table:table-cell>
          <table:table-cell table:style-name="ce16" office:value-type="string" calcext:value-type="string">
            <text:p>SP 10R tra Castel San Giovanni e Sarm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170.5" calcext:value-type="float">
            <text:p>17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string" calcext:value-type="string">
            <text:p>44°11'3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D26]+([.E26]/60)+([.F26]/3600)+([.G26]/36000)" office:value-type="float" office:value="44.1916666666667" calcext:value-type="float">
            <text:p>44,19166667</text:p>
          </table:table-cell>
          <table:table-cell table:style-name="ce10" office:value-type="string" calcext:value-type="string">
            <text:p>11°42'3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26]+([.K26]/60)+([.L26]/3600)+([.M26]/36000)" office:value-type="float" office:value="11.7105555555556" calcext:value-type="float">
            <text:p>11,71055556</text:p>
          </table:table-cell>
          <table:table-cell table:style-name="ce16" office:value-type="string" calcext:value-type="string">
            <text:p>SP 302R tra Brisighella e Marrad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TOSCANA A FAENZA</text:p>
          </table:table-cell>
          <table:table-cell table:style-name="ce22" office:value-type="float" office:value="80.75" calcext:value-type="float">
            <text:p>80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float" office:value="98" calcext:value-type="float">
            <text:p>98</text:p>
          </table:table-cell>
          <table:table-cell table:style-name="ce10" office:value-type="string" calcext:value-type="string">
            <text:p>44°11'3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D27]+([.E27]/60)+([.F27]/3600)+([.G27]/36000)" office:value-type="float" office:value="44.1916666666667" calcext:value-type="float">
            <text:p>44,19166667</text:p>
          </table:table-cell>
          <table:table-cell table:style-name="ce10" office:value-type="string" calcext:value-type="string">
            <text:p>11°42'3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27]+([.K27]/60)+([.L27]/3600)+([.M27]/36000)" office:value-type="float" office:value="11.7105555555556" calcext:value-type="float">
            <text:p>11,71055556</text:p>
          </table:table-cell>
          <table:table-cell table:style-name="ce16" office:value-type="string" calcext:value-type="string">
            <text:p>SP 302R tra Brisighella e Marrad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AENZA A CONFINE REGIONALE TOSCANA</text:p>
          </table:table-cell>
          <table:table-cell table:style-name="ce22" office:value-type="float" office:value="80.75" calcext:value-type="float">
            <text:p>80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43°58'0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D28]+([.E28]/60)+([.F28]/3600)+([.G28]/36000)" office:value-type="float" office:value="43.9672222222222" calcext:value-type="float">
            <text:p>43,96722222</text:p>
          </table:table-cell>
          <table:table-cell table:style-name="ce10" office:value-type="string" calcext:value-type="string">
            <text:p>12°24'3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J28]+([.K28]/60)+([.L28]/3600)+([.M28]/36000)" office:value-type="float" office:value="12.4094444444444" calcext:value-type="float">
            <text:p>12,40944444</text:p>
          </table:table-cell>
          <table:table-cell table:style-name="ce16" office:value-type="string" calcext:value-type="string">
            <text:p>SP 258R tra Villa Verucchio ed ex Confine regionale (località Dogan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MARCHE A RIMINI</text:p>
          </table:table-cell>
          <table:table-cell table:style-name="ce22" office:value-type="float" office:value="70.9" calcext:value-type="float">
            <text:p>70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43°58'0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D29]+([.E29]/60)+([.F29]/3600)+([.G29]/36000)" office:value-type="float" office:value="43.9672222222222" calcext:value-type="float">
            <text:p>43,96722222</text:p>
          </table:table-cell>
          <table:table-cell table:style-name="ce10" office:value-type="string" calcext:value-type="string">
            <text:p>12°24'3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J29]+([.K29]/60)+([.L29]/3600)+([.M29]/36000)" office:value-type="float" office:value="12.4094444444444" calcext:value-type="float">
            <text:p>12,40944444</text:p>
          </table:table-cell>
          <table:table-cell table:style-name="ce16" office:value-type="string" calcext:value-type="string">
            <text:p>SP 258R tra Villa Verucchio ed ex Confine regionale (località Dogan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IMINI A CONFINE REGIONALE MARCHE</text:p>
          </table:table-cell>
          <table:table-cell table:style-name="ce22" office:value-type="float" office:value="70.9" calcext:value-type="float">
            <text:p>70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104" calcext:value-type="float">
            <text:p>104</text:p>
          </table:table-cell>
          <table:table-cell table:style-name="ce10" office:value-type="string" calcext:value-type="string">
            <text:p>45°00'4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30]+([.E30]/60)+([.F30]/3600)+([.G30]/36000)" office:value-type="float" office:value="45.0111111111111" calcext:value-type="float">
            <text:p>45,01111111</text:p>
          </table:table-cell>
          <table:table-cell table:style-name="ce10" office:value-type="string" calcext:value-type="string">
            <text:p>10°10'42"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style-name="ce12" table:formula="of:=[.J30]+([.K30]/60)+([.L30]/3600)+([.M30]/36000)" office:value-type="float" office:value="10.1783333333333" calcext:value-type="float">
            <text:p>10,17833333</text:p>
          </table:table-cell>
          <table:table-cell table:style-name="ce16" office:value-type="string" calcext:value-type="string">
            <text:p>SP 10 nuovo ponte sul Po tra innesto variante Zibello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INNEST0 VARIANTE ZIBELLO A CONFINE REGIONALE LOMBARDIA</text:p>
          </table:table-cell>
          <table:table-cell table:style-name="ce22" office:value-type="float" office:value="0.2" calcext:value-type="float">
            <text:p>0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float" office:value="104" calcext:value-type="float">
            <text:p>104</text:p>
          </table:table-cell>
          <table:table-cell table:style-name="ce10" office:value-type="string" calcext:value-type="string">
            <text:p>45°00'4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31]+([.E31]/60)+([.F31]/3600)+([.G31]/36000)" office:value-type="float" office:value="45.0111111111111" calcext:value-type="float">
            <text:p>45,01111111</text:p>
          </table:table-cell>
          <table:table-cell table:style-name="ce10" office:value-type="string" calcext:value-type="string">
            <text:p>10°10'42"</text:p>
          </table:table-cell>
          <table:table-cell table:number-columns-repeated="2" table:style-name="ce10" office:value-type="float" office:value="10" calcext:value-type="float">
            <text:p>10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style-name="ce12" table:formula="of:=[.J31]+([.K31]/60)+([.L31]/3600)+([.M31]/36000)" office:value-type="float" office:value="10.1783333333333" calcext:value-type="float">
            <text:p>10,17833333</text:p>
          </table:table-cell>
          <table:table-cell table:style-name="ce16" office:value-type="string" calcext:value-type="string">
            <text:p>SP 10 nuovo ponte sul Po tra innesto variante Zibello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LOMBARDIA A INNESTO VARIANTE ZIBELLO</text:p>
          </table:table-cell>
          <table:table-cell table:style-name="ce22" office:value-type="float" office:value="0.2" calcext:value-type="float">
            <text:p>0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string" calcext:value-type="string">
            <text:p>44°40'03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32]+([.E32]/60)+([.F32]/3600)+([.G32]/36000)" office:value-type="float" office:value="44.6698333333333" calcext:value-type="float">
            <text:p>44,66983333</text:p>
          </table:table-cell>
          <table:table-cell table:style-name="ce10" office:value-type="string" calcext:value-type="string">
            <text:p>10°47'38.9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2" calcext:value-type="float">
            <text:p>92</text:p>
          </table:table-cell>
          <table:table-cell table:style-name="ce12" table:formula="of:=[.J32]+([.K32]/60)+([.L32]/3600)+([.M32]/36000)" office:value-type="float" office:value="10.7964444444444" calcext:value-type="float">
            <text:p>10,79644444</text:p>
          </table:table-cell>
          <table:table-cell table:style-name="ce16" office:value-type="string" calcext:value-type="string">
            <text:p>SP 85 tra Rubiera e bivio SP 13MO (c/o Campogall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UBIERA A CONFINE PROVINCIALE MODENA</text:p>
          </table:table-cell>
          <table:table-cell table:style-name="ce22" office:value-type="float" office:value="1.9" calcext:value-type="float">
            <text:p>1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float" office:value="107" calcext:value-type="float">
            <text:p>107</text:p>
          </table:table-cell>
          <table:table-cell table:style-name="ce10" office:value-type="string" calcext:value-type="string">
            <text:p>44°40'03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33]+([.E33]/60)+([.F33]/3600)+([.G33]/36000)" office:value-type="float" office:value="44.6698333333333" calcext:value-type="float">
            <text:p>44,66983333</text:p>
          </table:table-cell>
          <table:table-cell table:style-name="ce10" office:value-type="string" calcext:value-type="string">
            <text:p>10°47'38.9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2" calcext:value-type="float">
            <text:p>92</text:p>
          </table:table-cell>
          <table:table-cell table:style-name="ce12" table:formula="of:=[.J33]+([.K33]/60)+([.L33]/3600)+([.M33]/36000)" office:value-type="float" office:value="10.7964444444444" calcext:value-type="float">
            <text:p>10,79644444</text:p>
          </table:table-cell>
          <table:table-cell table:style-name="ce16" office:value-type="string" calcext:value-type="string">
            <text:p>SP 85 tra Rubiera e bivio SP 13MO (c/o Campogall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MODENA A RUBIERA</text:p>
          </table:table-cell>
          <table:table-cell table:style-name="ce22" office:value-type="float" office:value="1.9" calcext:value-type="float">
            <text:p>1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float" office:value="108" calcext:value-type="float">
            <text:p>108</text:p>
          </table:table-cell>
          <table:table-cell table:style-name="ce10" office:value-type="string" calcext:value-type="string">
            <text:p>45°05'0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34]+([.E34]/60)+([.F34]/3600)+([.G34]/36000)" office:value-type="float" office:value="45.0855555555556" calcext:value-type="float">
            <text:p>45,08555556</text:p>
          </table:table-cell>
          <table:table-cell table:style-name="ce10" office:value-type="string" calcext:value-type="string">
            <text:p>09°27'0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34]+([.K34]/60)+([.L34]/3600)+([.M34]/36000)" office:value-type="float" office:value="9.45055555555556" calcext:value-type="float">
            <text:p>9,45055556</text:p>
          </table:table-cell>
          <table:table-cell table:style-name="ce16" office:value-type="string" calcext:value-type="string">
            <text:p>SP 412R <text:s/>tra Castel San Giovanni (Casello A 21) e ponte fium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MINATA (CONFINE REGIONALE LOMBARDIA)</text:p>
          </table:table-cell>
          <table:table-cell table:style-name="ce22" office:value-type="float" office:value="41.5" calcext:value-type="float">
            <text:p>4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float" office:value="108" calcext:value-type="float">
            <text:p>108</text:p>
          </table:table-cell>
          <table:table-cell table:style-name="ce10" office:value-type="string" calcext:value-type="string">
            <text:p>45°05'0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35]+([.E35]/60)+([.F35]/3600)+([.G35]/36000)" office:value-type="float" office:value="45.0855555555556" calcext:value-type="float">
            <text:p>45,08555556</text:p>
          </table:table-cell>
          <table:table-cell table:style-name="ce10" office:value-type="string" calcext:value-type="string">
            <text:p>09°27'0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35]+([.K35]/60)+([.L35]/3600)+([.M35]/36000)" office:value-type="float" office:value="9.45055555555556" calcext:value-type="float">
            <text:p>9,45055556</text:p>
          </table:table-cell>
          <table:table-cell table:style-name="ce16" office:value-type="string" calcext:value-type="string">
            <text:p>SP 412R <text:s/>tra Castel San Giovanni (Casello A 21) e ponte fium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MINATA (CONFINE REGIONALE LOMBARDIA) A CASTEL SAN GIOVANNI</text:p>
          </table:table-cell>
          <table:table-cell table:style-name="ce22" office:value-type="float" office:value="41.5" calcext:value-type="float">
            <text:p>4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string" calcext:value-type="string">
            <text:p>44°54'28.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36]+([.E36]/60)+([.F36]/3600)+([.G36]/36000)" office:value-type="float" office:value="44.9077777777778" calcext:value-type="float">
            <text:p>44,90777778</text:p>
          </table:table-cell>
          <table:table-cell table:style-name="ce10" office:value-type="string" calcext:value-type="string">
            <text:p>10°32'14.4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J36]+([.K36]/60)+([.L36]/3600)+([.M36]/36000)" office:value-type="float" office:value="10.5385555555556" calcext:value-type="float">
            <text:p>10,53855556</text:p>
          </table:table-cell>
          <table:table-cell table:style-name="ce16" office:value-type="string" calcext:value-type="string">
            <text:p>SP 111 tra Boretto e Viadana sul pont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S9 (CALERNO - SANT'ILARIO D'ENZA) A BORETTO</text:p>
          </table:table-cell>
          <table:table-cell table:style-name="ce22" office:value-type="float" office:value="19.15" calcext:value-type="float">
            <text:p>19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float" office:value="112" calcext:value-type="float">
            <text:p>112</text:p>
          </table:table-cell>
          <table:table-cell table:style-name="ce10" office:value-type="string" calcext:value-type="string">
            <text:p>44°54'28.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37]+([.E37]/60)+([.F37]/3600)+([.G37]/36000)" office:value-type="float" office:value="44.9077777777778" calcext:value-type="float">
            <text:p>44,90777778</text:p>
          </table:table-cell>
          <table:table-cell table:style-name="ce10" office:value-type="string" calcext:value-type="string">
            <text:p>10°32'14.4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J37]+([.K37]/60)+([.L37]/3600)+([.M37]/36000)" office:value-type="float" office:value="10.5385555555556" calcext:value-type="float">
            <text:p>10,53855556</text:p>
          </table:table-cell>
          <table:table-cell table:style-name="ce16" office:value-type="string" calcext:value-type="string">
            <text:p>SP 111 tra Boretto e Viadana sul pont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SS9 (CALERNO - SANT'ILARIO D'ENZA)</text:p>
          </table:table-cell>
          <table:table-cell table:style-name="ce22" office:value-type="float" office:value="19.15" calcext:value-type="float">
            <text:p>19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string" calcext:value-type="string">
            <text:p>44°56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38]+([.E38]/60)+([.F38]/3600)+([.G38]/36000)" office:value-type="float" office:value="44.9361111111111" calcext:value-type="float">
            <text:p>44,93611111</text:p>
          </table:table-cell>
          <table:table-cell table:style-name="ce10" office:value-type="string" calcext:value-type="string">
            <text:p>12°07'0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J38]+([.K38]/60)+([.L38]/3600)+([.M38]/36000)" office:value-type="float" office:value="12.1188888888889" calcext:value-type="float">
            <text:p>12,11888889</text:p>
          </table:table-cell>
          <table:table-cell table:style-name="ce16" office:value-type="string" calcext:value-type="string">
            <text:p>SP 68 ad Ariano Polesine al Confine regionale (Vene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16 (CONSANDOLO - PORTOMAGGIORE) A CONFINE REGIONALE VENETO</text:p>
          </table:table-cell>
          <table:table-cell table:style-name="ce22" office:value-type="float" office:value="54.4" calcext:value-type="float">
            <text:p>5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float" office:value="115" calcext:value-type="float">
            <text:p>115</text:p>
          </table:table-cell>
          <table:table-cell table:style-name="ce10" office:value-type="string" calcext:value-type="string">
            <text:p>44°56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39]+([.E39]/60)+([.F39]/3600)+([.G39]/36000)" office:value-type="float" office:value="44.9361111111111" calcext:value-type="float">
            <text:p>44,93611111</text:p>
          </table:table-cell>
          <table:table-cell table:style-name="ce10" office:value-type="string" calcext:value-type="string">
            <text:p>12°07'0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J39]+([.K39]/60)+([.L39]/3600)+([.M39]/36000)" office:value-type="float" office:value="12.1188888888889" calcext:value-type="float">
            <text:p>12,11888889</text:p>
          </table:table-cell>
          <table:table-cell table:style-name="ce16" office:value-type="string" calcext:value-type="string">
            <text:p>SP 68 ad Ariano Polesine al Confine regionale (Vene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VENETO A BIVIO SS16 (CONSANDOLO - PORTOMAGGIORE)</text:p>
          </table:table-cell>
          <table:table-cell table:style-name="ce22" office:value-type="float" office:value="54.4" calcext:value-type="float">
            <text:p>5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string" calcext:value-type="string">
            <text:p>43°50'3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40]+([.E40]/60)+([.F40]/3600)+([.G40]/36000)" office:value-type="float" office:value="43.8427777777778" calcext:value-type="float">
            <text:p>43,84277778</text:p>
          </table:table-cell>
          <table:table-cell table:style-name="ce10" office:value-type="string" calcext:value-type="string">
            <text:p>11°58'0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40]+([.K40]/60)+([.L40]/3600)+([.M40]/36000)" office:value-type="float" office:value="11.9677777777778" calcext:value-type="float">
            <text:p>11,96777778</text:p>
          </table:table-cell>
          <table:table-cell table:style-name="ce16" office:value-type="string" calcext:value-type="string">
            <text:p>SP 138 tra S.Piero in Bagno (E 45) e Bagno di Rom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RRELLO (CESENA) A BAGNO DI ROMAGNA</text:p>
          </table:table-cell>
          <table:table-cell table:style-name="ce22" office:value-type="float" office:value="41.95" calcext:value-type="float">
            <text:p>41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7" office:value-type="float" office:value="116" calcext:value-type="float">
            <text:p>116</text:p>
          </table:table-cell>
          <table:table-cell table:style-name="ce10" office:value-type="string" calcext:value-type="string">
            <text:p>43°50'3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41]+([.E41]/60)+([.F41]/3600)+([.G41]/36000)" office:value-type="float" office:value="43.8427777777778" calcext:value-type="float">
            <text:p>43,84277778</text:p>
          </table:table-cell>
          <table:table-cell table:style-name="ce10" office:value-type="string" calcext:value-type="string">
            <text:p>11°58'0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41]+([.K41]/60)+([.L41]/3600)+([.M41]/36000)" office:value-type="float" office:value="11.9677777777778" calcext:value-type="float">
            <text:p>11,96777778</text:p>
          </table:table-cell>
          <table:table-cell table:style-name="ce16" office:value-type="string" calcext:value-type="string">
            <text:p>SP 138 tra S.Piero in Bagno (E 45) e Bagno di Rom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AGNO DI ROMAGNA A BORRELLO (CESENA)</text:p>
          </table:table-cell>
          <table:table-cell table:style-name="ce22" office:value-type="float" office:value="41.95" calcext:value-type="float">
            <text:p>41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17" calcext:value-type="float">
            <text:p>117</text:p>
          </table:table-cell>
          <table:table-cell table:style-name="ce10" office:value-type="string" calcext:value-type="string">
            <text:p>44°19'57.7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4" calcext:value-type="float">
            <text:p>74</text:p>
          </table:table-cell>
          <table:table-cell table:style-name="ce12" table:formula="of:=[.D42]+([.E42]/60)+([.F42]/3600)+([.G42]/36000)" office:value-type="float" office:value="44.3345555555556" calcext:value-type="float">
            <text:p>44,33455556</text:p>
          </table:table-cell>
          <table:table-cell table:style-name="ce10" office:value-type="string" calcext:value-type="string">
            <text:p>10°15'23.2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2" table:formula="of:=[.J42]+([.K42]/60)+([.L42]/3600)+([.M42]/36000)" office:value-type="float" office:value="10.2571944444444" calcext:value-type="float">
            <text:p>10,25719444</text:p>
          </table:table-cell>
          <table:table-cell table:style-name="ce15" office:value-type="string" calcext:value-type="string">
            <text:p>SS 63 tra Collagna e Sassalbo (Passo del Cerreto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EGGIO EMILIA</text:p>
          </table:table-cell>
          <table:table-cell table:style-name="ce19" office:value-type="float" office:value="42.644" calcext:value-type="float">
            <text:p>42,644</text:p>
          </table:table-cell>
          <table:table-cell table:number-columns-repeated="1005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17" calcext:value-type="float">
            <text:p>117</text:p>
          </table:table-cell>
          <table:table-cell table:style-name="ce10" office:value-type="string" calcext:value-type="string">
            <text:p>44°19'57.7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4" calcext:value-type="float">
            <text:p>74</text:p>
          </table:table-cell>
          <table:table-cell table:style-name="ce12" table:formula="of:=[.D43]+([.E43]/60)+([.F43]/3600)+([.G43]/36000)" office:value-type="float" office:value="44.3345555555556" calcext:value-type="float">
            <text:p>44,33455556</text:p>
          </table:table-cell>
          <table:table-cell table:style-name="ce10" office:value-type="string" calcext:value-type="string">
            <text:p>10°15'23.2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9" calcext:value-type="float">
            <text:p>29</text:p>
          </table:table-cell>
          <table:table-cell table:style-name="ce12" table:formula="of:=[.J43]+([.K43]/60)+([.L43]/3600)+([.M43]/36000)" office:value-type="float" office:value="10.2571944444444" calcext:value-type="float">
            <text:p>10,25719444</text:p>
          </table:table-cell>
          <table:table-cell table:style-name="ce15" office:value-type="string" calcext:value-type="string">
            <text:p>SS 63 tra Collagna e Sassalbo (Passo del Cerreto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EGGIO EMILIA A CONFINE REGIONALE TOSCANA</text:p>
          </table:table-cell>
          <table:table-cell table:style-name="ce19" office:value-type="float" office:value="42.644" calcext:value-type="float">
            <text:p>42,644</text:p>
          </table:table-cell>
          <table:table-cell table:number-columns-repeated="10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118" calcext:value-type="float">
            <text:p>118</text:p>
          </table:table-cell>
          <table:table-cell table:style-name="ce10" office:value-type="string" calcext:value-type="string">
            <text:p>44°37'17.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44]+([.E44]/60)+([.F44]/3600)+([.G44]/36000)" office:value-type="float" office:value="44.6215" calcext:value-type="float">
            <text:p>44,62150000</text:p>
          </table:table-cell>
          <table:table-cell table:style-name="ce10" office:value-type="string" calcext:value-type="string">
            <text:p>09°19'45.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4]+([.K44]/60)+([.L44]/3600)+([.M44]/36000)" office:value-type="float" office:value="9.32941666666667" calcext:value-type="float">
            <text:p>9,32941667</text:p>
          </table:table-cell>
          <table:table-cell table:style-name="ce15" office:value-type="string" calcext:value-type="string">
            <text:p>SS 45 tra Ottone e Gorre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LIGURIA A PIACENZA</text:p>
          </table:table-cell>
          <table:table-cell table:style-name="ce19" office:value-type="float" office:value="66.3" calcext:value-type="float">
            <text:p>66,3</text:p>
          </table:table-cell>
          <table:table-cell table:number-columns-repeated="1005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float" office:value="118" calcext:value-type="float">
            <text:p>118</text:p>
          </table:table-cell>
          <table:table-cell table:style-name="ce10" office:value-type="string" calcext:value-type="string">
            <text:p>44°37'17.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45]+([.E45]/60)+([.F45]/3600)+([.G45]/36000)" office:value-type="float" office:value="44.6215" calcext:value-type="float">
            <text:p>44,62150000</text:p>
          </table:table-cell>
          <table:table-cell table:style-name="ce10" office:value-type="string" calcext:value-type="string">
            <text:p>09°19'45.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5]+([.K45]/60)+([.L45]/3600)+([.M45]/36000)" office:value-type="float" office:value="9.32941666666667" calcext:value-type="float">
            <text:p>9,32941667</text:p>
          </table:table-cell>
          <table:table-cell table:style-name="ce15" office:value-type="string" calcext:value-type="string">
            <text:p>SS 45 tra Ottone e Gorre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CONFINE REGIONALE LIGURIA</text:p>
          </table:table-cell>
          <table:table-cell table:style-name="ce19" office:value-type="float" office:value="66.3" calcext:value-type="float">
            <text:p>66,3</text:p>
          </table:table-cell>
          <table:table-cell table:number-columns-repeated="1005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float" office:value="122" calcext:value-type="float">
            <text:p>122</text:p>
          </table:table-cell>
          <table:table-cell table:style-name="ce10" office:value-type="string" calcext:value-type="string">
            <text:p>45°03'2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46]+([.E46]/60)+([.F46]/3600)+([.G46]/36000)" office:value-type="float" office:value="45.0555555555555" calcext:value-type="float">
            <text:p>45,05555556</text:p>
          </table:table-cell>
          <table:table-cell table:style-name="ce10" office:value-type="string" calcext:value-type="string">
            <text:p>09°37'44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46]+([.K46]/60)+([.L46]/3600)+([.M46]/36000)" office:value-type="float" office:value="9.62888888888889" calcext:value-type="float">
            <text:p>9,62888889</text:p>
          </table:table-cell>
          <table:table-cell table:style-name="ce16" office:value-type="string" calcext:value-type="string">
            <text:p>SP 10R tra Piacenza (ponte fiume Trebbia) e San Nicolo'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184" calcext:value-type="float">
            <text:p>1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7" office:value-type="float" office:value="122" calcext:value-type="float">
            <text:p>122</text:p>
          </table:table-cell>
          <table:table-cell table:style-name="ce10" office:value-type="string" calcext:value-type="string">
            <text:p>45°03'20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47]+([.E47]/60)+([.F47]/3600)+([.G47]/36000)" office:value-type="float" office:value="45.0555555555555" calcext:value-type="float">
            <text:p>45,05555556</text:p>
          </table:table-cell>
          <table:table-cell table:style-name="ce10" office:value-type="string" calcext:value-type="string">
            <text:p>09°37'44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47]+([.K47]/60)+([.L47]/3600)+([.M47]/36000)" office:value-type="float" office:value="9.62888888888889" calcext:value-type="float">
            <text:p>9,62888889</text:p>
          </table:table-cell>
          <table:table-cell table:style-name="ce16" office:value-type="string" calcext:value-type="string">
            <text:p>SP 10R tra Piacenza (ponte fiume Trebbia) e San Nicolo'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184" calcext:value-type="float">
            <text:p>1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float" office:value="123" calcext:value-type="float">
            <text:p>123</text:p>
          </table:table-cell>
          <table:table-cell table:style-name="ce10" office:value-type="string" calcext:value-type="string">
            <text:p>45°01'4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D48]+([.E48]/60)+([.F48]/3600)+([.G48]/36000)" office:value-type="float" office:value="45.0294444444444" calcext:value-type="float">
            <text:p>45,02944444</text:p>
          </table:table-cell>
          <table:table-cell table:style-name="ce10" office:value-type="string" calcext:value-type="string">
            <text:p>09°39'4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48]+([.K48]/60)+([.L48]/3600)+([.M48]/36000)" office:value-type="float" office:value="9.66111111111111" calcext:value-type="float">
            <text:p>9,66111111</text:p>
          </table:table-cell>
          <table:table-cell table:style-name="ce16" office:value-type="string" calcext:value-type="string">
            <text:p>SP 28 tra Piacenza (Tangenziale Sud) e Gossolen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RIVERGARO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7" office:value-type="float" office:value="123" calcext:value-type="float">
            <text:p>123</text:p>
          </table:table-cell>
          <table:table-cell table:style-name="ce10" office:value-type="string" calcext:value-type="string">
            <text:p>45°01'4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D49]+([.E49]/60)+([.F49]/3600)+([.G49]/36000)" office:value-type="float" office:value="45.0294444444444" calcext:value-type="float">
            <text:p>45,02944444</text:p>
          </table:table-cell>
          <table:table-cell table:style-name="ce10" office:value-type="string" calcext:value-type="string">
            <text:p>09°39'4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49]+([.K49]/60)+([.L49]/3600)+([.M49]/36000)" office:value-type="float" office:value="9.66111111111111" calcext:value-type="float">
            <text:p>9,66111111</text:p>
          </table:table-cell>
          <table:table-cell table:style-name="ce16" office:value-type="string" calcext:value-type="string">
            <text:p>SP 28 tra Piacenza (Tangenziale Sud) e Gossolen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IVERGARO A PIACENZA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24" calcext:value-type="float">
            <text:p>124</text:p>
          </table:table-cell>
          <table:table-cell table:style-name="ce10" office:value-type="string" calcext:value-type="string">
            <text:p>45°00'03.4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D50]+([.E50]/60)+([.F50]/3600)+([.G50]/36000)" office:value-type="float" office:value="45.0020277777778" calcext:value-type="float">
            <text:p>45,00202778</text:p>
          </table:table-cell>
          <table:table-cell table:style-name="ce10" office:value-type="string" calcext:value-type="string">
            <text:p>09°40'05.11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J50]+([.K50]/60)+([.L50]/3600)+([.M50]/36000)" office:value-type="float" office:value="9.66836111111111" calcext:value-type="float">
            <text:p>9,66836111</text:p>
          </table:table-cell>
          <table:table-cell table:style-name="ce15" office:value-type="string" calcext:value-type="string">
            <text:p>SS 45 tra Piacenza e Settim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LIGURIA A PIACENZA</text:p>
          </table:table-cell>
          <table:table-cell table:style-name="ce19" office:value-type="float" office:value="132.5" calcext:value-type="float">
            <text:p>132,5</text:p>
          </table:table-cell>
          <table:table-cell table:number-columns-repeated="1005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float" office:value="124" calcext:value-type="float">
            <text:p>124</text:p>
          </table:table-cell>
          <table:table-cell table:style-name="ce10" office:value-type="string" calcext:value-type="string">
            <text:p>45°00'03.4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D51]+([.E51]/60)+([.F51]/3600)+([.G51]/36000)" office:value-type="float" office:value="45.0020277777778" calcext:value-type="float">
            <text:p>45,00202778</text:p>
          </table:table-cell>
          <table:table-cell table:style-name="ce10" office:value-type="string" calcext:value-type="string">
            <text:p>09°40'05.11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J51]+([.K51]/60)+([.L51]/3600)+([.M51]/36000)" office:value-type="float" office:value="9.66836111111111" calcext:value-type="float">
            <text:p>9,66836111</text:p>
          </table:table-cell>
          <table:table-cell table:style-name="ce15" office:value-type="string" calcext:value-type="string">
            <text:p>SS 45 tra Piacenza e Settim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CONFINE REGIONALE LIGURIA</text:p>
          </table:table-cell>
          <table:table-cell table:style-name="ce19" office:value-type="float" office:value="132.5" calcext:value-type="float">
            <text:p>132,5</text:p>
          </table:table-cell>
          <table:table-cell table:number-columns-repeated="1005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float" office:value="125" calcext:value-type="float">
            <text:p>125</text:p>
          </table:table-cell>
          <table:table-cell table:style-name="ce10" office:value-type="string" calcext:value-type="string">
            <text:p>45°00'49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52]+([.E52]/60)+([.F52]/3600)+([.G52]/36000)" office:value-type="float" office:value="45.0136111111111" calcext:value-type="float">
            <text:p>45,01361111</text:p>
          </table:table-cell>
          <table:table-cell table:style-name="ce10" office:value-type="string" calcext:value-type="string">
            <text:p>09°41'1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2]+([.K52]/60)+([.L52]/3600)+([.M52]/36000)" office:value-type="float" office:value="9.68861111111111" calcext:value-type="float">
            <text:p>9,68861111</text:p>
          </table:table-cell>
          <table:table-cell table:style-name="ce16" office:value-type="string" calcext:value-type="string">
            <text:p>SP 654R tra Piacenza (Tangenziale Sud) e Turr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CONFINE PROVINCIALE PARMA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7" office:value-type="float" office:value="125" calcext:value-type="float">
            <text:p>125</text:p>
          </table:table-cell>
          <table:table-cell table:style-name="ce10" office:value-type="string" calcext:value-type="string">
            <text:p>45°00'49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53]+([.E53]/60)+([.F53]/3600)+([.G53]/36000)" office:value-type="float" office:value="45.0136111111111" calcext:value-type="float">
            <text:p>45,01361111</text:p>
          </table:table-cell>
          <table:table-cell table:style-name="ce10" office:value-type="string" calcext:value-type="string">
            <text:p>09°41'1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3]+([.K53]/60)+([.L53]/3600)+([.M53]/36000)" office:value-type="float" office:value="9.68861111111111" calcext:value-type="float">
            <text:p>9,68861111</text:p>
          </table:table-cell>
          <table:table-cell table:style-name="ce16" office:value-type="string" calcext:value-type="string">
            <text:p>SP 654R tra Piacenza (Tangenziale Sud) e Turr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ARMA A PIACENZA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float" office:value="126" calcext:value-type="float">
            <text:p>126</text:p>
          </table:table-cell>
          <table:table-cell table:style-name="ce10" office:value-type="string" calcext:value-type="string">
            <text:p>45°01'1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4]+([.E54]/60)+([.F54]/3600)+([.G54]/36000)" office:value-type="float" office:value="45.0216666666667" calcext:value-type="float">
            <text:p>45,02166667</text:p>
          </table:table-cell>
          <table:table-cell table:style-name="ce10" office:value-type="string" calcext:value-type="string">
            <text:p>09°43'0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J54]+([.K54]/60)+([.L54]/3600)+([.M54]/36000)" office:value-type="float" office:value="9.71916666666667" calcext:value-type="float">
            <text:p>9,71916667</text:p>
          </table:table-cell>
          <table:table-cell table:style-name="ce16" office:value-type="string" calcext:value-type="string">
            <text:p>SP 6 tra Piacenza (Tangenziale Sud) e bivio SP 42/ponte fiume Nure in località San Giorgio Piacen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SAN GIORGIO PIACENTINO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7" office:value-type="float" office:value="126" calcext:value-type="float">
            <text:p>126</text:p>
          </table:table-cell>
          <table:table-cell table:style-name="ce10" office:value-type="string" calcext:value-type="string">
            <text:p>45°01'1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5]+([.E55]/60)+([.F55]/3600)+([.G55]/36000)" office:value-type="float" office:value="45.0216666666667" calcext:value-type="float">
            <text:p>45,02166667</text:p>
          </table:table-cell>
          <table:table-cell table:style-name="ce10" office:value-type="string" calcext:value-type="string">
            <text:p>09°43'0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J55]+([.K55]/60)+([.L55]/3600)+([.M55]/36000)" office:value-type="float" office:value="9.71916666666667" calcext:value-type="float">
            <text:p>9,71916667</text:p>
          </table:table-cell>
          <table:table-cell table:style-name="ce16" office:value-type="string" calcext:value-type="string">
            <text:p>SP 6 tra Piacenza (Tangenziale Sud) e bivio SP 42/ponte fiume Nure in località San Giorgio Piacen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GIORGIO PIACENTINO A PIACENZA</text:p>
          </table:table-cell>
          <table:table-cell table:style-name="ce22" office:value-type="float" office:value="1" calcext:value-type="float">
            <text:p>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127" calcext:value-type="float">
            <text:p>127</text:p>
          </table:table-cell>
          <table:table-cell table:style-name="ce10" office:value-type="string" calcext:value-type="string">
            <text:p>45°00'49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6]+([.E56]/60)+([.F56]/3600)+([.G56]/36000)" office:value-type="float" office:value="45.0140555555556" calcext:value-type="float">
            <text:p>45,01405556</text:p>
          </table:table-cell>
          <table:table-cell table:style-name="ce10" office:value-type="string" calcext:value-type="string">
            <text:p>09°45'51.1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7" calcext:value-type="float">
            <text:p>17</text:p>
          </table:table-cell>
          <table:table-cell table:style-name="ce12" table:formula="of:=[.J56]+([.K56]/60)+([.L56]/3600)+([.M56]/36000)" office:value-type="float" office:value="9.76463888888889" calcext:value-type="float">
            <text:p>9,76463889</text:p>
          </table:table-cell>
          <table:table-cell table:style-name="ce15" office:value-type="string" calcext:value-type="string">
            <text:p>SS 9 tra Piacenza e Pontenu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54.77" calcext:value-type="float">
            <text:p>254,77</text:p>
          </table:table-cell>
          <table:table-cell table:number-columns-repeated="1005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float" office:value="127" calcext:value-type="float">
            <text:p>127</text:p>
          </table:table-cell>
          <table:table-cell table:style-name="ce10" office:value-type="string" calcext:value-type="string">
            <text:p>45°00'49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7]+([.E57]/60)+([.F57]/3600)+([.G57]/36000)" office:value-type="float" office:value="45.0140555555556" calcext:value-type="float">
            <text:p>45,01405556</text:p>
          </table:table-cell>
          <table:table-cell table:style-name="ce10" office:value-type="string" calcext:value-type="string">
            <text:p>09°45'51.1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7" calcext:value-type="float">
            <text:p>17</text:p>
          </table:table-cell>
          <table:table-cell table:style-name="ce12" table:formula="of:=[.J57]+([.K57]/60)+([.L57]/3600)+([.M57]/36000)" office:value-type="float" office:value="9.76463888888889" calcext:value-type="float">
            <text:p>9,76463889</text:p>
          </table:table-cell>
          <table:table-cell table:style-name="ce15" office:value-type="string" calcext:value-type="string">
            <text:p>SS 9 tra Piacenza e Pontenu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54.77" calcext:value-type="float">
            <text:p>254,77</text:p>
          </table:table-cell>
          <table:table-cell table:number-columns-repeated="1005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string" calcext:value-type="string">
            <text:p>45°02'17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D58]+([.E58]/60)+([.F58]/3600)+([.G58]/36000)" office:value-type="float" office:value="45.0380555555556" calcext:value-type="float">
            <text:p>45,03805556</text:p>
          </table:table-cell>
          <table:table-cell table:style-name="ce10" office:value-type="string" calcext:value-type="string">
            <text:p>09°46'0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58]+([.K58]/60)+([.L58]/3600)+([.M58]/36000)" office:value-type="float" office:value="9.76861111111111" calcext:value-type="float">
            <text:p>9,76861111</text:p>
          </table:table-cell>
          <table:table-cell table:style-name="ce16" office:value-type="string" calcext:value-type="string">
            <text:p>SP 10R tra Piacenza (Casello A 1/A 21) e il bivio SP 10R e SP 587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193.8" calcext:value-type="float">
            <text:p>193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7" office:value-type="float" office:value="128" calcext:value-type="float">
            <text:p>128</text:p>
          </table:table-cell>
          <table:table-cell table:style-name="ce10" office:value-type="string" calcext:value-type="string">
            <text:p>45°02'17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D59]+([.E59]/60)+([.F59]/3600)+([.G59]/36000)" office:value-type="float" office:value="45.0380555555556" calcext:value-type="float">
            <text:p>45,03805556</text:p>
          </table:table-cell>
          <table:table-cell table:style-name="ce10" office:value-type="string" calcext:value-type="string">
            <text:p>09°46'0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59]+([.K59]/60)+([.L59]/3600)+([.M59]/36000)" office:value-type="float" office:value="9.76861111111111" calcext:value-type="float">
            <text:p>9,76861111</text:p>
          </table:table-cell>
          <table:table-cell table:style-name="ce16" office:value-type="string" calcext:value-type="string">
            <text:p>SP 10R tra Piacenza (Casello A 1/A 21) e il bivio SP 10R e SP 587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193.8" calcext:value-type="float">
            <text:p>193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29" calcext:value-type="float">
            <text:p>129</text:p>
          </table:table-cell>
          <table:table-cell table:style-name="ce10" office:value-type="string" calcext:value-type="string">
            <text:p>44°48'59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60]+([.E60]/60)+([.F60]/3600)+([.G60]/36000)" office:value-type="float" office:value="44.8190277777778" calcext:value-type="float">
            <text:p>44,81902778</text:p>
          </table:table-cell>
          <table:table-cell table:style-name="ce10" office:value-type="string" calcext:value-type="string">
            <text:p>10°16'3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60]+([.K60]/60)+([.L60]/3600)+([.M60]/36000)" office:value-type="float" office:value="10.2782222222222" calcext:value-type="float">
            <text:p>10,27822222</text:p>
          </table:table-cell>
          <table:table-cell table:style-name="ce15" office:value-type="string" calcext:value-type="string">
            <text:p>SS 9 tra Parma e ponte fiume Taro (Tangenziale nord di Parma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0.1" calcext:value-type="float">
            <text:p>10,1</text:p>
          </table:table-cell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29" calcext:value-type="float">
            <text:p>129</text:p>
          </table:table-cell>
          <table:table-cell table:style-name="ce10" office:value-type="string" calcext:value-type="string">
            <text:p>44°48'59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61]+([.E61]/60)+([.F61]/3600)+([.G61]/36000)" office:value-type="float" office:value="44.8190277777778" calcext:value-type="float">
            <text:p>44,81902778</text:p>
          </table:table-cell>
          <table:table-cell table:style-name="ce10" office:value-type="string" calcext:value-type="string">
            <text:p>10°16'3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61]+([.K61]/60)+([.L61]/3600)+([.M61]/36000)" office:value-type="float" office:value="10.2782222222222" calcext:value-type="float">
            <text:p>10,27822222</text:p>
          </table:table-cell>
          <table:table-cell table:style-name="ce15" office:value-type="string" calcext:value-type="string">
            <text:p>SS 9 tra Parma e ponte fiume Taro (Tangenziale nord di Parma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0.1" calcext:value-type="float">
            <text:p>10,1</text:p>
          </table:table-cell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29" calcext:value-type="float">
            <text:p>129</text:p>
          </table:table-cell>
          <table:table-cell table:style-name="ce10" office:value-type="string" calcext:value-type="string">
            <text:p>44°48'59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62]+([.E62]/60)+([.F62]/3600)+([.G62]/36000)" office:value-type="float" office:value="44.8190277777778" calcext:value-type="float">
            <text:p>44,81902778</text:p>
          </table:table-cell>
          <table:table-cell table:style-name="ce10" office:value-type="string" calcext:value-type="string">
            <text:p>10°16'3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62]+([.K62]/60)+([.L62]/3600)+([.M62]/36000)" office:value-type="float" office:value="10.2782222222222" calcext:value-type="float">
            <text:p>10,27822222</text:p>
          </table:table-cell>
          <table:table-cell table:style-name="ce15" office:value-type="string" calcext:value-type="string">
            <text:p>SS 9 tra Parma e ponte fiume Taro (Tangenziale nord di Parma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0.1" calcext:value-type="float">
            <text:p>10,1</text:p>
          </table:table-cell>
          <table:table-cell table:number-columns-repeated="1005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6" office:value-type="float" office:value="129" calcext:value-type="float">
            <text:p>129</text:p>
          </table:table-cell>
          <table:table-cell table:style-name="ce10" office:value-type="string" calcext:value-type="string">
            <text:p>44°48'59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63]+([.E63]/60)+([.F63]/3600)+([.G63]/36000)" office:value-type="float" office:value="44.8190277777778" calcext:value-type="float">
            <text:p>44,81902778</text:p>
          </table:table-cell>
          <table:table-cell table:style-name="ce10" office:value-type="string" calcext:value-type="string">
            <text:p>10°16'35.6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J63]+([.K63]/60)+([.L63]/3600)+([.M63]/36000)" office:value-type="float" office:value="10.2782222222222" calcext:value-type="float">
            <text:p>10,27822222</text:p>
          </table:table-cell>
          <table:table-cell table:style-name="ce15" office:value-type="string" calcext:value-type="string">
            <text:p>SS 9 tra Parma e ponte fiume Taro (Tangenziale nord di Parma)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0.1" calcext:value-type="float">
            <text:p>10,1</text:p>
          </table:table-cell>
          <table:table-cell table:number-columns-repeated="10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130" calcext:value-type="float">
            <text:p>130</text:p>
          </table:table-cell>
          <table:table-cell table:style-name="ce10" office:value-type="string" calcext:value-type="string">
            <text:p>44°45'24.6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2" table:formula="of:=[.D64]+([.E64]/60)+([.F64]/3600)+([.G64]/36000)" office:value-type="float" office:value="44.7584444444444" calcext:value-type="float">
            <text:p>44,75844444</text:p>
          </table:table-cell>
          <table:table-cell table:style-name="ce10" office:value-type="string" calcext:value-type="string">
            <text:p>10°13'58.8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64]+([.K64]/60)+([.L64]/3600)+([.M64]/36000)" office:value-type="float" office:value="10.2351666666667" calcext:value-type="float">
            <text:p>10,23516667</text:p>
          </table:table-cell>
          <table:table-cell table:style-name="ce15" office:value-type="string" calcext:value-type="string">
            <text:p>SS 62 tra Parma e Colle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PARMA</text:p>
          </table:table-cell>
          <table:table-cell table:style-name="ce19" office:value-type="float" office:value="107.597" calcext:value-type="float">
            <text:p>107,597</text:p>
          </table:table-cell>
          <table:table-cell table:number-columns-repeated="1005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float" office:value="130" calcext:value-type="float">
            <text:p>130</text:p>
          </table:table-cell>
          <table:table-cell table:style-name="ce10" office:value-type="string" calcext:value-type="string">
            <text:p>44°45'24.6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4" calcext:value-type="float">
            <text:p>64</text:p>
          </table:table-cell>
          <table:table-cell table:style-name="ce12" table:formula="of:=[.D65]+([.E65]/60)+([.F65]/3600)+([.G65]/36000)" office:value-type="float" office:value="44.7584444444444" calcext:value-type="float">
            <text:p>44,75844444</text:p>
          </table:table-cell>
          <table:table-cell table:style-name="ce10" office:value-type="string" calcext:value-type="string">
            <text:p>10°13'58.8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65]+([.K65]/60)+([.L65]/3600)+([.M65]/36000)" office:value-type="float" office:value="10.2351666666667" calcext:value-type="float">
            <text:p>10,23516667</text:p>
          </table:table-cell>
          <table:table-cell table:style-name="ce15" office:value-type="string" calcext:value-type="string">
            <text:p>SS 62 tra Parma e Colle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ARMA A CONFINE REGIONALE TOSCANA</text:p>
          </table:table-cell>
          <table:table-cell table:style-name="ce19" office:value-type="float" office:value="107.597" calcext:value-type="float">
            <text:p>107,597</text:p>
          </table:table-cell>
          <table:table-cell table:number-columns-repeated="1005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string" calcext:value-type="string">
            <text:p>44°44'06.5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66]+([.E66]/60)+([.F66]/3600)+([.G66]/36000)" office:value-type="float" office:value="44.7351388888889" calcext:value-type="float">
            <text:p>44,73513889</text:p>
          </table:table-cell>
          <table:table-cell table:style-name="ce10" office:value-type="string" calcext:value-type="string">
            <text:p>10°18'37.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66]+([.K66]/60)+([.L66]/3600)+([.M66]/36000)" office:value-type="float" office:value="10.3105" calcext:value-type="float">
            <text:p>10,31050000</text:p>
          </table:table-cell>
          <table:table-cell table:style-name="ce16" office:value-type="string" calcext:value-type="string">
            <text:p>SP 665R tra Parma e Corca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REGIONALE TOSCANA</text:p>
          </table:table-cell>
          <table:table-cell table:style-name="ce22" office:value-type="float" office:value="8.05" calcext:value-type="float">
            <text:p>8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7" office:value-type="float" office:value="131" calcext:value-type="float">
            <text:p>131</text:p>
          </table:table-cell>
          <table:table-cell table:style-name="ce10" office:value-type="string" calcext:value-type="string">
            <text:p>44°44'06.5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67]+([.E67]/60)+([.F67]/3600)+([.G67]/36000)" office:value-type="float" office:value="44.7351388888889" calcext:value-type="float">
            <text:p>44,73513889</text:p>
          </table:table-cell>
          <table:table-cell table:style-name="ce10" office:value-type="string" calcext:value-type="string">
            <text:p>10°18'37.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67]+([.K67]/60)+([.L67]/3600)+([.M67]/36000)" office:value-type="float" office:value="10.3105" calcext:value-type="float">
            <text:p>10,31050000</text:p>
          </table:table-cell>
          <table:table-cell table:style-name="ce16" office:value-type="string" calcext:value-type="string">
            <text:p>SP 665R tra Parma e Corca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PARMA</text:p>
          </table:table-cell>
          <table:table-cell table:style-name="ce22" office:value-type="float" office:value="8.05" calcext:value-type="float">
            <text:p>8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float" office:value="132" calcext:value-type="float">
            <text:p>132</text:p>
          </table:table-cell>
          <table:table-cell table:style-name="ce10" office:value-type="string" calcext:value-type="string">
            <text:p>44°44'04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68]+([.E68]/60)+([.F68]/3600)+([.G68]/36000)" office:value-type="float" office:value="44.7344444444444" calcext:value-type="float">
            <text:p>44,73444444</text:p>
          </table:table-cell>
          <table:table-cell table:style-name="ce10" office:value-type="string" calcext:value-type="string">
            <text:p>10°22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68]+([.K68]/60)+([.L68]/3600)+([.M68]/36000)" office:value-type="float" office:value="10.3694444444444" calcext:value-type="float">
            <text:p>10,36944444</text:p>
          </table:table-cell>
          <table:table-cell table:style-name="ce16" office:value-type="string" calcext:value-type="string">
            <text:p>SP 513R tra Parma e Pilastr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SAN POLO D'ENZA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7" office:value-type="float" office:value="132" calcext:value-type="float">
            <text:p>132</text:p>
          </table:table-cell>
          <table:table-cell table:style-name="ce10" office:value-type="string" calcext:value-type="string">
            <text:p>44°44'04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69]+([.E69]/60)+([.F69]/3600)+([.G69]/36000)" office:value-type="float" office:value="44.7344444444444" calcext:value-type="float">
            <text:p>44,73444444</text:p>
          </table:table-cell>
          <table:table-cell table:style-name="ce10" office:value-type="string" calcext:value-type="string">
            <text:p>10°22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69]+([.K69]/60)+([.L69]/3600)+([.M69]/36000)" office:value-type="float" office:value="10.3694444444444" calcext:value-type="float">
            <text:p>10,36944444</text:p>
          </table:table-cell>
          <table:table-cell table:style-name="ce16" office:value-type="string" calcext:value-type="string">
            <text:p>SP 513R tra Parma e Pilastr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POLO D'ENZA A PARMA</text:p>
          </table:table-cell>
          <table:table-cell table:style-name="ce22" office:value-type="float" office:value="7" calcext:value-type="float">
            <text:p>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133" calcext:value-type="float">
            <text:p>133</text:p>
          </table:table-cell>
          <table:table-cell table:style-name="ce10" office:value-type="string" calcext:value-type="string">
            <text:p>44°50'03.1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D70]+([.E70]/60)+([.F70]/3600)+([.G70]/36000)" office:value-type="float" office:value="44.8346666666667" calcext:value-type="float">
            <text:p>44,83466667</text:p>
          </table:table-cell>
          <table:table-cell table:style-name="ce10" office:value-type="string" calcext:value-type="string">
            <text:p>10°25'34.1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 table:style-name="ce12" table:formula="of:=[.J70]+([.K70]/60)+([.L70]/3600)+([.M70]/36000)" office:value-type="float" office:value="10.4265" calcext:value-type="float">
            <text:p>10,42650000</text:p>
          </table:table-cell>
          <table:table-cell table:style-name="ce16" office:value-type="string" calcext:value-type="string">
            <text:p>SP 62R tra Parma (viadotto A 1) e Sorb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LIGURIA A CONFINE PROVINCIALE REGGIO EMILIA</text:p>
          </table:table-cell>
          <table:table-cell table:style-name="ce22" office:value-type="float" office:value="126" calcext:value-type="float">
            <text:p>1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7" office:value-type="float" office:value="133" calcext:value-type="float">
            <text:p>133</text:p>
          </table:table-cell>
          <table:table-cell table:style-name="ce10" office:value-type="string" calcext:value-type="string">
            <text:p>44°50'03.1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D71]+([.E71]/60)+([.F71]/3600)+([.G71]/36000)" office:value-type="float" office:value="44.8346666666667" calcext:value-type="float">
            <text:p>44,83466667</text:p>
          </table:table-cell>
          <table:table-cell table:style-name="ce10" office:value-type="string" calcext:value-type="string">
            <text:p>10°25'34.1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 table:style-name="ce12" table:formula="of:=[.J71]+([.K71]/60)+([.L71]/3600)+([.M71]/36000)" office:value-type="float" office:value="10.4265" calcext:value-type="float">
            <text:p>10,42650000</text:p>
          </table:table-cell>
          <table:table-cell table:style-name="ce16" office:value-type="string" calcext:value-type="string">
            <text:p>SP 62R tra Parma (viadotto A 1) e Sorb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REGGIO EMILIA A CONFINE REGIONALE LIGURIA</text:p>
          </table:table-cell>
          <table:table-cell table:style-name="ce22" office:value-type="float" office:value="126" calcext:value-type="float">
            <text:p>1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float" office:value="134" calcext:value-type="float">
            <text:p>134</text:p>
          </table:table-cell>
          <table:table-cell table:style-name="ce10" office:value-type="string" calcext:value-type="string">
            <text:p>44°52'23.4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D72]+([.E72]/60)+([.F72]/3600)+([.G72]/36000)" office:value-type="float" office:value="44.87425" calcext:value-type="float">
            <text:p>44,87425000</text:p>
          </table:table-cell>
          <table:table-cell table:style-name="ce10" office:value-type="string" calcext:value-type="string">
            <text:p>10°20'54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72]+([.K72]/60)+([.L72]/3600)+([.M72]/36000)" office:value-type="float" office:value="10.3491666666667" calcext:value-type="float">
            <text:p>10,34916667</text:p>
          </table:table-cell>
          <table:table-cell table:style-name="ce16" office:value-type="string" calcext:value-type="string">
            <text:p>SP 343R tra Parma e San P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REGIONALE LOMBARDIA</text:p>
          </table:table-cell>
          <table:table-cell table:style-name="ce22" office:value-type="float" office:value="8.5" calcext:value-type="float">
            <text:p>8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7" office:value-type="float" office:value="134" calcext:value-type="float">
            <text:p>134</text:p>
          </table:table-cell>
          <table:table-cell table:style-name="ce10" office:value-type="string" calcext:value-type="string">
            <text:p>44°52'23.4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3" calcext:value-type="float">
            <text:p>43</text:p>
          </table:table-cell>
          <table:table-cell table:style-name="ce12" table:formula="of:=[.D73]+([.E73]/60)+([.F73]/3600)+([.G73]/36000)" office:value-type="float" office:value="44.87425" calcext:value-type="float">
            <text:p>44,87425000</text:p>
          </table:table-cell>
          <table:table-cell table:style-name="ce10" office:value-type="string" calcext:value-type="string">
            <text:p>10°20'54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73]+([.K73]/60)+([.L73]/3600)+([.M73]/36000)" office:value-type="float" office:value="10.3491666666667" calcext:value-type="float">
            <text:p>10,34916667</text:p>
          </table:table-cell>
          <table:table-cell table:style-name="ce16" office:value-type="string" calcext:value-type="string">
            <text:p>SP 343R tra Parma e San P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LOMBARDIA A PARMA</text:p>
          </table:table-cell>
          <table:table-cell table:style-name="ce22" office:value-type="float" office:value="8.5" calcext:value-type="float">
            <text:p>8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float" office:value="135" calcext:value-type="float">
            <text:p>135</text:p>
          </table:table-cell>
          <table:table-cell table:style-name="ce10" office:value-type="string" calcext:value-type="string">
            <text:p>44°51'58.2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2" calcext:value-type="float">
            <text:p>22</text:p>
          </table:table-cell>
          <table:table-cell table:style-name="ce12" table:formula="of:=[.D74]+([.E74]/60)+([.F74]/3600)+([.G74]/36000)" office:value-type="float" office:value="44.8667222222222" calcext:value-type="float">
            <text:p>44,86672222</text:p>
          </table:table-cell>
          <table:table-cell table:style-name="ce10" office:value-type="string" calcext:value-type="string">
            <text:p>10°15'08.6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J74]+([.K74]/60)+([.L74]/3600)+([.M74]/36000)" office:value-type="float" office:value="10.2541388888889" calcext:value-type="float">
            <text:p>10,25413889</text:p>
          </table:table-cell>
          <table:table-cell table:style-name="ce16" office:value-type="string" calcext:value-type="string">
            <text:p>SP 10 tra Parma (Tangenziale) e Viar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PROVINCIALE PIACENZA</text:p>
          </table:table-cell>
          <table:table-cell table:style-name="ce22" office:value-type="float" office:value="7.4" calcext:value-type="float">
            <text:p>7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7" office:value-type="float" office:value="135" calcext:value-type="float">
            <text:p>135</text:p>
          </table:table-cell>
          <table:table-cell table:style-name="ce10" office:value-type="string" calcext:value-type="string">
            <text:p>44°51'58.2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2" calcext:value-type="float">
            <text:p>22</text:p>
          </table:table-cell>
          <table:table-cell table:style-name="ce12" table:formula="of:=[.D75]+([.E75]/60)+([.F75]/3600)+([.G75]/36000)" office:value-type="float" office:value="44.8667222222222" calcext:value-type="float">
            <text:p>44,86672222</text:p>
          </table:table-cell>
          <table:table-cell table:style-name="ce10" office:value-type="string" calcext:value-type="string">
            <text:p>10°15'08.6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J75]+([.K75]/60)+([.L75]/3600)+([.M75]/36000)" office:value-type="float" office:value="10.2541388888889" calcext:value-type="float">
            <text:p>10,25413889</text:p>
          </table:table-cell>
          <table:table-cell table:style-name="ce16" office:value-type="string" calcext:value-type="string">
            <text:p>SP 10 tra Parma (Tangenziale) e Viar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IACENZA A PARMA</text:p>
          </table:table-cell>
          <table:table-cell table:style-name="ce22" office:value-type="float" office:value="7.4" calcext:value-type="float">
            <text:p>7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float" office:value="137" calcext:value-type="float">
            <text:p>137</text:p>
          </table:table-cell>
          <table:table-cell table:style-name="ce10" office:value-type="string" calcext:value-type="string">
            <text:p>44°41'25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76]+([.E76]/60)+([.F76]/3600)+([.G76]/36000)" office:value-type="float" office:value="44.6903333333333" calcext:value-type="float">
            <text:p>44,69033333</text:p>
          </table:table-cell>
          <table:table-cell table:style-name="ce10" office:value-type="string" calcext:value-type="string">
            <text:p>10°32'42.4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2" table:formula="of:=[.J76]+([.K76]/60)+([.L76]/3600)+([.M76]/36000)" office:value-type="float" office:value="10.5461666666667" calcext:value-type="float">
            <text:p>10,54616667</text:p>
          </table:table-cell>
          <table:table-cell table:style-name="ce16" office:value-type="string" calcext:value-type="string">
            <text:p>SP 28 tra Reggio Emilia (Tangenziale) e Cavria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MONTECCHIO EMILIA</text:p>
          </table:table-cell>
          <table:table-cell table:style-name="ce22" office:value-type="float" office:value="3.6" calcext:value-type="float">
            <text:p>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7" office:value-type="float" office:value="137" calcext:value-type="float">
            <text:p>137</text:p>
          </table:table-cell>
          <table:table-cell table:style-name="ce10" office:value-type="string" calcext:value-type="string">
            <text:p>44°41'25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77]+([.E77]/60)+([.F77]/3600)+([.G77]/36000)" office:value-type="float" office:value="44.6903333333333" calcext:value-type="float">
            <text:p>44,69033333</text:p>
          </table:table-cell>
          <table:table-cell table:style-name="ce10" office:value-type="string" calcext:value-type="string">
            <text:p>10°32'42.4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2" table:style-name="ce10" office:value-type="float" office:value="42" calcext:value-type="float">
            <text:p>42</text:p>
          </table:table-cell>
          <table:table-cell table:style-name="ce12" table:formula="of:=[.J77]+([.K77]/60)+([.L77]/3600)+([.M77]/36000)" office:value-type="float" office:value="10.5461666666667" calcext:value-type="float">
            <text:p>10,54616667</text:p>
          </table:table-cell>
          <table:table-cell table:style-name="ce16" office:value-type="string" calcext:value-type="string">
            <text:p>SP 28 tra Reggio Emilia (Tangenziale) e Cavria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TECCHIO EMILIA A REGGIO EMILIA</text:p>
          </table:table-cell>
          <table:table-cell table:style-name="ce22" office:value-type="float" office:value="3.6" calcext:value-type="float">
            <text:p>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138" calcext:value-type="float">
            <text:p>138</text:p>
          </table:table-cell>
          <table:table-cell table:style-name="ce10" office:value-type="string" calcext:value-type="string">
            <text:p>44°38'43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78]+([.E78]/60)+([.F78]/3600)+([.G78]/36000)" office:value-type="float" office:value="44.6455277777778" calcext:value-type="float">
            <text:p>44,64552778</text:p>
          </table:table-cell>
          <table:table-cell table:style-name="ce10" office:value-type="string" calcext:value-type="string">
            <text:p>10°35'03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78]+([.K78]/60)+([.L78]/3600)+([.M78]/36000)" office:value-type="float" office:value="10.5843055555556" calcext:value-type="float">
            <text:p>10,58430556</text:p>
          </table:table-cell>
          <table:table-cell table:style-name="ce15" office:value-type="string" calcext:value-type="string">
            <text:p>SS 63 tra Reggio Emilia e Puianel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EGGIO EMILIA</text:p>
          </table:table-cell>
          <table:table-cell table:style-name="ce19" office:value-type="float" office:value="104.55" calcext:value-type="float">
            <text:p>104,55</text:p>
          </table:table-cell>
          <table:table-cell table:number-columns-repeated="1005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6" office:value-type="float" office:value="138" calcext:value-type="float">
            <text:p>138</text:p>
          </table:table-cell>
          <table:table-cell table:style-name="ce10" office:value-type="string" calcext:value-type="string">
            <text:p>44°38'43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79]+([.E79]/60)+([.F79]/3600)+([.G79]/36000)" office:value-type="float" office:value="44.6455277777778" calcext:value-type="float">
            <text:p>44,64552778</text:p>
          </table:table-cell>
          <table:table-cell table:style-name="ce10" office:value-type="string" calcext:value-type="string">
            <text:p>10°35'03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79]+([.K79]/60)+([.L79]/3600)+([.M79]/36000)" office:value-type="float" office:value="10.5843055555556" calcext:value-type="float">
            <text:p>10,58430556</text:p>
          </table:table-cell>
          <table:table-cell table:style-name="ce15" office:value-type="string" calcext:value-type="string">
            <text:p>SS 63 tra Reggio Emilia e Puianel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EGGIO EMILIA A CONFINE REGIONALE TOSCANA</text:p>
          </table:table-cell>
          <table:table-cell table:style-name="ce19" office:value-type="float" office:value="104.55" calcext:value-type="float">
            <text:p>104,55</text:p>
          </table:table-cell>
          <table:table-cell table:number-columns-repeated="1005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float" office:value="139" calcext:value-type="float">
            <text:p>139</text:p>
          </table:table-cell>
          <table:table-cell table:style-name="ce10" office:value-type="string" calcext:value-type="string">
            <text:p>44°37'06.7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2" calcext:value-type="float">
            <text:p>72</text:p>
          </table:table-cell>
          <table:table-cell table:style-name="ce12" table:formula="of:=[.D80]+([.E80]/60)+([.F80]/3600)+([.G80]/36000)" office:value-type="float" office:value="44.6203333333333" calcext:value-type="float">
            <text:p>44,62033333</text:p>
          </table:table-cell>
          <table:table-cell table:style-name="ce10" office:value-type="string" calcext:value-type="string">
            <text:p>10°40'22.8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3" calcext:value-type="float">
            <text:p>83</text:p>
          </table:table-cell>
          <table:table-cell table:style-name="ce12" table:formula="of:=[.J80]+([.K80]/60)+([.L80]/3600)+([.M80]/36000)" office:value-type="float" office:value="10.6750833333333" calcext:value-type="float">
            <text:p>10,67508333</text:p>
          </table:table-cell>
          <table:table-cell table:style-name="ce16" office:value-type="string" calcext:value-type="string">
            <text:p>SP 467R tra Fogliano e località Pratissolo (c/o Scand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SASSUOLO</text:p>
          </table:table-cell>
          <table:table-cell table:style-name="ce22" office:value-type="float" office:value="5.25" calcext:value-type="float">
            <text:p>5,2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7" office:value-type="float" office:value="139" calcext:value-type="float">
            <text:p>139</text:p>
          </table:table-cell>
          <table:table-cell table:style-name="ce10" office:value-type="string" calcext:value-type="string">
            <text:p>44°37'06.7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2" calcext:value-type="float">
            <text:p>72</text:p>
          </table:table-cell>
          <table:table-cell table:style-name="ce12" table:formula="of:=[.D81]+([.E81]/60)+([.F81]/3600)+([.G81]/36000)" office:value-type="float" office:value="44.6203333333333" calcext:value-type="float">
            <text:p>44,62033333</text:p>
          </table:table-cell>
          <table:table-cell table:style-name="ce10" office:value-type="string" calcext:value-type="string">
            <text:p>10°40'22.8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83" calcext:value-type="float">
            <text:p>83</text:p>
          </table:table-cell>
          <table:table-cell table:style-name="ce12" table:formula="of:=[.J81]+([.K81]/60)+([.L81]/3600)+([.M81]/36000)" office:value-type="float" office:value="10.6750833333333" calcext:value-type="float">
            <text:p>10,67508333</text:p>
          </table:table-cell>
          <table:table-cell table:style-name="ce16" office:value-type="string" calcext:value-type="string">
            <text:p>SP 467R tra Fogliano e località Pratissolo (c/o Scand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SSUOLO A REGGIO EMILIA</text:p>
          </table:table-cell>
          <table:table-cell table:style-name="ce22" office:value-type="float" office:value="5.25" calcext:value-type="float">
            <text:p>5,2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140" calcext:value-type="float">
            <text:p>140</text:p>
          </table:table-cell>
          <table:table-cell table:style-name="ce10" office:value-type="string" calcext:value-type="string">
            <text:p>44°39'52.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82]+([.E82]/60)+([.F82]/3600)+([.G82]/36000)" office:value-type="float" office:value="44.6645833333333" calcext:value-type="float">
            <text:p>44,66458333</text:p>
          </table:table-cell>
          <table:table-cell table:style-name="ce10" office:value-type="string" calcext:value-type="string">
            <text:p>10°43'41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82]+([.K82]/60)+([.L82]/3600)+([.M82]/36000)" office:value-type="float" office:value="10.7283055555556" calcext:value-type="float">
            <text:p>10,72830556</text:p>
          </table:table-cell>
          <table:table-cell table:style-name="ce15" office:value-type="string" calcext:value-type="string">
            <text:p>SS 9 tra Masone e Rubie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67.3" calcext:value-type="float">
            <text:p>167,3</text:p>
          </table:table-cell>
          <table:table-cell table:number-columns-repeated="1005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6" office:value-type="float" office:value="140" calcext:value-type="float">
            <text:p>140</text:p>
          </table:table-cell>
          <table:table-cell table:style-name="ce10" office:value-type="string" calcext:value-type="string">
            <text:p>44°39'52.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83]+([.E83]/60)+([.F83]/3600)+([.G83]/36000)" office:value-type="float" office:value="44.6645833333333" calcext:value-type="float">
            <text:p>44,66458333</text:p>
          </table:table-cell>
          <table:table-cell table:style-name="ce10" office:value-type="string" calcext:value-type="string">
            <text:p>10°43'41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83]+([.K83]/60)+([.L83]/3600)+([.M83]/36000)" office:value-type="float" office:value="10.7283055555556" calcext:value-type="float">
            <text:p>10,72830556</text:p>
          </table:table-cell>
          <table:table-cell table:style-name="ce15" office:value-type="string" calcext:value-type="string">
            <text:p>SS 9 tra Masone e Rubie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67.3" calcext:value-type="float">
            <text:p>167,3</text:p>
          </table:table-cell>
          <table:table-cell table:number-columns-repeated="1005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float" office:value="141" calcext:value-type="float">
            <text:p>141</text:p>
          </table:table-cell>
          <table:table-cell table:style-name="ce10" office:value-type="string" calcext:value-type="string">
            <text:p>44°42'33.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D84]+([.E84]/60)+([.F84]/3600)+([.G84]/36000)" office:value-type="float" office:value="44.7093333333333" calcext:value-type="float">
            <text:p>44,70933333</text:p>
          </table:table-cell>
          <table:table-cell table:style-name="ce10" office:value-type="string" calcext:value-type="string">
            <text:p>10°41'17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84]+([.K84]/60)+([.L84]/3600)+([.M84]/36000)" office:value-type="float" office:value="10.6882222222222" calcext:value-type="float">
            <text:p>10,68822222</text:p>
          </table:table-cell>
          <table:table-cell table:style-name="ce16" office:value-type="string" calcext:value-type="string">
            <text:p>Via Lenin (ex SP 468R) tra Reggio Emilia e bivio SP 29 - c/o A 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CONFINE PROVINCIALE MODENA</text:p>
          </table:table-cell>
          <table:table-cell table:style-name="ce22" office:value-type="float" office:value="1.3" calcext:value-type="float">
            <text:p>1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7" office:value-type="float" office:value="141" calcext:value-type="float">
            <text:p>141</text:p>
          </table:table-cell>
          <table:table-cell table:style-name="ce10" office:value-type="string" calcext:value-type="string">
            <text:p>44°42'33.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D85]+([.E85]/60)+([.F85]/3600)+([.G85]/36000)" office:value-type="float" office:value="44.7093333333333" calcext:value-type="float">
            <text:p>44,70933333</text:p>
          </table:table-cell>
          <table:table-cell table:style-name="ce10" office:value-type="string" calcext:value-type="string">
            <text:p>10°41'17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85]+([.K85]/60)+([.L85]/3600)+([.M85]/36000)" office:value-type="float" office:value="10.6882222222222" calcext:value-type="float">
            <text:p>10,68822222</text:p>
          </table:table-cell>
          <table:table-cell table:style-name="ce16" office:value-type="string" calcext:value-type="string">
            <text:p>Via Lenin (ex SP 468R) tra Reggio Emilia e bivio SP 29 - c/o A 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MODENA A REGGIO EMILIA</text:p>
          </table:table-cell>
          <table:table-cell table:style-name="ce22" office:value-type="float" office:value="1.3" calcext:value-type="float">
            <text:p>1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float" office:value="143" calcext:value-type="float">
            <text:p>143</text:p>
          </table:table-cell>
          <table:table-cell table:style-name="ce10" office:value-type="string" calcext:value-type="string">
            <text:p>44°44'48.1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D86]+([.E86]/60)+([.F86]/3600)+([.G86]/36000)" office:value-type="float" office:value="44.7466944444445" calcext:value-type="float">
            <text:p>44,74669444</text:p>
          </table:table-cell>
          <table:table-cell table:style-name="ce10" office:value-type="string" calcext:value-type="string">
            <text:p>10°36'1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86]+([.K86]/60)+([.L86]/3600)+([.M86]/36000)" office:value-type="float" office:value="10.6047222222222" calcext:value-type="float">
            <text:p>10,60472222</text:p>
          </table:table-cell>
          <table:table-cell table:style-name="ce16" office:value-type="string" calcext:value-type="string">
            <text:p>SP 63R tra Sesso e Cadelbosco di Sopra (bivio SP 358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GUALTIERI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7" office:value-type="float" office:value="143" calcext:value-type="float">
            <text:p>143</text:p>
          </table:table-cell>
          <table:table-cell table:style-name="ce10" office:value-type="string" calcext:value-type="string">
            <text:p>44°44'48.1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D87]+([.E87]/60)+([.F87]/3600)+([.G87]/36000)" office:value-type="float" office:value="44.7466944444445" calcext:value-type="float">
            <text:p>44,74669444</text:p>
          </table:table-cell>
          <table:table-cell table:style-name="ce10" office:value-type="string" calcext:value-type="string">
            <text:p>10°36'1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87]+([.K87]/60)+([.L87]/3600)+([.M87]/36000)" office:value-type="float" office:value="10.6047222222222" calcext:value-type="float">
            <text:p>10,60472222</text:p>
          </table:table-cell>
          <table:table-cell table:style-name="ce16" office:value-type="string" calcext:value-type="string">
            <text:p>SP 63R tra Sesso e Cadelbosco di Sopra (bivio SP 358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UALTIERI A REGGIO EMILIA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float" office:value="146" calcext:value-type="float">
            <text:p>146</text:p>
          </table:table-cell>
          <table:table-cell table:style-name="ce10" office:value-type="string" calcext:value-type="string">
            <text:p>44°35'42.4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D88]+([.E88]/60)+([.F88]/3600)+([.G88]/36000)" office:value-type="float" office:value="44.5963333333333" calcext:value-type="float">
            <text:p>44,59633333</text:p>
          </table:table-cell>
          <table:table-cell table:style-name="ce10" office:value-type="string" calcext:value-type="string">
            <text:p>10°55'24.9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8" calcext:value-type="float">
            <text:p>98</text:p>
          </table:table-cell>
          <table:table-cell table:style-name="ce12" table:formula="of:=[.J88]+([.K88]/60)+([.L88]/3600)+([.M88]/36000)" office:value-type="float" office:value="10.9260555555556" calcext:value-type="float">
            <text:p>10,92605556</text:p>
          </table:table-cell>
          <table:table-cell table:style-name="ce15" office:value-type="string" calcext:value-type="string">
            <text:p>SS 12 tra Montale e Modena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172.23" calcext:value-type="float">
            <text:p>172,23</text:p>
          </table:table-cell>
          <table:table-cell table:number-columns-repeated="1005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float" office:value="146" calcext:value-type="float">
            <text:p>146</text:p>
          </table:table-cell>
          <table:table-cell table:style-name="ce10" office:value-type="string" calcext:value-type="string">
            <text:p>44°35'42.4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D89]+([.E89]/60)+([.F89]/3600)+([.G89]/36000)" office:value-type="float" office:value="44.5963333333333" calcext:value-type="float">
            <text:p>44,59633333</text:p>
          </table:table-cell>
          <table:table-cell table:style-name="ce10" office:value-type="string" calcext:value-type="string">
            <text:p>10°55'24.9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8" calcext:value-type="float">
            <text:p>98</text:p>
          </table:table-cell>
          <table:table-cell table:style-name="ce12" table:formula="of:=[.J89]+([.K89]/60)+([.L89]/3600)+([.M89]/36000)" office:value-type="float" office:value="10.9260555555556" calcext:value-type="float">
            <text:p>10,92605556</text:p>
          </table:table-cell>
          <table:table-cell table:style-name="ce15" office:value-type="string" calcext:value-type="string">
            <text:p>SS 12 tra Montale e Modena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172.23" calcext:value-type="float">
            <text:p>172,23</text:p>
          </table:table-cell>
          <table:table-cell table:number-columns-repeated="1005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float" office:value="147" calcext:value-type="float">
            <text:p>147</text:p>
          </table:table-cell>
          <table:table-cell table:style-name="ce10" office:value-type="string" calcext:value-type="string">
            <text:p>44°32'58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90]+([.E90]/60)+([.F90]/3600)+([.G90]/36000)" office:value-type="float" office:value="44.5496944444444" calcext:value-type="float">
            <text:p>44,54969444</text:p>
          </table:table-cell>
          <table:table-cell table:style-name="ce10" office:value-type="string" calcext:value-type="string">
            <text:p>11°00'20'.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90]+([.K90]/60)+([.L90]/3600)+([.M90]/36000)" office:value-type="float" office:value="11.0055555555556" calcext:value-type="float">
            <text:p>11,00555556</text:p>
          </table:table-cell>
          <table:table-cell table:style-name="ce16" office:value-type="string" calcext:value-type="string">
            <text:p>SP 623R tra Modena Sud/casello A 1 e Spilamber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VIGNOLA</text:p>
          </table:table-cell>
          <table:table-cell table:style-name="ce22" office:value-type="float" office:value="9.1" calcext:value-type="float">
            <text:p>9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7" office:value-type="float" office:value="147" calcext:value-type="float">
            <text:p>147</text:p>
          </table:table-cell>
          <table:table-cell table:style-name="ce10" office:value-type="string" calcext:value-type="string">
            <text:p>44°32'58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91]+([.E91]/60)+([.F91]/3600)+([.G91]/36000)" office:value-type="float" office:value="44.5496944444444" calcext:value-type="float">
            <text:p>44,54969444</text:p>
          </table:table-cell>
          <table:table-cell table:style-name="ce10" office:value-type="string" calcext:value-type="string">
            <text:p>11°00'20'.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91]+([.K91]/60)+([.L91]/3600)+([.M91]/36000)" office:value-type="float" office:value="11.0055555555556" calcext:value-type="float">
            <text:p>11,00555556</text:p>
          </table:table-cell>
          <table:table-cell table:style-name="ce16" office:value-type="string" calcext:value-type="string">
            <text:p>SP 623R tra Modena Sud/casello A 1 e Spilamber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IGNOLA A MODENA</text:p>
          </table:table-cell>
          <table:table-cell table:style-name="ce22" office:value-type="float" office:value="9.1" calcext:value-type="float">
            <text:p>9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float" office:value="148" calcext:value-type="float">
            <text:p>148</text:p>
          </table:table-cell>
          <table:table-cell table:style-name="ce10" office:value-type="string" calcext:value-type="string">
            <text:p>44°37'21.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 table:style-name="ce12" table:formula="of:=[.D92]+([.E92]/60)+([.F92]/3600)+([.G92]/36000)" office:value-type="float" office:value="44.6236111111111" calcext:value-type="float">
            <text:p>44,62361111</text:p>
          </table:table-cell>
          <table:table-cell table:style-name="ce10" office:value-type="string" calcext:value-type="string">
            <text:p>10°59'47.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10" office:value-type="float" office:value="47" calcext:value-type="float">
            <text:p>47</text:p>
          </table:table-cell>
          <table:table-cell table:style-name="ce12" table:formula="of:=[.J92]+([.K92]/60)+([.L92]/3600)+([.M92]/36000)" office:value-type="float" office:value="10.9976944444444" calcext:value-type="float">
            <text:p>10,99769444</text:p>
          </table:table-cell>
          <table:table-cell table:style-name="ce15" office:value-type="string" calcext:value-type="string">
            <text:p>SS 9 tra Sant'Ambrogio e Castelfranco Emil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43.25" calcext:value-type="float">
            <text:p>143,25</text:p>
          </table:table-cell>
          <table:table-cell table:style-name="ce28" table:number-columns-repeated="986"/>
          <table:table-cell table:number-columns-repeated="19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6" office:value-type="float" office:value="148" calcext:value-type="float">
            <text:p>148</text:p>
          </table:table-cell>
          <table:table-cell table:style-name="ce10" office:value-type="string" calcext:value-type="string">
            <text:p>44°37'21.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0" calcext:value-type="float">
            <text:p>40</text:p>
          </table:table-cell>
          <table:table-cell table:style-name="ce12" table:formula="of:=[.D93]+([.E93]/60)+([.F93]/3600)+([.G93]/36000)" office:value-type="float" office:value="44.6236111111111" calcext:value-type="float">
            <text:p>44,62361111</text:p>
          </table:table-cell>
          <table:table-cell table:style-name="ce10" office:value-type="string" calcext:value-type="string">
            <text:p>10°59'47.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10" office:value-type="float" office:value="47" calcext:value-type="float">
            <text:p>47</text:p>
          </table:table-cell>
          <table:table-cell table:style-name="ce12" table:formula="of:=[.J93]+([.K93]/60)+([.L93]/3600)+([.M93]/36000)" office:value-type="float" office:value="10.9976944444444" calcext:value-type="float">
            <text:p>10,99769444</text:p>
          </table:table-cell>
          <table:table-cell table:style-name="ce15" office:value-type="string" calcext:value-type="string">
            <text:p>SS 9 tra Sant'Ambrogio e Castelfranco Emil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43.25" calcext:value-type="float">
            <text:p>143,25</text:p>
          </table:table-cell>
          <table:table-cell table:style-name="ce28" table:number-columns-repeated="986"/>
          <table:table-cell table:number-columns-repeated="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7" office:value-type="float" office:value="149" calcext:value-type="float">
            <text:p>149</text:p>
          </table:table-cell>
          <table:table-cell table:style-name="ce10" office:value-type="string" calcext:value-type="string">
            <text:p>44°39'56.5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4" calcext:value-type="float">
            <text:p>54</text:p>
          </table:table-cell>
          <table:table-cell table:style-name="ce12" table:formula="of:=[.D94]+([.E94]/60)+([.F94]/3600)+([.G94]/36000)" office:value-type="float" office:value="44.6670555555556" calcext:value-type="float">
            <text:p>44,66705556</text:p>
          </table:table-cell>
          <table:table-cell table:style-name="ce10" office:value-type="string" calcext:value-type="string">
            <text:p>10°59'03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94]+([.K94]/60)+([.L94]/3600)+([.M94]/36000)" office:value-type="float" office:value="10.985" calcext:value-type="float">
            <text:p>10,98500000</text:p>
          </table:table-cell>
          <table:table-cell table:style-name="ce16" office:value-type="string" calcext:value-type="string">
            <text:p>SP 255R tra Modena e Navic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FERRARA</text:p>
          </table:table-cell>
          <table:table-cell table:style-name="ce22" office:value-type="float" office:value="4.9" calcext:value-type="float">
            <text:p>4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7" office:value-type="float" office:value="149" calcext:value-type="float">
            <text:p>149</text:p>
          </table:table-cell>
          <table:table-cell table:style-name="ce10" office:value-type="string" calcext:value-type="string">
            <text:p>44°39'56.5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4" calcext:value-type="float">
            <text:p>54</text:p>
          </table:table-cell>
          <table:table-cell table:style-name="ce12" table:formula="of:=[.D95]+([.E95]/60)+([.F95]/3600)+([.G95]/36000)" office:value-type="float" office:value="44.6670555555556" calcext:value-type="float">
            <text:p>44,66705556</text:p>
          </table:table-cell>
          <table:table-cell table:style-name="ce10" office:value-type="string" calcext:value-type="string">
            <text:p>10°59'03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95]+([.K95]/60)+([.L95]/3600)+([.M95]/36000)" office:value-type="float" office:value="10.985" calcext:value-type="float">
            <text:p>10,98500000</text:p>
          </table:table-cell>
          <table:table-cell table:style-name="ce16" office:value-type="string" calcext:value-type="string">
            <text:p>SP 255R tra Modena e Navic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MODENA</text:p>
          </table:table-cell>
          <table:table-cell table:style-name="ce22" office:value-type="float" office:value="4.9" calcext:value-type="float">
            <text:p>4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float" office:value="150" calcext:value-type="float">
            <text:p>150</text:p>
          </table:table-cell>
          <table:table-cell table:style-name="ce10" office:value-type="string" calcext:value-type="string">
            <text:p>44°42'02.6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1" calcext:value-type="float">
            <text:p>61</text:p>
          </table:table-cell>
          <table:table-cell table:style-name="ce12" table:formula="of:=[.D96]+([.E96]/60)+([.F96]/3600)+([.G96]/36000)" office:value-type="float" office:value="44.70225" calcext:value-type="float">
            <text:p>44,70225000</text:p>
          </table:table-cell>
          <table:table-cell table:style-name="ce10" office:value-type="string" calcext:value-type="string">
            <text:p>10°56'58.2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9" calcext:value-type="float">
            <text:p>29</text:p>
          </table:table-cell>
          <table:table-cell table:style-name="ce12" table:formula="of:=[.J96]+([.K96]/60)+([.L96]/3600)+([.M96]/36000)" office:value-type="float" office:value="10.95025" calcext:value-type="float">
            <text:p>10,95025000</text:p>
          </table:table-cell>
          <table:table-cell table:style-name="ce15" office:value-type="string" calcext:value-type="string">
            <text:p>SS 12 tra Modena e Bastigl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191.439" calcext:value-type="float">
            <text:p>191,439</text:p>
          </table:table-cell>
          <table:table-cell table:number-columns-repeated="1005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6" office:value-type="float" office:value="150" calcext:value-type="float">
            <text:p>150</text:p>
          </table:table-cell>
          <table:table-cell table:style-name="ce10" office:value-type="string" calcext:value-type="string">
            <text:p>44°42'02.6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1" calcext:value-type="float">
            <text:p>61</text:p>
          </table:table-cell>
          <table:table-cell table:style-name="ce12" table:formula="of:=[.D97]+([.E97]/60)+([.F97]/3600)+([.G97]/36000)" office:value-type="float" office:value="44.70225" calcext:value-type="float">
            <text:p>44,70225000</text:p>
          </table:table-cell>
          <table:table-cell table:style-name="ce10" office:value-type="string" calcext:value-type="string">
            <text:p>10°56'58.2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9" calcext:value-type="float">
            <text:p>29</text:p>
          </table:table-cell>
          <table:table-cell table:style-name="ce12" table:formula="of:=[.J97]+([.K97]/60)+([.L97]/3600)+([.M97]/36000)" office:value-type="float" office:value="10.95025" calcext:value-type="float">
            <text:p>10,95025000</text:p>
          </table:table-cell>
          <table:table-cell table:style-name="ce15" office:value-type="string" calcext:value-type="string">
            <text:p>SS 12 tra Modena e Bastigli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191.439" calcext:value-type="float">
            <text:p>191,439</text:p>
          </table:table-cell>
          <table:table-cell table:number-columns-repeated="1005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float" office:value="151" calcext:value-type="float">
            <text:p>151</text:p>
          </table:table-cell>
          <table:table-cell table:style-name="ce10" office:value-type="string" calcext:value-type="string">
            <text:p>44°41'51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98]+([.E98]/60)+([.F98]/3600)+([.G98]/36000)" office:value-type="float" office:value="44.6975555555556" calcext:value-type="float">
            <text:p>44,69755556</text:p>
          </table:table-cell>
          <table:table-cell table:style-name="ce10" office:value-type="string" calcext:value-type="string">
            <text:p>10°53'3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J98]+([.K98]/60)+([.L98]/3600)+([.M98]/36000)" office:value-type="float" office:value="10.8919444444444" calcext:value-type="float">
            <text:p>10,89194444</text:p>
          </table:table-cell>
          <table:table-cell table:style-name="ce16" office:value-type="string" calcext:value-type="string">
            <text:p>SP 413R tra Modena e Gana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LOMBARDIA A MODENA</text:p>
          </table:table-cell>
          <table:table-cell table:style-name="ce22" office:value-type="float" office:value="59.9" calcext:value-type="float">
            <text:p>59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7" office:value-type="float" office:value="151" calcext:value-type="float">
            <text:p>151</text:p>
          </table:table-cell>
          <table:table-cell table:style-name="ce10" office:value-type="string" calcext:value-type="string">
            <text:p>44°41'51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99]+([.E99]/60)+([.F99]/3600)+([.G99]/36000)" office:value-type="float" office:value="44.6975555555556" calcext:value-type="float">
            <text:p>44,69755556</text:p>
          </table:table-cell>
          <table:table-cell table:style-name="ce10" office:value-type="string" calcext:value-type="string">
            <text:p>10°53'3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J99]+([.K99]/60)+([.L99]/3600)+([.M99]/36000)" office:value-type="float" office:value="10.8919444444444" calcext:value-type="float">
            <text:p>10,89194444</text:p>
          </table:table-cell>
          <table:table-cell table:style-name="ce16" office:value-type="string" calcext:value-type="string">
            <text:p>SP 413R tra Modena e Gana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DENA A CONFINE REGIONALE LOMBARDIA</text:p>
          </table:table-cell>
          <table:table-cell table:style-name="ce22" office:value-type="float" office:value="59.9" calcext:value-type="float">
            <text:p>59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string" calcext:value-type="string">
            <text:p>44°29'3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100]+([.E100]/60)+([.F100]/3600)+([.G100]/36000)" office:value-type="float" office:value="44.4919444444444" calcext:value-type="float">
            <text:p>44,49194444</text:p>
          </table:table-cell>
          <table:table-cell table:style-name="ce10" office:value-type="string" calcext:value-type="string">
            <text:p>11°15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0]+([.K100]/60)+([.L100]/3600)+([.M100]/36000)" office:value-type="float" office:value="11.2619444444444" calcext:value-type="float">
            <text:p>11,26194444</text:p>
          </table:table-cell>
          <table:table-cell table:style-name="ce16" office:value-type="string" calcext:value-type="string">
            <text:p>SP 569 tra Innesto tangenziale Bologna e uscita Zola Predosa (Gesso/Rivabella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AZZANO A CASALECCHIO DI RENO</text:p>
          </table:table-cell>
          <table:table-cell table:style-name="ce22" office:value-type="float" office:value="41.621" calcext:value-type="float">
            <text:p>41,62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string" calcext:value-type="string">
            <text:p>44°29'3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101]+([.E101]/60)+([.F101]/3600)+([.G101]/36000)" office:value-type="float" office:value="44.4919444444444" calcext:value-type="float">
            <text:p>44,49194444</text:p>
          </table:table-cell>
          <table:table-cell table:style-name="ce10" office:value-type="string" calcext:value-type="string">
            <text:p>11°15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1]+([.K101]/60)+([.L101]/3600)+([.M101]/36000)" office:value-type="float" office:value="11.2619444444444" calcext:value-type="float">
            <text:p>11,26194444</text:p>
          </table:table-cell>
          <table:table-cell table:style-name="ce16" office:value-type="string" calcext:value-type="string">
            <text:p>SP 569 tra Innesto tangenziale Bologna e uscita Zola Predosa (Gesso/Rivabella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AZZANO A CASALECCHIO DI RENO</text:p>
          </table:table-cell>
          <table:table-cell table:style-name="ce22" office:value-type="float" office:value="41.621" calcext:value-type="float">
            <text:p>41,62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string" calcext:value-type="string">
            <text:p>44°29'3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102]+([.E102]/60)+([.F102]/3600)+([.G102]/36000)" office:value-type="float" office:value="44.4919444444444" calcext:value-type="float">
            <text:p>44,49194444</text:p>
          </table:table-cell>
          <table:table-cell table:style-name="ce10" office:value-type="string" calcext:value-type="string">
            <text:p>11°15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2]+([.K102]/60)+([.L102]/3600)+([.M102]/36000)" office:value-type="float" office:value="11.2619444444444" calcext:value-type="float">
            <text:p>11,26194444</text:p>
          </table:table-cell>
          <table:table-cell table:style-name="ce16" office:value-type="string" calcext:value-type="string">
            <text:p>SP 569 tra Innesto tangenziale Bologna e uscita Zola Predosa (Gesso/Rivabella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DA CASALECCHIO DI RENO A BAZZANO</text:p>
          </table:table-cell>
          <table:table-cell table:style-name="ce22" office:value-type="float" office:value="41.621" calcext:value-type="float">
            <text:p>41,62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7" office:value-type="float" office:value="152" calcext:value-type="float">
            <text:p>152</text:p>
          </table:table-cell>
          <table:table-cell table:style-name="ce10" office:value-type="string" calcext:value-type="string">
            <text:p>44°29'3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103]+([.E103]/60)+([.F103]/3600)+([.G103]/36000)" office:value-type="float" office:value="44.4919444444444" calcext:value-type="float">
            <text:p>44,49194444</text:p>
          </table:table-cell>
          <table:table-cell table:style-name="ce10" office:value-type="string" calcext:value-type="string">
            <text:p>11°15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3]+([.K103]/60)+([.L103]/3600)+([.M103]/36000)" office:value-type="float" office:value="11.2619444444444" calcext:value-type="float">
            <text:p>11,26194444</text:p>
          </table:table-cell>
          <table:table-cell table:style-name="ce16" office:value-type="string" calcext:value-type="string">
            <text:p>SP 569 tra Innesto tangenziale Bologna e uscita Zola Predosa (Gesso/Rivabella)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DA CASALECCHIO DI RENO A BAZZANO</text:p>
          </table:table-cell>
          <table:table-cell table:style-name="ce22" office:value-type="float" office:value="41.621" calcext:value-type="float">
            <text:p>41,62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53" calcext:value-type="float">
            <text:p>153</text:p>
          </table:table-cell>
          <table:table-cell table:style-name="ce10" office:value-type="string" calcext:value-type="string">
            <text:p>44°24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104]+([.E104]/60)+([.F104]/3600)+([.G104]/36000)" office:value-type="float" office:value="44.4097222222222" calcext:value-type="float">
            <text:p>44,40972222</text:p>
          </table:table-cell>
          <table:table-cell table:style-name="ce10" office:value-type="string" calcext:value-type="string">
            <text:p>11°15'2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104]+([.K104]/60)+([.L104]/3600)+([.M104]/36000)" office:value-type="float" office:value="11.2555555555556" calcext:value-type="float">
            <text:p>11,25555556</text:p>
          </table:table-cell>
          <table:table-cell table:style-name="ce16" office:value-type="string" calcext:value-type="string">
            <text:p>Via Porrettana (ex SS 64) tra Bologna e Pontecchio Marcon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ORRETTA TERME A FERRARA</text:p>
          </table:table-cell>
          <table:table-cell table:style-name="ce22" office:value-type="float" office:value="77.9" calcext:value-type="float">
            <text:p>77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7" office:value-type="float" office:value="153" calcext:value-type="float">
            <text:p>153</text:p>
          </table:table-cell>
          <table:table-cell table:style-name="ce10" office:value-type="string" calcext:value-type="string">
            <text:p>44°24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105]+([.E105]/60)+([.F105]/3600)+([.G105]/36000)" office:value-type="float" office:value="44.4097222222222" calcext:value-type="float">
            <text:p>44,40972222</text:p>
          </table:table-cell>
          <table:table-cell table:style-name="ce10" office:value-type="string" calcext:value-type="string">
            <text:p>11°15'2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105]+([.K105]/60)+([.L105]/3600)+([.M105]/36000)" office:value-type="float" office:value="11.2555555555556" calcext:value-type="float">
            <text:p>11,25555556</text:p>
          </table:table-cell>
          <table:table-cell table:style-name="ce16" office:value-type="string" calcext:value-type="string">
            <text:p>Via Porrettana (ex SS 64) tra Bologna e Pontecchio Marcon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PORRETTA TERME</text:p>
          </table:table-cell>
          <table:table-cell table:style-name="ce22" office:value-type="float" office:value="77.9" calcext:value-type="float">
            <text:p>77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float" office:value="154" calcext:value-type="float">
            <text:p>154</text:p>
          </table:table-cell>
          <table:table-cell table:style-name="ce10" office:value-type="string" calcext:value-type="string">
            <text:p>44°25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06]+([.E106]/60)+([.F106]/3600)+([.G106]/36000)" office:value-type="float" office:value="44.4191666666667" calcext:value-type="float">
            <text:p>44,41916667</text:p>
          </table:table-cell>
          <table:table-cell table:style-name="ce10" office:value-type="string" calcext:value-type="string">
            <text:p>11°20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6]+([.K106]/60)+([.L106]/3600)+([.M106]/36000)" office:value-type="float" office:value="11.3452777777778" calcext:value-type="float">
            <text:p>11,34527778</text:p>
          </table:table-cell>
          <table:table-cell table:style-name="ce16" office:value-type="string" calcext:value-type="string">
            <text:p>Via De Gasperi (gestione provinciale - SP Fondovalle Savena) tra Rastignano e Pian di Ma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LOIANO/MONZUNO A BOLOGNA</text:p>
          </table:table-cell>
          <table:table-cell table:style-name="ce23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7" office:value-type="float" office:value="154" calcext:value-type="float">
            <text:p>154</text:p>
          </table:table-cell>
          <table:table-cell table:style-name="ce10" office:value-type="string" calcext:value-type="string">
            <text:p>44°25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07]+([.E107]/60)+([.F107]/3600)+([.G107]/36000)" office:value-type="float" office:value="44.4191666666667" calcext:value-type="float">
            <text:p>44,41916667</text:p>
          </table:table-cell>
          <table:table-cell table:style-name="ce10" office:value-type="string" calcext:value-type="string">
            <text:p>11°20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107]+([.K107]/60)+([.L107]/3600)+([.M107]/36000)" office:value-type="float" office:value="11.3452777777778" calcext:value-type="float">
            <text:p>11,34527778</text:p>
          </table:table-cell>
          <table:table-cell table:style-name="ce16" office:value-type="string" calcext:value-type="string">
            <text:p>Via De Gasperi (gestione provinciale - SP Fondovalle Savena) tra Rastignano e Pian di Ma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LOGNA A BIVIO LOIANO/MONZUNO</text:p>
          </table:table-cell>
          <table:table-cell table:style-name="ce23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float" office:value="155" calcext:value-type="float">
            <text:p>155</text:p>
          </table:table-cell>
          <table:table-cell table:style-name="ce10" office:value-type="string" calcext:value-type="string">
            <text:p>44°27'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D108]+([.E108]/60)+([.F108]/3600)+([.G108]/36000)" office:value-type="float" office:value="44.4577777777778" calcext:value-type="float">
            <text:p>44,45777778</text:p>
          </table:table-cell>
          <table:table-cell table:style-name="ce10" office:value-type="string" calcext:value-type="string">
            <text:p>11°26'2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08]+([.K108]/60)+([.L108]/3600)+([.M108]/36000)" office:value-type="float" office:value="11.4402777777778" calcext:value-type="float">
            <text:p>11,44027778</text:p>
          </table:table-cell>
          <table:table-cell table:style-name="ce15" office:value-type="string" calcext:value-type="string">
            <text:p>SS 9 tra San Lazzaro e Id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02.747" calcext:value-type="float">
            <text:p>102,747</text:p>
          </table:table-cell>
          <table:table-cell table:number-columns-repeated="1005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float" office:value="155" calcext:value-type="float">
            <text:p>155</text:p>
          </table:table-cell>
          <table:table-cell table:style-name="ce10" office:value-type="string" calcext:value-type="string">
            <text:p>44°27'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D109]+([.E109]/60)+([.F109]/3600)+([.G109]/36000)" office:value-type="float" office:value="44.4577777777778" calcext:value-type="float">
            <text:p>44,45777778</text:p>
          </table:table-cell>
          <table:table-cell table:style-name="ce10" office:value-type="string" calcext:value-type="string">
            <text:p>11°26'2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09]+([.K109]/60)+([.L109]/3600)+([.M109]/36000)" office:value-type="float" office:value="11.4402777777778" calcext:value-type="float">
            <text:p>11,44027778</text:p>
          </table:table-cell>
          <table:table-cell table:style-name="ce15" office:value-type="string" calcext:value-type="string">
            <text:p>SS 9 tra San Lazzaro e Id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02.747" calcext:value-type="float">
            <text:p>102,747</text:p>
          </table:table-cell>
          <table:table-cell table:number-columns-repeated="1005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56" calcext:value-type="float">
            <text:p>156</text:p>
          </table:table-cell>
          <table:table-cell table:style-name="ce10" office:value-type="string" calcext:value-type="string">
            <text:p>44°30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110]+([.E110]/60)+([.F110]/3600)+([.G110]/36000)" office:value-type="float" office:value="44.5027777777778" calcext:value-type="float">
            <text:p>44,50277778</text:p>
          </table:table-cell>
          <table:table-cell table:style-name="ce10" office:value-type="string" calcext:value-type="string">
            <text:p>11°26'5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110]+([.K110]/60)+([.L110]/3600)+([.M110]/36000)" office:value-type="float" office:value="11.4486111111111" calcext:value-type="float">
            <text:p>11,44861111</text:p>
          </table:table-cell>
          <table:table-cell table:style-name="ce16" office:value-type="string" calcext:value-type="string">
            <text:p>SP 253 tra Loc. Villanova e Inizio variante Castenas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RAVENNA</text:p>
          </table:table-cell>
          <table:table-cell table:style-name="ce22" office:value-type="float" office:value="7.56" calcext:value-type="float">
            <text:p>7,5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7" office:value-type="float" office:value="156" calcext:value-type="float">
            <text:p>156</text:p>
          </table:table-cell>
          <table:table-cell table:style-name="ce10" office:value-type="string" calcext:value-type="string">
            <text:p>44°30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111]+([.E111]/60)+([.F111]/3600)+([.G111]/36000)" office:value-type="float" office:value="44.5027777777778" calcext:value-type="float">
            <text:p>44,50277778</text:p>
          </table:table-cell>
          <table:table-cell table:style-name="ce10" office:value-type="string" calcext:value-type="string">
            <text:p>11°26'5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111]+([.K111]/60)+([.L111]/3600)+([.M111]/36000)" office:value-type="float" office:value="11.4486111111111" calcext:value-type="float">
            <text:p>11,44861111</text:p>
          </table:table-cell>
          <table:table-cell table:style-name="ce16" office:value-type="string" calcext:value-type="string">
            <text:p>SP 253 tra Loc. Villanova e Inizio variante Castenas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ENNA A BOLOGNA</text:p>
          </table:table-cell>
          <table:table-cell table:style-name="ce22" office:value-type="float" office:value="7.56" calcext:value-type="float">
            <text:p>7,5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float" office:value="157" calcext:value-type="float">
            <text:p>157</text:p>
          </table:table-cell>
          <table:table-cell table:style-name="ce10" office:value-type="string" calcext:value-type="string">
            <text:p>44°32'1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D112]+([.E112]/60)+([.F112]/3600)+([.G112]/36000)" office:value-type="float" office:value="44.5386111111111" calcext:value-type="float">
            <text:p>44,53861111</text:p>
          </table:table-cell>
          <table:table-cell table:style-name="ce10" office:value-type="string" calcext:value-type="string">
            <text:p>11°26'1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112]+([.K112]/60)+([.L112]/3600)+([.M112]/36000)" office:value-type="float" office:value="11.4361111111111" calcext:value-type="float">
            <text:p>11,43611111</text:p>
          </table:table-cell>
          <table:table-cell table:style-name="ce16" office:value-type="string" calcext:value-type="string">
            <text:p>Via San Donato (ex SP 5) tra Granarolo dell'Emilia e Quarto Infer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MOLINELLA</text:p>
          </table:table-cell>
          <table:table-cell table:style-name="ce22" office:value-type="float" office:value="2.395" calcext:value-type="float">
            <text:p>2,3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7" office:value-type="float" office:value="157" calcext:value-type="float">
            <text:p>157</text:p>
          </table:table-cell>
          <table:table-cell table:style-name="ce10" office:value-type="string" calcext:value-type="string">
            <text:p>44°32'1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D113]+([.E113]/60)+([.F113]/3600)+([.G113]/36000)" office:value-type="float" office:value="44.5386111111111" calcext:value-type="float">
            <text:p>44,53861111</text:p>
          </table:table-cell>
          <table:table-cell table:style-name="ce10" office:value-type="string" calcext:value-type="string">
            <text:p>11°26'1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113]+([.K113]/60)+([.L113]/3600)+([.M113]/36000)" office:value-type="float" office:value="11.4361111111111" calcext:value-type="float">
            <text:p>11,43611111</text:p>
          </table:table-cell>
          <table:table-cell table:style-name="ce16" office:value-type="string" calcext:value-type="string">
            <text:p>Via San Donato (ex SP 5) tra Granarolo dell'Emilia e Quarto Infer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LINELLA A BOLOGNA</text:p>
          </table:table-cell>
          <table:table-cell table:style-name="ce22" office:value-type="float" office:value="2.395" calcext:value-type="float">
            <text:p>2,3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float" office:value="158" calcext:value-type="float">
            <text:p>158</text:p>
          </table:table-cell>
          <table:table-cell table:style-name="ce10" office:value-type="string" calcext:value-type="string">
            <text:p>44°34'1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D114]+([.E114]/60)+([.F114]/3600)+([.G114]/36000)" office:value-type="float" office:value="44.5713888888889" calcext:value-type="float">
            <text:p>44,57138889</text:p>
          </table:table-cell>
          <table:table-cell table:style-name="ce10" office:value-type="string" calcext:value-type="string">
            <text:p>11°24'1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114]+([.K114]/60)+([.L114]/3600)+([.M114]/36000)" office:value-type="float" office:value="11.4047222222222" calcext:value-type="float">
            <text:p>11,40472222</text:p>
          </table:table-cell>
          <table:table-cell table:style-name="ce15" office:value-type="string" calcext:value-type="string">
            <text:p>SS 64 tra Bologna e Lovole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ORRETTA TERME A FERRARA</text:p>
          </table:table-cell>
          <table:table-cell table:style-name="ce19" office:value-type="float" office:value="104.87" calcext:value-type="float">
            <text:p>104,87</text:p>
          </table:table-cell>
          <table:table-cell table:number-columns-repeated="1005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6" office:value-type="float" office:value="158" calcext:value-type="float">
            <text:p>158</text:p>
          </table:table-cell>
          <table:table-cell table:style-name="ce10" office:value-type="string" calcext:value-type="string">
            <text:p>44°34'1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D115]+([.E115]/60)+([.F115]/3600)+([.G115]/36000)" office:value-type="float" office:value="44.5713888888889" calcext:value-type="float">
            <text:p>44,57138889</text:p>
          </table:table-cell>
          <table:table-cell table:style-name="ce10" office:value-type="string" calcext:value-type="string">
            <text:p>11°24'1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115]+([.K115]/60)+([.L115]/3600)+([.M115]/36000)" office:value-type="float" office:value="11.4047222222222" calcext:value-type="float">
            <text:p>11,40472222</text:p>
          </table:table-cell>
          <table:table-cell table:style-name="ce15" office:value-type="string" calcext:value-type="string">
            <text:p>SS 64 tra Bologna e Lovole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FERRARA A PORRETTA TERME</text:p>
          </table:table-cell>
          <table:table-cell table:style-name="ce19" office:value-type="float" office:value="104.87" calcext:value-type="float">
            <text:p>104,87</text:p>
          </table:table-cell>
          <table:table-cell table:number-columns-repeated="1005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float" office:value="160" calcext:value-type="float">
            <text:p>160</text:p>
          </table:table-cell>
          <table:table-cell table:style-name="ce10" office:value-type="string" calcext:value-type="string">
            <text:p>44°33'12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116]+([.E116]/60)+([.F116]/3600)+([.G116]/36000)" office:value-type="float" office:value="44.5535555555555" calcext:value-type="float">
            <text:p>44,55355556</text:p>
          </table:table-cell>
          <table:table-cell table:style-name="ce10" office:value-type="string" calcext:value-type="string">
            <text:p>11°16'1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J116]+([.K116]/60)+([.L116]/3600)+([.M116]/36000)" office:value-type="float" office:value="11.2716666666667" calcext:value-type="float">
            <text:p>11,27166667</text:p>
          </table:table-cell>
          <table:table-cell table:style-name="ce16" office:value-type="string" calcext:value-type="string">
            <text:p>SP 18 tra Bargellino e Calderara di Reno (c/o Variante SP18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LDERARA DI RENO A CASTEL D'ARGILE</text:p>
          </table:table-cell>
          <table:table-cell table:style-name="ce22" office:value-type="float" office:value="1.169" calcext:value-type="float">
            <text:p>1,16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7" office:value-type="float" office:value="160" calcext:value-type="float">
            <text:p>160</text:p>
          </table:table-cell>
          <table:table-cell table:style-name="ce10" office:value-type="string" calcext:value-type="string">
            <text:p>44°33'12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117]+([.E117]/60)+([.F117]/3600)+([.G117]/36000)" office:value-type="float" office:value="44.5535555555555" calcext:value-type="float">
            <text:p>44,55355556</text:p>
          </table:table-cell>
          <table:table-cell table:style-name="ce10" office:value-type="string" calcext:value-type="string">
            <text:p>11°16'1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J117]+([.K117]/60)+([.L117]/3600)+([.M117]/36000)" office:value-type="float" office:value="11.2716666666667" calcext:value-type="float">
            <text:p>11,27166667</text:p>
          </table:table-cell>
          <table:table-cell table:style-name="ce16" office:value-type="string" calcext:value-type="string">
            <text:p>SP 18 tra Bargellino e Calderara di Reno (c/o Variante SP18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 D'ARGILE A CALDERARA DI RENO</text:p>
          </table:table-cell>
          <table:table-cell table:style-name="ce22" office:value-type="float" office:value="1.169" calcext:value-type="float">
            <text:p>1,16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float" office:value="161" calcext:value-type="float">
            <text:p>161</text:p>
          </table:table-cell>
          <table:table-cell table:style-name="ce10" office:value-type="string" calcext:value-type="string">
            <text:p>44°36'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118]+([.E118]/60)+([.F118]/3600)+([.G118]/36000)" office:value-type="float" office:value="44.6" calcext:value-type="float">
            <text:p>44,60000000</text:p>
          </table:table-cell>
          <table:table-cell table:style-name="ce10" office:value-type="string" calcext:value-type="string">
            <text:p>11°13'0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118]+([.K118]/60)+([.L118]/3600)+([.M118]/36000)" office:value-type="float" office:value="11.2169444444444" calcext:value-type="float">
            <text:p>11,21694444</text:p>
          </table:table-cell>
          <table:table-cell table:style-name="ce16" office:value-type="string" calcext:value-type="string">
            <text:p>SP 568 daTavernelle all'intersezione della SP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FELICE SUL PANARO A BOLOGNA</text:p>
          </table:table-cell>
          <table:table-cell table:style-name="ce22" office:value-type="float" office:value="28.904" calcext:value-type="float">
            <text:p>28,90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7" office:value-type="float" office:value="161" calcext:value-type="float">
            <text:p>161</text:p>
          </table:table-cell>
          <table:table-cell table:style-name="ce10" office:value-type="string" calcext:value-type="string">
            <text:p>44°36'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119]+([.E119]/60)+([.F119]/3600)+([.G119]/36000)" office:value-type="float" office:value="44.6" calcext:value-type="float">
            <text:p>44,60000000</text:p>
          </table:table-cell>
          <table:table-cell table:style-name="ce10" office:value-type="string" calcext:value-type="string">
            <text:p>11°13'0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119]+([.K119]/60)+([.L119]/3600)+([.M119]/36000)" office:value-type="float" office:value="11.2169444444444" calcext:value-type="float">
            <text:p>11,21694444</text:p>
          </table:table-cell>
          <table:table-cell table:style-name="ce16" office:value-type="string" calcext:value-type="string">
            <text:p>SP 568 daTavernelle all'intersezione della SP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LOGNA A SAN FELICE SUL PANARO</text:p>
          </table:table-cell>
          <table:table-cell table:style-name="ce22" office:value-type="float" office:value="28.904" calcext:value-type="float">
            <text:p>28,90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62" calcext:value-type="float">
            <text:p>162</text:p>
          </table:table-cell>
          <table:table-cell table:style-name="ce10" office:value-type="string" calcext:value-type="string">
            <text:p>44°34'11.1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2" table:formula="of:=[.D120]+([.E120]/60)+([.F120]/3600)+([.G120]/36000)" office:value-type="float" office:value="44.5701111111111" calcext:value-type="float">
            <text:p>44,57011111</text:p>
          </table:table-cell>
          <table:table-cell table:style-name="ce10" office:value-type="string" calcext:value-type="string">
            <text:p>11°07'33.0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120]+([.K120]/60)+([.L120]/3600)+([.M120]/36000)" office:value-type="float" office:value="11.1259722222222" calcext:value-type="float">
            <text:p>11,12597222</text:p>
          </table:table-cell>
          <table:table-cell table:style-name="ce15" office:value-type="string" calcext:value-type="string">
            <text:p>SS 9 località Cavazzo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30.8" calcext:value-type="float">
            <text:p>130,8</text:p>
          </table:table-cell>
          <table:table-cell table:number-columns-repeated="1005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6" office:value-type="float" office:value="162" calcext:value-type="float">
            <text:p>162</text:p>
          </table:table-cell>
          <table:table-cell table:style-name="ce10" office:value-type="string" calcext:value-type="string">
            <text:p>44°34'11.1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2" table:formula="of:=[.D121]+([.E121]/60)+([.F121]/3600)+([.G121]/36000)" office:value-type="float" office:value="44.5701111111111" calcext:value-type="float">
            <text:p>44,57011111</text:p>
          </table:table-cell>
          <table:table-cell table:style-name="ce10" office:value-type="string" calcext:value-type="string">
            <text:p>11°07'33.0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121]+([.K121]/60)+([.L121]/3600)+([.M121]/36000)" office:value-type="float" office:value="11.1259722222222" calcext:value-type="float">
            <text:p>11,12597222</text:p>
          </table:table-cell>
          <table:table-cell table:style-name="ce15" office:value-type="string" calcext:value-type="string">
            <text:p>SS 9 località Cavazzo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30.8" calcext:value-type="float">
            <text:p>130,8</text:p>
          </table:table-cell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float" office:value="170" calcext:value-type="float">
            <text:p>170</text:p>
          </table:table-cell>
          <table:table-cell table:style-name="ce10" office:value-type="string" calcext:value-type="string">
            <text:p>44°12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122]+([.E122]/60)+([.F122]/3600)+([.G122]/36000)" office:value-type="float" office:value="44.2091666666667" calcext:value-type="float">
            <text:p>44,20916667</text:p>
          </table:table-cell>
          <table:table-cell table:style-name="ce10" office:value-type="string" calcext:value-type="string">
            <text:p>12°00'0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122]+([.K122]/60)+([.L122]/3600)+([.M122]/36000)" office:value-type="float" office:value="12.0011111111111" calcext:value-type="float">
            <text:p>12,00111111</text:p>
          </table:table-cell>
          <table:table-cell table:style-name="ce15" office:value-type="string" calcext:value-type="string">
            <text:p>SS 67 tra Rovere e Forlì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AVENNA</text:p>
          </table:table-cell>
          <table:table-cell table:style-name="ce19" office:value-type="float" office:value="185.844" calcext:value-type="float">
            <text:p>185,844</text:p>
          </table:table-cell>
          <table:table-cell table:number-columns-repeated="1005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6" office:value-type="float" office:value="170" calcext:value-type="float">
            <text:p>170</text:p>
          </table:table-cell>
          <table:table-cell table:style-name="ce10" office:value-type="string" calcext:value-type="string">
            <text:p>44°12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123]+([.E123]/60)+([.F123]/3600)+([.G123]/36000)" office:value-type="float" office:value="44.2091666666667" calcext:value-type="float">
            <text:p>44,20916667</text:p>
          </table:table-cell>
          <table:table-cell table:style-name="ce10" office:value-type="string" calcext:value-type="string">
            <text:p>12°00'0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123]+([.K123]/60)+([.L123]/3600)+([.M123]/36000)" office:value-type="float" office:value="12.0011111111111" calcext:value-type="float">
            <text:p>12,00111111</text:p>
          </table:table-cell>
          <table:table-cell table:style-name="ce15" office:value-type="string" calcext:value-type="string">
            <text:p>SS 67 tra Rovere e Forlì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AVENNA A CONFINE REGIONALE TOSCANA</text:p>
          </table:table-cell>
          <table:table-cell table:style-name="ce19" office:value-type="float" office:value="185.844" calcext:value-type="float">
            <text:p>185,844</text:p>
          </table:table-cell>
          <table:table-cell table:number-columns-repeated="1005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float" office:value="171" calcext:value-type="float">
            <text:p>171</text:p>
          </table:table-cell>
          <table:table-cell table:style-name="ce10" office:value-type="string" calcext:value-type="string">
            <text:p>44°11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124]+([.E124]/60)+([.F124]/3600)+([.G124]/36000)" office:value-type="float" office:value="44.1975" calcext:value-type="float">
            <text:p>44,19750000</text:p>
          </table:table-cell>
          <table:table-cell table:style-name="ce10" office:value-type="string" calcext:value-type="string">
            <text:p>12°00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124]+([.K124]/60)+([.L124]/3600)+([.M124]/36000)" office:value-type="float" office:value="12.0030555555556" calcext:value-type="float">
            <text:p>12,00305556</text:p>
          </table:table-cell>
          <table:table-cell table:style-name="ce16" office:value-type="string" calcext:value-type="string">
            <text:p>SP 56 tra Forlì e bivio SS67 (Castrocaro Term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LI' A CASTROCARO TERME</text:p>
          </table:table-cell>
          <table:table-cell table:style-name="ce22" office:value-type="float" office:value="2.008" calcext:value-type="float">
            <text:p>2,00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7" office:value-type="float" office:value="171" calcext:value-type="float">
            <text:p>171</text:p>
          </table:table-cell>
          <table:table-cell table:style-name="ce10" office:value-type="string" calcext:value-type="string">
            <text:p>44°11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125]+([.E125]/60)+([.F125]/3600)+([.G125]/36000)" office:value-type="float" office:value="44.1975" calcext:value-type="float">
            <text:p>44,19750000</text:p>
          </table:table-cell>
          <table:table-cell table:style-name="ce10" office:value-type="string" calcext:value-type="string">
            <text:p>12°00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125]+([.K125]/60)+([.L125]/3600)+([.M125]/36000)" office:value-type="float" office:value="12.0030555555556" calcext:value-type="float">
            <text:p>12,00305556</text:p>
          </table:table-cell>
          <table:table-cell table:style-name="ce16" office:value-type="string" calcext:value-type="string">
            <text:p>SP 56 tra Forlì e bivio SS67 (Castrocaro Term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ROCARO TERME A FORLI'</text:p>
          </table:table-cell>
          <table:table-cell table:style-name="ce22" office:value-type="float" office:value="2.008" calcext:value-type="float">
            <text:p>2,00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7" office:value-type="float" office:value="173" calcext:value-type="float">
            <text:p>173</text:p>
          </table:table-cell>
          <table:table-cell table:style-name="ce10" office:value-type="string" calcext:value-type="string">
            <text:p>44°09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126]+([.E126]/60)+([.F126]/3600)+([.G126]/36000)" office:value-type="float" office:value="44.1558333333333" calcext:value-type="float">
            <text:p>44,15583333</text:p>
          </table:table-cell>
          <table:table-cell table:style-name="ce10" office:value-type="string" calcext:value-type="string">
            <text:p>12°04'2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126]+([.K126]/60)+([.L126]/3600)+([.M126]/36000)" office:value-type="float" office:value="12.0722222222222" calcext:value-type="float">
            <text:p>12,07222222</text:p>
          </table:table-cell>
          <table:table-cell table:style-name="ce16" office:value-type="string" calcext:value-type="string">
            <text:p>SP 4 tra Ronco (SS9) e bivio SP 72 (Par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TOSCANA A FORLI'</text:p>
          </table:table-cell>
          <table:table-cell table:style-name="ce22" office:value-type="float" office:value="81.7" calcext:value-type="float">
            <text:p>81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7" office:value-type="float" office:value="173" calcext:value-type="float">
            <text:p>173</text:p>
          </table:table-cell>
          <table:table-cell table:style-name="ce10" office:value-type="string" calcext:value-type="string">
            <text:p>44°09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127]+([.E127]/60)+([.F127]/3600)+([.G127]/36000)" office:value-type="float" office:value="44.1558333333333" calcext:value-type="float">
            <text:p>44,15583333</text:p>
          </table:table-cell>
          <table:table-cell table:style-name="ce10" office:value-type="string" calcext:value-type="string">
            <text:p>12°04'2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J127]+([.K127]/60)+([.L127]/3600)+([.M127]/36000)" office:value-type="float" office:value="12.0722222222222" calcext:value-type="float">
            <text:p>12,07222222</text:p>
          </table:table-cell>
          <table:table-cell table:style-name="ce16" office:value-type="string" calcext:value-type="string">
            <text:p>SP 4 tra Ronco (SS9) e bivio SP 72 (Par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ORLI' A CONFINE REGIONALE TOSCANA</text:p>
          </table:table-cell>
          <table:table-cell table:style-name="ce22" office:value-type="float" office:value="81.7" calcext:value-type="float">
            <text:p>81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string" calcext:value-type="string">
            <text:p>44°11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28]+([.E128]/60)+([.F128]/3600)+([.G128]/36000)" office:value-type="float" office:value="44.1977777777778" calcext:value-type="float">
            <text:p>44,19777778</text:p>
          </table:table-cell>
          <table:table-cell table:style-name="ce10" office:value-type="string" calcext:value-type="string">
            <text:p>12°05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128]+([.K128]/60)+([.L128]/3600)+([.M128]/36000)" office:value-type="float" office:value="12.0980555555556" calcext:value-type="float">
            <text:p>12,09805556</text:p>
          </table:table-cell>
          <table:table-cell table:style-name="ce15" office:value-type="string" calcext:value-type="string">
            <text:p>SS 9 tra Ronco e Forlimpopol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9"/>
          <table:table-cell table:number-columns-repeated="1005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string" calcext:value-type="string">
            <text:p>44°11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29]+([.E129]/60)+([.F129]/3600)+([.G129]/36000)" office:value-type="float" office:value="44.1977777777778" calcext:value-type="float">
            <text:p>44,19777778</text:p>
          </table:table-cell>
          <table:table-cell table:style-name="ce10" office:value-type="string" calcext:value-type="string">
            <text:p>12°05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129]+([.K129]/60)+([.L129]/3600)+([.M129]/36000)" office:value-type="float" office:value="12.0980555555556" calcext:value-type="float">
            <text:p>12,09805556</text:p>
          </table:table-cell>
          <table:table-cell table:style-name="ce15" office:value-type="string" calcext:value-type="string">
            <text:p>SS 9 tra Ronco e Forlimpopol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9"/>
          <table:table-cell table:number-columns-repeated="10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float" office:value="175" calcext:value-type="float">
            <text:p>175</text:p>
          </table:table-cell>
          <table:table-cell table:style-name="ce10" office:value-type="string" calcext:value-type="string">
            <text:p>44°10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30]+([.E130]/60)+([.F130]/3600)+([.G130]/36000)" office:value-type="float" office:value="44.1697222222222" calcext:value-type="float">
            <text:p>44,16972222</text:p>
          </table:table-cell>
          <table:table-cell table:style-name="ce10" office:value-type="string" calcext:value-type="string">
            <text:p>12°12'59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130]+([.K130]/60)+([.L130]/3600)+([.M130]/36000)" office:value-type="float" office:value="12.2163888888889" calcext:value-type="float">
            <text:p>12,21638889</text:p>
          </table:table-cell>
          <table:table-cell table:style-name="ce15" office:value-type="string" calcext:value-type="string">
            <text:p>SS 3BIS/E 45 tra Borgo Pievesestina e Casemura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226.38" calcext:value-type="float">
            <text:p>226,38</text:p>
          </table:table-cell>
          <table:table-cell table:number-columns-repeated="10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float" office:value="175" calcext:value-type="float">
            <text:p>175</text:p>
          </table:table-cell>
          <table:table-cell table:style-name="ce10" office:value-type="string" calcext:value-type="string">
            <text:p>44°10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31]+([.E131]/60)+([.F131]/3600)+([.G131]/36000)" office:value-type="float" office:value="44.1697222222222" calcext:value-type="float">
            <text:p>44,16972222</text:p>
          </table:table-cell>
          <table:table-cell table:style-name="ce10" office:value-type="string" calcext:value-type="string">
            <text:p>12°12'59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131]+([.K131]/60)+([.L131]/3600)+([.M131]/36000)" office:value-type="float" office:value="12.2163888888889" calcext:value-type="float">
            <text:p>12,21638889</text:p>
          </table:table-cell>
          <table:table-cell table:style-name="ce15" office:value-type="string" calcext:value-type="string">
            <text:p>SS 3BIS/E 45 tra Borgo Pievesestina e Casemura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226.38" calcext:value-type="float">
            <text:p>226,38</text:p>
          </table:table-cell>
          <table:table-cell table:number-columns-repeated="10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float" office:value="175" calcext:value-type="float">
            <text:p>175</text:p>
          </table:table-cell>
          <table:table-cell table:style-name="ce10" office:value-type="string" calcext:value-type="string">
            <text:p>44°10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32]+([.E132]/60)+([.F132]/3600)+([.G132]/36000)" office:value-type="float" office:value="44.1697222222222" calcext:value-type="float">
            <text:p>44,16972222</text:p>
          </table:table-cell>
          <table:table-cell table:style-name="ce10" office:value-type="string" calcext:value-type="string">
            <text:p>12°12'59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132]+([.K132]/60)+([.L132]/3600)+([.M132]/36000)" office:value-type="float" office:value="12.2163888888889" calcext:value-type="float">
            <text:p>12,21638889</text:p>
          </table:table-cell>
          <table:table-cell table:style-name="ce15" office:value-type="string" calcext:value-type="string">
            <text:p>SS 3BIS/E 45 tra Borgo Pievesestina e Casemura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226.38" calcext:value-type="float">
            <text:p>226,38</text:p>
          </table:table-cell>
          <table:table-cell table:number-columns-repeated="1005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6" office:value-type="float" office:value="175" calcext:value-type="float">
            <text:p>175</text:p>
          </table:table-cell>
          <table:table-cell table:style-name="ce10" office:value-type="string" calcext:value-type="string">
            <text:p>44°10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33]+([.E133]/60)+([.F133]/3600)+([.G133]/36000)" office:value-type="float" office:value="44.1697222222222" calcext:value-type="float">
            <text:p>44,16972222</text:p>
          </table:table-cell>
          <table:table-cell table:style-name="ce10" office:value-type="string" calcext:value-type="string">
            <text:p>12°12'59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133]+([.K133]/60)+([.L133]/3600)+([.M133]/36000)" office:value-type="float" office:value="12.2163888888889" calcext:value-type="float">
            <text:p>12,21638889</text:p>
          </table:table-cell>
          <table:table-cell table:style-name="ce15" office:value-type="string" calcext:value-type="string">
            <text:p>SS 3BIS/E 45 tra Borgo Pievesestina e Casemura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226.38" calcext:value-type="float">
            <text:p>226,38</text:p>
          </table:table-cell>
          <table:table-cell table:number-columns-repeated="1005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76" calcext:value-type="float">
            <text:p>176</text:p>
          </table:table-cell>
          <table:table-cell table:style-name="ce10" office:value-type="string" calcext:value-type="string">
            <text:p>44°14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134]+([.E134]/60)+([.F134]/3600)+([.G134]/36000)" office:value-type="float" office:value="44.2430555555556" calcext:value-type="float">
            <text:p>44,24305556</text:p>
          </table:table-cell>
          <table:table-cell table:style-name="ce10" office:value-type="string" calcext:value-type="string">
            <text:p>12°10'52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J134]+([.K134]/60)+([.L134]/3600)+([.M134]/36000)" office:value-type="float" office:value="12.1811111111111" calcext:value-type="float">
            <text:p>12,18111111</text:p>
          </table:table-cell>
          <table:table-cell table:style-name="ce16" office:value-type="string" calcext:value-type="string">
            <text:p>SP 2 in località La Caserma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LI' A CERVIA</text:p>
          </table:table-cell>
          <table:table-cell table:style-name="ce22" office:value-type="float" office:value="9.908" calcext:value-type="float">
            <text:p>9,90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7" office:value-type="float" office:value="176" calcext:value-type="float">
            <text:p>176</text:p>
          </table:table-cell>
          <table:table-cell table:style-name="ce10" office:value-type="string" calcext:value-type="string">
            <text:p>44°14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135]+([.E135]/60)+([.F135]/3600)+([.G135]/36000)" office:value-type="float" office:value="44.2430555555556" calcext:value-type="float">
            <text:p>44,24305556</text:p>
          </table:table-cell>
          <table:table-cell table:style-name="ce10" office:value-type="string" calcext:value-type="string">
            <text:p>12°10'52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J135]+([.K135]/60)+([.L135]/3600)+([.M135]/36000)" office:value-type="float" office:value="12.1811111111111" calcext:value-type="float">
            <text:p>12,18111111</text:p>
          </table:table-cell>
          <table:table-cell table:style-name="ce16" office:value-type="string" calcext:value-type="string">
            <text:p>SP 2 in località La Caserma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ERVIA A FORLI'</text:p>
          </table:table-cell>
          <table:table-cell table:style-name="ce22" office:value-type="float" office:value="9.908" calcext:value-type="float">
            <text:p>9,90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77" calcext:value-type="float">
            <text:p>177</text:p>
          </table:table-cell>
          <table:table-cell table:style-name="ce10" office:value-type="string" calcext:value-type="string">
            <text:p>44°28'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136]+([.E136]/60)+([.F136]/3600)+([.G136]/36000)" office:value-type="float" office:value="44.4797222222222" calcext:value-type="float">
            <text:p>44,47972222</text:p>
          </table:table-cell>
          <table:table-cell table:style-name="ce10" office:value-type="string" calcext:value-type="string">
            <text:p>11°25'5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J136]+([.K136]/60)+([.L136]/3600)+([.M136]/36000)" office:value-type="float" office:value="11.4325" calcext:value-type="float">
            <text:p>11,43250000</text:p>
          </table:table-cell>
          <table:table-cell table:style-name="ce15" office:value-type="string" calcext:value-type="string">
            <text:p>Prosecuzione tangenziale di Bologna – complanare sud alla A 14 nel tratto San Lazzaro/Id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BOLOGNA A OZZANO EMILIA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6" office:value-type="float" office:value="177" calcext:value-type="float">
            <text:p>177</text:p>
          </table:table-cell>
          <table:table-cell table:style-name="ce10" office:value-type="string" calcext:value-type="string">
            <text:p>44°28'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137]+([.E137]/60)+([.F137]/3600)+([.G137]/36000)" office:value-type="float" office:value="44.4797222222222" calcext:value-type="float">
            <text:p>44,47972222</text:p>
          </table:table-cell>
          <table:table-cell table:style-name="ce10" office:value-type="string" calcext:value-type="string">
            <text:p>11°25'5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J137]+([.K137]/60)+([.L137]/3600)+([.M137]/36000)" office:value-type="float" office:value="11.4325" calcext:value-type="float">
            <text:p>11,43250000</text:p>
          </table:table-cell>
          <table:table-cell table:style-name="ce15" office:value-type="string" calcext:value-type="string">
            <text:p>Prosecuzione tangenziale di Bologna – complanare sud alla A 14 nel tratto San Lazzaro/Idic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BOLOGNA A OZZANO EMILIA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string" calcext:value-type="string">
            <text:p>44°03'1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138]+([.E138]/60)+([.F138]/3600)+([.G138]/36000)" office:value-type="float" office:value="44.0538888888889" calcext:value-type="float">
            <text:p>44,05388889</text:p>
          </table:table-cell>
          <table:table-cell table:style-name="ce10" office:value-type="string" calcext:value-type="string">
            <text:p>12°31'12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J138]+([.K138]/60)+([.L138]/3600)+([.M138]/36000)" office:value-type="float" office:value="12.52" calcext:value-type="float">
            <text:p>12,52000000</text:p>
          </table:table-cell>
          <table:table-cell table:style-name="ce16" office:value-type="string" calcext:value-type="string">
            <text:p>SP 258R tra Rimini e A 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MARCHE A RIMINI</text:p>
          </table:table-cell>
          <table:table-cell table:style-name="ce20" office:value-type="float" office:value="81.55" calcext:value-type="float">
            <text:p>81,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7" office:value-type="float" office:value="182" calcext:value-type="float">
            <text:p>182</text:p>
          </table:table-cell>
          <table:table-cell table:style-name="ce10" office:value-type="string" calcext:value-type="string">
            <text:p>44°03'1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139]+([.E139]/60)+([.F139]/3600)+([.G139]/36000)" office:value-type="float" office:value="44.0538888888889" calcext:value-type="float">
            <text:p>44,05388889</text:p>
          </table:table-cell>
          <table:table-cell table:style-name="ce10" office:value-type="string" calcext:value-type="string">
            <text:p>12°31'12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J139]+([.K139]/60)+([.L139]/3600)+([.M139]/36000)" office:value-type="float" office:value="12.52" calcext:value-type="float">
            <text:p>12,52000000</text:p>
          </table:table-cell>
          <table:table-cell table:style-name="ce16" office:value-type="string" calcext:value-type="string">
            <text:p>SP 258R tra Rimini e A 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IMINI A CONFINE REGIONALE MARCHE</text:p>
          </table:table-cell>
          <table:table-cell table:style-name="ce20" office:value-type="float" office:value="81.55" calcext:value-type="float">
            <text:p>81,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float" office:value="184" calcext:value-type="float">
            <text:p>184</text:p>
          </table:table-cell>
          <table:table-cell table:style-name="ce10" office:value-type="string" calcext:value-type="string">
            <text:p>44°01'3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D140]+([.E140]/60)+([.F140]/3600)+([.G140]/36000)" office:value-type="float" office:value="44.0269444444444" calcext:value-type="float">
            <text:p>44,02694444</text:p>
          </table:table-cell>
          <table:table-cell table:style-name="ce10" office:value-type="string" calcext:value-type="string">
            <text:p>12°36'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J140]+([.K140]/60)+([.L140]/3600)+([.M140]/36000)" office:value-type="float" office:value="12.6138888888889" calcext:value-type="float">
            <text:p>12,61388889</text:p>
          </table:table-cell>
          <table:table-cell table:style-name="ce15" office:value-type="string" calcext:value-type="string">
            <text:p>SS 16 tra Riccione e Rimin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208.322" calcext:value-type="float">
            <text:p>208,322</text:p>
          </table:table-cell>
          <table:table-cell table:number-columns-repeated="10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float" office:value="184" calcext:value-type="float">
            <text:p>184</text:p>
          </table:table-cell>
          <table:table-cell table:style-name="ce10" office:value-type="string" calcext:value-type="string">
            <text:p>44°01'3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D141]+([.E141]/60)+([.F141]/3600)+([.G141]/36000)" office:value-type="float" office:value="44.0269444444444" calcext:value-type="float">
            <text:p>44,02694444</text:p>
          </table:table-cell>
          <table:table-cell table:style-name="ce10" office:value-type="string" calcext:value-type="string">
            <text:p>12°36'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J141]+([.K141]/60)+([.L141]/3600)+([.M141]/36000)" office:value-type="float" office:value="12.6138888888889" calcext:value-type="float">
            <text:p>12,61388889</text:p>
          </table:table-cell>
          <table:table-cell table:style-name="ce15" office:value-type="string" calcext:value-type="string">
            <text:p>SS 16 tra Riccione e Rimin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208.322" calcext:value-type="float">
            <text:p>208,322</text:p>
          </table:table-cell>
          <table:table-cell table:number-columns-repeated="1005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6" office:value-type="float" office:value="184" calcext:value-type="float">
            <text:p>184</text:p>
          </table:table-cell>
          <table:table-cell table:style-name="ce10" office:value-type="string" calcext:value-type="string">
            <text:p>44°01'3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D142]+([.E142]/60)+([.F142]/3600)+([.G142]/36000)" office:value-type="float" office:value="44.0269444444444" calcext:value-type="float">
            <text:p>44,02694444</text:p>
          </table:table-cell>
          <table:table-cell table:style-name="ce10" office:value-type="string" calcext:value-type="string">
            <text:p>12°36'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J142]+([.K142]/60)+([.L142]/3600)+([.M142]/36000)" office:value-type="float" office:value="12.6138888888889" calcext:value-type="float">
            <text:p>12,61388889</text:p>
          </table:table-cell>
          <table:table-cell table:style-name="ce15" office:value-type="string" calcext:value-type="string">
            <text:p>SS 16 tra Riccione e Rimini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float" office:value="208.322" calcext:value-type="float">
            <text:p>208,322</text:p>
          </table:table-cell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float" office:value="186" calcext:value-type="float">
            <text:p>186</text:p>
          </table:table-cell>
          <table:table-cell table:style-name="ce10" office:value-type="string" calcext:value-type="string">
            <text:p>44°0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143]+([.E143]/60)+([.F143]/3600)+([.G143]/36000)" office:value-type="float" office:value="44.0980555555556" calcext:value-type="float">
            <text:p>44,09805556</text:p>
          </table:table-cell>
          <table:table-cell table:style-name="ce10" office:value-type="string" calcext:value-type="string">
            <text:p>12°29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143]+([.K143]/60)+([.L143]/3600)+([.M143]/36000)" office:value-type="float" office:value="12.4994444444444" calcext:value-type="float">
            <text:p>12,49944444</text:p>
          </table:table-cell>
          <table:table-cell table:style-name="ce15" office:value-type="string" calcext:value-type="string">
            <text:p>SS 16 tra Rimini e Igea Marina-Viserb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string" calcext:value-type="string">
            <text:p>195, 660 </text:p>
          </table:table-cell>
          <table:table-cell table:number-columns-repeated="1005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6" office:value-type="float" office:value="186" calcext:value-type="float">
            <text:p>186</text:p>
          </table:table-cell>
          <table:table-cell table:style-name="ce10" office:value-type="string" calcext:value-type="string">
            <text:p>44°0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144]+([.E144]/60)+([.F144]/3600)+([.G144]/36000)" office:value-type="float" office:value="44.0980555555556" calcext:value-type="float">
            <text:p>44,09805556</text:p>
          </table:table-cell>
          <table:table-cell table:style-name="ce10" office:value-type="string" calcext:value-type="string">
            <text:p>12°29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144]+([.K144]/60)+([.L144]/3600)+([.M144]/36000)" office:value-type="float" office:value="12.4994444444444" calcext:value-type="float">
            <text:p>12,49944444</text:p>
          </table:table-cell>
          <table:table-cell table:style-name="ce15" office:value-type="string" calcext:value-type="string">
            <text:p>SS 16 tra Rimini e Igea Marina-Viserb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string" calcext:value-type="string">
            <text:p>195, 660 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float" office:value="187" calcext:value-type="float">
            <text:p>187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45]+([.E145]/60)+([.F145]/3600)+([.G145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2°26'2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145]+([.K145]/60)+([.L145]/3600)+([.M145]/36000)" office:value-type="float" office:value="12.4413888888889" calcext:value-type="float">
            <text:p>12,44138889</text:p>
          </table:table-cell>
          <table:table-cell table:style-name="ce15" office:value-type="string" calcext:value-type="string">
            <text:p>SS 16 tra Bellaria e Cesenatic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187.4" calcext:value-type="float">
            <text:p>187,4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float" office:value="187" calcext:value-type="float">
            <text:p>187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46]+([.E146]/60)+([.F146]/3600)+([.G146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2°26'2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146]+([.K146]/60)+([.L146]/3600)+([.M146]/36000)" office:value-type="float" office:value="12.4413888888889" calcext:value-type="float">
            <text:p>12,44138889</text:p>
          </table:table-cell>
          <table:table-cell table:style-name="ce15" office:value-type="string" calcext:value-type="string">
            <text:p>SS 16 tra Bellaria e Cesenatic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187.4" calcext:value-type="float">
            <text:p>187,4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float" office:value="187" calcext:value-type="float">
            <text:p>187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47]+([.E147]/60)+([.F147]/3600)+([.G147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2°26'2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147]+([.K147]/60)+([.L147]/3600)+([.M147]/36000)" office:value-type="float" office:value="12.4413888888889" calcext:value-type="float">
            <text:p>12,44138889</text:p>
          </table:table-cell>
          <table:table-cell table:style-name="ce15" office:value-type="string" calcext:value-type="string">
            <text:p>SS 16 tra Bellaria e Cesenatic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float" office:value="187.4" calcext:value-type="float">
            <text:p>187,4</text:p>
          </table:table-cell>
          <table:table-cell table:number-columns-repeated="1005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6" office:value-type="float" office:value="187" calcext:value-type="float">
            <text:p>187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48]+([.E148]/60)+([.F148]/3600)+([.G148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2°26'2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148]+([.K148]/60)+([.L148]/3600)+([.M148]/36000)" office:value-type="float" office:value="12.4413888888889" calcext:value-type="float">
            <text:p>12,44138889</text:p>
          </table:table-cell>
          <table:table-cell table:style-name="ce15" office:value-type="string" calcext:value-type="string">
            <text:p>SS 16 tra Bellaria e Cesenatic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float" office:value="187.4" calcext:value-type="float">
            <text:p>187,4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float" office:value="188" calcext:value-type="float">
            <text:p>188</text:p>
          </table:table-cell>
          <table:table-cell table:style-name="ce10" office:value-type="string" calcext:value-type="string">
            <text:p>44°04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49]+([.E149]/60)+([.F149]/3600)+([.G149]/36000)" office:value-type="float" office:value="44.0697222222222" calcext:value-type="float">
            <text:p>44,06972222</text:p>
          </table:table-cell>
          <table:table-cell table:style-name="ce10" office:value-type="string" calcext:value-type="string">
            <text:p>12°30'2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49]+([.K149]/60)+([.L149]/3600)+([.M149]/36000)" office:value-type="float" office:value="12.5069444444444" calcext:value-type="float">
            <text:p>12,50694444</text:p>
          </table:table-cell>
          <table:table-cell table:style-name="ce15" office:value-type="string" calcext:value-type="string">
            <text:p>SS 9 tra Rimini e Santa Giusti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float" office:value="188" calcext:value-type="float">
            <text:p>188</text:p>
          </table:table-cell>
          <table:table-cell table:style-name="ce10" office:value-type="string" calcext:value-type="string">
            <text:p>44°04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50]+([.E150]/60)+([.F150]/3600)+([.G150]/36000)" office:value-type="float" office:value="44.0697222222222" calcext:value-type="float">
            <text:p>44,06972222</text:p>
          </table:table-cell>
          <table:table-cell table:style-name="ce10" office:value-type="string" calcext:value-type="string">
            <text:p>12°30'2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50]+([.K150]/60)+([.L150]/3600)+([.M150]/36000)" office:value-type="float" office:value="12.5069444444444" calcext:value-type="float">
            <text:p>12,50694444</text:p>
          </table:table-cell>
          <table:table-cell table:style-name="ce15" office:value-type="string" calcext:value-type="string">
            <text:p>SS 9 tra Rimini e Santa Giusti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float" office:value="188" calcext:value-type="float">
            <text:p>188</text:p>
          </table:table-cell>
          <table:table-cell table:style-name="ce10" office:value-type="string" calcext:value-type="string">
            <text:p>44°04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51]+([.E151]/60)+([.F151]/3600)+([.G151]/36000)" office:value-type="float" office:value="44.0697222222222" calcext:value-type="float">
            <text:p>44,06972222</text:p>
          </table:table-cell>
          <table:table-cell table:style-name="ce10" office:value-type="string" calcext:value-type="string">
            <text:p>12°30'2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51]+([.K151]/60)+([.L151]/3600)+([.M151]/36000)" office:value-type="float" office:value="12.5069444444444" calcext:value-type="float">
            <text:p>12,50694444</text:p>
          </table:table-cell>
          <table:table-cell table:style-name="ce15" office:value-type="string" calcext:value-type="string">
            <text:p>SS 9 tra Rimini e Santa Giusti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6" office:value-type="float" office:value="188" calcext:value-type="float">
            <text:p>188</text:p>
          </table:table-cell>
          <table:table-cell table:style-name="ce10" office:value-type="string" calcext:value-type="string">
            <text:p>44°04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152]+([.E152]/60)+([.F152]/3600)+([.G152]/36000)" office:value-type="float" office:value="44.0697222222222" calcext:value-type="float">
            <text:p>44,06972222</text:p>
          </table:table-cell>
          <table:table-cell table:style-name="ce10" office:value-type="string" calcext:value-type="string">
            <text:p>12°30'2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J152]+([.K152]/60)+([.L152]/3600)+([.M152]/36000)" office:value-type="float" office:value="12.5069444444444" calcext:value-type="float">
            <text:p>12,50694444</text:p>
          </table:table-cell>
          <table:table-cell table:style-name="ce15" office:value-type="string" calcext:value-type="string">
            <text:p>SS 9 tra Rimini e Santa Giustin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3" calcext:value-type="float">
            <text:p>3,3</text:p>
          </table:table-cell>
          <table:table-cell table:number-columns-repeated="1005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float" office:value="215" calcext:value-type="float">
            <text:p>215</text:p>
          </table:table-cell>
          <table:table-cell table:style-name="ce10" office:value-type="string" calcext:value-type="string">
            <text:p>44°35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153]+([.E153]/60)+([.F153]/3600)+([.G153]/36000)" office:value-type="float" office:value="44.5927777777778" calcext:value-type="float">
            <text:p>44,59277778</text:p>
          </table:table-cell>
          <table:table-cell table:style-name="ce10" office:value-type="string" calcext:value-type="string">
            <text:p>11°23'0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153]+([.K153]/60)+([.L153]/3600)+([.M153]/36000)" office:value-type="float" office:value="11.385" calcext:value-type="float">
            <text:p>11,38500000</text:p>
          </table:table-cell>
          <table:table-cell table:style-name="ce16" office:value-type="string" calcext:value-type="string">
            <text:p>SP 3_1 tra accesso interporto Bologna e viadotto A 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GIOVANNI IN PERSICETO A GRANAROLO DELL'EMILIA</text:p>
          </table:table-cell>
          <table:table-cell table:style-name="ce22" office:value-type="float" office:value="15.764" calcext:value-type="float">
            <text:p>15,76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7" office:value-type="float" office:value="215" calcext:value-type="float">
            <text:p>215</text:p>
          </table:table-cell>
          <table:table-cell table:style-name="ce10" office:value-type="string" calcext:value-type="string">
            <text:p>44°35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154]+([.E154]/60)+([.F154]/3600)+([.G154]/36000)" office:value-type="float" office:value="44.5927777777778" calcext:value-type="float">
            <text:p>44,59277778</text:p>
          </table:table-cell>
          <table:table-cell table:style-name="ce10" office:value-type="string" calcext:value-type="string">
            <text:p>11°23'0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154]+([.K154]/60)+([.L154]/3600)+([.M154]/36000)" office:value-type="float" office:value="11.385" calcext:value-type="float">
            <text:p>11,38500000</text:p>
          </table:table-cell>
          <table:table-cell table:style-name="ce16" office:value-type="string" calcext:value-type="string">
            <text:p>SP 3_1 tra accesso interporto Bologna e viadotto A 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RANAROLO DELL'EMILIA A SAN GIOVANNI IN PERSICETO</text:p>
          </table:table-cell>
          <table:table-cell table:style-name="ce22" office:value-type="float" office:value="15.764" calcext:value-type="float">
            <text:p>15,76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float" office:value="218" calcext:value-type="float">
            <text:p>218</text:p>
          </table:table-cell>
          <table:table-cell table:style-name="ce10" office:value-type="string" calcext:value-type="string">
            <text:p>45°00'37.4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155]+([.E155]/60)+([.F155]/3600)+([.G155]/36000)" office:value-type="float" office:value="45.0103888888889" calcext:value-type="float">
            <text:p>45,01038889</text:p>
          </table:table-cell>
          <table:table-cell table:style-name="ce10" office:value-type="string" calcext:value-type="string">
            <text:p>10°07'26.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155]+([.K155]/60)+([.L155]/3600)+([.M155]/36000)" office:value-type="float" office:value="10.1240833333333" calcext:value-type="float">
            <text:p>10,12408333</text:p>
          </table:table-cell>
          <table:table-cell table:style-name="ce16" office:value-type="string" calcext:value-type="string">
            <text:p>SP 10 tra Polesine e Roccabianca su variante Zib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PROVINCIALE PIACENZA</text:p>
          </table:table-cell>
          <table:table-cell table:style-name="ce22" office:value-type="float" office:value="31.5" calcext:value-type="float">
            <text:p>3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7" office:value-type="float" office:value="218" calcext:value-type="float">
            <text:p>218</text:p>
          </table:table-cell>
          <table:table-cell table:style-name="ce10" office:value-type="string" calcext:value-type="string">
            <text:p>45°00'37.4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156]+([.E156]/60)+([.F156]/3600)+([.G156]/36000)" office:value-type="float" office:value="45.0103888888889" calcext:value-type="float">
            <text:p>45,01038889</text:p>
          </table:table-cell>
          <table:table-cell table:style-name="ce10" office:value-type="string" calcext:value-type="string">
            <text:p>10°07'26.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156]+([.K156]/60)+([.L156]/3600)+([.M156]/36000)" office:value-type="float" office:value="10.1240833333333" calcext:value-type="float">
            <text:p>10,12408333</text:p>
          </table:table-cell>
          <table:table-cell table:style-name="ce16" office:value-type="string" calcext:value-type="string">
            <text:p>SP 10 tra Polesine e Roccabianca su variante Zib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IACENZA A PARMA</text:p>
          </table:table-cell>
          <table:table-cell table:style-name="ce22" office:value-type="float" office:value="31.5" calcext:value-type="float">
            <text:p>3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6" office:value-type="float" office:value="219" calcext:value-type="float">
            <text:p>219</text:p>
          </table:table-cell>
          <table:table-cell table:style-name="ce10" office:value-type="string" calcext:value-type="string">
            <text:p>44°57'16.7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D157]+([.E157]/60)+([.F157]/3600)+([.G157]/36000)" office:value-type="float" office:value="44.9566388888889" calcext:value-type="float">
            <text:p>44,95663889</text:p>
          </table:table-cell>
          <table:table-cell table:style-name="ce10" office:value-type="string" calcext:value-type="string">
            <text:p>09°51'59.86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157]+([.K157]/60)+([.L157]/3600)+([.M157]/36000)" office:value-type="float" office:value="9.86877777777778" calcext:value-type="float">
            <text:p>9,86877778</text:p>
          </table:table-cell>
          <table:table-cell table:style-name="ce15" office:value-type="string" calcext:value-type="string">
            <text:p>SS 9 tra Fiorenzuola d'Arda e Pontenu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44.27" calcext:value-type="float">
            <text:p>244,27</text:p>
          </table:table-cell>
          <table:table-cell table:number-columns-repeated="1005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6" office:value-type="float" office:value="219" calcext:value-type="float">
            <text:p>219</text:p>
          </table:table-cell>
          <table:table-cell table:style-name="ce10" office:value-type="string" calcext:value-type="string">
            <text:p>44°57'16.7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D158]+([.E158]/60)+([.F158]/3600)+([.G158]/36000)" office:value-type="float" office:value="44.9566388888889" calcext:value-type="float">
            <text:p>44,95663889</text:p>
          </table:table-cell>
          <table:table-cell table:style-name="ce10" office:value-type="string" calcext:value-type="string">
            <text:p>09°51'59.86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158]+([.K158]/60)+([.L158]/3600)+([.M158]/36000)" office:value-type="float" office:value="9.86877777777778" calcext:value-type="float">
            <text:p>9,86877778</text:p>
          </table:table-cell>
          <table:table-cell table:style-name="ce15" office:value-type="string" calcext:value-type="string">
            <text:p>SS 9 tra Fiorenzuola d'Arda e Pontenur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44.27" calcext:value-type="float">
            <text:p>244,27</text:p>
          </table:table-cell>
          <table:table-cell table:number-columns-repeated="10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6" office:value-type="float" office:value="220" calcext:value-type="float">
            <text:p>220</text:p>
          </table:table-cell>
          <table:table-cell table:style-name="ce10" office:value-type="string" calcext:value-type="string">
            <text:p>44°53'08.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7" calcext:value-type="float">
            <text:p>57</text:p>
          </table:table-cell>
          <table:table-cell table:style-name="ce12" table:formula="of:=[.D159]+([.E159]/60)+([.F159]/3600)+([.G159]/36000)" office:value-type="float" office:value="44.8871388888889" calcext:value-type="float">
            <text:p>44,88713889</text:p>
          </table:table-cell>
          <table:table-cell table:style-name="ce10" office:value-type="string" calcext:value-type="string">
            <text:p>09°59'36.3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159]+([.K159]/60)+([.L159]/3600)+([.M159]/36000)" office:value-type="float" office:value="9.99422222222222" calcext:value-type="float">
            <text:p>9,99422222</text:p>
          </table:table-cell>
          <table:table-cell table:style-name="ce15" office:value-type="string" calcext:value-type="string">
            <text:p>SS 9 tra Fiorenzuola d'Arda e Fidenza al confine provincia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31.35" calcext:value-type="float">
            <text:p>231,35</text:p>
          </table:table-cell>
          <table:table-cell table:number-columns-repeated="1005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6" office:value-type="float" office:value="220" calcext:value-type="float">
            <text:p>220</text:p>
          </table:table-cell>
          <table:table-cell table:style-name="ce10" office:value-type="string" calcext:value-type="string">
            <text:p>44°53'08.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7" calcext:value-type="float">
            <text:p>57</text:p>
          </table:table-cell>
          <table:table-cell table:style-name="ce12" table:formula="of:=[.D160]+([.E160]/60)+([.F160]/3600)+([.G160]/36000)" office:value-type="float" office:value="44.8871388888889" calcext:value-type="float">
            <text:p>44,88713889</text:p>
          </table:table-cell>
          <table:table-cell table:style-name="ce10" office:value-type="string" calcext:value-type="string">
            <text:p>09°59'36.3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160]+([.K160]/60)+([.L160]/3600)+([.M160]/36000)" office:value-type="float" office:value="9.99422222222222" calcext:value-type="float">
            <text:p>9,99422222</text:p>
          </table:table-cell>
          <table:table-cell table:style-name="ce15" office:value-type="string" calcext:value-type="string">
            <text:p>SS 9 tra Fiorenzuola d'Arda e Fidenza al confine provincia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31.35" calcext:value-type="float">
            <text:p>231,35</text:p>
          </table:table-cell>
          <table:table-cell table:number-columns-repeated="10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6" office:value-type="float" office:value="221" calcext:value-type="float">
            <text:p>221</text:p>
          </table:table-cell>
          <table:table-cell table:style-name="ce10" office:value-type="string" calcext:value-type="string">
            <text:p>44°50'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161]+([.E161]/60)+([.F161]/3600)+([.G161]/36000)" office:value-type="float" office:value="44.8388888888889" calcext:value-type="float">
            <text:p>44,83888889</text:p>
          </table:table-cell>
          <table:table-cell table:style-name="ce10" office:value-type="string" calcext:value-type="string">
            <text:p>10°09'2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161]+([.K161]/60)+([.L161]/3600)+([.M161]/36000)" office:value-type="float" office:value="10.1575" calcext:value-type="float">
            <text:p>10,15750000</text:p>
          </table:table-cell>
          <table:table-cell table:style-name="ce15" office:value-type="string" calcext:value-type="string">
            <text:p>SS 9 tra Fidenza e A 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17" calcext:value-type="float">
            <text:p>217</text:p>
          </table:table-cell>
          <table:table-cell table:number-columns-repeated="1005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6" office:value-type="float" office:value="221" calcext:value-type="float">
            <text:p>221</text:p>
          </table:table-cell>
          <table:table-cell table:style-name="ce10" office:value-type="string" calcext:value-type="string">
            <text:p>44°50'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162]+([.E162]/60)+([.F162]/3600)+([.G162]/36000)" office:value-type="float" office:value="44.8388888888889" calcext:value-type="float">
            <text:p>44,83888889</text:p>
          </table:table-cell>
          <table:table-cell table:style-name="ce10" office:value-type="string" calcext:value-type="string">
            <text:p>10°09'2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162]+([.K162]/60)+([.L162]/3600)+([.M162]/36000)" office:value-type="float" office:value="10.1575" calcext:value-type="float">
            <text:p>10,15750000</text:p>
          </table:table-cell>
          <table:table-cell table:style-name="ce15" office:value-type="string" calcext:value-type="string">
            <text:p>SS 9 tra Fidenza e A 1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17" calcext:value-type="float">
            <text:p>217</text:p>
          </table:table-cell>
          <table:table-cell table:number-columns-repeated="1005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float" office:value="222" calcext:value-type="float">
            <text:p>222</text:p>
          </table:table-cell>
          <table:table-cell table:style-name="ce10" office:value-type="string" calcext:value-type="string">
            <text:p>44°50'35.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163]+([.E163]/60)+([.F163]/3600)+([.G163]/36000)" office:value-type="float" office:value="44.8430555555556" calcext:value-type="float">
            <text:p>44,84305556</text:p>
          </table:table-cell>
          <table:table-cell table:style-name="ce10" office:value-type="string" calcext:value-type="string">
            <text:p>10°00'57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163]+([.K163]/60)+([.L163]/3600)+([.M163]/36000)" office:value-type="float" office:value="10.0158333333333" calcext:value-type="float">
            <text:p>10,01583333</text:p>
          </table:table-cell>
          <table:table-cell table:style-name="ce16" office:value-type="string" calcext:value-type="string">
            <text:p>SP 359R tra Fidenza e Salsomaggiore Ter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IDENZA A BEDONIA</text:p>
          </table:table-cell>
          <table:table-cell table:style-name="ce22" office:value-type="float" office:value="4.4" calcext:value-type="float">
            <text:p>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7" office:value-type="float" office:value="222" calcext:value-type="float">
            <text:p>222</text:p>
          </table:table-cell>
          <table:table-cell table:style-name="ce10" office:value-type="string" calcext:value-type="string">
            <text:p>44°50'35.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164]+([.E164]/60)+([.F164]/3600)+([.G164]/36000)" office:value-type="float" office:value="44.8430555555556" calcext:value-type="float">
            <text:p>44,84305556</text:p>
          </table:table-cell>
          <table:table-cell table:style-name="ce10" office:value-type="string" calcext:value-type="string">
            <text:p>10°00'57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164]+([.K164]/60)+([.L164]/3600)+([.M164]/36000)" office:value-type="float" office:value="10.0158333333333" calcext:value-type="float">
            <text:p>10,01583333</text:p>
          </table:table-cell>
          <table:table-cell table:style-name="ce16" office:value-type="string" calcext:value-type="string">
            <text:p>SP 359R tra Fidenza e Salsomaggiore Ter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EDONIA A FIDENZA</text:p>
          </table:table-cell>
          <table:table-cell table:style-name="ce22" office:value-type="float" office:value="4.4" calcext:value-type="float">
            <text:p>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float" office:value="223" calcext:value-type="float">
            <text:p>223</text:p>
          </table:table-cell>
          <table:table-cell table:style-name="ce10" office:value-type="string" calcext:value-type="string">
            <text:p>44°49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65]+([.E165]/60)+([.F165]/3600)+([.G165]/36000)" office:value-type="float" office:value="44.8191666666667" calcext:value-type="float">
            <text:p>44,81916667</text:p>
          </table:table-cell>
          <table:table-cell table:style-name="ce10" office:value-type="string" calcext:value-type="string">
            <text:p>10°11'00.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165]+([.K165]/60)+([.L165]/3600)+([.M165]/36000)" office:value-type="float" office:value="10.1833611111111" calcext:value-type="float">
            <text:p>10,18336111</text:p>
          </table:table-cell>
          <table:table-cell table:style-name="ce16" office:value-type="string" calcext:value-type="string">
            <text:p>SP 357R tra SS 9 e No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9 (NOCETO) <text:s/>A FORNOVO DI TARO</text:p>
          </table:table-cell>
          <table:table-cell table:style-name="ce22" office:value-type="float" office:value="1.3" calcext:value-type="float">
            <text:p>1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7" office:value-type="float" office:value="223" calcext:value-type="float">
            <text:p>223</text:p>
          </table:table-cell>
          <table:table-cell table:style-name="ce10" office:value-type="string" calcext:value-type="string">
            <text:p>44°49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166]+([.E166]/60)+([.F166]/3600)+([.G166]/36000)" office:value-type="float" office:value="44.8191666666667" calcext:value-type="float">
            <text:p>44,81916667</text:p>
          </table:table-cell>
          <table:table-cell table:style-name="ce10" office:value-type="string" calcext:value-type="string">
            <text:p>10°11'00.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166]+([.K166]/60)+([.L166]/3600)+([.M166]/36000)" office:value-type="float" office:value="10.1833611111111" calcext:value-type="float">
            <text:p>10,18336111</text:p>
          </table:table-cell>
          <table:table-cell table:style-name="ce16" office:value-type="string" calcext:value-type="string">
            <text:p>SP 357R tra SS 9 e No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ORNOVO DI TARO A BIVIO SS9 (NOCETO) </text:p>
          </table:table-cell>
          <table:table-cell table:style-name="ce22" office:value-type="float" office:value="1.3" calcext:value-type="float">
            <text:p>1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float" office:value="226" calcext:value-type="float">
            <text:p>226</text:p>
          </table:table-cell>
          <table:table-cell table:style-name="ce10" office:value-type="string" calcext:value-type="string">
            <text:p>44°40'23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167]+([.E167]/60)+([.F167]/3600)+([.G167]/36000)" office:value-type="float" office:value="44.6756944444444" calcext:value-type="float">
            <text:p>44,67569444</text:p>
          </table:table-cell>
          <table:table-cell table:style-name="ce10" office:value-type="string" calcext:value-type="string">
            <text:p>10°19'33.6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style-name="ce12" table:formula="of:=[.J167]+([.K167]/60)+([.L167]/3600)+([.M167]/36000)" office:value-type="float" office:value="10.3275" calcext:value-type="float">
            <text:p>10,32750000</text:p>
          </table:table-cell>
          <table:table-cell table:style-name="ce16" office:value-type="string" calcext:value-type="string">
            <text:p>SP 32 dal bivio SP 16 (per Langhirano) al bivio SP 665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ELINO A TRAVERSETOLO</text:p>
          </table:table-cell>
          <table:table-cell table:style-name="ce22" office:value-type="float" office:value="8.3" calcext:value-type="float">
            <text:p>8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7" office:value-type="float" office:value="226" calcext:value-type="float">
            <text:p>226</text:p>
          </table:table-cell>
          <table:table-cell table:style-name="ce10" office:value-type="string" calcext:value-type="string">
            <text:p>44°40'23.9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D168]+([.E168]/60)+([.F168]/3600)+([.G168]/36000)" office:value-type="float" office:value="44.6756944444444" calcext:value-type="float">
            <text:p>44,67569444</text:p>
          </table:table-cell>
          <table:table-cell table:style-name="ce10" office:value-type="string" calcext:value-type="string">
            <text:p>10°19'33.6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60" calcext:value-type="float">
            <text:p>60</text:p>
          </table:table-cell>
          <table:table-cell table:style-name="ce12" table:formula="of:=[.J168]+([.K168]/60)+([.L168]/3600)+([.M168]/36000)" office:value-type="float" office:value="10.3275" calcext:value-type="float">
            <text:p>10,32750000</text:p>
          </table:table-cell>
          <table:table-cell table:style-name="ce16" office:value-type="string" calcext:value-type="string">
            <text:p>SP 32 dal bivio SP 16 (per Langhirano) al bivio SP 665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TRAVERSETOLO A FELINO</text:p>
          </table:table-cell>
          <table:table-cell table:style-name="ce22" office:value-type="float" office:value="8.3" calcext:value-type="float">
            <text:p>8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float" office:value="227" calcext:value-type="float">
            <text:p>227</text:p>
          </table:table-cell>
          <table:table-cell table:style-name="ce10" office:value-type="string" calcext:value-type="string">
            <text:p>44°54'59.8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9" calcext:value-type="float">
            <text:p>89</text:p>
          </table:table-cell>
          <table:table-cell table:style-name="ce12" table:formula="of:=[.D169]+([.E169]/60)+([.F169]/3600)+([.G169]/36000)" office:value-type="float" office:value="44.9188611111111" calcext:value-type="float">
            <text:p>44,91886111</text:p>
          </table:table-cell>
          <table:table-cell table:style-name="ce10" office:value-type="string" calcext:value-type="string">
            <text:p>10°26'53.0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169]+([.K169]/60)+([.L169]/3600)+([.M169]/36000)" office:value-type="float" office:value="10.4480555555556" calcext:value-type="float">
            <text:p>10,44805556</text:p>
          </table:table-cell>
          <table:table-cell table:style-name="ce16" office:value-type="string" calcext:value-type="string">
            <text:p>SP 34 da Colorno al bivio SP 60 (al confine provincia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EZZANI AL CONFINE PROVINCIALE DI REGGIO EMILIA</text:p>
          </table:table-cell>
          <table:table-cell table:style-name="ce22" office:value-type="float" office:value="7.2" calcext:value-type="float">
            <text:p>7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7" office:value-type="float" office:value="227" calcext:value-type="float">
            <text:p>227</text:p>
          </table:table-cell>
          <table:table-cell table:style-name="ce10" office:value-type="string" calcext:value-type="string">
            <text:p>44°54'59.8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9" calcext:value-type="float">
            <text:p>89</text:p>
          </table:table-cell>
          <table:table-cell table:style-name="ce12" table:formula="of:=[.D170]+([.E170]/60)+([.F170]/3600)+([.G170]/36000)" office:value-type="float" office:value="44.9188611111111" calcext:value-type="float">
            <text:p>44,91886111</text:p>
          </table:table-cell>
          <table:table-cell table:style-name="ce10" office:value-type="string" calcext:value-type="string">
            <text:p>10°26'53.0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170]+([.K170]/60)+([.L170]/3600)+([.M170]/36000)" office:value-type="float" office:value="10.4480555555556" calcext:value-type="float">
            <text:p>10,44805556</text:p>
          </table:table-cell>
          <table:table-cell table:style-name="ce16" office:value-type="string" calcext:value-type="string">
            <text:p>SP 34 da Colorno al bivio SP 60 (al confine provincia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DI REGGIO EMILIA A MEZZANI</text:p>
          </table:table-cell>
          <table:table-cell table:style-name="ce22" office:value-type="float" office:value="7.2" calcext:value-type="float">
            <text:p>7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float" office:value="228" calcext:value-type="float">
            <text:p>228</text:p>
          </table:table-cell>
          <table:table-cell table:style-name="ce10" office:value-type="string" calcext:value-type="string">
            <text:p>44°52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171]+([.E171]/60)+([.F171]/3600)+([.G171]/36000)" office:value-type="float" office:value="44.8694444444445" calcext:value-type="float">
            <text:p>44,86944444</text:p>
          </table:table-cell>
          <table:table-cell table:style-name="ce10" office:value-type="string" calcext:value-type="string">
            <text:p>10°29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171]+([.K171]/60)+([.L171]/3600)+([.M171]/36000)" office:value-type="float" office:value="10.4861111111111" calcext:value-type="float">
            <text:p>10,48611111</text:p>
          </table:table-cell>
          <table:table-cell table:style-name="ce16" office:value-type="string" calcext:value-type="string">
            <text:p>SP 62R tra Brescello (bivio SP 41) e Sorbolo (bivio SP 20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RESCELLO A LUZZARA</text:p>
          </table:table-cell>
          <table:table-cell table:style-name="ce22" office:value-type="float" office:value="132.6" calcext:value-type="float">
            <text:p>132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7" office:value-type="float" office:value="228" calcext:value-type="float">
            <text:p>228</text:p>
          </table:table-cell>
          <table:table-cell table:style-name="ce10" office:value-type="string" calcext:value-type="string">
            <text:p>44°52'1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D172]+([.E172]/60)+([.F172]/3600)+([.G172]/36000)" office:value-type="float" office:value="44.8694444444445" calcext:value-type="float">
            <text:p>44,86944444</text:p>
          </table:table-cell>
          <table:table-cell table:style-name="ce10" office:value-type="string" calcext:value-type="string">
            <text:p>10°29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172]+([.K172]/60)+([.L172]/3600)+([.M172]/36000)" office:value-type="float" office:value="10.4861111111111" calcext:value-type="float">
            <text:p>10,48611111</text:p>
          </table:table-cell>
          <table:table-cell table:style-name="ce16" office:value-type="string" calcext:value-type="string">
            <text:p>SP 62R <text:s/>tra Brescello (bivio SP 41) e Sorbolo (bivio SP 20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UZZARA A BRESCELLO</text:p>
          </table:table-cell>
          <table:table-cell table:style-name="ce22" office:value-type="float" office:value="132.6" calcext:value-type="float">
            <text:p>132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float" office:value="229" calcext:value-type="float">
            <text:p>229</text:p>
          </table:table-cell>
          <table:table-cell table:style-name="ce10" office:value-type="string" calcext:value-type="string">
            <text:p>44°51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173]+([.E173]/60)+([.F173]/3600)+([.G173]/36000)" office:value-type="float" office:value="44.8658333333333" calcext:value-type="float">
            <text:p>44,86583333</text:p>
          </table:table-cell>
          <table:table-cell table:style-name="ce10" office:value-type="string" calcext:value-type="string">
            <text:p>10°32'2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173]+([.K173]/60)+([.L173]/3600)+([.M173]/36000)" office:value-type="float" office:value="10.5394444444444" calcext:value-type="float">
            <text:p>10,53944444</text:p>
          </table:table-cell>
          <table:table-cell table:style-name="ce16" office:value-type="string" calcext:value-type="string">
            <text:p>SP 111 tra bivio SP 1 (a nord di Poviglio) e Boretto (innesto variant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S9 (CALERNO - SANT'ILARIO D'ENZA) A BORETTO</text:p>
          </table:table-cell>
          <table:table-cell table:style-name="ce22" office:value-type="float" office:value="14.4" calcext:value-type="float">
            <text:p>1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7" office:value-type="float" office:value="229" calcext:value-type="float">
            <text:p>229</text:p>
          </table:table-cell>
          <table:table-cell table:style-name="ce10" office:value-type="string" calcext:value-type="string">
            <text:p>44°51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174]+([.E174]/60)+([.F174]/3600)+([.G174]/36000)" office:value-type="float" office:value="44.8658333333333" calcext:value-type="float">
            <text:p>44,86583333</text:p>
          </table:table-cell>
          <table:table-cell table:style-name="ce10" office:value-type="string" calcext:value-type="string">
            <text:p>10°32'2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174]+([.K174]/60)+([.L174]/3600)+([.M174]/36000)" office:value-type="float" office:value="10.5394444444444" calcext:value-type="float">
            <text:p>10,53944444</text:p>
          </table:table-cell>
          <table:table-cell table:style-name="ce16" office:value-type="string" calcext:value-type="string">
            <text:p>SP 111 tra bivio SP 1 (a nord di Poviglio) e Boretto (innesto variant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SS9 (CALERNO - SANT'ILARIO D'ENZA)</text:p>
          </table:table-cell>
          <table:table-cell table:style-name="ce22" office:value-type="float" office:value="14.4" calcext:value-type="float">
            <text:p>14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float" office:value="230" calcext:value-type="float">
            <text:p>230</text:p>
          </table:table-cell>
          <table:table-cell table:style-name="ce10" office:value-type="string" calcext:value-type="string">
            <text:p>44°53'2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175]+([.E175]/60)+([.F175]/3600)+([.G175]/36000)" office:value-type="float" office:value="44.89" calcext:value-type="float">
            <text:p>44,89000000</text:p>
          </table:table-cell>
          <table:table-cell table:style-name="ce10" office:value-type="string" calcext:value-type="string">
            <text:p>10°37'2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175]+([.K175]/60)+([.L175]/3600)+([.M175]/36000)" office:value-type="float" office:value="10.6230555555556" calcext:value-type="float">
            <text:p>10,62305556</text:p>
          </table:table-cell>
          <table:table-cell table:style-name="ce16" office:value-type="string" calcext:value-type="string">
            <text:p>SP 62RVAR Cispadana da Boretto (bivio Variante SP 358R) a Gualtieri (bivio SP 63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LUZZARA A BORETTO</text:p>
          </table:table-cell>
          <table:table-cell table:style-name="ce22" office:value-type="float" office:value="15.7" calcext:value-type="float">
            <text:p>1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7" office:value-type="float" office:value="230" calcext:value-type="float">
            <text:p>230</text:p>
          </table:table-cell>
          <table:table-cell table:style-name="ce10" office:value-type="string" calcext:value-type="string">
            <text:p>44°53'2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176]+([.E176]/60)+([.F176]/3600)+([.G176]/36000)" office:value-type="float" office:value="44.89" calcext:value-type="float">
            <text:p>44,89000000</text:p>
          </table:table-cell>
          <table:table-cell table:style-name="ce10" office:value-type="string" calcext:value-type="string">
            <text:p>10°37'2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176]+([.K176]/60)+([.L176]/3600)+([.M176]/36000)" office:value-type="float" office:value="10.6230555555556" calcext:value-type="float">
            <text:p>10,62305556</text:p>
          </table:table-cell>
          <table:table-cell table:style-name="ce16" office:value-type="string" calcext:value-type="string">
            <text:p>SP 62RVAR Cispadana da Boretto (bivio Variante SP 358R) a Gualtieri (bivio SP 63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LUZZARA</text:p>
          </table:table-cell>
          <table:table-cell table:style-name="ce22" office:value-type="float" office:value="15.7" calcext:value-type="float">
            <text:p>1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float" office:value="231" calcext:value-type="float">
            <text:p>231</text:p>
          </table:table-cell>
          <table:table-cell table:style-name="ce10" office:value-type="string" calcext:value-type="string">
            <text:p>44°52'31.9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D177]+([.E177]/60)+([.F177]/3600)+([.G177]/36000)" office:value-type="float" office:value="44.8778611111111" calcext:value-type="float">
            <text:p>44,87786111</text:p>
          </table:table-cell>
          <table:table-cell table:style-name="ce10" office:value-type="string" calcext:value-type="string">
            <text:p>10°37'44.2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2" table:formula="of:=[.J177]+([.K177]/60)+([.L177]/3600)+([.M177]/36000)" office:value-type="float" office:value="10.6295555555556" calcext:value-type="float">
            <text:p>10,62955556</text:p>
          </table:table-cell>
          <table:table-cell table:style-name="ce16" office:value-type="string" calcext:value-type="string">
            <text:p>SP 63R tra la Loc. Santa Vittoria (c/o bivio SP 81) e la Cispada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GUALTIERI</text:p>
          </table:table-cell>
          <table:table-cell table:style-name="ce22" office:value-type="float" office:value="17.97" calcext:value-type="float">
            <text:p>17,9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7" office:value-type="float" office:value="231" calcext:value-type="float">
            <text:p>231</text:p>
          </table:table-cell>
          <table:table-cell table:style-name="ce10" office:value-type="string" calcext:value-type="string">
            <text:p>44°52'31.9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D178]+([.E178]/60)+([.F178]/3600)+([.G178]/36000)" office:value-type="float" office:value="44.8778611111111" calcext:value-type="float">
            <text:p>44,87786111</text:p>
          </table:table-cell>
          <table:table-cell table:style-name="ce10" office:value-type="string" calcext:value-type="string">
            <text:p>10°37'44.2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2" table:formula="of:=[.J178]+([.K178]/60)+([.L178]/3600)+([.M178]/36000)" office:value-type="float" office:value="10.6295555555556" calcext:value-type="float">
            <text:p>10,62955556</text:p>
          </table:table-cell>
          <table:table-cell table:style-name="ce16" office:value-type="string" calcext:value-type="string">
            <text:p>SP 63R tra la Loc. Santa Vittoria (c/o bivio SP 81) e la Cispada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UALTIERI A REGGIO EMILIA</text:p>
          </table:table-cell>
          <table:table-cell table:style-name="ce22" office:value-type="float" office:value="17.97" calcext:value-type="float">
            <text:p>17,9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float" office:value="236" calcext:value-type="float">
            <text:p>236</text:p>
          </table:table-cell>
          <table:table-cell table:style-name="ce10" office:value-type="string" calcext:value-type="string">
            <text:p>44°49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79]+([.E179]/60)+([.F179]/3600)+([.G179]/36000)" office:value-type="float" office:value="44.8311111111111" calcext:value-type="float">
            <text:p>44,83111111</text:p>
          </table:table-cell>
          <table:table-cell table:style-name="ce10" office:value-type="string" calcext:value-type="string">
            <text:p>11°20'1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179]+([.K179]/60)+([.L179]/3600)+([.M179]/36000)" office:value-type="float" office:value="11.3386111111111" calcext:value-type="float">
            <text:p>11,33861111</text:p>
          </table:table-cell>
          <table:table-cell table:style-name="ce16" office:value-type="string" calcext:value-type="string">
            <text:p>SP 468R tra Casumaro e Reno Cente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MIRABELLO</text:p>
          </table:table-cell>
          <table:table-cell table:style-name="ce22" office:value-type="float" office:value="73.5" calcext:value-type="float">
            <text:p>73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7" office:value-type="float" office:value="236" calcext:value-type="float">
            <text:p>236</text:p>
          </table:table-cell>
          <table:table-cell table:style-name="ce10" office:value-type="string" calcext:value-type="string">
            <text:p>44°49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80]+([.E180]/60)+([.F180]/3600)+([.G180]/36000)" office:value-type="float" office:value="44.8311111111111" calcext:value-type="float">
            <text:p>44,83111111</text:p>
          </table:table-cell>
          <table:table-cell table:style-name="ce10" office:value-type="string" calcext:value-type="string">
            <text:p>11°20'1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180]+([.K180]/60)+([.L180]/3600)+([.M180]/36000)" office:value-type="float" office:value="11.3386111111111" calcext:value-type="float">
            <text:p>11,33861111</text:p>
          </table:table-cell>
          <table:table-cell table:style-name="ce16" office:value-type="string" calcext:value-type="string">
            <text:p>SP 468R tra Casumaro e Reno Cente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IRABELLO A REGGIO EMILIA</text:p>
          </table:table-cell>
          <table:table-cell table:style-name="ce22" office:value-type="float" office:value="73.5" calcext:value-type="float">
            <text:p>73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float" office:value="237" calcext:value-type="float">
            <text:p>237</text:p>
          </table:table-cell>
          <table:table-cell table:style-name="ce10" office:value-type="string" calcext:value-type="string">
            <text:p>44°38'0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D181]+([.E181]/60)+([.F181]/3600)+([.G181]/36000)" office:value-type="float" office:value="44.6341666666667" calcext:value-type="float">
            <text:p>44,63416667</text:p>
          </table:table-cell>
          <table:table-cell table:style-name="ce10" office:value-type="string" calcext:value-type="string">
            <text:p>10°30'30"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181]+([.K181]/60)+([.L181]/3600)+([.M181]/36000)" office:value-type="float" office:value="10.5083333333333" calcext:value-type="float">
            <text:p>10,50833333</text:p>
          </table:table-cell>
          <table:table-cell table:style-name="ce16" office:value-type="string" calcext:value-type="string">
            <text:p>SP 23 tra Quattro Castella e la Variante di Montecavolo (c/o bivio SP 21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QUATTRO CASTELLA</text:p>
          </table:table-cell>
          <table:table-cell table:style-name="ce22" office:value-type="float" office:value="7.84" calcext:value-type="float">
            <text:p>7,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7" office:value-type="float" office:value="237" calcext:value-type="float">
            <text:p>237</text:p>
          </table:table-cell>
          <table:table-cell table:style-name="ce10" office:value-type="string" calcext:value-type="string">
            <text:p>44°38'0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D182]+([.E182]/60)+([.F182]/3600)+([.G182]/36000)" office:value-type="float" office:value="44.6341666666667" calcext:value-type="float">
            <text:p>44,63416667</text:p>
          </table:table-cell>
          <table:table-cell table:style-name="ce10" office:value-type="string" calcext:value-type="string">
            <text:p>10°30'30"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182]+([.K182]/60)+([.L182]/3600)+([.M182]/36000)" office:value-type="float" office:value="10.5083333333333" calcext:value-type="float">
            <text:p>10,50833333</text:p>
          </table:table-cell>
          <table:table-cell table:style-name="ce16" office:value-type="string" calcext:value-type="string">
            <text:p>SP 23 tra Quattro Castella e la Variante di Montecavolo (c/o bivio SP 21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QUATTRO CASTELLA A REGGIO EMILIA</text:p>
          </table:table-cell>
          <table:table-cell table:style-name="ce22" office:value-type="float" office:value="7.84" calcext:value-type="float">
            <text:p>7,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float" office:value="238" calcext:value-type="float">
            <text:p>238</text:p>
          </table:table-cell>
          <table:table-cell table:style-name="ce10" office:value-type="string" calcext:value-type="string">
            <text:p>44°36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183]+([.E183]/60)+([.F183]/3600)+([.G183]/36000)" office:value-type="float" office:value="44.6111111111111" calcext:value-type="float">
            <text:p>44,61111111</text:p>
          </table:table-cell>
          <table:table-cell table:style-name="ce10" office:value-type="string" calcext:value-type="string">
            <text:p>10°38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01" calcext:value-type="float">
            <text:p>3801</text:p>
          </table:table-cell>
          <table:table-cell table:style-name="ce10" table:number-columns-repeated="2"/>
          <table:table-cell table:style-name="ce12" table:formula="of:=[.J183]+([.K183]/60)+([.L183]/3600)+([.M183]/36000)" office:value-type="float" office:value="73.35" calcext:value-type="float">
            <text:p>73,35000000</text:p>
          </table:table-cell>
          <table:table-cell table:style-name="ce16" office:value-type="string" calcext:value-type="string">
            <text:p>SP 37 fra Albinea e Scandiano (bivio SP 7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ALBINEA A SCANDIANO</text:p>
          </table:table-cell>
          <table:table-cell table:style-name="ce22" office:value-type="float" office:value="2.881" calcext:value-type="float">
            <text:p>2,88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7" office:value-type="float" office:value="238" calcext:value-type="float">
            <text:p>238</text:p>
          </table:table-cell>
          <table:table-cell table:style-name="ce10" office:value-type="string" calcext:value-type="string">
            <text:p>44°36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184]+([.E184]/60)+([.F184]/3600)+([.G184]/36000)" office:value-type="float" office:value="44.6111111111111" calcext:value-type="float">
            <text:p>44,61111111</text:p>
          </table:table-cell>
          <table:table-cell table:style-name="ce10" office:value-type="string" calcext:value-type="string">
            <text:p>10°38'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184]+([.K184]/60)+([.L184]/3600)+([.M184]/36000)" office:value-type="float" office:value="10.6336111111111" calcext:value-type="float">
            <text:p>10,63361111</text:p>
          </table:table-cell>
          <table:table-cell table:style-name="ce16" office:value-type="string" calcext:value-type="string">
            <text:p>SP 37 fra Albinea e Scandiano (bivio SP 7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CANDIANO A ALBINEA</text:p>
          </table:table-cell>
          <table:table-cell table:style-name="ce22" office:value-type="float" office:value="2.881" calcext:value-type="float">
            <text:p>2,88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float" office:value="239" calcext:value-type="float">
            <text:p>239</text:p>
          </table:table-cell>
          <table:table-cell table:style-name="ce10" office:value-type="string" calcext:value-type="string">
            <text:p>44°32'57.0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185]+([.E185]/60)+([.F185]/3600)+([.G185]/36000)" office:value-type="float" office:value="44.5493611111111" calcext:value-type="float">
            <text:p>44,54936111</text:p>
          </table:table-cell>
          <table:table-cell table:style-name="ce10" office:value-type="string" calcext:value-type="string">
            <text:p>10°46'06.4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9" calcext:value-type="float">
            <text:p>49</text:p>
          </table:table-cell>
          <table:table-cell table:style-name="ce12" table:formula="of:=[.J185]+([.K185]/60)+([.L185]/3600)+([.M185]/36000)" office:value-type="float" office:value="10.7696944444444" calcext:value-type="float">
            <text:p>10,76969444</text:p>
          </table:table-cell>
          <table:table-cell table:style-name="ce16" office:value-type="string" calcext:value-type="string">
            <text:p>SP 486R fra Sassuolo e Castella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SSUOLO A CONFINE REGIONALE TOSCANA</text:p>
          </table:table-cell>
          <table:table-cell table:style-name="ce22" office:value-type="float" office:value="19.9" calcext:value-type="float">
            <text:p>19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7" office:value-type="float" office:value="239" calcext:value-type="float">
            <text:p>239</text:p>
          </table:table-cell>
          <table:table-cell table:style-name="ce10" office:value-type="string" calcext:value-type="string">
            <text:p>44°32'57.0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186]+([.E186]/60)+([.F186]/3600)+([.G186]/36000)" office:value-type="float" office:value="44.5493611111111" calcext:value-type="float">
            <text:p>44,54936111</text:p>
          </table:table-cell>
          <table:table-cell table:style-name="ce10" office:value-type="string" calcext:value-type="string">
            <text:p>10°46'06.4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9" calcext:value-type="float">
            <text:p>49</text:p>
          </table:table-cell>
          <table:table-cell table:style-name="ce12" table:formula="of:=[.J186]+([.K186]/60)+([.L186]/3600)+([.M186]/36000)" office:value-type="float" office:value="10.7696944444444" calcext:value-type="float">
            <text:p>10,76969444</text:p>
          </table:table-cell>
          <table:table-cell table:style-name="ce16" office:value-type="string" calcext:value-type="string">
            <text:p>SP 486R fra Sassuolo e Castella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SASSUOLO</text:p>
          </table:table-cell>
          <table:table-cell table:style-name="ce22" office:value-type="float" office:value="19.9" calcext:value-type="float">
            <text:p>19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6" office:value-type="float" office:value="242" calcext:value-type="float">
            <text:p>242</text:p>
          </table:table-cell>
          <table:table-cell table:style-name="ce10" office:value-type="string" calcext:value-type="string">
            <text:p>44°30'21.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5" calcext:value-type="float">
            <text:p>45</text:p>
          </table:table-cell>
          <table:table-cell table:style-name="ce12" table:formula="of:=[.D187]+([.E187]/60)+([.F187]/3600)+([.G187]/36000)" office:value-type="float" office:value="44.5070833333333" calcext:value-type="float">
            <text:p>44,50708333</text:p>
          </table:table-cell>
          <table:table-cell table:style-name="ce10" office:value-type="string" calcext:value-type="string">
            <text:p>10°52'29.1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" calcext:value-type="float">
            <text:p>19</text:p>
          </table:table-cell>
          <table:table-cell table:style-name="ce12" table:formula="of:=[.J187]+([.K187]/60)+([.L187]/3600)+([.M187]/36000)" office:value-type="float" office:value="10.87525" calcext:value-type="float">
            <text:p>10,87525000</text:p>
          </table:table-cell>
          <table:table-cell table:style-name="ce15" office:value-type="string" calcext:value-type="string">
            <text:p>SS 12 tra Maranello e Pavullo nel Frigna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161.13" calcext:value-type="float">
            <text:p>161,13</text:p>
          </table:table-cell>
          <table:table-cell table:number-columns-repeated="1005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6" office:value-type="float" office:value="242" calcext:value-type="float">
            <text:p>242</text:p>
          </table:table-cell>
          <table:table-cell table:style-name="ce10" office:value-type="string" calcext:value-type="string">
            <text:p>44°30'21.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5" calcext:value-type="float">
            <text:p>45</text:p>
          </table:table-cell>
          <table:table-cell table:style-name="ce12" table:formula="of:=[.D188]+([.E188]/60)+([.F188]/3600)+([.G188]/36000)" office:value-type="float" office:value="44.5070833333333" calcext:value-type="float">
            <text:p>44,50708333</text:p>
          </table:table-cell>
          <table:table-cell table:style-name="ce10" office:value-type="string" calcext:value-type="string">
            <text:p>10°52'29.1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" calcext:value-type="float">
            <text:p>19</text:p>
          </table:table-cell>
          <table:table-cell table:style-name="ce12" table:formula="of:=[.J188]+([.K188]/60)+([.L188]/3600)+([.M188]/36000)" office:value-type="float" office:value="10.87525" calcext:value-type="float">
            <text:p>10,87525000</text:p>
          </table:table-cell>
          <table:table-cell table:style-name="ce15" office:value-type="string" calcext:value-type="string">
            <text:p>SS 12 tra Maranello e Pavullo nel Frigna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161.13" calcext:value-type="float">
            <text:p>161,13</text:p>
          </table:table-cell>
          <table:table-cell table:number-columns-repeated="1005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float" office:value="243" calcext:value-type="float">
            <text:p>243</text:p>
          </table:table-cell>
          <table:table-cell table:style-name="ce10" office:value-type="string" calcext:value-type="string">
            <text:p>44°32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189]+([.E189]/60)+([.F189]/3600)+([.G189]/36000)" office:value-type="float" office:value="44.5438888888889" calcext:value-type="float">
            <text:p>44,54388889</text:p>
          </table:table-cell>
          <table:table-cell table:style-name="ce10" office:value-type="string" calcext:value-type="string">
            <text:p>11°07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189]+([.K189]/60)+([.L189]/3600)+([.M189]/36000)" office:value-type="float" office:value="11.1308333333333" calcext:value-type="float">
            <text:p>11,13083333</text:p>
          </table:table-cell>
          <table:table-cell table:style-name="ce16" office:value-type="string" calcext:value-type="string">
            <text:p>SP 27 tra Ponte Samoggia e Muff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ONTE SAMOGGIA A CRESPELLANO</text:p>
          </table:table-cell>
          <table:table-cell table:style-name="ce22" office:value-type="float" office:value="2.377" calcext:value-type="float">
            <text:p>2,37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7" office:value-type="float" office:value="243" calcext:value-type="float">
            <text:p>243</text:p>
          </table:table-cell>
          <table:table-cell table:style-name="ce10" office:value-type="string" calcext:value-type="string">
            <text:p>44°32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190]+([.E190]/60)+([.F190]/3600)+([.G190]/36000)" office:value-type="float" office:value="44.5438888888889" calcext:value-type="float">
            <text:p>44,54388889</text:p>
          </table:table-cell>
          <table:table-cell table:style-name="ce10" office:value-type="string" calcext:value-type="string">
            <text:p>11°07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190]+([.K190]/60)+([.L190]/3600)+([.M190]/36000)" office:value-type="float" office:value="11.1308333333333" calcext:value-type="float">
            <text:p>11,13083333</text:p>
          </table:table-cell>
          <table:table-cell table:style-name="ce16" office:value-type="string" calcext:value-type="string">
            <text:p>SP 27 tra Ponte Samoggia e Muff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RESPELLANO A PONTE SAMOGGIA</text:p>
          </table:table-cell>
          <table:table-cell table:style-name="ce22" office:value-type="float" office:value="2.377" calcext:value-type="float">
            <text:p>2,37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float" office:value="244" calcext:value-type="float">
            <text:p>244</text:p>
          </table:table-cell>
          <table:table-cell table:style-name="ce10" office:value-type="string" calcext:value-type="string">
            <text:p>44°30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191]+([.E191]/60)+([.F191]/3600)+([.G191]/36000)" office:value-type="float" office:value="44.5094444444444" calcext:value-type="float">
            <text:p>44,50944444</text:p>
          </table:table-cell>
          <table:table-cell table:style-name="ce10" office:value-type="string" calcext:value-type="string">
            <text:p>11°09'5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191]+([.K191]/60)+([.L191]/3600)+([.M191]/36000)" office:value-type="float" office:value="11.1647222222222" calcext:value-type="float">
            <text:p>11,16472222</text:p>
          </table:table-cell>
          <table:table-cell table:style-name="ce16" office:value-type="string" calcext:value-type="string">
            <text:p>SP 569 tra Pragatto e innesto variante Ponte Ronca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AZZANO A CASALECCHIO DI RENO</text:p>
          </table:table-cell>
          <table:table-cell table:style-name="ce22" office:value-type="float" office:value="32.935" calcext:value-type="float">
            <text:p>32,93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7" office:value-type="float" office:value="244" calcext:value-type="float">
            <text:p>244</text:p>
          </table:table-cell>
          <table:table-cell table:style-name="ce10" office:value-type="string" calcext:value-type="string">
            <text:p>44°30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192]+([.E192]/60)+([.F192]/3600)+([.G192]/36000)" office:value-type="float" office:value="44.5094444444444" calcext:value-type="float">
            <text:p>44,50944444</text:p>
          </table:table-cell>
          <table:table-cell table:style-name="ce10" office:value-type="string" calcext:value-type="string">
            <text:p>11°09'5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192]+([.K192]/60)+([.L192]/3600)+([.M192]/36000)" office:value-type="float" office:value="11.1647222222222" calcext:value-type="float">
            <text:p>11,16472222</text:p>
          </table:table-cell>
          <table:table-cell table:style-name="ce16" office:value-type="string" calcext:value-type="string">
            <text:p>SP 569 tra Pragatto e innesto variante Ponte Ronca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ALECCHIO DI RENO A BAZZANO</text:p>
          </table:table-cell>
          <table:table-cell table:style-name="ce22" office:value-type="float" office:value="32.935" calcext:value-type="float">
            <text:p>32,93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float" office:value="245" calcext:value-type="float">
            <text:p>245</text:p>
          </table:table-cell>
          <table:table-cell table:style-name="ce10" office:value-type="string" calcext:value-type="string">
            <text:p>44°30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193]+([.E193]/60)+([.F193]/3600)+([.G193]/36000)" office:value-type="float" office:value="44.5033333333333" calcext:value-type="float">
            <text:p>44,50333333</text:p>
          </table:table-cell>
          <table:table-cell table:style-name="ce10" office:value-type="string" calcext:value-type="string">
            <text:p>11°03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193]+([.K193]/60)+([.L193]/3600)+([.M193]/36000)" office:value-type="float" office:value="11.0641666666667" calcext:value-type="float">
            <text:p>11,06416667</text:p>
          </table:table-cell>
          <table:table-cell table:style-name="ce16" office:value-type="string" calcext:value-type="string">
            <text:p>SP 569R da intersezione Pedemontana a Savignano sul Pana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SSUOLO A CASALECCHIO DI RENO</text:p>
          </table:table-cell>
          <table:table-cell table:style-name="ce22" office:value-type="float" office:value="24.15" calcext:value-type="float">
            <text:p>24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7" office:value-type="float" office:value="245" calcext:value-type="float">
            <text:p>245</text:p>
          </table:table-cell>
          <table:table-cell table:style-name="ce10" office:value-type="string" calcext:value-type="string">
            <text:p>44°30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194]+([.E194]/60)+([.F194]/3600)+([.G194]/36000)" office:value-type="float" office:value="44.5033333333333" calcext:value-type="float">
            <text:p>44,50333333</text:p>
          </table:table-cell>
          <table:table-cell table:style-name="ce10" office:value-type="string" calcext:value-type="string">
            <text:p>11°03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194]+([.K194]/60)+([.L194]/3600)+([.M194]/36000)" office:value-type="float" office:value="11.0641666666667" calcext:value-type="float">
            <text:p>11,06416667</text:p>
          </table:table-cell>
          <table:table-cell table:style-name="ce16" office:value-type="string" calcext:value-type="string">
            <text:p>SP 569R da intersezione Pedemontana a Savignano sul Pana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ALECCHIO DI RENO A SASSUOLO</text:p>
          </table:table-cell>
          <table:table-cell table:style-name="ce22" office:value-type="float" office:value="24.15" calcext:value-type="float">
            <text:p>24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float" office:value="246" calcext:value-type="float">
            <text:p>246</text:p>
          </table:table-cell>
          <table:table-cell table:style-name="ce10" office:value-type="string" calcext:value-type="string">
            <text:p>44°40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195]+([.E195]/60)+([.F195]/3600)+([.G195]/36000)" office:value-type="float" office:value="44.6758333333333" calcext:value-type="float">
            <text:p>44,67583333</text:p>
          </table:table-cell>
          <table:table-cell table:style-name="ce10" office:value-type="string" calcext:value-type="string">
            <text:p>11°12'4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195]+([.K195]/60)+([.L195]/3600)+([.M195]/36000)" office:value-type="float" office:value="11.2127777777778" calcext:value-type="float">
            <text:p>11,21277778</text:p>
          </table:table-cell>
          <table:table-cell table:style-name="ce16" office:value-type="string" calcext:value-type="string">
            <text:p>SP 255 da Decima a San Giovanni in Persi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FERRARA</text:p>
          </table:table-cell>
          <table:table-cell table:style-name="ce22" office:value-type="float" office:value="27.347" calcext:value-type="float">
            <text:p>27,34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7" office:value-type="float" office:value="246" calcext:value-type="float">
            <text:p>246</text:p>
          </table:table-cell>
          <table:table-cell table:style-name="ce10" office:value-type="string" calcext:value-type="string">
            <text:p>44°40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196]+([.E196]/60)+([.F196]/3600)+([.G196]/36000)" office:value-type="float" office:value="44.6758333333333" calcext:value-type="float">
            <text:p>44,67583333</text:p>
          </table:table-cell>
          <table:table-cell table:style-name="ce10" office:value-type="string" calcext:value-type="string">
            <text:p>11°12'4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196]+([.K196]/60)+([.L196]/3600)+([.M196]/36000)" office:value-type="float" office:value="11.2127777777778" calcext:value-type="float">
            <text:p>11,21277778</text:p>
          </table:table-cell>
          <table:table-cell table:style-name="ce16" office:value-type="string" calcext:value-type="string">
            <text:p>SP 255 da Decima a San Giovanni in Persic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MODENA</text:p>
          </table:table-cell>
          <table:table-cell table:style-name="ce22" office:value-type="float" office:value="27.347" calcext:value-type="float">
            <text:p>27,34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float" office:value="247" calcext:value-type="float">
            <text:p>247</text:p>
          </table:table-cell>
          <table:table-cell table:style-name="ce10" office:value-type="string" calcext:value-type="string">
            <text:p>44°39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97]+([.E197]/60)+([.F197]/3600)+([.G197]/36000)" office:value-type="float" office:value="44.6644444444444" calcext:value-type="float">
            <text:p>44,66444444</text:p>
          </table:table-cell>
          <table:table-cell table:style-name="ce10" office:value-type="string" calcext:value-type="string">
            <text:p>11°06'3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197]+([.K197]/60)+([.L197]/3600)+([.M197]/36000)" office:value-type="float" office:value="11.1102777777778" calcext:value-type="float">
            <text:p>11,11027778</text:p>
          </table:table-cell>
          <table:table-cell table:style-name="ce16" office:value-type="string" calcext:value-type="string">
            <text:p>SP 255 fra Nonantola e Sant'Agata Bologne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FERRARA</text:p>
          </table:table-cell>
          <table:table-cell table:style-name="ce22" office:value-type="float" office:value="15.997" calcext:value-type="float">
            <text:p>15,99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7" office:value-type="float" office:value="247" calcext:value-type="float">
            <text:p>247</text:p>
          </table:table-cell>
          <table:table-cell table:style-name="ce10" office:value-type="string" calcext:value-type="string">
            <text:p>44°39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198]+([.E198]/60)+([.F198]/3600)+([.G198]/36000)" office:value-type="float" office:value="44.6644444444444" calcext:value-type="float">
            <text:p>44,66444444</text:p>
          </table:table-cell>
          <table:table-cell table:style-name="ce10" office:value-type="string" calcext:value-type="string">
            <text:p>11°06'3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198]+([.K198]/60)+([.L198]/3600)+([.M198]/36000)" office:value-type="float" office:value="11.1102777777778" calcext:value-type="float">
            <text:p>11,11027778</text:p>
          </table:table-cell>
          <table:table-cell table:style-name="ce16" office:value-type="string" calcext:value-type="string">
            <text:p>SP 255 fra Nonantola e Sant'Agata Bolognes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MODENA</text:p>
          </table:table-cell>
          <table:table-cell table:style-name="ce22" office:value-type="float" office:value="15.997" calcext:value-type="float">
            <text:p>15,99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float" office:value="251" calcext:value-type="float">
            <text:p>251</text:p>
          </table:table-cell>
          <table:table-cell table:style-name="ce10" office:value-type="string" calcext:value-type="string">
            <text:p>44°19'0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D199]+([.E199]/60)+([.F199]/3600)+([.G199]/36000)" office:value-type="float" office:value="44.3169444444444" calcext:value-type="float">
            <text:p>44,31694444</text:p>
          </table:table-cell>
          <table:table-cell table:style-name="ce10" office:value-type="string" calcext:value-type="string">
            <text:p>11°38'5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199]+([.K199]/60)+([.L199]/3600)+([.M199]/36000)" office:value-type="float" office:value="11.6497222222222" calcext:value-type="float">
            <text:p>11,64972222</text:p>
          </table:table-cell>
          <table:table-cell table:style-name="ce16" office:value-type="string" calcext:value-type="string">
            <text:p>SP 610 tra Imola e Casalfiumanese in località Ca' Miser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INNESTO SS16 (SAN BIAGIO - ARGENTA) A CONFINE REGIONALE TOSCANA</text:p>
          </table:table-cell>
          <table:table-cell table:style-name="ce22" office:value-type="float" office:value="38.136" calcext:value-type="float">
            <text:p>38,13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7" office:value-type="float" office:value="251" calcext:value-type="float">
            <text:p>251</text:p>
          </table:table-cell>
          <table:table-cell table:style-name="ce10" office:value-type="string" calcext:value-type="string">
            <text:p>44°19'0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D200]+([.E200]/60)+([.F200]/3600)+([.G200]/36000)" office:value-type="float" office:value="44.3169444444444" calcext:value-type="float">
            <text:p>44,31694444</text:p>
          </table:table-cell>
          <table:table-cell table:style-name="ce10" office:value-type="string" calcext:value-type="string">
            <text:p>11°38'5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200]+([.K200]/60)+([.L200]/3600)+([.M200]/36000)" office:value-type="float" office:value="11.6497222222222" calcext:value-type="float">
            <text:p>11,64972222</text:p>
          </table:table-cell>
          <table:table-cell table:style-name="ce16" office:value-type="string" calcext:value-type="string">
            <text:p>SP 610 tra Imola e Casalfiumanese in località Ca' Miser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INNESTO SS16 (SAN BIAGIO - ARGENTA)</text:p>
          </table:table-cell>
          <table:table-cell table:style-name="ce22" office:value-type="float" office:value="38.136" calcext:value-type="float">
            <text:p>38,13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float" office:value="252" calcext:value-type="float">
            <text:p>252</text:p>
          </table:table-cell>
          <table:table-cell table:style-name="ce10" office:value-type="string" calcext:value-type="string">
            <text:p>44°29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01]+([.E201]/60)+([.F201]/3600)+([.G201]/36000)" office:value-type="float" office:value="44.4991666666667" calcext:value-type="float">
            <text:p>44,49916667</text:p>
          </table:table-cell>
          <table:table-cell table:style-name="ce10" office:value-type="string" calcext:value-type="string">
            <text:p>11°36'4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201]+([.K201]/60)+([.L201]/3600)+([.M201]/36000)" office:value-type="float" office:value="11.6136111111111" calcext:value-type="float">
            <text:p>11,61361111</text:p>
          </table:table-cell>
          <table:table-cell table:style-name="ce16" office:value-type="string" calcext:value-type="string">
            <text:p>SP 3_2 tra Budrio e bivio SP 29 per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GRANAROLO DELL'EMILIA A MEDICINA</text:p>
          </table:table-cell>
          <table:table-cell table:style-name="ce24" office:value-type="float" office:value="15.095" calcext:value-type="float">
            <text:p>15,0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7" office:value-type="float" office:value="252" calcext:value-type="float">
            <text:p>252</text:p>
          </table:table-cell>
          <table:table-cell table:style-name="ce10" office:value-type="string" calcext:value-type="string">
            <text:p>44°29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02]+([.E202]/60)+([.F202]/3600)+([.G202]/36000)" office:value-type="float" office:value="44.4991666666667" calcext:value-type="float">
            <text:p>44,49916667</text:p>
          </table:table-cell>
          <table:table-cell table:style-name="ce10" office:value-type="string" calcext:value-type="string">
            <text:p>11°36'4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202]+([.K202]/60)+([.L202]/3600)+([.M202]/36000)" office:value-type="float" office:value="11.6136111111111" calcext:value-type="float">
            <text:p>11,61361111</text:p>
          </table:table-cell>
          <table:table-cell table:style-name="ce16" office:value-type="string" calcext:value-type="string">
            <text:p>SP 3_2 tra Budrio e bivio SP 29 per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EDICINA A GRANAROLO DELL'EMILIA</text:p>
          </table:table-cell>
          <table:table-cell table:style-name="ce24" office:value-type="float" office:value="15.095" calcext:value-type="float">
            <text:p>15,0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string" calcext:value-type="string">
            <text:p>44°29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203]+([.E203]/60)+([.F203]/3600)+([.G203]/36000)" office:value-type="float" office:value="44.4941666666667" calcext:value-type="float">
            <text:p>44,49416667</text:p>
          </table:table-cell>
          <table:table-cell table:style-name="ce10" office:value-type="string" calcext:value-type="string">
            <text:p>11°34'5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203]+([.K203]/60)+([.L203]/3600)+([.M203]/36000)" office:value-type="float" office:value="11.5816666666667" calcext:value-type="float">
            <text:p>11,58166667</text:p>
          </table:table-cell>
          <table:table-cell table:style-name="ce16" office:value-type="string" calcext:value-type="string">
            <text:p>SP 253 dal bivio SP6 per Budrio a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RAVENNA</text:p>
          </table:table-cell>
          <table:table-cell table:style-name="ce22" office:value-type="float" office:value="18.887" calcext:value-type="float">
            <text:p>18,88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7" office:value-type="float" office:value="253" calcext:value-type="float">
            <text:p>253</text:p>
          </table:table-cell>
          <table:table-cell table:style-name="ce10" office:value-type="string" calcext:value-type="string">
            <text:p>44°29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204]+([.E204]/60)+([.F204]/3600)+([.G204]/36000)" office:value-type="float" office:value="44.4941666666667" calcext:value-type="float">
            <text:p>44,49416667</text:p>
          </table:table-cell>
          <table:table-cell table:style-name="ce10" office:value-type="string" calcext:value-type="string">
            <text:p>11°34'5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204]+([.K204]/60)+([.L204]/3600)+([.M204]/36000)" office:value-type="float" office:value="11.5816666666667" calcext:value-type="float">
            <text:p>11,58166667</text:p>
          </table:table-cell>
          <table:table-cell table:style-name="ce16" office:value-type="string" calcext:value-type="string">
            <text:p>SP 253 dal bivio SP6 per Budrio a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ENNA A BOLOGNA</text:p>
          </table:table-cell>
          <table:table-cell table:style-name="ce22" office:value-type="float" office:value="18.887" calcext:value-type="float">
            <text:p>18,88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6" office:value-type="float" office:value="254" calcext:value-type="float">
            <text:p>254</text:p>
          </table:table-cell>
          <table:table-cell table:style-name="ce10" office:value-type="string" calcext:value-type="string">
            <text:p>44°25'5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D205]+([.E205]/60)+([.F205]/3600)+([.G205]/36000)" office:value-type="float" office:value="44.4316666666667" calcext:value-type="float">
            <text:p>44,43166667</text:p>
          </table:table-cell>
          <table:table-cell table:style-name="ce10" office:value-type="string" calcext:value-type="string">
            <text:p>11°30'4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205]+([.K205]/60)+([.L205]/3600)+([.M205]/36000)" office:value-type="float" office:value="11.5111111111111" calcext:value-type="float">
            <text:p>11,51111111</text:p>
          </table:table-cell>
          <table:table-cell table:style-name="ce15" office:value-type="string" calcext:value-type="string">
            <text:p>SS 9 tra Ozzano Emilia e Castel San Pietr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96.45" calcext:value-type="float">
            <text:p>96,45</text:p>
          </table:table-cell>
          <table:table-cell table:number-columns-repeated="1005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6" office:value-type="float" office:value="254" calcext:value-type="float">
            <text:p>254</text:p>
          </table:table-cell>
          <table:table-cell table:style-name="ce10" office:value-type="string" calcext:value-type="string">
            <text:p>44°25'5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D206]+([.E206]/60)+([.F206]/3600)+([.G206]/36000)" office:value-type="float" office:value="44.4316666666667" calcext:value-type="float">
            <text:p>44,43166667</text:p>
          </table:table-cell>
          <table:table-cell table:style-name="ce10" office:value-type="string" calcext:value-type="string">
            <text:p>11°30'4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206]+([.K206]/60)+([.L206]/3600)+([.M206]/36000)" office:value-type="float" office:value="11.5111111111111" calcext:value-type="float">
            <text:p>11,51111111</text:p>
          </table:table-cell>
          <table:table-cell table:style-name="ce15" office:value-type="string" calcext:value-type="string">
            <text:p>SS 9 tra Ozzano Emilia e Castel San Pietr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96.45" calcext:value-type="float">
            <text:p>96,45</text:p>
          </table:table-cell>
          <table:table-cell table:number-columns-repeated="10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6" office:value-type="float" office:value="255" calcext:value-type="float">
            <text:p>255</text:p>
          </table:table-cell>
          <table:table-cell table:style-name="ce10" office:value-type="string" calcext:value-type="string">
            <text:p>44°23'3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D207]+([.E207]/60)+([.F207]/3600)+([.G207]/36000)" office:value-type="float" office:value="44.3936111111111" calcext:value-type="float">
            <text:p>44,39361111</text:p>
          </table:table-cell>
          <table:table-cell table:style-name="ce10" office:value-type="string" calcext:value-type="string">
            <text:p>11°36'36"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07]+([.K207]/60)+([.L207]/3600)+([.M207]/36000)" office:value-type="float" office:value="11.61" calcext:value-type="float">
            <text:p>11,61000000</text:p>
          </table:table-cell>
          <table:table-cell table:style-name="ce15" office:value-type="string" calcext:value-type="string">
            <text:p>SS 9 tra Castel San Pietro e Im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87.46" calcext:value-type="float">
            <text:p>87,46</text:p>
          </table:table-cell>
          <table:table-cell table:number-columns-repeated="1005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6" office:value-type="float" office:value="255" calcext:value-type="float">
            <text:p>255</text:p>
          </table:table-cell>
          <table:table-cell table:style-name="ce10" office:value-type="string" calcext:value-type="string">
            <text:p>44°23'3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D208]+([.E208]/60)+([.F208]/3600)+([.G208]/36000)" office:value-type="float" office:value="44.3936111111111" calcext:value-type="float">
            <text:p>44,39361111</text:p>
          </table:table-cell>
          <table:table-cell table:style-name="ce10" office:value-type="string" calcext:value-type="string">
            <text:p>11°36'36"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2"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08]+([.K208]/60)+([.L208]/3600)+([.M208]/36000)" office:value-type="float" office:value="11.61" calcext:value-type="float">
            <text:p>11,61000000</text:p>
          </table:table-cell>
          <table:table-cell table:style-name="ce15" office:value-type="string" calcext:value-type="string">
            <text:p>SS 9 tra Castel San Pietro e Imo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87.46" calcext:value-type="float">
            <text:p>87,46</text:p>
          </table:table-cell>
          <table:table-cell table:number-columns-repeated="1005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float" office:value="256" calcext:value-type="float">
            <text:p>256</text:p>
          </table:table-cell>
          <table:table-cell table:style-name="ce10" office:value-type="string" calcext:value-type="string">
            <text:p>44°15'0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D209]+([.E209]/60)+([.F209]/3600)+([.G209]/36000)" office:value-type="float" office:value="44.2519444444445" calcext:value-type="float">
            <text:p>44,25194444</text:p>
          </table:table-cell>
          <table:table-cell table:style-name="ce10" office:value-type="string" calcext:value-type="string">
            <text:p>11°49'0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209]+([.K209]/60)+([.L209]/3600)+([.M209]/36000)" office:value-type="float" office:value="11.8180555555556" calcext:value-type="float">
            <text:p>11,81805556</text:p>
          </table:table-cell>
          <table:table-cell table:style-name="ce16" office:value-type="string" calcext:value-type="string">
            <text:p>SP 302R tra Faenza (bivio SP 66) e Brisighel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TOSCANA A FAENZA</text:p>
          </table:table-cell>
          <table:table-cell table:style-name="ce22" office:value-type="float" office:value="92.48" calcext:value-type="float">
            <text:p>92,4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7" office:value-type="float" office:value="256" calcext:value-type="float">
            <text:p>256</text:p>
          </table:table-cell>
          <table:table-cell table:style-name="ce10" office:value-type="string" calcext:value-type="string">
            <text:p>44°15'0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D210]+([.E210]/60)+([.F210]/3600)+([.G210]/36000)" office:value-type="float" office:value="44.2519444444445" calcext:value-type="float">
            <text:p>44,25194444</text:p>
          </table:table-cell>
          <table:table-cell table:style-name="ce10" office:value-type="string" calcext:value-type="string">
            <text:p>11°49'0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210]+([.K210]/60)+([.L210]/3600)+([.M210]/36000)" office:value-type="float" office:value="11.8180555555556" calcext:value-type="float">
            <text:p>11,81805556</text:p>
          </table:table-cell>
          <table:table-cell table:style-name="ce16" office:value-type="string" calcext:value-type="string">
            <text:p>SP 302R tra Faenza (bivio SP 66) e Brisighel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AENZA A CONFINE REGIONALE TOSCANA</text:p>
          </table:table-cell>
          <table:table-cell table:style-name="ce22" office:value-type="float" office:value="92.48" calcext:value-type="float">
            <text:p>92,4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257" calcext:value-type="float">
            <text:p>257</text:p>
          </table:table-cell>
          <table:table-cell table:style-name="ce10" office:value-type="string" calcext:value-type="string">
            <text:p>44°19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211]+([.E211]/60)+([.F211]/3600)+([.G211]/36000)" office:value-type="float" office:value="44.3225" calcext:value-type="float">
            <text:p>44,32250000</text:p>
          </table:table-cell>
          <table:table-cell table:style-name="ce10" office:value-type="string" calcext:value-type="string">
            <text:p>11°56'4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11]+([.K211]/60)+([.L211]/3600)+([.M211]/36000)" office:value-type="float" office:value="11.9461111111111" calcext:value-type="float">
            <text:p>11,94611111</text:p>
          </table:table-cell>
          <table:table-cell table:style-name="ce16" office:value-type="string" calcext:value-type="string">
            <text:p>SP 302R tra Faenza e il bivio SP 4 (a sud di Russi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AENZA A RUSSI</text:p>
          </table:table-cell>
          <table:table-cell table:style-name="ce22" office:value-type="float" office:value="106.22" calcext:value-type="float">
            <text:p>106,2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257" calcext:value-type="float">
            <text:p>257</text:p>
          </table:table-cell>
          <table:table-cell table:style-name="ce10" office:value-type="string" calcext:value-type="string">
            <text:p>44°19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212]+([.E212]/60)+([.F212]/3600)+([.G212]/36000)" office:value-type="float" office:value="44.3225" calcext:value-type="float">
            <text:p>44,32250000</text:p>
          </table:table-cell>
          <table:table-cell table:style-name="ce10" office:value-type="string" calcext:value-type="string">
            <text:p>11°56'4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12]+([.K212]/60)+([.L212]/3600)+([.M212]/36000)" office:value-type="float" office:value="11.9461111111111" calcext:value-type="float">
            <text:p>11,94611111</text:p>
          </table:table-cell>
          <table:table-cell table:style-name="ce16" office:value-type="string" calcext:value-type="string">
            <text:p>SP 302R tra Faenza e il bivio SP 4 (a sud di Russi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USSI A FAENZA</text:p>
          </table:table-cell>
          <table:table-cell table:style-name="ce22" office:value-type="float" office:value="106.22" calcext:value-type="float">
            <text:p>106,2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258" calcext:value-type="float">
            <text:p>258</text:p>
          </table:table-cell>
          <table:table-cell table:style-name="ce10" office:value-type="string" calcext:value-type="string">
            <text:p>44°09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213]+([.E213]/60)+([.F213]/3600)+([.G213]/36000)" office:value-type="float" office:value="44.1638888888889" calcext:value-type="float">
            <text:p>44,16388889</text:p>
          </table:table-cell>
          <table:table-cell table:style-name="ce10" office:value-type="string" calcext:value-type="string">
            <text:p>12°10'5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213]+([.K213]/60)+([.L213]/3600)+([.M213]/36000)" office:value-type="float" office:value="12.1808333333333" calcext:value-type="float">
            <text:p>12,18083333</text:p>
          </table:table-cell>
          <table:table-cell table:style-name="ce15" office:value-type="string" calcext:value-type="string">
            <text:p>SS 9 tra Forlimpopoli e Cese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4.57" calcext:value-type="float">
            <text:p>34,57</text:p>
          </table:table-cell>
          <table:table-cell table:number-columns-repeated="1005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6" office:value-type="float" office:value="258" calcext:value-type="float">
            <text:p>258</text:p>
          </table:table-cell>
          <table:table-cell table:style-name="ce10" office:value-type="string" calcext:value-type="string">
            <text:p>44°09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214]+([.E214]/60)+([.F214]/3600)+([.G214]/36000)" office:value-type="float" office:value="44.1638888888889" calcext:value-type="float">
            <text:p>44,16388889</text:p>
          </table:table-cell>
          <table:table-cell table:style-name="ce10" office:value-type="string" calcext:value-type="string">
            <text:p>12°10'5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214]+([.K214]/60)+([.L214]/3600)+([.M214]/36000)" office:value-type="float" office:value="12.1808333333333" calcext:value-type="float">
            <text:p>12,18083333</text:p>
          </table:table-cell>
          <table:table-cell table:style-name="ce15" office:value-type="string" calcext:value-type="string">
            <text:p>SS 9 tra Forlimpopoli e Cese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4.57" calcext:value-type="float">
            <text:p>34,57</text:p>
          </table:table-cell>
          <table:table-cell table:number-columns-repeated="1005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259" calcext:value-type="float">
            <text:p>259</text:p>
          </table:table-cell>
          <table:table-cell table:style-name="ce10" office:value-type="string" calcext:value-type="string">
            <text:p>44°11'3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D215]+([.E215]/60)+([.F215]/3600)+([.G215]/36000)" office:value-type="float" office:value="44.1916666666667" calcext:value-type="float">
            <text:p>44,19166667</text:p>
          </table:table-cell>
          <table:table-cell table:style-name="ce10" office:value-type="string" calcext:value-type="string">
            <text:p>12°18'4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15]+([.K215]/60)+([.L215]/3600)+([.M215]/36000)" office:value-type="float" office:value="12.3127777777778" calcext:value-type="float">
            <text:p>12,31277778</text:p>
          </table:table-cell>
          <table:table-cell table:style-name="ce16" office:value-type="string" calcext:value-type="string">
            <text:p>SP 7 in località Calabrina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ESENA A CERVIA</text:p>
          </table:table-cell>
          <table:table-cell table:style-name="ce21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7" office:value-type="float" office:value="259" calcext:value-type="float">
            <text:p>259</text:p>
          </table:table-cell>
          <table:table-cell table:style-name="ce10" office:value-type="string" calcext:value-type="string">
            <text:p>44°11'3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D216]+([.E216]/60)+([.F216]/3600)+([.G216]/36000)" office:value-type="float" office:value="44.1916666666667" calcext:value-type="float">
            <text:p>44,19166667</text:p>
          </table:table-cell>
          <table:table-cell table:style-name="ce10" office:value-type="string" calcext:value-type="string">
            <text:p>12°18'4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16]+([.K216]/60)+([.L216]/3600)+([.M216]/36000)" office:value-type="float" office:value="12.3127777777778" calcext:value-type="float">
            <text:p>12,31277778</text:p>
          </table:table-cell>
          <table:table-cell table:style-name="ce16" office:value-type="string" calcext:value-type="string">
            <text:p>SP 7 in loalità. Calabrina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ERVIA A CESENA</text:p>
          </table:table-cell>
          <table:table-cell table:style-name="ce21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260" calcext:value-type="float">
            <text:p>260</text:p>
          </table:table-cell>
          <table:table-cell table:style-name="ce10" office:value-type="string" calcext:value-type="string">
            <text:p>44°08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217]+([.E217]/60)+([.F217]/3600)+([.G217]/36000)" office:value-type="float" office:value="44.1438888888889" calcext:value-type="float">
            <text:p>44,14388889</text:p>
          </table:table-cell>
          <table:table-cell table:style-name="ce10" office:value-type="string" calcext:value-type="string">
            <text:p>12°17'5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217]+([.K217]/60)+([.L217]/3600)+([.M217]/36000)" office:value-type="float" office:value="12.2983333333333" calcext:value-type="float">
            <text:p>12,29833333</text:p>
          </table:table-cell>
          <table:table-cell table:style-name="ce16" office:value-type="string" calcext:value-type="string">
            <text:p>SP 8 tra Cesena e A 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ESENATICO A CESENA</text:p>
          </table:table-cell>
          <table:table-cell table:style-name="ce22" office:value-type="float" office:value="7.99" calcext:value-type="float">
            <text:p>7,9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7" office:value-type="float" office:value="260" calcext:value-type="float">
            <text:p>260</text:p>
          </table:table-cell>
          <table:table-cell table:style-name="ce10" office:value-type="string" calcext:value-type="string">
            <text:p>44°08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218]+([.E218]/60)+([.F218]/3600)+([.G218]/36000)" office:value-type="float" office:value="44.1438888888889" calcext:value-type="float">
            <text:p>44,14388889</text:p>
          </table:table-cell>
          <table:table-cell table:style-name="ce10" office:value-type="string" calcext:value-type="string">
            <text:p>12°17'5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218]+([.K218]/60)+([.L218]/3600)+([.M218]/36000)" office:value-type="float" office:value="12.2983333333333" calcext:value-type="float">
            <text:p>12,29833333</text:p>
          </table:table-cell>
          <table:table-cell table:style-name="ce16" office:value-type="string" calcext:value-type="string">
            <text:p>SP 8 tra Cesena e A 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ESENA A CESENATICO</text:p>
          </table:table-cell>
          <table:table-cell table:style-name="ce22" office:value-type="float" office:value="7.99" calcext:value-type="float">
            <text:p>7,9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261" calcext:value-type="float">
            <text:p>261</text:p>
          </table:table-cell>
          <table:table-cell table:style-name="ce10" office:value-type="string" calcext:value-type="string">
            <text:p>44°06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19]+([.E219]/60)+([.F219]/3600)+([.G219]/36000)" office:value-type="float" office:value="44.1158333333333" calcext:value-type="float">
            <text:p>44,11583333</text:p>
          </table:table-cell>
          <table:table-cell table:style-name="ce10" office:value-type="string" calcext:value-type="string">
            <text:p>12°18'1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J219]+([.K219]/60)+([.L219]/3600)+([.M219]/36000)" office:value-type="float" office:value="12.3038888888889" calcext:value-type="float">
            <text:p>12,30388889</text:p>
          </table:table-cell>
          <table:table-cell table:style-name="ce15" office:value-type="string" calcext:value-type="string">
            <text:p>SS 9 tra Cesena e Savignano sul Rubico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2.2" calcext:value-type="float">
            <text:p>22,2</text:p>
          </table:table-cell>
          <table:table-cell table:number-columns-repeated="1005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6" office:value-type="float" office:value="261" calcext:value-type="float">
            <text:p>261</text:p>
          </table:table-cell>
          <table:table-cell table:style-name="ce10" office:value-type="string" calcext:value-type="string">
            <text:p>44°06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20]+([.E220]/60)+([.F220]/3600)+([.G220]/36000)" office:value-type="float" office:value="44.1158333333333" calcext:value-type="float">
            <text:p>44,11583333</text:p>
          </table:table-cell>
          <table:table-cell table:style-name="ce10" office:value-type="string" calcext:value-type="string">
            <text:p>12°18'1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J220]+([.K220]/60)+([.L220]/3600)+([.M220]/36000)" office:value-type="float" office:value="12.3038888888889" calcext:value-type="float">
            <text:p>12,30388889</text:p>
          </table:table-cell>
          <table:table-cell table:style-name="ce15" office:value-type="string" calcext:value-type="string">
            <text:p>SS 9 tra Cesena e Savignano sul Rubicon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2.2" calcext:value-type="float">
            <text:p>22,2</text:p>
          </table:table-cell>
          <table:table-cell table:number-columns-repeated="10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string" calcext:value-type="string">
            <text:p>44°05'2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221]+([.E221]/60)+([.F221]/3600)+([.G221]/36000)" office:value-type="float" office:value="44.09" calcext:value-type="float">
            <text:p>44,09000000</text:p>
          </table:table-cell>
          <table:table-cell table:style-name="ce10" office:value-type="string" calcext:value-type="string">
            <text:p>12°24'4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221]+([.K221]/60)+([.L221]/3600)+([.M221]/36000)" office:value-type="float" office:value="12.4136111111111" calcext:value-type="float">
            <text:p>12,41361111</text:p>
          </table:table-cell>
          <table:table-cell table:style-name="ce15" office:value-type="string" calcext:value-type="string">
            <text:p>SS 9 tra Savignano sul Rubicone e Santarcangelo di Romag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2.55" calcext:value-type="float">
            <text:p>12,55</text:p>
          </table:table-cell>
          <table:table-cell table:number-columns-repeated="1005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string" calcext:value-type="string">
            <text:p>44°05'2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222]+([.E222]/60)+([.F222]/3600)+([.G222]/36000)" office:value-type="float" office:value="44.09" calcext:value-type="float">
            <text:p>44,09000000</text:p>
          </table:table-cell>
          <table:table-cell table:style-name="ce10" office:value-type="string" calcext:value-type="string">
            <text:p>12°24'4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222]+([.K222]/60)+([.L222]/3600)+([.M222]/36000)" office:value-type="float" office:value="12.4136111111111" calcext:value-type="float">
            <text:p>12,41361111</text:p>
          </table:table-cell>
          <table:table-cell table:style-name="ce15" office:value-type="string" calcext:value-type="string">
            <text:p>SS 9 tra Savignano sul Rubicone e Santarcangelo di Romag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2.55" calcext:value-type="float">
            <text:p>12,55</text:p>
          </table:table-cell>
          <table:table-cell table:number-columns-repeated="1005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string" calcext:value-type="string">
            <text:p>43°59'0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223]+([.E223]/60)+([.F223]/3600)+([.G223]/36000)" office:value-type="float" office:value="43.9833333333333" calcext:value-type="float">
            <text:p>43,98333333</text:p>
          </table:table-cell>
          <table:table-cell table:style-name="ce10" office:value-type="string" calcext:value-type="string">
            <text:p>12°40'4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23]+([.K223]/60)+([.L223]/3600)+([.M223]/36000)" office:value-type="float" office:value="12.6794444444444" calcext:value-type="float">
            <text:p>12,67944444</text:p>
          </table:table-cell>
          <table:table-cell table:style-name="ce16" office:value-type="string" calcext:value-type="string">
            <text:p>Via Adriatica (ex SS 16) tra Riccione e Misano Adriatic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<text:s/>FERRARA A CONFINE REGIONALE MARCHE</text:p>
          </table:table-cell>
          <table:table-cell table:style-name="ce22" office:value-type="float" office:value="216.62" calcext:value-type="float">
            <text:p>216,6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7" office:value-type="float" office:value="263" calcext:value-type="float">
            <text:p>263</text:p>
          </table:table-cell>
          <table:table-cell table:style-name="ce10" office:value-type="string" calcext:value-type="string">
            <text:p>43°59'0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D224]+([.E224]/60)+([.F224]/3600)+([.G224]/36000)" office:value-type="float" office:value="43.9833333333333" calcext:value-type="float">
            <text:p>43,98333333</text:p>
          </table:table-cell>
          <table:table-cell table:style-name="ce10" office:value-type="string" calcext:value-type="string">
            <text:p>12°40'4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24]+([.K224]/60)+([.L224]/3600)+([.M224]/36000)" office:value-type="float" office:value="12.6794444444444" calcext:value-type="float">
            <text:p>12,67944444</text:p>
          </table:table-cell>
          <table:table-cell table:style-name="ce16" office:value-type="string" calcext:value-type="string">
            <text:p>Via Adriatica (ex SS 16) tra Riccione e Misano Adriatic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MARCHE A <text:s/>FERRARA</text:p>
          </table:table-cell>
          <table:table-cell table:style-name="ce22" office:value-type="float" office:value="216.62" calcext:value-type="float">
            <text:p>216,6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269" calcext:value-type="float">
            <text:p>269</text:p>
          </table:table-cell>
          <table:table-cell table:style-name="ce10" office:value-type="string" calcext:value-type="string">
            <text:p>44°50'07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225]+([.E225]/60)+([.F225]/3600)+([.G225]/36000)" office:value-type="float" office:value="44.8353333333333" calcext:value-type="float">
            <text:p>44,83533333</text:p>
          </table:table-cell>
          <table:table-cell table:style-name="ce10" office:value-type="string" calcext:value-type="string">
            <text:p>11°03'1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25]+([.K225]/60)+([.L225]/3600)+([.M225]/36000)" office:value-type="float" office:value="11.0530555555556" calcext:value-type="float">
            <text:p>11,05305556</text:p>
          </table:table-cell>
          <table:table-cell table:style-name="ce15" office:value-type="string" calcext:value-type="string">
            <text:p>SS 12 a Medol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209.63" calcext:value-type="float">
            <text:p>209,63</text:p>
          </table:table-cell>
          <table:table-cell table:number-columns-repeated="1005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6" office:value-type="float" office:value="269" calcext:value-type="float">
            <text:p>269</text:p>
          </table:table-cell>
          <table:table-cell table:style-name="ce10" office:value-type="string" calcext:value-type="string">
            <text:p>44°50'07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226]+([.E226]/60)+([.F226]/3600)+([.G226]/36000)" office:value-type="float" office:value="44.8353333333333" calcext:value-type="float">
            <text:p>44,83533333</text:p>
          </table:table-cell>
          <table:table-cell table:style-name="ce10" office:value-type="string" calcext:value-type="string">
            <text:p>11°03'1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26]+([.K226]/60)+([.L226]/3600)+([.M226]/36000)" office:value-type="float" office:value="11.0530555555556" calcext:value-type="float">
            <text:p>11,05305556</text:p>
          </table:table-cell>
          <table:table-cell table:style-name="ce15" office:value-type="string" calcext:value-type="string">
            <text:p>SS 12 a Medoll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209.63" calcext:value-type="float">
            <text:p>209,63</text:p>
          </table:table-cell>
          <table:table-cell table:number-columns-repeated="10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274" calcext:value-type="float">
            <text:p>274</text:p>
          </table:table-cell>
          <table:table-cell table:style-name="ce10" office:value-type="string" calcext:value-type="string">
            <text:p>44°43'0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227]+([.E227]/60)+([.F227]/3600)+([.G227]/36000)" office:value-type="float" office:value="44.7188888888889" calcext:value-type="float">
            <text:p>44,71888889</text:p>
          </table:table-cell>
          <table:table-cell table:style-name="ce10" office:value-type="string" calcext:value-type="string">
            <text:p>11°32'1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27]+([.K227]/60)+([.L227]/3600)+([.M227]/36000)" office:value-type="float" office:value="11.5363888888889" calcext:value-type="float">
            <text:p>11,53638889</text:p>
          </table:table-cell>
          <table:table-cell table:style-name="ce15" office:value-type="string" calcext:value-type="string">
            <text:p>SS 64 ai confini provinciali di Bologna e Ferra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ORRETTA TERME A FERRARA</text:p>
          </table:table-cell>
          <table:table-cell table:style-name="ce19" office:value-type="float" office:value="125.7" calcext:value-type="float">
            <text:p>125,7</text:p>
          </table:table-cell>
          <table:table-cell table:number-columns-repeated="1005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6" office:value-type="float" office:value="274" calcext:value-type="float">
            <text:p>274</text:p>
          </table:table-cell>
          <table:table-cell table:style-name="ce10" office:value-type="string" calcext:value-type="string">
            <text:p>44°43'0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228]+([.E228]/60)+([.F228]/3600)+([.G228]/36000)" office:value-type="float" office:value="44.7188888888889" calcext:value-type="float">
            <text:p>44,71888889</text:p>
          </table:table-cell>
          <table:table-cell table:style-name="ce10" office:value-type="string" calcext:value-type="string">
            <text:p>11°32'1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28]+([.K228]/60)+([.L228]/3600)+([.M228]/36000)" office:value-type="float" office:value="11.5363888888889" calcext:value-type="float">
            <text:p>11,53638889</text:p>
          </table:table-cell>
          <table:table-cell table:style-name="ce15" office:value-type="string" calcext:value-type="string">
            <text:p>SS 64 ai confini provinciali di Bologna e Ferra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FERRARA A PORRETTA TERME</text:p>
          </table:table-cell>
          <table:table-cell table:style-name="ce19" office:value-type="float" office:value="125.7" calcext:value-type="float">
            <text:p>125,7</text:p>
          </table:table-cell>
          <table:table-cell table:number-columns-repeated="1005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7" office:value-type="float" office:value="275" calcext:value-type="float">
            <text:p>275</text:p>
          </table:table-cell>
          <table:table-cell table:style-name="ce10" office:value-type="string" calcext:value-type="string">
            <text:p>44°3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229]+([.E229]/60)+([.F229]/3600)+([.G229]/36000)" office:value-type="float" office:value="44.5980555555556" calcext:value-type="float">
            <text:p>44,59805556</text:p>
          </table:table-cell>
          <table:table-cell table:style-name="ce10" office:value-type="string" calcext:value-type="string">
            <text:p>11°28'0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J229]+([.K229]/60)+([.L229]/3600)+([.M229]/36000)" office:value-type="float" office:value="11.4691666666667" calcext:value-type="float">
            <text:p>11,46916667</text:p>
          </table:table-cell>
          <table:table-cell table:style-name="ce16" office:value-type="string" calcext:value-type="string">
            <text:p>SP 5 dall'intersezione SP 3 a intersezione per Ca' de Fabb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MOLINELLA</text:p>
          </table:table-cell>
          <table:table-cell table:style-name="ce22" office:value-type="float" office:value="9.836" calcext:value-type="float">
            <text:p>9,83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7" office:value-type="float" office:value="275" calcext:value-type="float">
            <text:p>275</text:p>
          </table:table-cell>
          <table:table-cell table:style-name="ce10" office:value-type="string" calcext:value-type="string">
            <text:p>44°3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230]+([.E230]/60)+([.F230]/3600)+([.G230]/36000)" office:value-type="float" office:value="44.5980555555556" calcext:value-type="float">
            <text:p>44,59805556</text:p>
          </table:table-cell>
          <table:table-cell table:style-name="ce10" office:value-type="string" calcext:value-type="string">
            <text:p>11°28'0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J230]+([.K230]/60)+([.L230]/3600)+([.M230]/36000)" office:value-type="float" office:value="11.4691666666667" calcext:value-type="float">
            <text:p>11,46916667</text:p>
          </table:table-cell>
          <table:table-cell table:style-name="ce16" office:value-type="string" calcext:value-type="string">
            <text:p>SP 5 dall'intersezione SP 3 a intersezione per Ca' de Fabbr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LINELLA A BOLOGNA</text:p>
          </table:table-cell>
          <table:table-cell table:style-name="ce22" office:value-type="float" office:value="9.836" calcext:value-type="float">
            <text:p>9,83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string" calcext:value-type="string">
            <text:p>44°33'5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D231]+([.E231]/60)+([.F231]/3600)+([.G231]/36000)" office:value-type="float" office:value="44.5663888888889" calcext:value-type="float">
            <text:p>44,56638889</text:p>
          </table:table-cell>
          <table:table-cell table:style-name="ce10" office:value-type="string" calcext:value-type="string">
            <text:p>11°27'4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231]+([.K231]/60)+([.L231]/3600)+([.M231]/36000)" office:value-type="float" office:value="11.4611111111111" calcext:value-type="float">
            <text:p>11,46111111</text:p>
          </table:table-cell>
          <table:table-cell table:style-name="ce16" office:value-type="string" calcext:value-type="string">
            <text:p>SP 3_2 tra intersezione SP 5 e ponte torrente Idi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GRANAROLO DELL'EMILIA A MEDICINA</text:p>
          </table:table-cell>
          <table:table-cell table:style-name="ce22" office:value-type="float" office:value="0.338" calcext:value-type="float">
            <text:p>0,33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7" office:value-type="float" office:value="276" calcext:value-type="float">
            <text:p>276</text:p>
          </table:table-cell>
          <table:table-cell table:style-name="ce10" office:value-type="string" calcext:value-type="string">
            <text:p>44°33'5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D232]+([.E232]/60)+([.F232]/3600)+([.G232]/36000)" office:value-type="float" office:value="44.5663888888889" calcext:value-type="float">
            <text:p>44,56638889</text:p>
          </table:table-cell>
          <table:table-cell table:style-name="ce10" office:value-type="string" calcext:value-type="string">
            <text:p>11°27'4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232]+([.K232]/60)+([.L232]/3600)+([.M232]/36000)" office:value-type="float" office:value="11.4611111111111" calcext:value-type="float">
            <text:p>11,46111111</text:p>
          </table:table-cell>
          <table:table-cell table:style-name="ce16" office:value-type="string" calcext:value-type="string">
            <text:p>SP 3_2 tra intersezione SP 5 e ponte torrente Idi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EDICINA A GRANAROLO DELL'EMILIA</text:p>
          </table:table-cell>
          <table:table-cell table:style-name="ce22" office:value-type="float" office:value="0.338" calcext:value-type="float">
            <text:p>0,33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277" calcext:value-type="float">
            <text:p>277</text:p>
          </table:table-cell>
          <table:table-cell table:style-name="ce10" office:value-type="string" calcext:value-type="string">
            <text:p>44°34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233]+([.E233]/60)+([.F233]/3600)+([.G233]/36000)" office:value-type="float" office:value="44.5766666666667" calcext:value-type="float">
            <text:p>44,57666667</text:p>
          </table:table-cell>
          <table:table-cell table:style-name="ce10" office:value-type="string" calcext:value-type="string">
            <text:p>11°35'3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33]+([.K233]/60)+([.L233]/3600)+([.M233]/36000)" office:value-type="float" office:value="11.5933333333333" calcext:value-type="float">
            <text:p>11,59333333</text:p>
          </table:table-cell>
          <table:table-cell table:style-name="ce16" office:value-type="string" calcext:value-type="string">
            <text:p>SP 6 tra Budrio e San Martino in Arg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UDRIO A MOLINELLA</text:p>
          </table:table-cell>
          <table:table-cell table:style-name="ce22" office:value-type="float" office:value="11.557" calcext:value-type="float">
            <text:p>11,5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7" office:value-type="float" office:value="277" calcext:value-type="float">
            <text:p>277</text:p>
          </table:table-cell>
          <table:table-cell table:style-name="ce10" office:value-type="string" calcext:value-type="string">
            <text:p>44°34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234]+([.E234]/60)+([.F234]/3600)+([.G234]/36000)" office:value-type="float" office:value="44.5766666666667" calcext:value-type="float">
            <text:p>44,57666667</text:p>
          </table:table-cell>
          <table:table-cell table:style-name="ce10" office:value-type="string" calcext:value-type="string">
            <text:p>11°35'3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34]+([.K234]/60)+([.L234]/3600)+([.M234]/36000)" office:value-type="float" office:value="11.5933333333333" calcext:value-type="float">
            <text:p>11,59333333</text:p>
          </table:table-cell>
          <table:table-cell table:style-name="ce16" office:value-type="string" calcext:value-type="string">
            <text:p>SP 6 tra Budrio e San Martino in Arg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LINELLA A BUDRIO</text:p>
          </table:table-cell>
          <table:table-cell table:style-name="ce22" office:value-type="float" office:value="11.557" calcext:value-type="float">
            <text:p>11,5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278" calcext:value-type="float">
            <text:p>278</text:p>
          </table:table-cell>
          <table:table-cell table:style-name="ce10" office:value-type="string" calcext:value-type="string">
            <text:p>44°30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235]+([.E235]/60)+([.F235]/3600)+([.G235]/36000)" office:value-type="float" office:value="44.5025" calcext:value-type="float">
            <text:p>44,50250000</text:p>
          </table:table-cell>
          <table:table-cell table:style-name="ce10" office:value-type="string" calcext:value-type="string">
            <text:p>11°30'2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235]+([.K235]/60)+([.L235]/3600)+([.M235]/36000)" office:value-type="float" office:value="11.5080555555556" calcext:value-type="float">
            <text:p>11,50805556</text:p>
          </table:table-cell>
          <table:table-cell table:style-name="ce16" office:value-type="string" calcext:value-type="string">
            <text:p>SP 6 tra Budrio e bivio SP 2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UDRIO A MOLINELLA</text:p>
          </table:table-cell>
          <table:table-cell table:style-name="ce22" office:value-type="float" office:value="0.326" calcext:value-type="float">
            <text:p>0,3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7" office:value-type="float" office:value="278" calcext:value-type="float">
            <text:p>278</text:p>
          </table:table-cell>
          <table:table-cell table:style-name="ce10" office:value-type="string" calcext:value-type="string">
            <text:p>44°30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236]+([.E236]/60)+([.F236]/3600)+([.G236]/36000)" office:value-type="float" office:value="44.5025" calcext:value-type="float">
            <text:p>44,50250000</text:p>
          </table:table-cell>
          <table:table-cell table:style-name="ce10" office:value-type="string" calcext:value-type="string">
            <text:p>11°30'2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236]+([.K236]/60)+([.L236]/3600)+([.M236]/36000)" office:value-type="float" office:value="11.5080555555556" calcext:value-type="float">
            <text:p>11,50805556</text:p>
          </table:table-cell>
          <table:table-cell table:style-name="ce16" office:value-type="string" calcext:value-type="string">
            <text:p>SP 6 tra Budrio e bivio SP 25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LINELLA A BUDRIO</text:p>
          </table:table-cell>
          <table:table-cell table:style-name="ce22" office:value-type="float" office:value="0.326" calcext:value-type="float">
            <text:p>0,3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279" calcext:value-type="float">
            <text:p>279</text:p>
          </table:table-cell>
          <table:table-cell table:style-name="ce10" office:value-type="string" calcext:value-type="string">
            <text:p>44°28'1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D237]+([.E237]/60)+([.F237]/3600)+([.G237]/36000)" office:value-type="float" office:value="44.4708333333333" calcext:value-type="float">
            <text:p>44,47083333</text:p>
          </table:table-cell>
          <table:table-cell table:style-name="ce10" office:value-type="string" calcext:value-type="string">
            <text:p>11°29'3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37]+([.K237]/60)+([.L237]/3600)+([.M237]/36000)" office:value-type="float" office:value="11.4933333333333" calcext:value-type="float">
            <text:p>11,49333333</text:p>
          </table:table-cell>
          <table:table-cell table:style-name="ce16" office:value-type="string" calcext:value-type="string">
            <text:p>SP 31 dal bivio SP 28 per Castenaso a Ponte Rizzoli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LAZZARO DI SAVENA A CASTEL GUELFO DI BOLOGNA</text:p>
          </table:table-cell>
          <table:table-cell table:style-name="ce22" office:value-type="float" office:value="6.306" calcext:value-type="float">
            <text:p>6,30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7" office:value-type="float" office:value="279" calcext:value-type="float">
            <text:p>279</text:p>
          </table:table-cell>
          <table:table-cell table:style-name="ce10" office:value-type="string" calcext:value-type="string">
            <text:p>44°28'1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D238]+([.E238]/60)+([.F238]/3600)+([.G238]/36000)" office:value-type="float" office:value="44.4708333333333" calcext:value-type="float">
            <text:p>44,47083333</text:p>
          </table:table-cell>
          <table:table-cell table:style-name="ce10" office:value-type="string" calcext:value-type="string">
            <text:p>11°29'3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J238]+([.K238]/60)+([.L238]/3600)+([.M238]/36000)" office:value-type="float" office:value="11.4933333333333" calcext:value-type="float">
            <text:p>11,49333333</text:p>
          </table:table-cell>
          <table:table-cell table:style-name="ce16" office:value-type="string" calcext:value-type="string">
            <text:p>SP 31 dal bivio SP 28 per Castenaso a Ponte Rizzoli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 GUELFO DI BOLOGNA A SAN LAZZARO DI SAVENA</text:p>
          </table:table-cell>
          <table:table-cell table:style-name="ce22" office:value-type="float" office:value="6.306" calcext:value-type="float">
            <text:p>6,30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280" calcext:value-type="float">
            <text:p>280</text:p>
          </table:table-cell>
          <table:table-cell table:style-name="ce10" office:value-type="string" calcext:value-type="string">
            <text:p>44°27'5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D239]+([.E239]/60)+([.F239]/3600)+([.G239]/36000)" office:value-type="float" office:value="44.4655555555556" calcext:value-type="float">
            <text:p>44,46555556</text:p>
          </table:table-cell>
          <table:table-cell table:style-name="ce10" office:value-type="string" calcext:value-type="string">
            <text:p>11°12'0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J239]+([.K239]/60)+([.L239]/3600)+([.M239]/36000)" office:value-type="float" office:value="11.2008333333333" calcext:value-type="float">
            <text:p>11,20083333</text:p>
          </table:table-cell>
          <table:table-cell table:style-name="ce16" office:value-type="string" calcext:value-type="string">
            <text:p>SP 26 tra Gesso e Ponte Rivabel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VERGATO</text:p>
          </table:table-cell>
          <table:table-cell table:style-name="ce22" office:value-type="float" office:value="8.31" calcext:value-type="float">
            <text:p>8,3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7" office:value-type="float" office:value="280" calcext:value-type="float">
            <text:p>280</text:p>
          </table:table-cell>
          <table:table-cell table:style-name="ce10" office:value-type="string" calcext:value-type="string">
            <text:p>44°27'5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D240]+([.E240]/60)+([.F240]/3600)+([.G240]/36000)" office:value-type="float" office:value="44.4655555555556" calcext:value-type="float">
            <text:p>44,46555556</text:p>
          </table:table-cell>
          <table:table-cell table:style-name="ce10" office:value-type="string" calcext:value-type="string">
            <text:p>11°12'0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J240]+([.K240]/60)+([.L240]/3600)+([.M240]/36000)" office:value-type="float" office:value="11.2008333333333" calcext:value-type="float">
            <text:p>11,20083333</text:p>
          </table:table-cell>
          <table:table-cell table:style-name="ce16" office:value-type="string" calcext:value-type="string">
            <text:p>SP 26 tra Gesso e Ponte Rivabel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ERGATO A BOLOGNA</text:p>
          </table:table-cell>
          <table:table-cell table:style-name="ce22" office:value-type="float" office:value="8.31" calcext:value-type="float">
            <text:p>8,3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string" calcext:value-type="string">
            <text:p>44°29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241]+([.E241]/60)+([.F241]/3600)+([.G241]/36000)" office:value-type="float" office:value="44.4866666666667" calcext:value-type="float">
            <text:p>44,48666667</text:p>
          </table:table-cell>
          <table:table-cell table:style-name="ce10" office:value-type="string" calcext:value-type="string">
            <text:p>11°05'0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241]+([.K241]/60)+([.L241]/3600)+([.M241]/36000)" office:value-type="float" office:value="11.0844444444444" calcext:value-type="float">
            <text:p>11,08444444</text:p>
          </table:table-cell>
          <table:table-cell table:style-name="ce16" office:value-type="string" calcext:value-type="string">
            <text:p>SP 78 tra Bazzano e Intersezione SP 27 a Montevegli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NTEVEGLIO A BAZZANO</text:p>
          </table:table-cell>
          <table:table-cell table:style-name="ce22" office:value-type="float" office:value="1.707" calcext:value-type="float">
            <text:p>1,70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7" office:value-type="float" office:value="281" calcext:value-type="float">
            <text:p>281</text:p>
          </table:table-cell>
          <table:table-cell table:style-name="ce10" office:value-type="string" calcext:value-type="string">
            <text:p>44°29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242]+([.E242]/60)+([.F242]/3600)+([.G242]/36000)" office:value-type="float" office:value="44.4866666666667" calcext:value-type="float">
            <text:p>44,48666667</text:p>
          </table:table-cell>
          <table:table-cell table:style-name="ce10" office:value-type="string" calcext:value-type="string">
            <text:p>11°05'0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242]+([.K242]/60)+([.L242]/3600)+([.M242]/36000)" office:value-type="float" office:value="11.0844444444444" calcext:value-type="float">
            <text:p>11,08444444</text:p>
          </table:table-cell>
          <table:table-cell table:style-name="ce16" office:value-type="string" calcext:value-type="string">
            <text:p>SP 78 tra Bazzano e Intersezione SP 27 a Monteveglio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AZZANO A MONTEVEGLIO</text:p>
          </table:table-cell>
          <table:table-cell table:style-name="ce22" office:value-type="float" office:value="1.707" calcext:value-type="float">
            <text:p>1,70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282" calcext:value-type="float">
            <text:p>282</text:p>
          </table:table-cell>
          <table:table-cell table:style-name="ce10" office:value-type="string" calcext:value-type="string">
            <text:p>44°32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243]+([.E243]/60)+([.F243]/3600)+([.G243]/36000)" office:value-type="float" office:value="44.5477777777778" calcext:value-type="float">
            <text:p>44,54777778</text:p>
          </table:table-cell>
          <table:table-cell table:style-name="ce10" office:value-type="string" calcext:value-type="string">
            <text:p>11°12'1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J243]+([.K243]/60)+([.L243]/3600)+([.M243]/36000)" office:value-type="float" office:value="11.205" calcext:value-type="float">
            <text:p>11,20500000</text:p>
          </table:table-cell>
          <table:table-cell table:style-name="ce15" office:value-type="string" calcext:value-type="string">
            <text:p>SS 9 tra Anzola dell'Emilia e Bolog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24.13" calcext:value-type="float">
            <text:p>124,13</text:p>
          </table:table-cell>
          <table:table-cell table:number-columns-repeated="1005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6" office:value-type="float" office:value="282" calcext:value-type="float">
            <text:p>282</text:p>
          </table:table-cell>
          <table:table-cell table:style-name="ce10" office:value-type="string" calcext:value-type="string">
            <text:p>44°32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244]+([.E244]/60)+([.F244]/3600)+([.G244]/36000)" office:value-type="float" office:value="44.5477777777778" calcext:value-type="float">
            <text:p>44,54777778</text:p>
          </table:table-cell>
          <table:table-cell table:style-name="ce10" office:value-type="string" calcext:value-type="string">
            <text:p>11°12'1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J244]+([.K244]/60)+([.L244]/3600)+([.M244]/36000)" office:value-type="float" office:value="11.205" calcext:value-type="float">
            <text:p>11,20500000</text:p>
          </table:table-cell>
          <table:table-cell table:style-name="ce15" office:value-type="string" calcext:value-type="string">
            <text:p>SS 9 tra Anzola dell'Emilia e Bolog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24.13" calcext:value-type="float">
            <text:p>124,13</text:p>
          </table:table-cell>
          <table:table-cell table:number-columns-repeated="1005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string" calcext:value-type="string">
            <text:p>44°42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245]+([.E245]/60)+([.F245]/3600)+([.G245]/36000)" office:value-type="float" office:value="44.7097222222222" calcext:value-type="float">
            <text:p>44,70972222</text:p>
          </table:table-cell>
          <table:table-cell table:style-name="ce10" office:value-type="string" calcext:value-type="string">
            <text:p>11°11'16"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2" table:formula="of:=[.J245]+([.K245]/60)+([.L245]/3600)+([.M245]/36000)" office:value-type="float" office:value="11.1877777777778" calcext:value-type="float">
            <text:p>11,18777778</text:p>
          </table:table-cell>
          <table:table-cell table:style-name="ce16" office:value-type="string" calcext:value-type="string">
            <text:p>SP 1 fra Crevalcore e Deci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MATTEO DELLA DECIMA A CREVALCORE</text:p>
          </table:table-cell>
          <table:table-cell table:style-name="ce22" office:value-type="float" office:value="3.347" calcext:value-type="float">
            <text:p>3,34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7" office:value-type="float" office:value="285" calcext:value-type="float">
            <text:p>285</text:p>
          </table:table-cell>
          <table:table-cell table:style-name="ce10" office:value-type="string" calcext:value-type="string">
            <text:p>44°42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246]+([.E246]/60)+([.F246]/3600)+([.G246]/36000)" office:value-type="float" office:value="44.7097222222222" calcext:value-type="float">
            <text:p>44,70972222</text:p>
          </table:table-cell>
          <table:table-cell table:style-name="ce10" office:value-type="string" calcext:value-type="string">
            <text:p>11°11'16"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2" table:formula="of:=[.J246]+([.K246]/60)+([.L246]/3600)+([.M246]/36000)" office:value-type="float" office:value="11.1877777777778" calcext:value-type="float">
            <text:p>11,18777778</text:p>
          </table:table-cell>
          <table:table-cell table:style-name="ce16" office:value-type="string" calcext:value-type="string">
            <text:p>SP 1 fra Crevalcore e Decim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REVALCORE A SAN MATTEO DELLA DECIMA</text:p>
          </table:table-cell>
          <table:table-cell table:style-name="ce22" office:value-type="float" office:value="3.347" calcext:value-type="float">
            <text:p>3,34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287" calcext:value-type="float">
            <text:p>287</text:p>
          </table:table-cell>
          <table:table-cell table:style-name="ce10" office:value-type="string" calcext:value-type="string">
            <text:p>44°46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47]+([.E247]/60)+([.F247]/3600)+([.G247]/36000)" office:value-type="float" office:value="44.7825" calcext:value-type="float">
            <text:p>44,78250000</text:p>
          </table:table-cell>
          <table:table-cell table:style-name="ce10" office:value-type="string" calcext:value-type="string">
            <text:p>11°18'5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247]+([.K247]/60)+([.L247]/3600)+([.M247]/36000)" office:value-type="float" office:value="11.3163888888889" calcext:value-type="float">
            <text:p>11,31638889</text:p>
          </table:table-cell>
          <table:table-cell table:style-name="ce16" office:value-type="string" calcext:value-type="string">
            <text:p>SP 6 fra Cento e Pilastr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ENTO A PILASTRELLO (FINALE EMILIA)</text:p>
          </table:table-cell>
          <table:table-cell table:style-name="ce22" office:value-type="float" office:value="3.95" calcext:value-type="float">
            <text:p>3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7" office:value-type="float" office:value="287" calcext:value-type="float">
            <text:p>287</text:p>
          </table:table-cell>
          <table:table-cell table:style-name="ce10" office:value-type="string" calcext:value-type="string">
            <text:p>44°46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48]+([.E248]/60)+([.F248]/3600)+([.G248]/36000)" office:value-type="float" office:value="44.7825" calcext:value-type="float">
            <text:p>44,78250000</text:p>
          </table:table-cell>
          <table:table-cell table:style-name="ce10" office:value-type="string" calcext:value-type="string">
            <text:p>11°18'5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248]+([.K248]/60)+([.L248]/3600)+([.M248]/36000)" office:value-type="float" office:value="11.3163888888889" calcext:value-type="float">
            <text:p>11,31638889</text:p>
          </table:table-cell>
          <table:table-cell table:style-name="ce16" office:value-type="string" calcext:value-type="string">
            <text:p>SP 6 fra Cento e Pilastre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PILASTRELLO (FINALE EMILIA) A CENTO</text:p>
          </table:table-cell>
          <table:table-cell table:style-name="ce22" office:value-type="float" office:value="3.95" calcext:value-type="float">
            <text:p>3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288" calcext:value-type="float">
            <text:p>288</text:p>
          </table:table-cell>
          <table:table-cell table:style-name="ce10" office:value-type="string" calcext:value-type="string">
            <text:p>44°42'1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D249]+([.E249]/60)+([.F249]/3600)+([.G249]/36000)" office:value-type="float" office:value="44.7052777777778" calcext:value-type="float">
            <text:p>44,70527778</text:p>
          </table:table-cell>
          <table:table-cell table:style-name="ce10" office:value-type="string" calcext:value-type="string">
            <text:p>11°18'1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249]+([.K249]/60)+([.L249]/3600)+([.M249]/36000)" office:value-type="float" office:value="11.3052777777778" calcext:value-type="float">
            <text:p>11,30527778</text:p>
          </table:table-cell>
          <table:table-cell table:style-name="ce16" office:value-type="string" calcext:value-type="string">
            <text:p>SP 42 fra Pieve di Cento e Castello d'Argi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GIORGIO DI PIANO A PIEVE DI CENTO</text:p>
          </table:table-cell>
          <table:table-cell table:style-name="ce22" office:value-type="float" office:value="11.319" calcext:value-type="float">
            <text:p>11,31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7" office:value-type="float" office:value="288" calcext:value-type="float">
            <text:p>288</text:p>
          </table:table-cell>
          <table:table-cell table:style-name="ce10" office:value-type="string" calcext:value-type="string">
            <text:p>44°42'1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D250]+([.E250]/60)+([.F250]/3600)+([.G250]/36000)" office:value-type="float" office:value="44.7052777777778" calcext:value-type="float">
            <text:p>44,70527778</text:p>
          </table:table-cell>
          <table:table-cell table:style-name="ce10" office:value-type="string" calcext:value-type="string">
            <text:p>11°18'1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250]+([.K250]/60)+([.L250]/3600)+([.M250]/36000)" office:value-type="float" office:value="11.3052777777778" calcext:value-type="float">
            <text:p>11,30527778</text:p>
          </table:table-cell>
          <table:table-cell table:style-name="ce16" office:value-type="string" calcext:value-type="string">
            <text:p>SP 42 fra Pieve di Cento e Castello d'Argi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PIEVE DI CENTO A SAN GIORGIO DI PIANO</text:p>
          </table:table-cell>
          <table:table-cell table:style-name="ce22" office:value-type="float" office:value="11.319" calcext:value-type="float">
            <text:p>11,31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289" calcext:value-type="float">
            <text:p>289</text:p>
          </table:table-cell>
          <table:table-cell table:style-name="ce10" office:value-type="string" calcext:value-type="string">
            <text:p>44°46'0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D251]+([.E251]/60)+([.F251]/3600)+([.G251]/36000)" office:value-type="float" office:value="44.7669444444444" calcext:value-type="float">
            <text:p>44,76694444</text:p>
          </table:table-cell>
          <table:table-cell table:style-name="ce10" office:value-type="string" calcext:value-type="string">
            <text:p>11°19'2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251]+([.K251]/60)+([.L251]/3600)+([.M251]/36000)" office:value-type="float" office:value="11.3230555555556" calcext:value-type="float">
            <text:p>11,32305556</text:p>
          </table:table-cell>
          <table:table-cell table:style-name="ce16" office:value-type="string" calcext:value-type="string">
            <text:p>SP 66 fra Cento e Sant'Agos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FERRARA</text:p>
          </table:table-cell>
          <table:table-cell table:style-name="ce21" office:value-type="float" office:value="42.05" calcext:value-type="float">
            <text:p>42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7" office:value-type="float" office:value="289" calcext:value-type="float">
            <text:p>289</text:p>
          </table:table-cell>
          <table:table-cell table:style-name="ce10" office:value-type="string" calcext:value-type="string">
            <text:p>44°46'0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D252]+([.E252]/60)+([.F252]/3600)+([.G252]/36000)" office:value-type="float" office:value="44.7669444444444" calcext:value-type="float">
            <text:p>44,76694444</text:p>
          </table:table-cell>
          <table:table-cell table:style-name="ce10" office:value-type="string" calcext:value-type="string">
            <text:p>11°19'2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252]+([.K252]/60)+([.L252]/3600)+([.M252]/36000)" office:value-type="float" office:value="11.3230555555556" calcext:value-type="float">
            <text:p>11,32305556</text:p>
          </table:table-cell>
          <table:table-cell table:style-name="ce16" office:value-type="string" calcext:value-type="string">
            <text:p>SP 66 fra Cento e Sant'Agos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ERRARA A MODENA</text:p>
          </table:table-cell>
          <table:table-cell table:style-name="ce21" office:value-type="float" office:value="42.05" calcext:value-type="float">
            <text:p>42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7" office:value-type="float" office:value="290" calcext:value-type="float">
            <text:p>290</text:p>
          </table:table-cell>
          <table:table-cell table:style-name="ce10" office:value-type="string" calcext:value-type="string">
            <text:p>44°42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253]+([.E253]/60)+([.F253]/3600)+([.G253]/36000)" office:value-type="float" office:value="44.7030555555556" calcext:value-type="float">
            <text:p>44,70305556</text:p>
          </table:table-cell>
          <table:table-cell table:style-name="ce10" office:value-type="string" calcext:value-type="string">
            <text:p>11°20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253]+([.K253]/60)+([.L253]/3600)+([.M253]/36000)" office:value-type="float" office:value="11.3455555555556" calcext:value-type="float">
            <text:p>11,34555556</text:p>
          </table:table-cell>
          <table:table-cell table:style-name="ce16" office:value-type="string" calcext:value-type="string">
            <text:p>SP 11 fra Pieve di Cento e San Pietro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PIETRO IN CASALE A PIEVE DI CENTO</text:p>
          </table:table-cell>
          <table:table-cell table:style-name="ce22" office:value-type="float" office:value="4.455" calcext:value-type="float">
            <text:p>4,4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7" office:value-type="float" office:value="290" calcext:value-type="float">
            <text:p>290</text:p>
          </table:table-cell>
          <table:table-cell table:style-name="ce10" office:value-type="string" calcext:value-type="string">
            <text:p>44°42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254]+([.E254]/60)+([.F254]/3600)+([.G254]/36000)" office:value-type="float" office:value="44.7030555555556" calcext:value-type="float">
            <text:p>44,70305556</text:p>
          </table:table-cell>
          <table:table-cell table:style-name="ce10" office:value-type="string" calcext:value-type="string">
            <text:p>11°20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254]+([.K254]/60)+([.L254]/3600)+([.M254]/36000)" office:value-type="float" office:value="11.3455555555556" calcext:value-type="float">
            <text:p>11,34555556</text:p>
          </table:table-cell>
          <table:table-cell table:style-name="ce16" office:value-type="string" calcext:value-type="string">
            <text:p>SP 11 fra Pieve di Cento e San Pietro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PIEVE DI CENTO A SAN PIETRO IN CASALE</text:p>
          </table:table-cell>
          <table:table-cell table:style-name="ce22" office:value-type="float" office:value="4.455" calcext:value-type="float">
            <text:p>4,4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string" calcext:value-type="string">
            <text:p>44°43'43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255]+([.E255]/60)+([.F255]/3600)+([.G255]/36000)" office:value-type="float" office:value="44.7286111111111" calcext:value-type="float">
            <text:p>44,72861111</text:p>
          </table:table-cell>
          <table:table-cell table:style-name="ce10" office:value-type="string" calcext:value-type="string">
            <text:p>11°26'0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255]+([.K255]/60)+([.L255]/3600)+([.M255]/36000)" office:value-type="float" office:value="11.4352777777778" calcext:value-type="float">
            <text:p>11,43527778</text:p>
          </table:table-cell>
          <table:table-cell table:style-name="ce16" office:value-type="string" calcext:value-type="string">
            <text:p>SP 4 tra San Pietro in Casale e San Vincenzo/San Venanz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GALLIERA</text:p>
          </table:table-cell>
          <table:table-cell table:style-name="ce22" office:value-type="float" office:value="22.728" calcext:value-type="float">
            <text:p>22,72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7" office:value-type="float" office:value="291" calcext:value-type="float">
            <text:p>291</text:p>
          </table:table-cell>
          <table:table-cell table:style-name="ce10" office:value-type="string" calcext:value-type="string">
            <text:p>44°43'43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256]+([.E256]/60)+([.F256]/3600)+([.G256]/36000)" office:value-type="float" office:value="44.7286111111111" calcext:value-type="float">
            <text:p>44,72861111</text:p>
          </table:table-cell>
          <table:table-cell table:style-name="ce10" office:value-type="string" calcext:value-type="string">
            <text:p>11°26'07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256]+([.K256]/60)+([.L256]/3600)+([.M256]/36000)" office:value-type="float" office:value="11.4352777777778" calcext:value-type="float">
            <text:p>11,43527778</text:p>
          </table:table-cell>
          <table:table-cell table:style-name="ce16" office:value-type="string" calcext:value-type="string">
            <text:p>SP 4 tra San Pietro in Casale e San Vincenzo/San Venanz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ALLIERA A BOLOGNA</text:p>
          </table:table-cell>
          <table:table-cell table:style-name="ce22" office:value-type="float" office:value="22.728" calcext:value-type="float">
            <text:p>22,72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7" office:value-type="float" office:value="292" calcext:value-type="float">
            <text:p>292</text:p>
          </table:table-cell>
          <table:table-cell table:style-name="ce10" office:value-type="string" calcext:value-type="string">
            <text:p>44°39'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D257]+([.E257]/60)+([.F257]/3600)+([.G257]/36000)" office:value-type="float" office:value="44.6577777777778" calcext:value-type="float">
            <text:p>44,65777778</text:p>
          </table:table-cell>
          <table:table-cell table:style-name="ce10" office:value-type="string" calcext:value-type="string">
            <text:p>11°22'4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style-name="ce12" table:formula="of:=[.J257]+([.K257]/60)+([.L257]/3600)+([.M257]/36000)" office:value-type="float" office:value="11.3783333333333" calcext:value-type="float">
            <text:p>11,37833333</text:p>
          </table:table-cell>
          <table:table-cell table:style-name="ce16" office:value-type="string" calcext:value-type="string">
            <text:p>SP 4 tra San Giorgio di Piano e Intersezione SP 11 c/o San Pietro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GALLIERA</text:p>
          </table:table-cell>
          <table:table-cell table:style-name="ce22" office:value-type="float" office:value="12.44" calcext:value-type="float">
            <text:p>12,4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7" office:value-type="float" office:value="292" calcext:value-type="float">
            <text:p>292</text:p>
          </table:table-cell>
          <table:table-cell table:style-name="ce10" office:value-type="string" calcext:value-type="string">
            <text:p>44°39'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D258]+([.E258]/60)+([.F258]/3600)+([.G258]/36000)" office:value-type="float" office:value="44.6577777777778" calcext:value-type="float">
            <text:p>44,65777778</text:p>
          </table:table-cell>
          <table:table-cell table:style-name="ce10" office:value-type="string" calcext:value-type="string">
            <text:p>11°22'4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2" calcext:value-type="float">
            <text:p>42</text:p>
          </table:table-cell>
          <table:table-cell table:style-name="ce10"/>
          <table:table-cell table:style-name="ce12" table:formula="of:=[.J258]+([.K258]/60)+([.L258]/3600)+([.M258]/36000)" office:value-type="float" office:value="11.3783333333333" calcext:value-type="float">
            <text:p>11,37833333</text:p>
          </table:table-cell>
          <table:table-cell table:style-name="ce16" office:value-type="string" calcext:value-type="string">
            <text:p>SP 4 tra San Giorgio di Piano e Intersezione SP 11 c/o San Pietro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ALLIERA A BOLOGNA</text:p>
          </table:table-cell>
          <table:table-cell table:style-name="ce22" office:value-type="float" office:value="12.44" calcext:value-type="float">
            <text:p>12,4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7" office:value-type="float" office:value="294" calcext:value-type="float">
            <text:p>294</text:p>
          </table:table-cell>
          <table:table-cell table:style-name="ce10" office:value-type="string" calcext:value-type="string">
            <text:p>44°48'41.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0" calcext:value-type="float">
            <text:p>20</text:p>
          </table:table-cell>
          <table:table-cell table:style-name="ce12" table:formula="of:=[.D259]+([.E259]/60)+([.F259]/3600)+([.G259]/36000)" office:value-type="float" office:value="44.8119444444444" calcext:value-type="float">
            <text:p>44,81194444</text:p>
          </table:table-cell>
          <table:table-cell table:style-name="ce10" office:value-type="string" calcext:value-type="string">
            <text:p>10°30'25.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259]+([.K259]/60)+([.L259]/3600)+([.M259]/36000)" office:value-type="float" office:value="10.50825" calcext:value-type="float">
            <text:p>10,50825000</text:p>
          </table:table-cell>
          <table:table-cell table:style-name="ce16" office:value-type="string" calcext:value-type="string">
            <text:p>SP 111 sulla variante Asse Val'Enza (dal bivio per Nocetolo al bivio per Castelnovo di So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S9 (CALERNO - SANT'ILARIO D'ENZA) A BORETTO</text:p>
          </table:table-cell>
          <table:table-cell table:style-name="ce22" office:value-type="float" office:value="7.6" calcext:value-type="float">
            <text:p>7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7" office:value-type="float" office:value="294" calcext:value-type="float">
            <text:p>294</text:p>
          </table:table-cell>
          <table:table-cell table:style-name="ce10" office:value-type="string" calcext:value-type="string">
            <text:p>44°48'41.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0" calcext:value-type="float">
            <text:p>20</text:p>
          </table:table-cell>
          <table:table-cell table:style-name="ce12" table:formula="of:=[.D260]+([.E260]/60)+([.F260]/3600)+([.G260]/36000)" office:value-type="float" office:value="44.8119444444444" calcext:value-type="float">
            <text:p>44,81194444</text:p>
          </table:table-cell>
          <table:table-cell table:style-name="ce10" office:value-type="string" calcext:value-type="string">
            <text:p>10°30'25.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260]+([.K260]/60)+([.L260]/3600)+([.M260]/36000)" office:value-type="float" office:value="10.50825" calcext:value-type="float">
            <text:p>10,50825000</text:p>
          </table:table-cell>
          <table:table-cell table:style-name="ce16" office:value-type="string" calcext:value-type="string">
            <text:p>SP 111 sulla variante Asse Val'Enza (dal bivio per Nocetolo al bivio per Castelnovo di So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SS9 (CALERNO - SANT'ILARIO D'ENZA)</text:p>
          </table:table-cell>
          <table:table-cell table:style-name="ce22" office:value-type="float" office:value="7.6" calcext:value-type="float">
            <text:p>7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7" office:value-type="float" office:value="295" calcext:value-type="float">
            <text:p>295</text:p>
          </table:table-cell>
          <table:table-cell table:style-name="ce10" office:value-type="string" calcext:value-type="string">
            <text:p>44°55'31.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D261]+([.E261]/60)+([.F261]/3600)+([.G261]/36000)" office:value-type="float" office:value="44.9262777777778" calcext:value-type="float">
            <text:p>44,92627778</text:p>
          </table:table-cell>
          <table:table-cell table:style-name="ce10" office:value-type="string" calcext:value-type="string">
            <text:p>10°20'05.1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J261]+([.K261]/60)+([.L261]/3600)+([.M261]/36000)" office:value-type="float" office:value="10.3352222222222" calcext:value-type="float">
            <text:p>10,33522222</text:p>
          </table:table-cell>
          <table:table-cell table:style-name="ce16" office:value-type="string" calcext:value-type="string">
            <text:p>SP 9 fra Colorno e Torrile centro abitato di Bezz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LORNO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7" office:value-type="float" office:value="295" calcext:value-type="float">
            <text:p>295</text:p>
          </table:table-cell>
          <table:table-cell table:style-name="ce10" office:value-type="string" calcext:value-type="string">
            <text:p>44°55'31.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D262]+([.E262]/60)+([.F262]/3600)+([.G262]/36000)" office:value-type="float" office:value="44.9262777777778" calcext:value-type="float">
            <text:p>44,92627778</text:p>
          </table:table-cell>
          <table:table-cell table:style-name="ce10" office:value-type="string" calcext:value-type="string">
            <text:p>10°20'05.1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J262]+([.K262]/60)+([.L262]/3600)+([.M262]/36000)" office:value-type="float" office:value="10.3352222222222" calcext:value-type="float">
            <text:p>10,33522222</text:p>
          </table:table-cell>
          <table:table-cell table:style-name="ce16" office:value-type="string" calcext:value-type="string">
            <text:p>SP 9 fra Colorno e Torrile centro abitato di Bezz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LORNO A PARMA</text:p>
          </table:table-cell>
          <table:table-cell table:style-name="ce22" office:value-type="float" office:value="14" calcext:value-type="float">
            <text:p>1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string" calcext:value-type="string">
            <text:p>44°54'59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263]+([.E263]/60)+([.F263]/3600)+([.G263]/36000)" office:value-type="float" office:value="44.9166111111111" calcext:value-type="float">
            <text:p>44,91661111</text:p>
          </table:table-cell>
          <table:table-cell table:style-name="ce10" office:value-type="string" calcext:value-type="string">
            <text:p>10°01'38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263]+([.K263]/60)+([.L263]/3600)+([.M263]/36000)" office:value-type="float" office:value="10.0274722222222" calcext:value-type="float">
            <text:p>10,02747222</text:p>
          </table:table-cell>
          <table:table-cell table:style-name="ce16" office:value-type="string" calcext:value-type="string">
            <text:p>SP 588R da Castione Marchesi (A 1) a Buss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VETRO PIACENTINO A FIDENZA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7" office:value-type="float" office:value="298" calcext:value-type="float">
            <text:p>298</text:p>
          </table:table-cell>
          <table:table-cell table:style-name="ce10" office:value-type="string" calcext:value-type="string">
            <text:p>44°54'59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264]+([.E264]/60)+([.F264]/3600)+([.G264]/36000)" office:value-type="float" office:value="44.9166111111111" calcext:value-type="float">
            <text:p>44,91661111</text:p>
          </table:table-cell>
          <table:table-cell table:style-name="ce10" office:value-type="string" calcext:value-type="string">
            <text:p>10°01'38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264]+([.K264]/60)+([.L264]/3600)+([.M264]/36000)" office:value-type="float" office:value="10.0274722222222" calcext:value-type="float">
            <text:p>10,02747222</text:p>
          </table:table-cell>
          <table:table-cell table:style-name="ce16" office:value-type="string" calcext:value-type="string">
            <text:p>SP 588R da Castione Marchesi (A 1) a Busse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IDENZA A CASTELVETRO PIACENTINO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string" calcext:value-type="string">
            <text:p>44°58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265]+([.E265]/60)+([.F265]/3600)+([.G265]/36000)" office:value-type="float" office:value="44.9730555555556" calcext:value-type="float">
            <text:p>44,97305556</text:p>
          </table:table-cell>
          <table:table-cell table:style-name="ce10" office:value-type="string" calcext:value-type="string">
            <text:p>09°55'0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265]+([.K265]/60)+([.L265]/3600)+([.M265]/36000)" office:value-type="float" office:value="9.91861111111111" calcext:value-type="float">
            <text:p>9,91861111</text:p>
          </table:table-cell>
          <table:table-cell table:style-name="ce16" office:value-type="string" calcext:value-type="string">
            <text:p>SP 462R fra Fiorenzuola d'Arda e Corte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VETRO PIACENTINO A FIORENZUOLA D'ARDA</text:p>
          </table:table-cell>
          <table:table-cell table:style-name="ce22" office:value-type="float" office:value="14.5" calcext:value-type="float">
            <text:p>14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7" office:value-type="float" office:value="300" calcext:value-type="float">
            <text:p>300</text:p>
          </table:table-cell>
          <table:table-cell table:style-name="ce10" office:value-type="string" calcext:value-type="string">
            <text:p>44°58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266]+([.E266]/60)+([.F266]/3600)+([.G266]/36000)" office:value-type="float" office:value="44.9730555555556" calcext:value-type="float">
            <text:p>44,97305556</text:p>
          </table:table-cell>
          <table:table-cell table:style-name="ce10" office:value-type="string" calcext:value-type="string">
            <text:p>09°55'0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266]+([.K266]/60)+([.L266]/3600)+([.M266]/36000)" office:value-type="float" office:value="9.91861111111111" calcext:value-type="float">
            <text:p>9,91861111</text:p>
          </table:table-cell>
          <table:table-cell table:style-name="ce16" office:value-type="string" calcext:value-type="string">
            <text:p>SP 462R fra Fiorenzuola d'Arda e Corte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IORENZUOLA D'ARDA A CASTELVETRO PIACENTINO</text:p>
          </table:table-cell>
          <table:table-cell table:style-name="ce22" office:value-type="float" office:value="14.5" calcext:value-type="float">
            <text:p>14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string" calcext:value-type="string">
            <text:p>44°53'27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267]+([.E267]/60)+([.F267]/3600)+([.G267]/36000)" office:value-type="float" office:value="44.8909166666667" calcext:value-type="float">
            <text:p>44,89091667</text:p>
          </table:table-cell>
          <table:table-cell table:style-name="ce10" office:value-type="string" calcext:value-type="string">
            <text:p>09°53'58.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67]+([.K267]/60)+([.L267]/3600)+([.M267]/36000)" office:value-type="float" office:value="9.89966666666667" calcext:value-type="float">
            <text:p>9,89966667</text:p>
          </table:table-cell>
          <table:table-cell table:style-name="ce16" office:value-type="string" calcext:value-type="string">
            <text:p>SP 4 tra Fiorenzuola d'Arda (Tg Sud) e Castell'Arqu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IORENZUOLA D'ARDA A CASTELL'ARQUATO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7" office:value-type="float" office:value="301" calcext:value-type="float">
            <text:p>301</text:p>
          </table:table-cell>
          <table:table-cell table:style-name="ce10" office:value-type="string" calcext:value-type="string">
            <text:p>44°53'27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268]+([.E268]/60)+([.F268]/3600)+([.G268]/36000)" office:value-type="float" office:value="44.8909166666667" calcext:value-type="float">
            <text:p>44,89091667</text:p>
          </table:table-cell>
          <table:table-cell table:style-name="ce10" office:value-type="string" calcext:value-type="string">
            <text:p>09°53'58.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68]+([.K268]/60)+([.L268]/3600)+([.M268]/36000)" office:value-type="float" office:value="9.89966666666667" calcext:value-type="float">
            <text:p>9,89966667</text:p>
          </table:table-cell>
          <table:table-cell table:style-name="ce16" office:value-type="string" calcext:value-type="string">
            <text:p>SP 4 tra Fiorenzuola d'Arda (Tg Sud) e Castell'Arqu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L'ARQUATO A FIORENZUOLA D'ARDA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string" calcext:value-type="string">
            <text:p>44°53'45.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D269]+([.E269]/60)+([.F269]/3600)+([.G269]/36000)" office:value-type="float" office:value="44.8961388888889" calcext:value-type="float">
            <text:p>44,89613889</text:p>
          </table:table-cell>
          <table:table-cell table:style-name="ce10" office:value-type="string" calcext:value-type="string">
            <text:p>10°05'26.9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J269]+([.K269]/60)+([.L269]/3600)+([.M269]/36000)" office:value-type="float" office:value="10.0931388888889" calcext:value-type="float">
            <text:p>10,09313889</text:p>
          </table:table-cell>
          <table:table-cell table:style-name="ce16" office:value-type="string" calcext:value-type="string">
            <text:p>SP 12 da Fidenza (Casello A 1) a Sor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IDENZA A SORAGNA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7" office:value-type="float" office:value="302" calcext:value-type="float">
            <text:p>302</text:p>
          </table:table-cell>
          <table:table-cell table:style-name="ce10" office:value-type="string" calcext:value-type="string">
            <text:p>44°53'45.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1" calcext:value-type="float">
            <text:p>11</text:p>
          </table:table-cell>
          <table:table-cell table:style-name="ce12" table:formula="of:=[.D270]+([.E270]/60)+([.F270]/3600)+([.G270]/36000)" office:value-type="float" office:value="44.8961388888889" calcext:value-type="float">
            <text:p>44,89613889</text:p>
          </table:table-cell>
          <table:table-cell table:style-name="ce10" office:value-type="string" calcext:value-type="string">
            <text:p>10°05'26.9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3" calcext:value-type="float">
            <text:p>93</text:p>
          </table:table-cell>
          <table:table-cell table:style-name="ce12" table:formula="of:=[.J270]+([.K270]/60)+([.L270]/3600)+([.M270]/36000)" office:value-type="float" office:value="10.0931388888889" calcext:value-type="float">
            <text:p>10,09313889</text:p>
          </table:table-cell>
          <table:table-cell table:style-name="ce16" office:value-type="string" calcext:value-type="string">
            <text:p>SP 12 da Fidenza (Casello A 1) a Sor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ORAGNA A FIDENZA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string" calcext:value-type="string">
            <text:p>45°00'57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71]+([.E271]/60)+([.F271]/3600)+([.G271]/36000)" office:value-type="float" office:value="45.0158333333333" calcext:value-type="float">
            <text:p>45,01583333</text:p>
          </table:table-cell>
          <table:table-cell table:style-name="ce10" office:value-type="string" calcext:value-type="string">
            <text:p>09°29'0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271]+([.K271]/60)+([.L271]/3600)+([.M271]/36000)" office:value-type="float" office:value="9.48388888888889" calcext:value-type="float">
            <text:p>9,48388889</text:p>
          </table:table-cell>
          <table:table-cell table:style-name="ce16" office:value-type="string" calcext:value-type="string">
            <text:p>SP 11 fra Borgonovo e Gra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RGONOVO VAL TIDONE A TG SUD/OVEST PIACENZA</text:p>
          </table:table-cell>
          <table:table-cell table:style-name="ce22" office:value-type="float" office:value="7.2" calcext:value-type="float">
            <text:p>7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7" office:value-type="float" office:value="303" calcext:value-type="float">
            <text:p>303</text:p>
          </table:table-cell>
          <table:table-cell table:style-name="ce10" office:value-type="string" calcext:value-type="string">
            <text:p>45°00'57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272]+([.E272]/60)+([.F272]/3600)+([.G272]/36000)" office:value-type="float" office:value="45.0158333333333" calcext:value-type="float">
            <text:p>45,01583333</text:p>
          </table:table-cell>
          <table:table-cell table:style-name="ce10" office:value-type="string" calcext:value-type="string">
            <text:p>09°29'0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272]+([.K272]/60)+([.L272]/3600)+([.M272]/36000)" office:value-type="float" office:value="9.48388888888889" calcext:value-type="float">
            <text:p>9,48388889</text:p>
          </table:table-cell>
          <table:table-cell table:style-name="ce16" office:value-type="string" calcext:value-type="string">
            <text:p>SP 11 fra Borgonovo e Gra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TG SUD/OVEST PIACENZA A BORGONOVO VAL TIDONE</text:p>
          </table:table-cell>
          <table:table-cell table:style-name="ce22" office:value-type="float" office:value="7.2" calcext:value-type="float">
            <text:p>7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7" office:value-type="float" office:value="304" calcext:value-type="float">
            <text:p>304</text:p>
          </table:table-cell>
          <table:table-cell table:style-name="ce10" office:value-type="string" calcext:value-type="string">
            <text:p>44°57'57.2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273]+([.E273]/60)+([.F273]/3600)+([.G273]/36000)" office:value-type="float" office:value="44.9658888888889" calcext:value-type="float">
            <text:p>44,96588889</text:p>
          </table:table-cell>
          <table:table-cell table:style-name="ce10" office:value-type="string" calcext:value-type="string">
            <text:p>09°44'07.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2" table:formula="of:=[.J273]+([.K273]/60)+([.L273]/3600)+([.M273]/36000)" office:value-type="float" office:value="9.73547222222222" calcext:value-type="float">
            <text:p>9,73547222</text:p>
          </table:table-cell>
          <table:table-cell table:style-name="ce16" office:value-type="string" calcext:value-type="string">
            <text:p>SP 42 fra Podenzano e bivio SP 6/ponte fiume Nure in località San Giorgio Piacen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GIORGIO PIACENTINO A BIVIO SS45 (PODENZANO)</text:p>
          </table:table-cell>
          <table:table-cell table:style-name="ce22" office:value-type="float" office:value="0.2" calcext:value-type="float">
            <text:p>0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7" office:value-type="float" office:value="304" calcext:value-type="float">
            <text:p>304</text:p>
          </table:table-cell>
          <table:table-cell table:style-name="ce10" office:value-type="string" calcext:value-type="string">
            <text:p>44°57'57.2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274]+([.E274]/60)+([.F274]/3600)+([.G274]/36000)" office:value-type="float" office:value="44.9658888888889" calcext:value-type="float">
            <text:p>44,96588889</text:p>
          </table:table-cell>
          <table:table-cell table:style-name="ce10" office:value-type="string" calcext:value-type="string">
            <text:p>09°44'07.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7" calcext:value-type="float">
            <text:p>7</text:p>
          </table:table-cell>
          <table:table-cell table:style-name="ce12" table:formula="of:=[.J274]+([.K274]/60)+([.L274]/3600)+([.M274]/36000)" office:value-type="float" office:value="9.73547222222222" calcext:value-type="float">
            <text:p>9,73547222</text:p>
          </table:table-cell>
          <table:table-cell table:style-name="ce16" office:value-type="string" calcext:value-type="string">
            <text:p>SP 42 fra Podenzano e bivio SP 6/ponte fiume Nure in località San Giorgio Piacenti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IVIO SS45 (PODENZANO) A SAN GIORGIO PIACENTINO</text:p>
          </table:table-cell>
          <table:table-cell table:style-name="ce22" office:value-type="float" office:value="0.2" calcext:value-type="float">
            <text:p>0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7" office:value-type="float" office:value="305" calcext:value-type="float">
            <text:p>305</text:p>
          </table:table-cell>
          <table:table-cell table:style-name="ce10" office:value-type="string" calcext:value-type="string">
            <text:p>44°54'27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275]+([.E275]/60)+([.F275]/3600)+([.G275]/36000)" office:value-type="float" office:value="44.90775" calcext:value-type="float">
            <text:p>44,90775000</text:p>
          </table:table-cell>
          <table:table-cell table:style-name="ce10" office:value-type="string" calcext:value-type="string">
            <text:p>09°49'05.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275]+([.K275]/60)+([.L275]/3600)+([.M275]/36000)" office:value-type="float" office:value="9.81811111111111" calcext:value-type="float">
            <text:p>9,81811111</text:p>
          </table:table-cell>
          <table:table-cell table:style-name="ce16" office:value-type="string" calcext:value-type="string">
            <text:p>SP 6BIS fra Carpaneto e Castell'Arqu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RPANETO <text:s/>A CASTELL'ARQUATO</text:p>
          </table:table-cell>
          <table:table-cell table:style-name="ce22" office:value-type="float" office:value="2.5" calcext:value-type="float">
            <text:p>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7" office:value-type="float" office:value="305" calcext:value-type="float">
            <text:p>305</text:p>
          </table:table-cell>
          <table:table-cell table:style-name="ce10" office:value-type="string" calcext:value-type="string">
            <text:p>44°54'27.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D276]+([.E276]/60)+([.F276]/3600)+([.G276]/36000)" office:value-type="float" office:value="44.90775" calcext:value-type="float">
            <text:p>44,90775000</text:p>
          </table:table-cell>
          <table:table-cell table:style-name="ce10" office:value-type="string" calcext:value-type="string">
            <text:p>09°49'05.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276]+([.K276]/60)+([.L276]/3600)+([.M276]/36000)" office:value-type="float" office:value="9.81811111111111" calcext:value-type="float">
            <text:p>9,81811111</text:p>
          </table:table-cell>
          <table:table-cell table:style-name="ce16" office:value-type="string" calcext:value-type="string">
            <text:p>SP 6BIS fra Carpaneto e Castell'Arqua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L'ARQUATO A CARPANETO </text:p>
          </table:table-cell>
          <table:table-cell table:style-name="ce22" office:value-type="float" office:value="2.5" calcext:value-type="float">
            <text:p>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string" calcext:value-type="string">
            <text:p>44°49'23.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277]+([.E277]/60)+([.F277]/3600)+([.G277]/36000)" office:value-type="float" office:value="44.82325" calcext:value-type="float">
            <text:p>44,82325000</text:p>
          </table:table-cell>
          <table:table-cell table:style-name="ce10" office:value-type="string" calcext:value-type="string">
            <text:p>09°37'12.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77]+([.K277]/60)+([.L277]/3600)+([.M277]/36000)" office:value-type="float" office:value="9.62022222222222" calcext:value-type="float">
            <text:p>9,62022222</text:p>
          </table:table-cell>
          <table:table-cell table:style-name="ce16" office:value-type="string" calcext:value-type="string">
            <text:p>SP 654R fra Ponte dell'Olio e Bett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CONFIINE PROVINCIALE PARMA</text:p>
          </table:table-cell>
          <table:table-cell table:style-name="ce22" office:value-type="float" office:value="25.5" calcext:value-type="float">
            <text:p>25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7" office:value-type="float" office:value="306" calcext:value-type="float">
            <text:p>306</text:p>
          </table:table-cell>
          <table:table-cell table:style-name="ce10" office:value-type="string" calcext:value-type="string">
            <text:p>44°49'23.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278]+([.E278]/60)+([.F278]/3600)+([.G278]/36000)" office:value-type="float" office:value="44.82325" calcext:value-type="float">
            <text:p>44,82325000</text:p>
          </table:table-cell>
          <table:table-cell table:style-name="ce10" office:value-type="string" calcext:value-type="string">
            <text:p>09°37'12.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78]+([.K278]/60)+([.L278]/3600)+([.M278]/36000)" office:value-type="float" office:value="9.62022222222222" calcext:value-type="float">
            <text:p>9,62022222</text:p>
          </table:table-cell>
          <table:table-cell table:style-name="ce16" office:value-type="string" calcext:value-type="string">
            <text:p>SP 654R fra Ponte dell'Olio e Bett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ARMA A PIACENZA</text:p>
          </table:table-cell>
          <table:table-cell table:style-name="ce22" office:value-type="float" office:value="25.5" calcext:value-type="float">
            <text:p>25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307" calcext:value-type="float">
            <text:p>307</text:p>
          </table:table-cell>
          <table:table-cell table:style-name="ce10" office:value-type="string" calcext:value-type="string">
            <text:p>44°51'51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279]+([.E279]/60)+([.F279]/3600)+([.G279]/36000)" office:value-type="float" office:value="44.8641666666667" calcext:value-type="float">
            <text:p>44,86416667</text:p>
          </table:table-cell>
          <table:table-cell table:style-name="ce10" office:value-type="string" calcext:value-type="string">
            <text:p>09°33'17''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279]+([.K279]/60)+([.L279]/3600)+([.M279]/36000)" office:value-type="float" office:value="9.55472222222222" calcext:value-type="float">
            <text:p>9,55472222</text:p>
          </table:table-cell>
          <table:table-cell table:style-name="ce15" office:value-type="string" calcext:value-type="string">
            <text:p>SS 45 tra Rivergaro e Peri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LIGURIA A PIACENZA</text:p>
          </table:table-cell>
          <table:table-cell table:style-name="ce19" office:value-type="float" office:value="113.65" calcext:value-type="float">
            <text:p>113,65</text:p>
          </table:table-cell>
          <table:table-cell table:number-columns-repeated="1005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6" office:value-type="float" office:value="307" calcext:value-type="float">
            <text:p>307</text:p>
          </table:table-cell>
          <table:table-cell table:style-name="ce10" office:value-type="string" calcext:value-type="string">
            <text:p>44°51'51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280]+([.E280]/60)+([.F280]/3600)+([.G280]/36000)" office:value-type="float" office:value="44.8641666666667" calcext:value-type="float">
            <text:p>44,86416667</text:p>
          </table:table-cell>
          <table:table-cell table:style-name="ce10" office:value-type="string" calcext:value-type="string">
            <text:p>09°33'17''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280]+([.K280]/60)+([.L280]/3600)+([.M280]/36000)" office:value-type="float" office:value="9.55472222222222" calcext:value-type="float">
            <text:p>9,55472222</text:p>
          </table:table-cell>
          <table:table-cell table:style-name="ce15" office:value-type="string" calcext:value-type="string">
            <text:p>SS 45 tra Rivergaro e Peri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CONFINE REGIONALE LIGURIA</text:p>
          </table:table-cell>
          <table:table-cell table:style-name="ce19" office:value-type="float" office:value="113.65" calcext:value-type="float">
            <text:p>113,65</text:p>
          </table:table-cell>
          <table:table-cell table:number-columns-repeated="1005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string" calcext:value-type="string">
            <text:p>44°57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281]+([.E281]/60)+([.F281]/3600)+([.G281]/36000)" office:value-type="float" office:value="44.9558333333333" calcext:value-type="float">
            <text:p>44,95583333</text:p>
          </table:table-cell>
          <table:table-cell table:style-name="ce10" office:value-type="string" calcext:value-type="string">
            <text:p>09°25'46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81]+([.K281]/60)+([.L281]/3600)+([.M281]/36000)" office:value-type="float" office:value="9.42944444444444" calcext:value-type="float">
            <text:p>9,42944444</text:p>
          </table:table-cell>
          <table:table-cell table:style-name="ce16" office:value-type="string" calcext:value-type="string">
            <text:p>SP 412R fra Pianello Val Tidone e Borgonovo Val Tid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MINATA (CONFINE REGIONALE LOMBARDIA)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7" office:value-type="float" office:value="308" calcext:value-type="float">
            <text:p>308</text:p>
          </table:table-cell>
          <table:table-cell table:style-name="ce10" office:value-type="string" calcext:value-type="string">
            <text:p>44°57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282]+([.E282]/60)+([.F282]/3600)+([.G282]/36000)" office:value-type="float" office:value="44.9558333333333" calcext:value-type="float">
            <text:p>44,95583333</text:p>
          </table:table-cell>
          <table:table-cell table:style-name="ce10" office:value-type="string" calcext:value-type="string">
            <text:p>09°25'46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282]+([.K282]/60)+([.L282]/3600)+([.M282]/36000)" office:value-type="float" office:value="9.42944444444444" calcext:value-type="float">
            <text:p>9,42944444</text:p>
          </table:table-cell>
          <table:table-cell table:style-name="ce16" office:value-type="string" calcext:value-type="string">
            <text:p>SP 412R fra Pianello Val Tidone e Borgonovo Val Tid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MINATA (CONFINE REGIONALE LOMBARDIA) A CASTEL SAN GIOVANNI</text:p>
          </table:table-cell>
          <table:table-cell table:style-name="ce22" office:value-type="float" office:value="57" calcext:value-type="float">
            <text:p>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7" office:value-type="float" office:value="309" calcext:value-type="float">
            <text:p>309</text:p>
          </table:table-cell>
          <table:table-cell table:style-name="ce10" office:value-type="string" calcext:value-type="string">
            <text:p>45°05'31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283]+([.E283]/60)+([.F283]/3600)+([.G283]/36000)" office:value-type="float" office:value="45.0919444444445" calcext:value-type="float">
            <text:p>45,09194444</text:p>
          </table:table-cell>
          <table:table-cell table:style-name="ce10" office:value-type="string" calcext:value-type="string">
            <text:p>09°57'45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J283]+([.K283]/60)+([.L283]/3600)+([.M283]/36000)" office:value-type="float" office:value="9.9625" calcext:value-type="float">
            <text:p>9,96250000</text:p>
          </table:table-cell>
          <table:table-cell table:style-name="ce16" office:value-type="string" calcext:value-type="string">
            <text:p>SP 10R fra Castelvetro Piacentino e Monticelli d'Ong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211.5" calcext:value-type="float">
            <text:p>21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7" office:value-type="float" office:value="309" calcext:value-type="float">
            <text:p>309</text:p>
          </table:table-cell>
          <table:table-cell table:style-name="ce10" office:value-type="string" calcext:value-type="string">
            <text:p>45°05'31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284]+([.E284]/60)+([.F284]/3600)+([.G284]/36000)" office:value-type="float" office:value="45.0919444444445" calcext:value-type="float">
            <text:p>45,09194444</text:p>
          </table:table-cell>
          <table:table-cell table:style-name="ce10" office:value-type="string" calcext:value-type="string">
            <text:p>09°57'45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J284]+([.K284]/60)+([.L284]/3600)+([.M284]/36000)" office:value-type="float" office:value="9.9625" calcext:value-type="float">
            <text:p>9,96250000</text:p>
          </table:table-cell>
          <table:table-cell table:style-name="ce16" office:value-type="string" calcext:value-type="string">
            <text:p>SP 10R fra Castelvetro Piacentino e Monticelli d'Ong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211.5" calcext:value-type="float">
            <text:p>21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string" calcext:value-type="string">
            <text:p>44°46'52.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285]+([.E285]/60)+([.F285]/3600)+([.G285]/36000)" office:value-type="float" office:value="44.7812222222222" calcext:value-type="float">
            <text:p>44,78122222</text:p>
          </table:table-cell>
          <table:table-cell table:style-name="ce10" office:value-type="string" calcext:value-type="string">
            <text:p>10°34'42.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285]+([.K285]/60)+([.L285]/3600)+([.M285]/36000)" office:value-type="float" office:value="10.5784444444444" calcext:value-type="float">
            <text:p>10,57844444</text:p>
          </table:table-cell>
          <table:table-cell table:style-name="ce16" office:value-type="string" calcext:value-type="string">
            <text:p>SP 358R fra Cadelbosco di Sopra e Castelnovo di Sot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DELBOSCO DI SOPRA A BORETTO</text:p>
          </table:table-cell>
          <table:table-cell table:style-name="ce22" office:value-type="float" office:value="3.3" calcext:value-type="float">
            <text:p>3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7" office:value-type="float" office:value="310" calcext:value-type="float">
            <text:p>310</text:p>
          </table:table-cell>
          <table:table-cell table:style-name="ce10" office:value-type="string" calcext:value-type="string">
            <text:p>44°46'52.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286]+([.E286]/60)+([.F286]/3600)+([.G286]/36000)" office:value-type="float" office:value="44.7812222222222" calcext:value-type="float">
            <text:p>44,78122222</text:p>
          </table:table-cell>
          <table:table-cell table:style-name="ce10" office:value-type="string" calcext:value-type="string">
            <text:p>10°34'42.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286]+([.K286]/60)+([.L286]/3600)+([.M286]/36000)" office:value-type="float" office:value="10.5784444444444" calcext:value-type="float">
            <text:p>10,57844444</text:p>
          </table:table-cell>
          <table:table-cell table:style-name="ce16" office:value-type="string" calcext:value-type="string">
            <text:p>SP 358R fra Cadelbosco di Sopra e Castelnovo di Sot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CADELBOSCO DI SOPRA</text:p>
          </table:table-cell>
          <table:table-cell table:style-name="ce22" office:value-type="float" office:value="3.3" calcext:value-type="float">
            <text:p>3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string" calcext:value-type="string">
            <text:p>44°53'35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287]+([.E287]/60)+([.F287]/3600)+([.G287]/36000)" office:value-type="float" office:value="44.8953888888889" calcext:value-type="float">
            <text:p>44,89538889</text:p>
          </table:table-cell>
          <table:table-cell table:style-name="ce10" office:value-type="string" calcext:value-type="string">
            <text:p>10°39'55.9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92" calcext:value-type="float">
            <text:p>92</text:p>
          </table:table-cell>
          <table:table-cell table:style-name="ce12" table:formula="of:=[.J287]+([.K287]/60)+([.L287]/3600)+([.M287]/36000)" office:value-type="float" office:value="10.6678333333333" calcext:value-type="float">
            <text:p>10,66783333</text:p>
          </table:table-cell>
          <table:table-cell table:style-name="ce16" office:value-type="string" calcext:value-type="string">
            <text:p>SP 62RVAR tra la località San Giacomo (bivio SP 42) ed SP 2 (c/o loc. Tagliat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LUZZARA A BORETTO</text:p>
          </table:table-cell>
          <table:table-cell table:style-name="ce22" office:value-type="float" office:value="12.133" calcext:value-type="float">
            <text:p>12,13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7" office:value-type="float" office:value="311" calcext:value-type="float">
            <text:p>311</text:p>
          </table:table-cell>
          <table:table-cell table:style-name="ce10" office:value-type="string" calcext:value-type="string">
            <text:p>44°53'35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288]+([.E288]/60)+([.F288]/3600)+([.G288]/36000)" office:value-type="float" office:value="44.8953888888889" calcext:value-type="float">
            <text:p>44,89538889</text:p>
          </table:table-cell>
          <table:table-cell table:style-name="ce10" office:value-type="string" calcext:value-type="string">
            <text:p>10°39'55.9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92" calcext:value-type="float">
            <text:p>92</text:p>
          </table:table-cell>
          <table:table-cell table:style-name="ce12" table:formula="of:=[.J288]+([.K288]/60)+([.L288]/3600)+([.M288]/36000)" office:value-type="float" office:value="10.6678333333333" calcext:value-type="float">
            <text:p>10,66783333</text:p>
          </table:table-cell>
          <table:table-cell table:style-name="ce16" office:value-type="string" calcext:value-type="string">
            <text:p>SP 62RVAR tra la località San Giacomo (bivio SP 42) ed SP 2 (c/o loc. Tagliat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LUZZARA</text:p>
          </table:table-cell>
          <table:table-cell table:style-name="ce22" office:value-type="float" office:value="12.133" calcext:value-type="float">
            <text:p>12,13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7" office:value-type="float" office:value="312" calcext:value-type="float">
            <text:p>312</text:p>
          </table:table-cell>
          <table:table-cell table:style-name="ce10" office:value-type="string" calcext:value-type="string">
            <text:p>44°51'44.9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4" calcext:value-type="float">
            <text:p>94</text:p>
          </table:table-cell>
          <table:table-cell table:style-name="ce12" table:formula="of:=[.D289]+([.E289]/60)+([.F289]/3600)+([.G289]/36000)" office:value-type="float" office:value="44.8648333333333" calcext:value-type="float">
            <text:p>44,86483333</text:p>
          </table:table-cell>
          <table:table-cell table:style-name="ce10" office:value-type="string" calcext:value-type="string">
            <text:p>10°41'58.3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289]+([.K289]/60)+([.L289]/3600)+([.M289]/36000)" office:value-type="float" office:value="10.7003333333333" calcext:value-type="float">
            <text:p>10,70033333</text:p>
          </table:table-cell>
          <table:table-cell table:style-name="ce16" office:value-type="string" calcext:value-type="string">
            <text:p>SP 42 fra Novellara e San Giacomo (SP 62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NOVELLARA A GUASTALLA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7" office:value-type="float" office:value="312" calcext:value-type="float">
            <text:p>312</text:p>
          </table:table-cell>
          <table:table-cell table:style-name="ce10" office:value-type="string" calcext:value-type="string">
            <text:p>44°51'44.9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4" calcext:value-type="float">
            <text:p>94</text:p>
          </table:table-cell>
          <table:table-cell table:style-name="ce12" table:formula="of:=[.D290]+([.E290]/60)+([.F290]/3600)+([.G290]/36000)" office:value-type="float" office:value="44.8648333333333" calcext:value-type="float">
            <text:p>44,86483333</text:p>
          </table:table-cell>
          <table:table-cell table:style-name="ce10" office:value-type="string" calcext:value-type="string">
            <text:p>10°41'58.3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290]+([.K290]/60)+([.L290]/3600)+([.M290]/36000)" office:value-type="float" office:value="10.7003333333333" calcext:value-type="float">
            <text:p>10,70033333</text:p>
          </table:table-cell>
          <table:table-cell table:style-name="ce16" office:value-type="string" calcext:value-type="string">
            <text:p>SP 42 fra Novellara e San Giacomo (SP 62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UASTALLA A NOVELLARA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7" office:value-type="float" office:value="314" calcext:value-type="float">
            <text:p>314</text:p>
          </table:table-cell>
          <table:table-cell table:style-name="ce10" office:value-type="string" calcext:value-type="string">
            <text:p>44°55'15.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table:style-name="ce12" table:formula="of:=[.D291]+([.E291]/60)+([.F291]/3600)+([.G291]/36000)" office:value-type="float" office:value="44.9218055555556" calcext:value-type="float">
            <text:p>44,92180556</text:p>
          </table:table-cell>
          <table:table-cell table:style-name="ce10" office:value-type="string" calcext:value-type="string">
            <text:p>10°47'13.4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J291]+([.K291]/60)+([.L291]/3600)+([.M291]/36000)" office:value-type="float" office:value="10.7882777777778" calcext:value-type="float">
            <text:p>10,78827778</text:p>
          </table:table-cell>
          <table:table-cell table:style-name="ce16" office:value-type="string" calcext:value-type="string">
            <text:p>SP 2 fra Reggiolo (bivio SP 2) e località Villarotta (SP 84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TAGLIATA (GUASTALLA) A REGGIOLO</text:p>
          </table:table-cell>
          <table:table-cell table:style-name="ce22" office:value-type="float" office:value="9.115" calcext:value-type="float">
            <text:p>9,1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7" office:value-type="float" office:value="314" calcext:value-type="float">
            <text:p>314</text:p>
          </table:table-cell>
          <table:table-cell table:style-name="ce10" office:value-type="string" calcext:value-type="string">
            <text:p>44°55'15.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table:style-name="ce12" table:formula="of:=[.D292]+([.E292]/60)+([.F292]/3600)+([.G292]/36000)" office:value-type="float" office:value="44.9218055555556" calcext:value-type="float">
            <text:p>44,92180556</text:p>
          </table:table-cell>
          <table:table-cell table:style-name="ce10" office:value-type="string" calcext:value-type="string">
            <text:p>10°47'13.4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8" calcext:value-type="float">
            <text:p>48</text:p>
          </table:table-cell>
          <table:table-cell table:style-name="ce12" table:formula="of:=[.J292]+([.K292]/60)+([.L292]/3600)+([.M292]/36000)" office:value-type="float" office:value="10.7882777777778" calcext:value-type="float">
            <text:p>10,78827778</text:p>
          </table:table-cell>
          <table:table-cell table:style-name="ce16" office:value-type="string" calcext:value-type="string">
            <text:p>SP 2 fra Reggiolo (bivio SP 2) e località Villarotta (SP 84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EGGIOLO A TAGLIATA (GUASTALLA)</text:p>
          </table:table-cell>
          <table:table-cell table:style-name="ce22" office:value-type="float" office:value="9.115" calcext:value-type="float">
            <text:p>9,1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7" office:value-type="float" office:value="318" calcext:value-type="float">
            <text:p>318</text:p>
          </table:table-cell>
          <table:table-cell table:style-name="ce10" office:value-type="string" calcext:value-type="string">
            <text:p>44°35'58.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2" table:formula="of:=[.D293]+([.E293]/60)+([.F293]/3600)+([.G293]/36000)" office:value-type="float" office:value="44.6010277777778" calcext:value-type="float">
            <text:p>44,60102778</text:p>
          </table:table-cell>
          <table:table-cell table:style-name="ce10" office:value-type="string" calcext:value-type="string">
            <text:p>10°46'41.0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93]+([.K293]/60)+([.L293]/3600)+([.M293]/36000)" office:value-type="float" office:value="10.7782777777778" calcext:value-type="float">
            <text:p>10,77827778</text:p>
          </table:table-cell>
          <table:table-cell table:style-name="ce16" office:value-type="string" calcext:value-type="string">
            <text:p>SP 51 fra Sassuolo (bivio SP 467R) e Rubie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UBIERA A DINAZZANO (CASALGRANDE)</text:p>
          </table:table-cell>
          <table:table-cell table:style-name="ce22" office:value-type="float" office:value="6.2" calcext:value-type="float">
            <text:p>6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7" office:value-type="float" office:value="318" calcext:value-type="float">
            <text:p>318</text:p>
          </table:table-cell>
          <table:table-cell table:style-name="ce10" office:value-type="string" calcext:value-type="string">
            <text:p>44°35'58.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7" calcext:value-type="float">
            <text:p>57</text:p>
          </table:table-cell>
          <table:table-cell table:style-name="ce12" table:formula="of:=[.D294]+([.E294]/60)+([.F294]/3600)+([.G294]/36000)" office:value-type="float" office:value="44.6010277777778" calcext:value-type="float">
            <text:p>44,60102778</text:p>
          </table:table-cell>
          <table:table-cell table:style-name="ce10" office:value-type="string" calcext:value-type="string">
            <text:p>10°46'41.0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J294]+([.K294]/60)+([.L294]/3600)+([.M294]/36000)" office:value-type="float" office:value="10.7782777777778" calcext:value-type="float">
            <text:p>10,77827778</text:p>
          </table:table-cell>
          <table:table-cell table:style-name="ce16" office:value-type="string" calcext:value-type="string">
            <text:p>SP 51 fra Sassuolo (bivio SP 467R) e Rubie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DINAZZANO (CASALGRANDE) A RUBIERA</text:p>
          </table:table-cell>
          <table:table-cell table:style-name="ce22" office:value-type="float" office:value="6.2" calcext:value-type="float">
            <text:p>6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7" office:value-type="float" office:value="319" calcext:value-type="float">
            <text:p>319</text:p>
          </table:table-cell>
          <table:table-cell table:style-name="ce10" office:value-type="string" calcext:value-type="string">
            <text:p>44°34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295]+([.E295]/60)+([.F295]/3600)+([.G295]/36000)" office:value-type="float" office:value="44.5730555555556" calcext:value-type="float">
            <text:p>44,57305556</text:p>
          </table:table-cell>
          <table:table-cell table:style-name="ce10" office:value-type="string" calcext:value-type="string">
            <text:p>10°47'1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95]+([.K295]/60)+([.L295]/3600)+([.M295]/36000)" office:value-type="float" office:value="10.7863888888889" calcext:value-type="float">
            <text:p>10,78638889</text:p>
          </table:table-cell>
          <table:table-cell table:style-name="ce16" office:value-type="string" calcext:value-type="string">
            <text:p>SP 15 tra Sassuolo e Magret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ARZAGLIA (MODENA) A SASSUOLO</text:p>
          </table:table-cell>
          <table:table-cell table:style-name="ce22" office:value-type="float" office:value="9.55" calcext:value-type="float">
            <text:p>9,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7" office:value-type="float" office:value="319" calcext:value-type="float">
            <text:p>319</text:p>
          </table:table-cell>
          <table:table-cell table:style-name="ce10" office:value-type="string" calcext:value-type="string">
            <text:p>44°34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296]+([.E296]/60)+([.F296]/3600)+([.G296]/36000)" office:value-type="float" office:value="44.5730555555556" calcext:value-type="float">
            <text:p>44,57305556</text:p>
          </table:table-cell>
          <table:table-cell table:style-name="ce10" office:value-type="string" calcext:value-type="string">
            <text:p>10°47'1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296]+([.K296]/60)+([.L296]/3600)+([.M296]/36000)" office:value-type="float" office:value="10.7863888888889" calcext:value-type="float">
            <text:p>10,78638889</text:p>
          </table:table-cell>
          <table:table-cell table:style-name="ce16" office:value-type="string" calcext:value-type="string">
            <text:p>SP 15 tra Sassuolo e Magret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SSUOLO A MARZAGLIA (MODENA)</text:p>
          </table:table-cell>
          <table:table-cell table:style-name="ce22" office:value-type="float" office:value="9.55" calcext:value-type="float">
            <text:p>9,5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string" calcext:value-type="string">
            <text:p>44°33'33.4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297]+([.E297]/60)+([.F297]/3600)+([.G297]/36000)" office:value-type="float" office:value="44.5592777777778" calcext:value-type="float">
            <text:p>44,55927778</text:p>
          </table:table-cell>
          <table:table-cell table:style-name="ce10" office:value-type="string" calcext:value-type="string">
            <text:p>10°46'49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297]+([.K297]/60)+([.L297]/3600)+([.M297]/36000)" office:value-type="float" office:value="10.7803611111111" calcext:value-type="float">
            <text:p>10,78036111</text:p>
          </table:table-cell>
          <table:table-cell table:style-name="ce16" office:value-type="string" calcext:value-type="string">
            <text:p>SP 467R tra SP 486R e confine provincia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SASSUOLO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string" calcext:value-type="string">
            <text:p>44°33'33.4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298]+([.E298]/60)+([.F298]/3600)+([.G298]/36000)" office:value-type="float" office:value="44.5592777777778" calcext:value-type="float">
            <text:p>44,55927778</text:p>
          </table:table-cell>
          <table:table-cell table:style-name="ce10" office:value-type="string" calcext:value-type="string">
            <text:p>10°46'49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298]+([.K298]/60)+([.L298]/3600)+([.M298]/36000)" office:value-type="float" office:value="10.7803611111111" calcext:value-type="float">
            <text:p>10,78036111</text:p>
          </table:table-cell>
          <table:table-cell table:style-name="ce16" office:value-type="string" calcext:value-type="string">
            <text:p>SP 467R tra SP 486R e confine provincia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EGGIO EMILIA A SASSUOLO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string" calcext:value-type="string">
            <text:p>44°33'33.4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299]+([.E299]/60)+([.F299]/3600)+([.G299]/36000)" office:value-type="float" office:value="44.5592777777778" calcext:value-type="float">
            <text:p>44,55927778</text:p>
          </table:table-cell>
          <table:table-cell table:style-name="ce10" office:value-type="string" calcext:value-type="string">
            <text:p>10°46'49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299]+([.K299]/60)+([.L299]/3600)+([.M299]/36000)" office:value-type="float" office:value="10.7803611111111" calcext:value-type="float">
            <text:p>10,78036111</text:p>
          </table:table-cell>
          <table:table-cell table:style-name="ce16" office:value-type="string" calcext:value-type="string">
            <text:p>SP 467R tra SP 486R e confine provincia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DA SASSUOLO A REGGIO EMILIA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7" office:value-type="float" office:value="321" calcext:value-type="float">
            <text:p>321</text:p>
          </table:table-cell>
          <table:table-cell table:style-name="ce10" office:value-type="string" calcext:value-type="string">
            <text:p>44°33'33.4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33" calcext:value-type="float">
            <text:p>3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300]+([.E300]/60)+([.F300]/3600)+([.G300]/36000)" office:value-type="float" office:value="44.5592777777778" calcext:value-type="float">
            <text:p>44,55927778</text:p>
          </table:table-cell>
          <table:table-cell table:style-name="ce10" office:value-type="string" calcext:value-type="string">
            <text:p>10°46'49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300]+([.K300]/60)+([.L300]/3600)+([.M300]/36000)" office:value-type="float" office:value="10.7803611111111" calcext:value-type="float">
            <text:p>10,78036111</text:p>
          </table:table-cell>
          <table:table-cell table:style-name="ce16" office:value-type="string" calcext:value-type="string">
            <text:p>SP 467R tra SP 486R e confine provincial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DA SASSUOLO A REGGIO EMILIA</text:p>
          </table:table-cell>
          <table:table-cell table:style-name="ce22" office:value-type="float" office:value="16" calcext:value-type="float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7" office:value-type="float" office:value="323" calcext:value-type="float">
            <text:p>323</text:p>
          </table:table-cell>
          <table:table-cell table:style-name="ce10" office:value-type="string" calcext:value-type="string">
            <text:p>44°31'5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D301]+([.E301]/60)+([.F301]/3600)+([.G301]/36000)" office:value-type="float" office:value="44.5327777777778" calcext:value-type="float">
            <text:p>44,53277778</text:p>
          </table:table-cell>
          <table:table-cell table:style-name="ce10" office:value-type="string" calcext:value-type="string">
            <text:p>10°53'0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301]+([.K301]/60)+([.L301]/3600)+([.M301]/36000)" office:value-type="float" office:value="10.8833333333333" calcext:value-type="float">
            <text:p>10,88333333</text:p>
          </table:table-cell>
          <table:table-cell table:style-name="ce16" office:value-type="string" calcext:value-type="string">
            <text:p>SP 467R fra SP 3 e SS 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SASSUOLO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7" office:value-type="float" office:value="323" calcext:value-type="float">
            <text:p>323</text:p>
          </table:table-cell>
          <table:table-cell table:style-name="ce10" office:value-type="string" calcext:value-type="string">
            <text:p>44°31'5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D302]+([.E302]/60)+([.F302]/3600)+([.G302]/36000)" office:value-type="float" office:value="44.5327777777778" calcext:value-type="float">
            <text:p>44,53277778</text:p>
          </table:table-cell>
          <table:table-cell table:style-name="ce10" office:value-type="string" calcext:value-type="string">
            <text:p>10°53'0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302]+([.K302]/60)+([.L302]/3600)+([.M302]/36000)" office:value-type="float" office:value="10.8833333333333" calcext:value-type="float">
            <text:p>10,88333333</text:p>
          </table:table-cell>
          <table:table-cell table:style-name="ce16" office:value-type="string" calcext:value-type="string">
            <text:p>SP 467R fra SP 3 e SS 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SSUOLO A REGGIO EMILIA</text:p>
          </table:table-cell>
          <table:table-cell table:style-name="ce22" office:value-type="float" office:value="30" calcext:value-type="float">
            <text:p>30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string" calcext:value-type="string">
            <text:p>44°36'49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303]+([.E303]/60)+([.F303]/3600)+([.G303]/36000)" office:value-type="float" office:value="44.6136666666667" calcext:value-type="float">
            <text:p>44,61366667</text:p>
          </table:table-cell>
          <table:table-cell table:style-name="ce10" office:value-type="string" calcext:value-type="string">
            <text:p>10°52'36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303]+([.K303]/60)+([.L303]/3600)+([.M303]/36000)" office:value-type="float" office:value="10.8768055555556" calcext:value-type="float">
            <text:p>10,87680556</text:p>
          </table:table-cell>
          <table:table-cell table:style-name="ce16" office:value-type="string" calcext:value-type="string">
            <text:p>SP 486R tra Modena e Baggiov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CONFINE REGIONALE TOSCANA</text:p>
          </table:table-cell>
          <table:table-cell table:style-name="ce22" office:value-type="float" office:value="6.9" calcext:value-type="float">
            <text:p>6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7" office:value-type="float" office:value="328" calcext:value-type="float">
            <text:p>328</text:p>
          </table:table-cell>
          <table:table-cell table:style-name="ce10" office:value-type="string" calcext:value-type="string">
            <text:p>44°36'49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304]+([.E304]/60)+([.F304]/3600)+([.G304]/36000)" office:value-type="float" office:value="44.6136666666667" calcext:value-type="float">
            <text:p>44,61366667</text:p>
          </table:table-cell>
          <table:table-cell table:style-name="ce10" office:value-type="string" calcext:value-type="string">
            <text:p>10°52'36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304]+([.K304]/60)+([.L304]/3600)+([.M304]/36000)" office:value-type="float" office:value="10.8768055555556" calcext:value-type="float">
            <text:p>10,87680556</text:p>
          </table:table-cell>
          <table:table-cell table:style-name="ce16" office:value-type="string" calcext:value-type="string">
            <text:p>SP 486R tra Modena e Baggiov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MODENA</text:p>
          </table:table-cell>
          <table:table-cell table:style-name="ce22" office:value-type="float" office:value="6.9" calcext:value-type="float">
            <text:p>6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330" calcext:value-type="float">
            <text:p>330</text:p>
          </table:table-cell>
          <table:table-cell table:style-name="ce10" office:value-type="string" calcext:value-type="string">
            <text:p>44°21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305]+([.E305]/60)+([.F305]/3600)+([.G305]/36000)" office:value-type="float" office:value="44.3638888888889" calcext:value-type="float">
            <text:p>44,36388889</text:p>
          </table:table-cell>
          <table:table-cell table:style-name="ce10" office:value-type="string" calcext:value-type="string">
            <text:p>11°12'2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305]+([.K305]/60)+([.L305]/3600)+([.M305]/36000)" office:value-type="float" office:value="11.2080555555556" calcext:value-type="float">
            <text:p>11,20805556</text:p>
          </table:table-cell>
          <table:table-cell table:style-name="ce15" office:value-type="string" calcext:value-type="string">
            <text:p>SS 64 tra Sasso Marconi e Marzabot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ORRETTA TERME A FERRARA</text:p>
          </table:table-cell>
          <table:table-cell table:style-name="ce19" office:value-type="float" office:value="71.15" calcext:value-type="float">
            <text:p>71,15</text:p>
          </table:table-cell>
          <table:table-cell table:number-columns-repeated="1005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6" office:value-type="float" office:value="330" calcext:value-type="float">
            <text:p>330</text:p>
          </table:table-cell>
          <table:table-cell table:style-name="ce10" office:value-type="string" calcext:value-type="string">
            <text:p>44°21'5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306]+([.E306]/60)+([.F306]/3600)+([.G306]/36000)" office:value-type="float" office:value="44.3638888888889" calcext:value-type="float">
            <text:p>44,36388889</text:p>
          </table:table-cell>
          <table:table-cell table:style-name="ce10" office:value-type="string" calcext:value-type="string">
            <text:p>11°12'29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306]+([.K306]/60)+([.L306]/3600)+([.M306]/36000)" office:value-type="float" office:value="11.2080555555556" calcext:value-type="float">
            <text:p>11,20805556</text:p>
          </table:table-cell>
          <table:table-cell table:style-name="ce15" office:value-type="string" calcext:value-type="string">
            <text:p>SS 64 tra Sasso Marconi e Marzabot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FERRARA A PORRETTA TERME</text:p>
          </table:table-cell>
          <table:table-cell table:style-name="ce19" office:value-type="float" office:value="71.15" calcext:value-type="float">
            <text:p>71,15</text:p>
          </table:table-cell>
          <table:table-cell table:number-columns-repeated="1005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331" calcext:value-type="float">
            <text:p>331</text:p>
          </table:table-cell>
          <table:table-cell table:style-name="ce10" office:value-type="string" calcext:value-type="string">
            <text:p>44°21'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07]+([.E307]/60)+([.F307]/3600)+([.G307]/36000)" office:value-type="float" office:value="44.3555555555556" calcext:value-type="float">
            <text:p>44,35555556</text:p>
          </table:table-cell>
          <table:table-cell table:style-name="ce10" office:value-type="string" calcext:value-type="string">
            <text:p>11°15'5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307]+([.K307]/60)+([.L307]/3600)+([.M307]/36000)" office:value-type="float" office:value="11.265" calcext:value-type="float">
            <text:p>11,26500000</text:p>
          </table:table-cell>
          <table:table-cell table:style-name="ce16" office:value-type="string" calcext:value-type="string">
            <text:p>SP 325 tra Casello A 1 (Sasso Marconi) e V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SSO MARCONI A CONFINE REGIONALE TOSCANA</text:p>
          </table:table-cell>
          <table:table-cell table:style-name="ce22" office:value-type="float" office:value="4.357" calcext:value-type="float">
            <text:p>4,3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7" office:value-type="float" office:value="331" calcext:value-type="float">
            <text:p>331</text:p>
          </table:table-cell>
          <table:table-cell table:style-name="ce10" office:value-type="string" calcext:value-type="string">
            <text:p>44°21'2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08]+([.E308]/60)+([.F308]/3600)+([.G308]/36000)" office:value-type="float" office:value="44.3555555555556" calcext:value-type="float">
            <text:p>44,35555556</text:p>
          </table:table-cell>
          <table:table-cell table:style-name="ce10" office:value-type="string" calcext:value-type="string">
            <text:p>11°15'5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J308]+([.K308]/60)+([.L308]/3600)+([.M308]/36000)" office:value-type="float" office:value="11.265" calcext:value-type="float">
            <text:p>11,26500000</text:p>
          </table:table-cell>
          <table:table-cell table:style-name="ce16" office:value-type="string" calcext:value-type="string">
            <text:p>SP 325 tra Casello A 1 (Sasso Marconi) e Vad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SASSO MARCONI</text:p>
          </table:table-cell>
          <table:table-cell table:style-name="ce22" office:value-type="float" office:value="4.357" calcext:value-type="float">
            <text:p>4,35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7" office:value-type="float" office:value="332" calcext:value-type="float">
            <text:p>332</text:p>
          </table:table-cell>
          <table:table-cell table:style-name="ce10" office:value-type="string" calcext:value-type="string">
            <text:p>44°17'2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D309]+([.E309]/60)+([.F309]/3600)+([.G309]/36000)" office:value-type="float" office:value="44.2894444444444" calcext:value-type="float">
            <text:p>44,28944444</text:p>
          </table:table-cell>
          <table:table-cell table:style-name="ce10" office:value-type="string" calcext:value-type="string">
            <text:p>11°45'5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J309]+([.K309]/60)+([.L309]/3600)+([.M309]/36000)" office:value-type="float" office:value="11.7655555555556" calcext:value-type="float">
            <text:p>11,76555556</text:p>
          </table:table-cell>
          <table:table-cell table:style-name="ce16" office:value-type="string" calcext:value-type="string">
            <text:p>SP 306R fra Castel Bolognese e Riolo Ter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BOLOGNESE A CONFINE REGIONALE TOSCANA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7" office:value-type="float" office:value="332" calcext:value-type="float">
            <text:p>332</text:p>
          </table:table-cell>
          <table:table-cell table:style-name="ce10" office:value-type="string" calcext:value-type="string">
            <text:p>44°17'2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D310]+([.E310]/60)+([.F310]/3600)+([.G310]/36000)" office:value-type="float" office:value="44.2894444444444" calcext:value-type="float">
            <text:p>44,28944444</text:p>
          </table:table-cell>
          <table:table-cell table:style-name="ce10" office:value-type="string" calcext:value-type="string">
            <text:p>11°45'5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" calcext:value-type="float">
            <text:p>56</text:p>
          </table:table-cell>
          <table:table-cell table:style-name="ce10"/>
          <table:table-cell table:style-name="ce12" table:formula="of:=[.J310]+([.K310]/60)+([.L310]/3600)+([.M310]/36000)" office:value-type="float" office:value="11.7655555555556" calcext:value-type="float">
            <text:p>11,76555556</text:p>
          </table:table-cell>
          <table:table-cell table:style-name="ce16" office:value-type="string" calcext:value-type="string">
            <text:p>SP 306R fra Castel Bolognese e Riolo Term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CASTELBOLOGNESE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333" calcext:value-type="float">
            <text:p>333</text:p>
          </table:table-cell>
          <table:table-cell table:style-name="ce10" office:value-type="string" calcext:value-type="string">
            <text:p>44°18'35.7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2" table:formula="of:=[.D311]+([.E311]/60)+([.F311]/3600)+([.G311]/36000)" office:value-type="float" office:value="44.3116666666667" calcext:value-type="float">
            <text:p>44,31166667</text:p>
          </table:table-cell>
          <table:table-cell table:style-name="ce10" office:value-type="string" calcext:value-type="string">
            <text:p>11°49'29.8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311]+([.K311]/60)+([.L311]/3600)+([.M311]/36000)" office:value-type="float" office:value="11.8271111111111" calcext:value-type="float">
            <text:p>11,82711111</text:p>
          </table:table-cell>
          <table:table-cell table:style-name="ce15" office:value-type="string" calcext:value-type="string">
            <text:p>SS 9 tra Castel Bolognese e Fa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66.74" calcext:value-type="float">
            <text:p>66,74</text:p>
          </table:table-cell>
          <table:table-cell table:number-columns-repeated="1005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6" office:value-type="float" office:value="333" calcext:value-type="float">
            <text:p>333</text:p>
          </table:table-cell>
          <table:table-cell table:style-name="ce10" office:value-type="string" calcext:value-type="string">
            <text:p>44°18'35.7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70" calcext:value-type="float">
            <text:p>70</text:p>
          </table:table-cell>
          <table:table-cell table:style-name="ce12" table:formula="of:=[.D312]+([.E312]/60)+([.F312]/3600)+([.G312]/36000)" office:value-type="float" office:value="44.3116666666667" calcext:value-type="float">
            <text:p>44,31166667</text:p>
          </table:table-cell>
          <table:table-cell table:style-name="ce10" office:value-type="string" calcext:value-type="string">
            <text:p>11°49'29.8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86" calcext:value-type="float">
            <text:p>86</text:p>
          </table:table-cell>
          <table:table-cell table:style-name="ce12" table:formula="of:=[.J312]+([.K312]/60)+([.L312]/3600)+([.M312]/36000)" office:value-type="float" office:value="11.8271111111111" calcext:value-type="float">
            <text:p>11,82711111</text:p>
          </table:table-cell>
          <table:table-cell table:style-name="ce15" office:value-type="string" calcext:value-type="string">
            <text:p>SS 9 tra Castel Bolognese e Fa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66.74" calcext:value-type="float">
            <text:p>66,74</text:p>
          </table:table-cell>
          <table:table-cell table:number-columns-repeated="1005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7" office:value-type="float" office:value="334" calcext:value-type="float">
            <text:p>334</text:p>
          </table:table-cell>
          <table:table-cell table:style-name="ce10" office:value-type="string" calcext:value-type="string">
            <text:p>44°21'0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313]+([.E313]/60)+([.F313]/3600)+([.G313]/36000)" office:value-type="float" office:value="44.3511111111111" calcext:value-type="float">
            <text:p>44,35111111</text:p>
          </table:table-cell>
          <table:table-cell table:style-name="ce10" office:value-type="string" calcext:value-type="string">
            <text:p>11°55'3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313]+([.K313]/60)+([.L313]/3600)+([.M313]/36000)" office:value-type="float" office:value="11.9272222222222" calcext:value-type="float">
            <text:p>11,92722222</text:p>
          </table:table-cell>
          <table:table-cell table:style-name="ce16" office:value-type="string" calcext:value-type="string">
            <text:p>SP 8 dal Casello A 1 (Faenza) a Cotign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AENZA A BAGNACAVALLO</text:p>
          </table:table-cell>
          <table:table-cell table:style-name="ce22" office:value-type="float" office:value="4.8" calcext:value-type="float">
            <text:p>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7" office:value-type="float" office:value="334" calcext:value-type="float">
            <text:p>334</text:p>
          </table:table-cell>
          <table:table-cell table:style-name="ce10" office:value-type="string" calcext:value-type="string">
            <text:p>44°21'0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D314]+([.E314]/60)+([.F314]/3600)+([.G314]/36000)" office:value-type="float" office:value="44.3511111111111" calcext:value-type="float">
            <text:p>44,35111111</text:p>
          </table:table-cell>
          <table:table-cell table:style-name="ce10" office:value-type="string" calcext:value-type="string">
            <text:p>11°55'3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J314]+([.K314]/60)+([.L314]/3600)+([.M314]/36000)" office:value-type="float" office:value="11.9272222222222" calcext:value-type="float">
            <text:p>11,92722222</text:p>
          </table:table-cell>
          <table:table-cell table:style-name="ce16" office:value-type="string" calcext:value-type="string">
            <text:p>SP 8 dal Casello A 1 (Faenza) a Cotign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AGNACAVALLO A FAENZA</text:p>
          </table:table-cell>
          <table:table-cell table:style-name="ce22" office:value-type="float" office:value="4.8" calcext:value-type="float">
            <text:p>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7" office:value-type="float" office:value="335" calcext:value-type="float">
            <text:p>335</text:p>
          </table:table-cell>
          <table:table-cell table:style-name="ce10" office:value-type="string" calcext:value-type="string">
            <text:p>44°21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315]+([.E315]/60)+([.F315]/3600)+([.G315]/36000)" office:value-type="float" office:value="44.3605555555556" calcext:value-type="float">
            <text:p>44,36055556</text:p>
          </table:table-cell>
          <table:table-cell table:style-name="ce10" office:value-type="string" calcext:value-type="string">
            <text:p>11°52'2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J315]+([.K315]/60)+([.L315]/3600)+([.M315]/36000)" office:value-type="float" office:value="11.8744444444444" calcext:value-type="float">
            <text:p>11,87444444</text:p>
          </table:table-cell>
          <table:table-cell table:style-name="ce16" office:value-type="string" calcext:value-type="string">
            <text:p>SP 7 tra l'A 14 (bivio SP 29) e l'A 14dir (Barb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AENZA A LUGO</text:p>
          </table:table-cell>
          <table:table-cell table:style-name="ce22" office:value-type="float" office:value="8.8" calcext:value-type="float">
            <text:p>8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7" office:value-type="float" office:value="335" calcext:value-type="float">
            <text:p>335</text:p>
          </table:table-cell>
          <table:table-cell table:style-name="ce10" office:value-type="string" calcext:value-type="string">
            <text:p>44°21'3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316]+([.E316]/60)+([.F316]/3600)+([.G316]/36000)" office:value-type="float" office:value="44.3605555555556" calcext:value-type="float">
            <text:p>44,36055556</text:p>
          </table:table-cell>
          <table:table-cell table:style-name="ce10" office:value-type="string" calcext:value-type="string">
            <text:p>11°52'2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8" calcext:value-type="float">
            <text:p>28</text:p>
          </table:table-cell>
          <table:table-cell table:style-name="ce10"/>
          <table:table-cell table:style-name="ce12" table:formula="of:=[.J316]+([.K316]/60)+([.L316]/3600)+([.M316]/36000)" office:value-type="float" office:value="11.8744444444444" calcext:value-type="float">
            <text:p>11,87444444</text:p>
          </table:table-cell>
          <table:table-cell table:style-name="ce16" office:value-type="string" calcext:value-type="string">
            <text:p>SP 7 tra l'A 14 (bivio SP 29) e l'A 14dir (Barbi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UGO A FAENZA</text:p>
          </table:table-cell>
          <table:table-cell table:style-name="ce22" office:value-type="float" office:value="8.8" calcext:value-type="float">
            <text:p>8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string" calcext:value-type="string">
            <text:p>44°24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317]+([.E317]/60)+([.F317]/3600)+([.G317]/36000)" office:value-type="float" office:value="44.4152777777778" calcext:value-type="float">
            <text:p>44,41527778</text:p>
          </table:table-cell>
          <table:table-cell table:style-name="ce10" office:value-type="string" calcext:value-type="string">
            <text:p>11°57'3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317]+([.K317]/60)+([.L317]/3600)+([.M317]/36000)" office:value-type="float" office:value="11.9583333333333" calcext:value-type="float">
            <text:p>11,95833333</text:p>
          </table:table-cell>
          <table:table-cell table:style-name="ce16" office:value-type="string" calcext:value-type="string">
            <text:p>SP 253R tra Lugo (ponte fiume Senio) e Bagnacava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RAVENNA</text:p>
          </table:table-cell>
          <table:table-cell table:style-name="ce22" office:value-type="float" office:value="54.18" calcext:value-type="float">
            <text:p>54,1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7" office:value-type="float" office:value="336" calcext:value-type="float">
            <text:p>336</text:p>
          </table:table-cell>
          <table:table-cell table:style-name="ce10" office:value-type="string" calcext:value-type="string">
            <text:p>44°24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318]+([.E318]/60)+([.F318]/3600)+([.G318]/36000)" office:value-type="float" office:value="44.4152777777778" calcext:value-type="float">
            <text:p>44,41527778</text:p>
          </table:table-cell>
          <table:table-cell table:style-name="ce10" office:value-type="string" calcext:value-type="string">
            <text:p>11°57'3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318]+([.K318]/60)+([.L318]/3600)+([.M318]/36000)" office:value-type="float" office:value="11.9583333333333" calcext:value-type="float">
            <text:p>11,95833333</text:p>
          </table:table-cell>
          <table:table-cell table:style-name="ce16" office:value-type="string" calcext:value-type="string">
            <text:p>SP 253R tra Lugo (ponte fiume Senio) e Bagnacaval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ENNA A BOLOGNA</text:p>
          </table:table-cell>
          <table:table-cell table:style-name="ce22" office:value-type="float" office:value="54.18" calcext:value-type="float">
            <text:p>54,1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string" calcext:value-type="string">
            <text:p>44°26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319]+([.E319]/60)+([.F319]/3600)+([.G319]/36000)" office:value-type="float" office:value="44.4441666666667" calcext:value-type="float">
            <text:p>44,44416667</text:p>
          </table:table-cell>
          <table:table-cell table:style-name="ce10" office:value-type="string" calcext:value-type="string">
            <text:p>11°55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319]+([.K319]/60)+([.L319]/3600)+([.M319]/36000)" office:value-type="float" office:value="11.9288888888889" calcext:value-type="float">
            <text:p>11,92888889</text:p>
          </table:table-cell>
          <table:table-cell table:style-name="ce16" office:value-type="string" calcext:value-type="string">
            <text:p>SP 14 fra Lugo (bivio SSPP 41/46) e Fusi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LUGO A FUSIGNANO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7" office:value-type="float" office:value="337" calcext:value-type="float">
            <text:p>337</text:p>
          </table:table-cell>
          <table:table-cell table:style-name="ce10" office:value-type="string" calcext:value-type="string">
            <text:p>44°26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320]+([.E320]/60)+([.F320]/3600)+([.G320]/36000)" office:value-type="float" office:value="44.4441666666667" calcext:value-type="float">
            <text:p>44,44416667</text:p>
          </table:table-cell>
          <table:table-cell table:style-name="ce10" office:value-type="string" calcext:value-type="string">
            <text:p>11°55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320]+([.K320]/60)+([.L320]/3600)+([.M320]/36000)" office:value-type="float" office:value="11.9288888888889" calcext:value-type="float">
            <text:p>11,92888889</text:p>
          </table:table-cell>
          <table:table-cell table:style-name="ce16" office:value-type="string" calcext:value-type="string">
            <text:p>SP 14 fra Lugo (bivio SSPP 41/46) e Fusi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USIGNANO A LUGO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7" office:value-type="float" office:value="339" calcext:value-type="float">
            <text:p>339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321]+([.E321]/60)+([.F321]/3600)+([.G321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1°59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321]+([.K321]/60)+([.L321]/3600)+([.M321]/36000)" office:value-type="float" office:value="11.9955555555556" calcext:value-type="float">
            <text:p>11,99555556</text:p>
          </table:table-cell>
          <table:table-cell table:style-name="ce16" office:value-type="string" calcext:value-type="string">
            <text:p>SP 3 tra San Lorenzo in Noceto e Predapp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1" office:value-type="string" calcext:value-type="string">
            <text:p>DA FORLI' A FIUMANA</text:p>
          </table:table-cell>
          <table:table-cell table:style-name="ce22" office:value-type="float" office:value="8.65" calcext:value-type="float">
            <text:p>8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7" office:value-type="float" office:value="339" calcext:value-type="float">
            <text:p>339</text:p>
          </table:table-cell>
          <table:table-cell table:style-name="ce10" office:value-type="string" calcext:value-type="string">
            <text:p>44°09'09"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322]+([.E322]/60)+([.F322]/3600)+([.G322]/36000)" office:value-type="float" office:value="44.1525" calcext:value-type="float">
            <text:p>44,15250000</text:p>
          </table:table-cell>
          <table:table-cell table:style-name="ce10" office:value-type="string" calcext:value-type="string">
            <text:p>11°59'44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J322]+([.K322]/60)+([.L322]/3600)+([.M322]/36000)" office:value-type="float" office:value="11.9955555555556" calcext:value-type="float">
            <text:p>11,99555556</text:p>
          </table:table-cell>
          <table:table-cell table:style-name="ce16" office:value-type="string" calcext:value-type="string">
            <text:p>SP 3 tra San Lorenzo in Noceto e Predapp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string" calcext:value-type="string">
            <text:p>DA FIUMANA A FORLI'</text:p>
          </table:table-cell>
          <table:table-cell table:style-name="ce22" office:value-type="float" office:value="8.65" calcext:value-type="float">
            <text:p>8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7" office:value-type="float" office:value="340" calcext:value-type="float">
            <text:p>340</text:p>
          </table:table-cell>
          <table:table-cell table:style-name="ce10" office:value-type="string" calcext:value-type="string">
            <text:p>44°08'4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323]+([.E323]/60)+([.F323]/3600)+([.G323]/36000)" office:value-type="float" office:value="44.1469444444445" calcext:value-type="float">
            <text:p>44,14694444</text:p>
          </table:table-cell>
          <table:table-cell table:style-name="ce10" office:value-type="string" calcext:value-type="string">
            <text:p>12°0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323]+([.K323]/60)+([.L323]/3600)+([.M323]/36000)" office:value-type="float" office:value="12.0669444444444" calcext:value-type="float">
            <text:p>12,06694444</text:p>
          </table:table-cell>
          <table:table-cell table:style-name="ce16" office:value-type="string" calcext:value-type="string">
            <text:p>SP 72 tra San Martino in Strada e bivio ex SS 310R (Meldol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MARTINO IN STRADA (FORLI') A PARA (C/O MELDOLA)</text:p>
          </table:table-cell>
          <table:table-cell table:style-name="ce22" office:value-type="float" office:value="5.2" calcext:value-type="float">
            <text:p>5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7" office:value-type="float" office:value="340" calcext:value-type="float">
            <text:p>340</text:p>
          </table:table-cell>
          <table:table-cell table:style-name="ce10" office:value-type="string" calcext:value-type="string">
            <text:p>44°08'4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324]+([.E324]/60)+([.F324]/3600)+([.G324]/36000)" office:value-type="float" office:value="44.1469444444445" calcext:value-type="float">
            <text:p>44,14694444</text:p>
          </table:table-cell>
          <table:table-cell table:style-name="ce10" office:value-type="string" calcext:value-type="string">
            <text:p>12°0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324]+([.K324]/60)+([.L324]/3600)+([.M324]/36000)" office:value-type="float" office:value="12.0669444444444" calcext:value-type="float">
            <text:p>12,06694444</text:p>
          </table:table-cell>
          <table:table-cell table:style-name="ce16" office:value-type="string" calcext:value-type="string">
            <text:p>SP 72 tra San Martino in Strada e bivio ex SS 310R (Meldol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PARA (C/O MELDOLA) A SAN MARTINO IN STRADA (FORLI')</text:p>
          </table:table-cell>
          <table:table-cell table:style-name="ce22" office:value-type="float" office:value="5.2" calcext:value-type="float">
            <text:p>5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string" calcext:value-type="string">
            <text:p>44°06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325]+([.E325]/60)+([.F325]/3600)+([.G325]/36000)" office:value-type="float" office:value="44.1088888888889" calcext:value-type="float">
            <text:p>44,10888889</text:p>
          </table:table-cell>
          <table:table-cell table:style-name="ce10" office:value-type="string" calcext:value-type="string">
            <text:p>12°23'1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325]+([.K325]/60)+([.L325]/3600)+([.M325]/36000)" office:value-type="float" office:value="12.3880555555556" calcext:value-type="float">
            <text:p>12,38805556</text:p>
          </table:table-cell>
          <table:table-cell table:style-name="ce16" office:value-type="string" calcext:value-type="string">
            <text:p>SP 33 in località Gatte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VIGNANO SUL RUBICONE A VILLALTA (CESENATICO)</text:p>
          </table:table-cell>
          <table:table-cell table:style-name="ce22" office:value-type="float" office:value="2.2" calcext:value-type="float">
            <text:p>2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7" office:value-type="float" office:value="342" calcext:value-type="float">
            <text:p>342</text:p>
          </table:table-cell>
          <table:table-cell table:style-name="ce10" office:value-type="string" calcext:value-type="string">
            <text:p>44°06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326]+([.E326]/60)+([.F326]/3600)+([.G326]/36000)" office:value-type="float" office:value="44.1088888888889" calcext:value-type="float">
            <text:p>44,10888889</text:p>
          </table:table-cell>
          <table:table-cell table:style-name="ce10" office:value-type="string" calcext:value-type="string">
            <text:p>12°23'1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326]+([.K326]/60)+([.L326]/3600)+([.M326]/36000)" office:value-type="float" office:value="12.3880555555556" calcext:value-type="float">
            <text:p>12,38805556</text:p>
          </table:table-cell>
          <table:table-cell table:style-name="ce16" office:value-type="string" calcext:value-type="string">
            <text:p>SP 33 in località Gatte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ILLALTA (CESENATICO) A SAVIGNANO SUL RUBICONE</text:p>
          </table:table-cell>
          <table:table-cell table:style-name="ce22" office:value-type="float" office:value="2.2" calcext:value-type="float">
            <text:p>2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7" office:value-type="float" office:value="343" calcext:value-type="float">
            <text:p>343</text:p>
          </table:table-cell>
          <table:table-cell table:style-name="ce10" office:value-type="string" calcext:value-type="string">
            <text:p>43°58'3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327]+([.E327]/60)+([.F327]/3600)+([.G327]/36000)" office:value-type="float" office:value="43.9761111111111" calcext:value-type="float">
            <text:p>43,97611111</text:p>
          </table:table-cell>
          <table:table-cell table:style-name="ce10" office:value-type="string" calcext:value-type="string">
            <text:p>11°54'1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327]+([.K327]/60)+([.L327]/3600)+([.M327]/36000)" office:value-type="float" office:value="11.9041666666667" calcext:value-type="float">
            <text:p>11,90416667</text:p>
          </table:table-cell>
          <table:table-cell table:style-name="ce16" office:value-type="string" calcext:value-type="string">
            <text:p>SP 4 tra Galeata e Santa Sof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NFINE REGIONALE TOSCANA A FORLI'</text:p>
          </table:table-cell>
          <table:table-cell table:style-name="ce22" office:value-type="float" office:value="54.8" calcext:value-type="float">
            <text:p>5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7" office:value-type="float" office:value="343" calcext:value-type="float">
            <text:p>343</text:p>
          </table:table-cell>
          <table:table-cell table:style-name="ce10" office:value-type="string" calcext:value-type="string">
            <text:p>43°58'3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328]+([.E328]/60)+([.F328]/3600)+([.G328]/36000)" office:value-type="float" office:value="43.9761111111111" calcext:value-type="float">
            <text:p>43,97611111</text:p>
          </table:table-cell>
          <table:table-cell table:style-name="ce10" office:value-type="string" calcext:value-type="string">
            <text:p>11°54'1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328]+([.K328]/60)+([.L328]/3600)+([.M328]/36000)" office:value-type="float" office:value="11.9041666666667" calcext:value-type="float">
            <text:p>11,90416667</text:p>
          </table:table-cell>
          <table:table-cell table:style-name="ce16" office:value-type="string" calcext:value-type="string">
            <text:p>SP 4 tra Galeata e Santa Sof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ORLI' A CONFINE REGIONALE TOSCANA</text:p>
          </table:table-cell>
          <table:table-cell table:style-name="ce22" office:value-type="float" office:value="54.8" calcext:value-type="float">
            <text:p>5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344" calcext:value-type="float">
            <text:p>344</text:p>
          </table:table-cell>
          <table:table-cell table:style-name="ce10" office:value-type="string" calcext:value-type="string">
            <text:p>44°02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29]+([.E329]/60)+([.F329]/3600)+([.G329]/36000)" office:value-type="float" office:value="44.0458333333333" calcext:value-type="float">
            <text:p>44,04583333</text:p>
          </table:table-cell>
          <table:table-cell table:style-name="ce10" office:value-type="string" calcext:value-type="string">
            <text:p>12°1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329]+([.K329]/60)+([.L329]/3600)+([.M329]/36000)" office:value-type="float" office:value="12.1847222222222" calcext:value-type="float">
            <text:p>12,18472222</text:p>
          </table:table-cell>
          <table:table-cell table:style-name="ce15" office:value-type="string" calcext:value-type="string">
            <text:p>SS 3 BIS/E 45 tra Borello e Mercato Sarace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211.7" calcext:value-type="float">
            <text:p>211,7</text:p>
          </table:table-cell>
          <table:table-cell table:number-columns-repeated="1005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344" calcext:value-type="float">
            <text:p>344</text:p>
          </table:table-cell>
          <table:table-cell table:style-name="ce10" office:value-type="string" calcext:value-type="string">
            <text:p>44°02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30]+([.E330]/60)+([.F330]/3600)+([.G330]/36000)" office:value-type="float" office:value="44.0458333333333" calcext:value-type="float">
            <text:p>44,04583333</text:p>
          </table:table-cell>
          <table:table-cell table:style-name="ce10" office:value-type="string" calcext:value-type="string">
            <text:p>12°1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330]+([.K330]/60)+([.L330]/3600)+([.M330]/36000)" office:value-type="float" office:value="12.1847222222222" calcext:value-type="float">
            <text:p>12,18472222</text:p>
          </table:table-cell>
          <table:table-cell table:style-name="ce15" office:value-type="string" calcext:value-type="string">
            <text:p>SS 3 BIS/E 45 tra Borello e Mercato Sarace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211.7" calcext:value-type="float">
            <text:p>211,7</text:p>
          </table:table-cell>
          <table:table-cell table:number-columns-repeated="1005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344" calcext:value-type="float">
            <text:p>344</text:p>
          </table:table-cell>
          <table:table-cell table:style-name="ce10" office:value-type="string" calcext:value-type="string">
            <text:p>44°02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31]+([.E331]/60)+([.F331]/3600)+([.G331]/36000)" office:value-type="float" office:value="44.0458333333333" calcext:value-type="float">
            <text:p>44,04583333</text:p>
          </table:table-cell>
          <table:table-cell table:style-name="ce10" office:value-type="string" calcext:value-type="string">
            <text:p>12°1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331]+([.K331]/60)+([.L331]/3600)+([.M331]/36000)" office:value-type="float" office:value="12.1847222222222" calcext:value-type="float">
            <text:p>12,18472222</text:p>
          </table:table-cell>
          <table:table-cell table:style-name="ce15" office:value-type="string" calcext:value-type="string">
            <text:p>SS 3 BIS/E 45 tra Borello e Mercato Sarace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211.7" calcext:value-type="float">
            <text:p>211,7</text:p>
          </table:table-cell>
          <table:table-cell table:number-columns-repeated="1005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6" office:value-type="float" office:value="344" calcext:value-type="float">
            <text:p>344</text:p>
          </table:table-cell>
          <table:table-cell table:style-name="ce10" office:value-type="string" calcext:value-type="string">
            <text:p>44°02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32]+([.E332]/60)+([.F332]/3600)+([.G332]/36000)" office:value-type="float" office:value="44.0458333333333" calcext:value-type="float">
            <text:p>44,04583333</text:p>
          </table:table-cell>
          <table:table-cell table:style-name="ce10" office:value-type="string" calcext:value-type="string">
            <text:p>12°1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332]+([.K332]/60)+([.L332]/3600)+([.M332]/36000)" office:value-type="float" office:value="12.1847222222222" calcext:value-type="float">
            <text:p>12,18472222</text:p>
          </table:table-cell>
          <table:table-cell table:style-name="ce15" office:value-type="string" calcext:value-type="string">
            <text:p>SS 3 BIS/E 45 tra Borello e Mercato Sarace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211.7" calcext:value-type="float">
            <text:p>211,7</text:p>
          </table:table-cell>
          <table:table-cell table:number-columns-repeated="1005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345" calcext:value-type="float">
            <text:p>345</text:p>
          </table:table-cell>
          <table:table-cell table:style-name="ce10" office:value-type="string" calcext:value-type="string">
            <text:p>43°46'1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333]+([.E333]/60)+([.F333]/3600)+([.G333]/36000)" office:value-type="float" office:value="43.7705555555556" calcext:value-type="float">
            <text:p>43,77055556</text:p>
          </table:table-cell>
          <table:table-cell table:style-name="ce10" office:value-type="string" calcext:value-type="string">
            <text:p>12°01'1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333]+([.K333]/60)+([.L333]/3600)+([.M333]/36000)" office:value-type="float" office:value="12.0219444444444" calcext:value-type="float">
            <text:p>12,02194444</text:p>
          </table:table-cell>
          <table:table-cell table:style-name="ce15" office:value-type="string" calcext:value-type="string">
            <text:p>SS 3 BIS/E 45 tra Verghereto e confine regiona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164.4" calcext:value-type="float">
            <text:p>164,4</text:p>
          </table:table-cell>
          <table:table-cell table:number-columns-repeated="1005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345" calcext:value-type="float">
            <text:p>345</text:p>
          </table:table-cell>
          <table:table-cell table:style-name="ce10" office:value-type="string" calcext:value-type="string">
            <text:p>43°46'1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334]+([.E334]/60)+([.F334]/3600)+([.G334]/36000)" office:value-type="float" office:value="43.7705555555556" calcext:value-type="float">
            <text:p>43,77055556</text:p>
          </table:table-cell>
          <table:table-cell table:style-name="ce10" office:value-type="string" calcext:value-type="string">
            <text:p>12°01'1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334]+([.K334]/60)+([.L334]/3600)+([.M334]/36000)" office:value-type="float" office:value="12.0219444444444" calcext:value-type="float">
            <text:p>12,02194444</text:p>
          </table:table-cell>
          <table:table-cell table:style-name="ce15" office:value-type="string" calcext:value-type="string">
            <text:p>SS 3 BIS/E 45 tra Verghereto e confine regiona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164.4" calcext:value-type="float">
            <text:p>164,4</text:p>
          </table:table-cell>
          <table:table-cell table:number-columns-repeated="1005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345" calcext:value-type="float">
            <text:p>345</text:p>
          </table:table-cell>
          <table:table-cell table:style-name="ce10" office:value-type="string" calcext:value-type="string">
            <text:p>43°46'1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335]+([.E335]/60)+([.F335]/3600)+([.G335]/36000)" office:value-type="float" office:value="43.7705555555556" calcext:value-type="float">
            <text:p>43,77055556</text:p>
          </table:table-cell>
          <table:table-cell table:style-name="ce10" office:value-type="string" calcext:value-type="string">
            <text:p>12°01'1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335]+([.K335]/60)+([.L335]/3600)+([.M335]/36000)" office:value-type="float" office:value="12.0219444444444" calcext:value-type="float">
            <text:p>12,02194444</text:p>
          </table:table-cell>
          <table:table-cell table:style-name="ce15" office:value-type="string" calcext:value-type="string">
            <text:p>SS 3 BIS/E 45 tra Verghereto e confine regiona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164.4" calcext:value-type="float">
            <text:p>164,4</text:p>
          </table:table-cell>
          <table:table-cell table:number-columns-repeated="1005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6" office:value-type="float" office:value="345" calcext:value-type="float">
            <text:p>345</text:p>
          </table:table-cell>
          <table:table-cell table:style-name="ce10" office:value-type="string" calcext:value-type="string">
            <text:p>43°46'1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D336]+([.E336]/60)+([.F336]/3600)+([.G336]/36000)" office:value-type="float" office:value="43.7705555555556" calcext:value-type="float">
            <text:p>43,77055556</text:p>
          </table:table-cell>
          <table:table-cell table:style-name="ce10" office:value-type="string" calcext:value-type="string">
            <text:p>12°01'19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336]+([.K336]/60)+([.L336]/3600)+([.M336]/36000)" office:value-type="float" office:value="12.0219444444444" calcext:value-type="float">
            <text:p>12,02194444</text:p>
          </table:table-cell>
          <table:table-cell table:style-name="ce15" office:value-type="string" calcext:value-type="string">
            <text:p>SS 3 BIS/E 45 tra Verghereto e confine regional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164.4" calcext:value-type="float">
            <text:p>164,4</text:p>
          </table:table-cell>
          <table:table-cell table:number-columns-repeated="1005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string" calcext:value-type="string">
            <text:p>44°07'4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D337]+([.E337]/60)+([.F337]/3600)+([.G337]/36000)" office:value-type="float" office:value="44.1288888888889" calcext:value-type="float">
            <text:p>44,12888889</text:p>
          </table:table-cell>
          <table:table-cell table:style-name="ce10" office:value-type="string" calcext:value-type="string">
            <text:p>12°25'1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337]+([.K337]/60)+([.L337]/3600)+([.M337]/36000)" office:value-type="float" office:value="12.4213888888889" calcext:value-type="float">
            <text:p>12,42138889</text:p>
          </table:table-cell>
          <table:table-cell table:style-name="ce16" office:value-type="string" calcext:value-type="string">
            <text:p>SP 10 dal bivio con SP 89 (San Mauro Pascoli) c/o A 14 <text:s/>al bivio SS 16 (San Mauro Mar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GATTEO A BELLARIA</text:p>
          </table:table-cell>
          <table:table-cell table:style-name="ce22" office:value-type="float" office:value="4.75" calcext:value-type="float">
            <text:p>4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7" office:value-type="float" office:value="348" calcext:value-type="float">
            <text:p>348</text:p>
          </table:table-cell>
          <table:table-cell table:style-name="ce10" office:value-type="string" calcext:value-type="string">
            <text:p>44°07'4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4" calcext:value-type="float">
            <text:p>44</text:p>
          </table:table-cell>
          <table:table-cell table:style-name="ce10"/>
          <table:table-cell table:style-name="ce12" table:formula="of:=[.D338]+([.E338]/60)+([.F338]/3600)+([.G338]/36000)" office:value-type="float" office:value="44.1288888888889" calcext:value-type="float">
            <text:p>44,12888889</text:p>
          </table:table-cell>
          <table:table-cell table:style-name="ce10" office:value-type="string" calcext:value-type="string">
            <text:p>12°25'1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338]+([.K338]/60)+([.L338]/3600)+([.M338]/36000)" office:value-type="float" office:value="12.4213888888889" calcext:value-type="float">
            <text:p>12,42138889</text:p>
          </table:table-cell>
          <table:table-cell table:style-name="ce16" office:value-type="string" calcext:value-type="string">
            <text:p>SP 10 dal bivio con SP 89 (San Mauro Pascoli) c/o A 14 <text:s/>al bivio SS 16 (San Mauro Mar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ELLARIA A GATTEO</text:p>
          </table:table-cell>
          <table:table-cell table:style-name="ce22" office:value-type="float" office:value="4.75" calcext:value-type="float">
            <text:p>4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349" calcext:value-type="float">
            <text:p>349</text:p>
          </table:table-cell>
          <table:table-cell table:style-name="ce10" office:value-type="string" calcext:value-type="string">
            <text:p>44°12'26.6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5" calcext:value-type="float">
            <text:p>65</text:p>
          </table:table-cell>
          <table:table-cell table:style-name="ce12" table:formula="of:=[.D339]+([.E339]/60)+([.F339]/3600)+([.G339]/36000)" office:value-type="float" office:value="44.2090277777778" calcext:value-type="float">
            <text:p>44,20902778</text:p>
          </table:table-cell>
          <table:table-cell table:style-name="ce10" office:value-type="string" calcext:value-type="string">
            <text:p>12°23'07.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J339]+([.K339]/60)+([.L339]/3600)+([.M339]/36000)" office:value-type="float" office:value="12.3866666666667" calcext:value-type="float">
            <text:p>12,38666667</text:p>
          </table:table-cell>
          <table:table-cell table:style-name="ce15" office:value-type="string" calcext:value-type="string">
            <text:p>SS 16 tra Cervia e Cesenatic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19" office:value-type="float" office:value="179.65" calcext:value-type="float">
            <text:p>179,65</text:p>
          </table:table-cell>
          <table:table-cell table:number-columns-repeated="1005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6" office:value-type="float" office:value="349" calcext:value-type="float">
            <text:p>349</text:p>
          </table:table-cell>
          <table:table-cell table:style-name="ce10" office:value-type="string" calcext:value-type="string">
            <text:p>44°12'26.6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5" calcext:value-type="float">
            <text:p>65</text:p>
          </table:table-cell>
          <table:table-cell table:style-name="ce12" table:formula="of:=[.D340]+([.E340]/60)+([.F340]/3600)+([.G340]/36000)" office:value-type="float" office:value="44.2090277777778" calcext:value-type="float">
            <text:p>44,20902778</text:p>
          </table:table-cell>
          <table:table-cell table:style-name="ce10" office:value-type="string" calcext:value-type="string">
            <text:p>12°23'07.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2" table:formula="of:=[.J340]+([.K340]/60)+([.L340]/3600)+([.M340]/36000)" office:value-type="float" office:value="12.3866666666667" calcext:value-type="float">
            <text:p>12,38666667</text:p>
          </table:table-cell>
          <table:table-cell table:style-name="ce15" office:value-type="string" calcext:value-type="string">
            <text:p>SS 16 tra Cervia e Cesenatic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19" office:value-type="float" office:value="179.65" calcext:value-type="float">
            <text:p>179,65</text:p>
          </table:table-cell>
          <table:table-cell table:number-columns-repeated="1005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string" calcext:value-type="string">
            <text:p>44°00'2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D341]+([.E341]/60)+([.F341]/3600)+([.G341]/36000)" office:value-type="float" office:value="44.0069444444444" calcext:value-type="float">
            <text:p>44,00694444</text:p>
          </table:table-cell>
          <table:table-cell table:style-name="ce10" office:value-type="string" calcext:value-type="string">
            <text:p>12°34'1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341]+([.K341]/60)+([.L341]/3600)+([.M341]/36000)" office:value-type="float" office:value="12.5702777777778" calcext:value-type="float">
            <text:p>12,57027778</text:p>
          </table:table-cell>
          <table:table-cell table:style-name="ce16" office:value-type="string" calcext:value-type="string">
            <text:p>SP 41 tra Rimini (viadotto A 14) e bivio SP 49 (località Ospedale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IMINI A MONTESCUDO</text:p>
          </table:table-cell>
          <table:table-cell table:style-name="ce22" office:value-type="float" office:value="4.207" calcext:value-type="float">
            <text:p>4,20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7" office:value-type="float" office:value="350" calcext:value-type="float">
            <text:p>350</text:p>
          </table:table-cell>
          <table:table-cell table:style-name="ce10" office:value-type="string" calcext:value-type="string">
            <text:p>44°00'2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D342]+([.E342]/60)+([.F342]/3600)+([.G342]/36000)" office:value-type="float" office:value="44.0069444444444" calcext:value-type="float">
            <text:p>44,00694444</text:p>
          </table:table-cell>
          <table:table-cell table:style-name="ce10" office:value-type="string" calcext:value-type="string">
            <text:p>12°34'1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342]+([.K342]/60)+([.L342]/3600)+([.M342]/36000)" office:value-type="float" office:value="12.5702777777778" calcext:value-type="float">
            <text:p>12,57027778</text:p>
          </table:table-cell>
          <table:table-cell table:style-name="ce16" office:value-type="string" calcext:value-type="string">
            <text:p>SP 41 tra Rimini (viadotto A 14) e bivio SP 49 (località Ospedale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TESCUDO A RIMINI</text:p>
          </table:table-cell>
          <table:table-cell table:style-name="ce22" office:value-type="float" office:value="4.207" calcext:value-type="float">
            <text:p>4,20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351" calcext:value-type="float">
            <text:p>351</text:p>
          </table:table-cell>
          <table:table-cell table:style-name="ce10" office:value-type="string" calcext:value-type="string">
            <text:p>43°59'2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43]+([.E343]/60)+([.F343]/3600)+([.G343]/36000)" office:value-type="float" office:value="43.9888888888889" calcext:value-type="float">
            <text:p>43,98888889</text:p>
          </table:table-cell>
          <table:table-cell table:style-name="ce10" office:value-type="string" calcext:value-type="string">
            <text:p>12°31'3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343]+([.K343]/60)+([.L343]/3600)+([.M343]/36000)" office:value-type="float" office:value="12.5269444444444" calcext:value-type="float">
            <text:p>12,52694444</text:p>
          </table:table-cell>
          <table:table-cell table:style-name="ce15" office:value-type="string" calcext:value-type="string">
            <text:p>SS 72 tra Rimini e <text:s/>San Mari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CONFINE REGIONALE SAN MARINO</text:p>
          </table:table-cell>
          <table:table-cell table:style-name="ce19" office:value-type="float" office:value="7.3" calcext:value-type="float">
            <text:p>7,3</text:p>
          </table:table-cell>
          <table:table-cell table:number-columns-repeated="1005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351" calcext:value-type="float">
            <text:p>351</text:p>
          </table:table-cell>
          <table:table-cell table:style-name="ce10" office:value-type="string" calcext:value-type="string">
            <text:p>43°59'2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44]+([.E344]/60)+([.F344]/3600)+([.G344]/36000)" office:value-type="float" office:value="43.9888888888889" calcext:value-type="float">
            <text:p>43,98888889</text:p>
          </table:table-cell>
          <table:table-cell table:style-name="ce10" office:value-type="string" calcext:value-type="string">
            <text:p>12°31'3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344]+([.K344]/60)+([.L344]/3600)+([.M344]/36000)" office:value-type="float" office:value="12.5269444444444" calcext:value-type="float">
            <text:p>12,52694444</text:p>
          </table:table-cell>
          <table:table-cell table:style-name="ce15" office:value-type="string" calcext:value-type="string">
            <text:p>SS 72 tra Rimini e <text:s/>San Mari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CONFINE REGIONALE SAN MARINO</text:p>
          </table:table-cell>
          <table:table-cell table:style-name="ce19" office:value-type="float" office:value="7.3" calcext:value-type="float">
            <text:p>7,3</text:p>
          </table:table-cell>
          <table:table-cell table:number-columns-repeated="1005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351" calcext:value-type="float">
            <text:p>351</text:p>
          </table:table-cell>
          <table:table-cell table:style-name="ce10" office:value-type="string" calcext:value-type="string">
            <text:p>43°59'2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45]+([.E345]/60)+([.F345]/3600)+([.G345]/36000)" office:value-type="float" office:value="43.9888888888889" calcext:value-type="float">
            <text:p>43,98888889</text:p>
          </table:table-cell>
          <table:table-cell table:style-name="ce10" office:value-type="string" calcext:value-type="string">
            <text:p>12°31'3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345]+([.K345]/60)+([.L345]/3600)+([.M345]/36000)" office:value-type="float" office:value="12.5269444444444" calcext:value-type="float">
            <text:p>12,52694444</text:p>
          </table:table-cell>
          <table:table-cell table:style-name="ce15" office:value-type="string" calcext:value-type="string">
            <text:p>SS 72 tra Rimini e <text:s/>San Mari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CONFINE REGIONALE SAN MARINO A RIMINI</text:p>
          </table:table-cell>
          <table:table-cell table:style-name="ce19" office:value-type="float" office:value="7.3" calcext:value-type="float">
            <text:p>7,3</text:p>
          </table:table-cell>
          <table:table-cell table:number-columns-repeated="1005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6" office:value-type="float" office:value="351" calcext:value-type="float">
            <text:p>351</text:p>
          </table:table-cell>
          <table:table-cell table:style-name="ce10" office:value-type="string" calcext:value-type="string">
            <text:p>43°59'20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2" table:formula="of:=[.D346]+([.E346]/60)+([.F346]/3600)+([.G346]/36000)" office:value-type="float" office:value="43.9888888888889" calcext:value-type="float">
            <text:p>43,98888889</text:p>
          </table:table-cell>
          <table:table-cell table:style-name="ce10" office:value-type="string" calcext:value-type="string">
            <text:p>12°31'3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346]+([.K346]/60)+([.L346]/3600)+([.M346]/36000)" office:value-type="float" office:value="12.5269444444444" calcext:value-type="float">
            <text:p>12,52694444</text:p>
          </table:table-cell>
          <table:table-cell table:style-name="ce15" office:value-type="string" calcext:value-type="string">
            <text:p>SS 72 tra Rimini e <text:s/>San Mari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CONFINE REGIONALE SAN MARINO A RIMINI</text:p>
          </table:table-cell>
          <table:table-cell table:style-name="ce19" office:value-type="float" office:value="7.3" calcext:value-type="float">
            <text:p>7,3</text:p>
          </table:table-cell>
          <table:table-cell table:number-columns-repeated="1005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string" calcext:value-type="string">
            <text:p>44°05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347]+([.E347]/60)+([.F347]/3600)+([.G347]/36000)" office:value-type="float" office:value="44.0891666666667" calcext:value-type="float">
            <text:p>44,08916667</text:p>
          </table:table-cell>
          <table:table-cell table:style-name="ce10" office:value-type="string" calcext:value-type="string">
            <text:p>12°28'4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347]+([.K347]/60)+([.L347]/3600)+([.M347]/36000)" office:value-type="float" office:value="12.4777777777778" calcext:value-type="float">
            <text:p>12,47777778</text:p>
          </table:table-cell>
          <table:table-cell table:style-name="ce16" office:value-type="string" calcext:value-type="string">
            <text:p>SP 136 tra Casello A 1 Rimini Nord e SS 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RCANGELO DI ROMAGNA A SS16 (IGEA MARINA - TORRE PEDRERA)</text:p>
          </table:table-cell>
          <table:table-cell table:style-name="ce22" office:value-type="string" calcext:value-type="string">
            <text:p>1,5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7" office:value-type="float" office:value="352" calcext:value-type="float">
            <text:p>352</text:p>
          </table:table-cell>
          <table:table-cell table:style-name="ce10" office:value-type="string" calcext:value-type="string">
            <text:p>44°05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348]+([.E348]/60)+([.F348]/3600)+([.G348]/36000)" office:value-type="float" office:value="44.0891666666667" calcext:value-type="float">
            <text:p>44,08916667</text:p>
          </table:table-cell>
          <table:table-cell table:style-name="ce10" office:value-type="string" calcext:value-type="string">
            <text:p>12°28'4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J348]+([.K348]/60)+([.L348]/3600)+([.M348]/36000)" office:value-type="float" office:value="12.4777777777778" calcext:value-type="float">
            <text:p>12,47777778</text:p>
          </table:table-cell>
          <table:table-cell table:style-name="ce16" office:value-type="string" calcext:value-type="string">
            <text:p>SP 136 tra Casello A 1 Rimini Nord e SS 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S16 (IGEA MARINA - TORRE PEDRERA) A SANT'ARCANGELO DI ROMAGNA</text:p>
          </table:table-cell>
          <table:table-cell table:style-name="ce22" office:value-type="string" calcext:value-type="string">
            <text:p>1,5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7" office:value-type="float" office:value="354" calcext:value-type="float">
            <text:p>354</text:p>
          </table:table-cell>
          <table:table-cell table:style-name="ce10" office:value-type="string" calcext:value-type="string">
            <text:p>43°59'2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349]+([.E349]/60)+([.F349]/3600)+([.G349]/36000)" office:value-type="float" office:value="43.99" calcext:value-type="float">
            <text:p>43,99000000</text:p>
          </table:table-cell>
          <table:table-cell table:style-name="ce10" office:value-type="string" calcext:value-type="string">
            <text:p>12°36'1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J349]+([.K349]/60)+([.L349]/3600)+([.M349]/36000)" office:value-type="float" office:value="12.6038888888889" calcext:value-type="float">
            <text:p>12,60388889</text:p>
          </table:table-cell>
          <table:table-cell table:style-name="ce16" office:value-type="string" calcext:value-type="string">
            <text:p>SP 31 tra Viadotto A 14 e Cori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IMINI A MONTE COLOMBO</text:p>
          </table:table-cell>
          <table:table-cell table:style-name="ce22" office:value-type="float" office:value="6.64" calcext:value-type="float">
            <text:p>6,6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7" office:value-type="float" office:value="354" calcext:value-type="float">
            <text:p>354</text:p>
          </table:table-cell>
          <table:table-cell table:style-name="ce10" office:value-type="string" calcext:value-type="string">
            <text:p>43°59'24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350]+([.E350]/60)+([.F350]/3600)+([.G350]/36000)" office:value-type="float" office:value="43.99" calcext:value-type="float">
            <text:p>43,99000000</text:p>
          </table:table-cell>
          <table:table-cell table:style-name="ce10" office:value-type="string" calcext:value-type="string">
            <text:p>12°36'1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" calcext:value-type="float">
            <text:p>14</text:p>
          </table:table-cell>
          <table:table-cell table:style-name="ce10"/>
          <table:table-cell table:style-name="ce12" table:formula="of:=[.J350]+([.K350]/60)+([.L350]/3600)+([.M350]/36000)" office:value-type="float" office:value="12.6038888888889" calcext:value-type="float">
            <text:p>12,60388889</text:p>
          </table:table-cell>
          <table:table-cell table:style-name="ce16" office:value-type="string" calcext:value-type="string">
            <text:p>SP 31 tra Viadotto A 14 e Cori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TE COLOMBO A RIMINI</text:p>
          </table:table-cell>
          <table:table-cell table:style-name="ce22" office:value-type="float" office:value="6.64" calcext:value-type="float">
            <text:p>6,6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7" office:value-type="float" office:value="355" calcext:value-type="float">
            <text:p>355</text:p>
          </table:table-cell>
          <table:table-cell table:style-name="ce10" office:value-type="string" calcext:value-type="string">
            <text:p>43°56'13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D351]+([.E351]/60)+([.F351]/3600)+([.G351]/36000)" office:value-type="float" office:value="43.9369444444444" calcext:value-type="float">
            <text:p>43,93694444</text:p>
          </table:table-cell>
          <table:table-cell table:style-name="ce10" office:value-type="string" calcext:value-type="string">
            <text:p>12°41'3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351]+([.K351]/60)+([.L351]/3600)+([.M351]/36000)" office:value-type="float" office:value="12.6925" calcext:value-type="float">
            <text:p>12,69250000</text:p>
          </table:table-cell>
          <table:table-cell table:style-name="ce16" office:value-type="string" calcext:value-type="string">
            <text:p>SP 17V tra San Giovanni in Marignano e Morciano di Romagna (variant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TTOLICA A MORCIANO DI ROMAGNA</text:p>
          </table:table-cell>
          <table:table-cell table:style-name="ce22" office:value-type="float" office:value="0.831" calcext:value-type="float">
            <text:p>0,83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7" office:value-type="float" office:value="355" calcext:value-type="float">
            <text:p>355</text:p>
          </table:table-cell>
          <table:table-cell table:style-name="ce10" office:value-type="string" calcext:value-type="string">
            <text:p>43°56'13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D352]+([.E352]/60)+([.F352]/3600)+([.G352]/36000)" office:value-type="float" office:value="43.9369444444444" calcext:value-type="float">
            <text:p>43,93694444</text:p>
          </table:table-cell>
          <table:table-cell table:style-name="ce10" office:value-type="string" calcext:value-type="string">
            <text:p>12°41'3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352]+([.K352]/60)+([.L352]/3600)+([.M352]/36000)" office:value-type="float" office:value="12.6925" calcext:value-type="float">
            <text:p>12,69250000</text:p>
          </table:table-cell>
          <table:table-cell table:style-name="ce16" office:value-type="string" calcext:value-type="string">
            <text:p>SP 17V tra San Giovanni in Marignano e Morciano di Romagna (variant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RCIANO DI ROMAGNA A CATTOLICA</text:p>
          </table:table-cell>
          <table:table-cell table:style-name="ce22" office:value-type="float" office:value="0.831" calcext:value-type="float">
            <text:p>0,83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7" office:value-type="float" office:value="356" calcext:value-type="float">
            <text:p>356</text:p>
          </table:table-cell>
          <table:table-cell table:style-name="ce10" office:value-type="string" calcext:value-type="string">
            <text:p>44°56'14.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1" calcext:value-type="float">
            <text:p>51</text:p>
          </table:table-cell>
          <table:table-cell table:style-name="ce12" table:formula="of:=[.D353]+([.E353]/60)+([.F353]/3600)+([.G353]/36000)" office:value-type="float" office:value="44.9386388888889" calcext:value-type="float">
            <text:p>44,93863889</text:p>
          </table:table-cell>
          <table:table-cell table:style-name="ce10" office:value-type="string" calcext:value-type="string">
            <text:p>10°48'08.2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table:style-name="ce12" table:formula="of:=[.J353]+([.K353]/60)+([.L353]/3600)+([.M353]/36000)" office:value-type="float" office:value="10.8027777777778" calcext:value-type="float">
            <text:p>10,80277778</text:p>
          </table:table-cell>
          <table:table-cell table:style-name="ce16" office:value-type="string" calcext:value-type="string">
            <text:p>SP 48 fra Reggiolo c/o bivio variante nord e confine regi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LO AL CONFINE PROVINCIALE LOMBARDIA</text:p>
          </table:table-cell>
          <table:table-cell table:style-name="ce20" office:value-type="float" office:value="12.2" calcext:value-type="float">
            <text:p>12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7" office:value-type="float" office:value="356" calcext:value-type="float">
            <text:p>356</text:p>
          </table:table-cell>
          <table:table-cell table:style-name="ce10" office:value-type="string" calcext:value-type="string">
            <text:p>44°56'14.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1" calcext:value-type="float">
            <text:p>51</text:p>
          </table:table-cell>
          <table:table-cell table:style-name="ce12" table:formula="of:=[.D354]+([.E354]/60)+([.F354]/3600)+([.G354]/36000)" office:value-type="float" office:value="44.9386388888889" calcext:value-type="float">
            <text:p>44,93863889</text:p>
          </table:table-cell>
          <table:table-cell table:style-name="ce10" office:value-type="string" calcext:value-type="string">
            <text:p>10°48'08.2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" calcext:value-type="float">
            <text:p>20</text:p>
          </table:table-cell>
          <table:table-cell table:style-name="ce12" table:formula="of:=[.J354]+([.K354]/60)+([.L354]/3600)+([.M354]/36000)" office:value-type="float" office:value="10.8027777777778" calcext:value-type="float">
            <text:p>10,80277778</text:p>
          </table:table-cell>
          <table:table-cell table:style-name="ce16" office:value-type="string" calcext:value-type="string">
            <text:p>SP 48 fra Reggiolo c/o bivio variante nord e confine region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L CONFINE PROVINCIALE LOMBARDIA A REGGIOLO</text:p>
          </table:table-cell>
          <table:table-cell table:style-name="ce20" office:value-type="float" office:value="12.2" calcext:value-type="float">
            <text:p>12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7" office:value-type="float" office:value="357" calcext:value-type="float">
            <text:p>357</text:p>
          </table:table-cell>
          <table:table-cell table:style-name="ce10" office:value-type="string" calcext:value-type="string">
            <text:p>44°15'0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D355]+([.E355]/60)+([.F355]/3600)+([.G355]/36000)" office:value-type="float" office:value="44.2513888888889" calcext:value-type="float">
            <text:p>44,25138889</text:p>
          </table:table-cell>
          <table:table-cell table:style-name="ce10" office:value-type="string" calcext:value-type="string">
            <text:p>11°39'2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J355]+([.K355]/60)+([.L355]/3600)+([.M355]/36000)" office:value-type="float" office:value="11.6572222222222" calcext:value-type="float">
            <text:p>11,65722222</text:p>
          </table:table-cell>
          <table:table-cell table:style-name="ce16" office:value-type="string" calcext:value-type="string">
            <text:p>SP 306R fra Casola Valsenio e bivio SP 65 c/o località Is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BOLOGNESE A CONFINE REGIONALE TOSCANA</text:p>
          </table:table-cell>
          <table:table-cell table:style-name="ce22" office:value-type="float" office:value="16.12" calcext:value-type="float">
            <text:p>16,1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7" office:value-type="float" office:value="357" calcext:value-type="float">
            <text:p>357</text:p>
          </table:table-cell>
          <table:table-cell table:style-name="ce10" office:value-type="string" calcext:value-type="string">
            <text:p>44°15'0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D356]+([.E356]/60)+([.F356]/3600)+([.G356]/36000)" office:value-type="float" office:value="44.2513888888889" calcext:value-type="float">
            <text:p>44,25138889</text:p>
          </table:table-cell>
          <table:table-cell table:style-name="ce10" office:value-type="string" calcext:value-type="string">
            <text:p>11°39'26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J356]+([.K356]/60)+([.L356]/3600)+([.M356]/36000)" office:value-type="float" office:value="11.6572222222222" calcext:value-type="float">
            <text:p>11,65722222</text:p>
          </table:table-cell>
          <table:table-cell table:style-name="ce16" office:value-type="string" calcext:value-type="string">
            <text:p>SP 306R fra Casola Valsenio e bivio SP 65 c/o località Iso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CASTELBOLOGNESE</text:p>
          </table:table-cell>
          <table:table-cell table:style-name="ce22" office:value-type="float" office:value="16.12" calcext:value-type="float">
            <text:p>16,1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7" office:value-type="float" office:value="376" calcext:value-type="float">
            <text:p>376</text:p>
          </table:table-cell>
          <table:table-cell table:style-name="ce10" office:value-type="string" calcext:value-type="string">
            <text:p>44°44'43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357]+([.E357]/60)+([.F357]/3600)+([.G357]/36000)" office:value-type="float" office:value="44.7452777777778" calcext:value-type="float">
            <text:p>44,74527778</text:p>
          </table:table-cell>
          <table:table-cell table:style-name="ce10" office:value-type="string" calcext:value-type="string">
            <text:p>11°51'2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357]+([.K357]/60)+([.L357]/3600)+([.M357]/36000)" office:value-type="float" office:value="11.8561111111111" calcext:value-type="float">
            <text:p>11,85611111</text:p>
          </table:table-cell>
          <table:table-cell table:style-name="ce16" office:value-type="string" calcext:value-type="string">
            <text:p>SP 68 tra Portomaggiore e la Superstrada Ferrara-Ma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16 (CONSANDOLO - PORTOMAGGIORE) A CONFINE REGIONALE VENETO</text:p>
          </table:table-cell>
          <table:table-cell table:style-name="ce22" office:value-type="float" office:value="13.65" calcext:value-type="float">
            <text:p>13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7" office:value-type="float" office:value="376" calcext:value-type="float">
            <text:p>376</text:p>
          </table:table-cell>
          <table:table-cell table:style-name="ce10" office:value-type="string" calcext:value-type="string">
            <text:p>44°44'43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358]+([.E358]/60)+([.F358]/3600)+([.G358]/36000)" office:value-type="float" office:value="44.7452777777778" calcext:value-type="float">
            <text:p>44,74527778</text:p>
          </table:table-cell>
          <table:table-cell table:style-name="ce10" office:value-type="string" calcext:value-type="string">
            <text:p>11°51'2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358]+([.K358]/60)+([.L358]/3600)+([.M358]/36000)" office:value-type="float" office:value="11.8561111111111" calcext:value-type="float">
            <text:p>11,85611111</text:p>
          </table:table-cell>
          <table:table-cell table:style-name="ce16" office:value-type="string" calcext:value-type="string">
            <text:p>SP 68 tra Portomaggiore e la Superstrada Ferrara-Ma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VENETO A BIVIO SS16 (CONSANDOLO - PORTOMAGGIORE)</text:p>
          </table:table-cell>
          <table:table-cell table:style-name="ce22" office:value-type="float" office:value="13.65" calcext:value-type="float">
            <text:p>13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7" office:value-type="float" office:value="377" calcext:value-type="float">
            <text:p>377</text:p>
          </table:table-cell>
          <table:table-cell table:style-name="ce10" office:value-type="string" calcext:value-type="string">
            <text:p>44°54'4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359]+([.E359]/60)+([.F359]/3600)+([.G359]/36000)" office:value-type="float" office:value="44.9119444444444" calcext:value-type="float">
            <text:p>44,91194444</text:p>
          </table:table-cell>
          <table:table-cell table:style-name="ce10" office:value-type="string" calcext:value-type="string">
            <text:p>11°23'5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359]+([.K359]/60)+([.L359]/3600)+([.M359]/36000)" office:value-type="float" office:value="11.3980555555556" calcext:value-type="float">
            <text:p>11,39805556</text:p>
          </table:table-cell>
          <table:table-cell table:style-name="ce16" office:value-type="string" calcext:value-type="string">
            <text:p>SP 18 tra Bondeno e il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NDENO A CONFINE REGIONALE VENETO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7" office:value-type="float" office:value="377" calcext:value-type="float">
            <text:p>377</text:p>
          </table:table-cell>
          <table:table-cell table:style-name="ce10" office:value-type="string" calcext:value-type="string">
            <text:p>44°54'4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D360]+([.E360]/60)+([.F360]/3600)+([.G360]/36000)" office:value-type="float" office:value="44.9119444444444" calcext:value-type="float">
            <text:p>44,91194444</text:p>
          </table:table-cell>
          <table:table-cell table:style-name="ce10" office:value-type="string" calcext:value-type="string">
            <text:p>11°23'5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360]+([.K360]/60)+([.L360]/3600)+([.M360]/36000)" office:value-type="float" office:value="11.3980555555556" calcext:value-type="float">
            <text:p>11,39805556</text:p>
          </table:table-cell>
          <table:table-cell table:style-name="ce16" office:value-type="string" calcext:value-type="string">
            <text:p>SP 18 tra Bondeno e il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VENETO A BONDENO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380" calcext:value-type="float">
            <text:p>380</text:p>
          </table:table-cell>
          <table:table-cell table:style-name="ce10" office:value-type="string" calcext:value-type="string">
            <text:p>44°2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361]+([.E361]/60)+([.F361]/3600)+([.G361]/36000)" office:value-type="float" office:value="44.4313888888889" calcext:value-type="float">
            <text:p>44,43138889</text:p>
          </table:table-cell>
          <table:table-cell table:style-name="ce10" office:value-type="string" calcext:value-type="string">
            <text:p>12°09'4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J361]+([.K361]/60)+([.L361]/3600)+([.M361]/36000)" office:value-type="float" office:value="12.1613888888889" calcext:value-type="float">
            <text:p>12,16138889</text:p>
          </table:table-cell>
          <table:table-cell table:style-name="ce15" office:value-type="string" calcext:value-type="string">
            <text:p>SS 309DIR (tangenziale di Ravenna) in località Canalazz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AVENNA A CONFINE REGIONALE VENETO</text:p>
          </table:table-cell>
          <table:table-cell table:style-name="ce19" office:value-type="float" office:value="4.9" calcext:value-type="float">
            <text:p>4,9</text:p>
          </table:table-cell>
          <table:table-cell table:number-columns-repeated="1005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6" office:value-type="float" office:value="380" calcext:value-type="float">
            <text:p>380</text:p>
          </table:table-cell>
          <table:table-cell table:style-name="ce10" office:value-type="string" calcext:value-type="string">
            <text:p>44°25'5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362]+([.E362]/60)+([.F362]/3600)+([.G362]/36000)" office:value-type="float" office:value="44.4313888888889" calcext:value-type="float">
            <text:p>44,43138889</text:p>
          </table:table-cell>
          <table:table-cell table:style-name="ce10" office:value-type="string" calcext:value-type="string">
            <text:p>12°09'4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J362]+([.K362]/60)+([.L362]/3600)+([.M362]/36000)" office:value-type="float" office:value="12.1613888888889" calcext:value-type="float">
            <text:p>12,16138889</text:p>
          </table:table-cell>
          <table:table-cell table:style-name="ce15" office:value-type="string" calcext:value-type="string">
            <text:p>SS 309DIR (tangenziale di Ravenna) in località Canalazz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VENETO A RAVENNA</text:p>
          </table:table-cell>
          <table:table-cell table:style-name="ce19" office:value-type="float" office:value="4.9" calcext:value-type="float">
            <text:p>4,9</text:p>
          </table:table-cell>
          <table:table-cell table:number-columns-repeated="1005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381" calcext:value-type="float">
            <text:p>381</text:p>
          </table:table-cell>
          <table:table-cell table:style-name="ce10" office:value-type="string" calcext:value-type="string">
            <text:p>44°39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363]+([.E363]/60)+([.F363]/3600)+([.G363]/36000)" office:value-type="float" office:value="44.6641666666667" calcext:value-type="float">
            <text:p>44,66416667</text:p>
          </table:table-cell>
          <table:table-cell table:style-name="ce10" office:value-type="string" calcext:value-type="string">
            <text:p>10°53'5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363]+([.K363]/60)+([.L363]/3600)+([.M363]/36000)" office:value-type="float" office:value="10.8986111111111" calcext:value-type="float">
            <text:p>10,89861111</text:p>
          </table:table-cell>
          <table:table-cell table:style-name="ce15" office:value-type="string" calcext:value-type="string">
            <text:p>Tangenziale Modena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381" calcext:value-type="float">
            <text:p>381</text:p>
          </table:table-cell>
          <table:table-cell table:style-name="ce10" office:value-type="string" calcext:value-type="string">
            <text:p>44°39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364]+([.E364]/60)+([.F364]/3600)+([.G364]/36000)" office:value-type="float" office:value="44.6641666666667" calcext:value-type="float">
            <text:p>44,66416667</text:p>
          </table:table-cell>
          <table:table-cell table:style-name="ce10" office:value-type="string" calcext:value-type="string">
            <text:p>10°53'5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364]+([.K364]/60)+([.L364]/3600)+([.M364]/36000)" office:value-type="float" office:value="10.8986111111111" calcext:value-type="float">
            <text:p>10,89861111</text:p>
          </table:table-cell>
          <table:table-cell table:style-name="ce15" office:value-type="string" calcext:value-type="string">
            <text:p>Tangenziale Modena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381" calcext:value-type="float">
            <text:p>381</text:p>
          </table:table-cell>
          <table:table-cell table:style-name="ce10" office:value-type="string" calcext:value-type="string">
            <text:p>44°39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365]+([.E365]/60)+([.F365]/3600)+([.G365]/36000)" office:value-type="float" office:value="44.6641666666667" calcext:value-type="float">
            <text:p>44,66416667</text:p>
          </table:table-cell>
          <table:table-cell table:style-name="ce10" office:value-type="string" calcext:value-type="string">
            <text:p>10°53'5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365]+([.K365]/60)+([.L365]/3600)+([.M365]/36000)" office:value-type="float" office:value="10.8986111111111" calcext:value-type="float">
            <text:p>10,89861111</text:p>
          </table:table-cell>
          <table:table-cell table:style-name="ce15" office:value-type="string" calcext:value-type="string">
            <text:p>Tangenziale Modena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6" office:value-type="float" office:value="381" calcext:value-type="float">
            <text:p>381</text:p>
          </table:table-cell>
          <table:table-cell table:style-name="ce10" office:value-type="string" calcext:value-type="string">
            <text:p>44°39'5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D366]+([.E366]/60)+([.F366]/3600)+([.G366]/36000)" office:value-type="float" office:value="44.6641666666667" calcext:value-type="float">
            <text:p>44,66416667</text:p>
          </table:table-cell>
          <table:table-cell table:style-name="ce10" office:value-type="string" calcext:value-type="string">
            <text:p>10°53'5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J366]+([.K366]/60)+([.L366]/3600)+([.M366]/36000)" office:value-type="float" office:value="10.8986111111111" calcext:value-type="float">
            <text:p>10,89861111</text:p>
          </table:table-cell>
          <table:table-cell table:style-name="ce15" office:value-type="string" calcext:value-type="string">
            <text:p>Tangenziale Modena 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5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383" calcext:value-type="float">
            <text:p>383</text:p>
          </table:table-cell>
          <table:table-cell table:style-name="ce10" office:value-type="string" calcext:value-type="string">
            <text:p>44°42'14.6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D367]+([.E367]/60)+([.F367]/3600)+([.G367]/36000)" office:value-type="float" office:value="44.7057222222222" calcext:value-type="float">
            <text:p>44,70572222</text:p>
          </table:table-cell>
          <table:table-cell table:style-name="ce10" office:value-type="string" calcext:value-type="string">
            <text:p>10°40'05.8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J367]+([.K367]/60)+([.L367]/3600)+([.M367]/36000)" office:value-type="float" office:value="10.6705" calcext:value-type="float">
            <text:p>10,67050000</text:p>
          </table:table-cell>
          <table:table-cell table:style-name="ce15" office:value-type="string" calcext:value-type="string">
            <text:p>Tangenziale Reggio Emil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74.55" calcext:value-type="float">
            <text:p>174,55</text:p>
          </table:table-cell>
          <table:table-cell table:number-columns-repeated="1005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383" calcext:value-type="float">
            <text:p>383</text:p>
          </table:table-cell>
          <table:table-cell table:style-name="ce10" office:value-type="string" calcext:value-type="string">
            <text:p>44°42'14.6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D368]+([.E368]/60)+([.F368]/3600)+([.G368]/36000)" office:value-type="float" office:value="44.7057222222222" calcext:value-type="float">
            <text:p>44,70572222</text:p>
          </table:table-cell>
          <table:table-cell table:style-name="ce10" office:value-type="string" calcext:value-type="string">
            <text:p>10°40'05.8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J368]+([.K368]/60)+([.L368]/3600)+([.M368]/36000)" office:value-type="float" office:value="10.6705" calcext:value-type="float">
            <text:p>10,67050000</text:p>
          </table:table-cell>
          <table:table-cell table:style-name="ce15" office:value-type="string" calcext:value-type="string">
            <text:p>Tangenziale Reggio Emil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74.55" calcext:value-type="float">
            <text:p>174,55</text:p>
          </table:table-cell>
          <table:table-cell table:number-columns-repeated="1005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383" calcext:value-type="float">
            <text:p>383</text:p>
          </table:table-cell>
          <table:table-cell table:style-name="ce10" office:value-type="string" calcext:value-type="string">
            <text:p>44°42'14.6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D369]+([.E369]/60)+([.F369]/3600)+([.G369]/36000)" office:value-type="float" office:value="44.7057222222222" calcext:value-type="float">
            <text:p>44,70572222</text:p>
          </table:table-cell>
          <table:table-cell table:style-name="ce10" office:value-type="string" calcext:value-type="string">
            <text:p>10°40'05.8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J369]+([.K369]/60)+([.L369]/3600)+([.M369]/36000)" office:value-type="float" office:value="10.6705" calcext:value-type="float">
            <text:p>10,67050000</text:p>
          </table:table-cell>
          <table:table-cell table:style-name="ce15" office:value-type="string" calcext:value-type="string">
            <text:p>Tangenziale Reggio Emil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74.55" calcext:value-type="float">
            <text:p>174,55</text:p>
          </table:table-cell>
          <table:table-cell table:number-columns-repeated="1005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6" office:value-type="float" office:value="383" calcext:value-type="float">
            <text:p>383</text:p>
          </table:table-cell>
          <table:table-cell table:style-name="ce10" office:value-type="string" calcext:value-type="string">
            <text:p>44°42'14.6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66" calcext:value-type="float">
            <text:p>66</text:p>
          </table:table-cell>
          <table:table-cell table:style-name="ce12" table:formula="of:=[.D370]+([.E370]/60)+([.F370]/3600)+([.G370]/36000)" office:value-type="float" office:value="44.7057222222222" calcext:value-type="float">
            <text:p>44,70572222</text:p>
          </table:table-cell>
          <table:table-cell table:style-name="ce10" office:value-type="string" calcext:value-type="string">
            <text:p>10°40'05.8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J370]+([.K370]/60)+([.L370]/3600)+([.M370]/36000)" office:value-type="float" office:value="10.6705" calcext:value-type="float">
            <text:p>10,67050000</text:p>
          </table:table-cell>
          <table:table-cell table:style-name="ce15" office:value-type="string" calcext:value-type="string">
            <text:p>Tangenziale Reggio Emilia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74.55" calcext:value-type="float">
            <text:p>174,55</text:p>
          </table:table-cell>
          <table:table-cell table:number-columns-repeated="1005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string" calcext:value-type="string">
            <text:p>45°03'3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371]+([.E371]/60)+([.F371]/3600)+([.G371]/36000)" office:value-type="float" office:value="45.0605555555556" calcext:value-type="float">
            <text:p>45,06055556</text:p>
          </table:table-cell>
          <table:table-cell table:style-name="ce10" office:value-type="string" calcext:value-type="string">
            <text:p>09°24'5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371]+([.K371]/60)+([.L371]/3600)+([.M371]/36000)" office:value-type="float" office:value="9.41611111111111" calcext:value-type="float">
            <text:p>9,41611111</text:p>
          </table:table-cell>
          <table:table-cell table:style-name="ce16" office:value-type="string" calcext:value-type="string">
            <text:p>SP 10R fra Castel San Giovanni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167" calcext:value-type="float">
            <text:p>16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7" office:value-type="float" office:value="385" calcext:value-type="float">
            <text:p>385</text:p>
          </table:table-cell>
          <table:table-cell table:style-name="ce10" office:value-type="string" calcext:value-type="string">
            <text:p>45°03'3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372]+([.E372]/60)+([.F372]/3600)+([.G372]/36000)" office:value-type="float" office:value="45.0605555555556" calcext:value-type="float">
            <text:p>45,06055556</text:p>
          </table:table-cell>
          <table:table-cell table:style-name="ce10" office:value-type="string" calcext:value-type="string">
            <text:p>09°24'58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372]+([.K372]/60)+([.L372]/3600)+([.M372]/36000)" office:value-type="float" office:value="9.41611111111111" calcext:value-type="float">
            <text:p>9,41611111</text:p>
          </table:table-cell>
          <table:table-cell table:style-name="ce16" office:value-type="string" calcext:value-type="string">
            <text:p>SP 10R fra Castel San Giovanni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167" calcext:value-type="float">
            <text:p>16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7" office:value-type="float" office:value="388" calcext:value-type="float">
            <text:p>388</text:p>
          </table:table-cell>
          <table:table-cell table:style-name="ce10" office:value-type="string" calcext:value-type="string">
            <text:p>44°52'33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73]+([.E373]/60)+([.F373]/3600)+([.G373]/36000)" office:value-type="float" office:value="44.8759166666667" calcext:value-type="float">
            <text:p>44,87591667</text:p>
          </table:table-cell>
          <table:table-cell table:style-name="ce10" office:value-type="string" calcext:value-type="string">
            <text:p>09°58'22.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373]+([.K373]/60)+([.L373]/3600)+([.M373]/36000)" office:value-type="float" office:value="9.97277777777778" calcext:value-type="float">
            <text:p>9,97277778</text:p>
          </table:table-cell>
          <table:table-cell table:style-name="ce16" office:value-type="string" calcext:value-type="string">
            <text:p>SP 31 fra bivio SP 12 in località Castelnuovo Fogliani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NUOVO FOGLIANI A CONFINE PROVINCIALE PARMA (SALSOMAGGIORE TERME)</text:p>
          </table:table-cell>
          <table:table-cell table:style-name="ce22" office:value-type="float" office:value="8.5" calcext:value-type="float">
            <text:p>8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7" office:value-type="float" office:value="388" calcext:value-type="float">
            <text:p>388</text:p>
          </table:table-cell>
          <table:table-cell table:style-name="ce10" office:value-type="string" calcext:value-type="string">
            <text:p>44°52'33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74]+([.E374]/60)+([.F374]/3600)+([.G374]/36000)" office:value-type="float" office:value="44.8759166666667" calcext:value-type="float">
            <text:p>44,87591667</text:p>
          </table:table-cell>
          <table:table-cell table:style-name="ce10" office:value-type="string" calcext:value-type="string">
            <text:p>09°58'22.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374]+([.K374]/60)+([.L374]/3600)+([.M374]/36000)" office:value-type="float" office:value="9.97277777777778" calcext:value-type="float">
            <text:p>9,97277778</text:p>
          </table:table-cell>
          <table:table-cell table:style-name="ce16" office:value-type="string" calcext:value-type="string">
            <text:p>SP 31 fra bivio SP 12 in località Castelnuovo Fogliani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ARMA (SALSOMAGGIORE TERME) A CASTELNUOVO FOGLIANI</text:p>
          </table:table-cell>
          <table:table-cell table:style-name="ce22" office:value-type="float" office:value="8.5" calcext:value-type="float">
            <text:p>8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string" calcext:value-type="string">
            <text:p>45°00'5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375]+([.E375]/60)+([.F375]/3600)+([.G375]/36000)" office:value-type="float" office:value="45.0147222222222" calcext:value-type="float">
            <text:p>45,01472222</text:p>
          </table:table-cell>
          <table:table-cell table:style-name="ce10" office:value-type="string" calcext:value-type="string">
            <text:p>10°01'2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375]+([.K375]/60)+([.L375]/3600)+([.M375]/36000)" office:value-type="float" office:value="10.0225" calcext:value-type="float">
            <text:p>10,02250000</text:p>
          </table:table-cell>
          <table:table-cell table:style-name="ce16" office:value-type="string" calcext:value-type="string">
            <text:p>SP 588R fra Villanova d’Arda e confine provinciale<text:span text:style-name="T1">.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VETRO PIACENTINO A CONFINE PROVINCIALE PARMA (BUSSETO)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7" office:value-type="float" office:value="389" calcext:value-type="float">
            <text:p>389</text:p>
          </table:table-cell>
          <table:table-cell table:style-name="ce10" office:value-type="string" calcext:value-type="string">
            <text:p>45°00'5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D376]+([.E376]/60)+([.F376]/3600)+([.G376]/36000)" office:value-type="float" office:value="45.0147222222222" calcext:value-type="float">
            <text:p>45,01472222</text:p>
          </table:table-cell>
          <table:table-cell table:style-name="ce10" office:value-type="string" calcext:value-type="string">
            <text:p>10°01'2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376]+([.K376]/60)+([.L376]/3600)+([.M376]/36000)" office:value-type="float" office:value="10.0225" calcext:value-type="float">
            <text:p>10,02250000</text:p>
          </table:table-cell>
          <table:table-cell table:style-name="ce16" office:value-type="string" calcext:value-type="string">
            <text:p>SP 588R fra Villanova d’Arda e confine provinciale<text:span text:style-name="T1">.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ARMA (BUSSETO) A CASTELVETRO PIACENTINO</text:p>
          </table:table-cell>
          <table:table-cell table:style-name="ce22" office:value-type="float" office:value="13" calcext:value-type="float">
            <text:p>1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string" calcext:value-type="string">
            <text:p>45°03'31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377]+([.E377]/60)+([.F377]/3600)+([.G377]/36000)" office:value-type="float" office:value="45.0586111111111" calcext:value-type="float">
            <text:p>45,05861111</text:p>
          </table:table-cell>
          <table:table-cell table:style-name="ce10" office:value-type="string" calcext:value-type="string">
            <text:p>09°56'45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J377]+([.K377]/60)+([.L377]/3600)+([.M377]/36000)" office:value-type="float" office:value="9.94583333333333" calcext:value-type="float">
            <text:p>9,94583333</text:p>
          </table:table-cell>
          <table:table-cell table:style-name="ce16" office:value-type="string" calcext:value-type="string">
            <text:p>SP 462R dal bivio SP 10R in località Monticelli a Corte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VETRO PIACENTINO A FIORENZUOLA D'ARDA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7" office:value-type="float" office:value="390" calcext:value-type="float">
            <text:p>390</text:p>
          </table:table-cell>
          <table:table-cell table:style-name="ce10" office:value-type="string" calcext:value-type="string">
            <text:p>45°03'31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" calcext:value-type="float">
            <text:p>31</text:p>
          </table:table-cell>
          <table:table-cell table:style-name="ce10"/>
          <table:table-cell table:style-name="ce12" table:formula="of:=[.D378]+([.E378]/60)+([.F378]/3600)+([.G378]/36000)" office:value-type="float" office:value="45.0586111111111" calcext:value-type="float">
            <text:p>45,05861111</text:p>
          </table:table-cell>
          <table:table-cell table:style-name="ce10" office:value-type="string" calcext:value-type="string">
            <text:p>09°56'45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J378]+([.K378]/60)+([.L378]/3600)+([.M378]/36000)" office:value-type="float" office:value="9.94583333333333" calcext:value-type="float">
            <text:p>9,94583333</text:p>
          </table:table-cell>
          <table:table-cell table:style-name="ce16" office:value-type="string" calcext:value-type="string">
            <text:p>SP 462R dal bivio SP 10R in località Monticelli a Cortemaggior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IORENZUOLA D'ARDA A CASTELVETRO PIACENTINO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7" office:value-type="float" office:value="391" calcext:value-type="float">
            <text:p>391</text:p>
          </table:table-cell>
          <table:table-cell table:style-name="ce10" office:value-type="string" calcext:value-type="string">
            <text:p>45°07'1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D379]+([.E379]/60)+([.F379]/3600)+([.G379]/36000)" office:value-type="float" office:value="45.1202777777778" calcext:value-type="float">
            <text:p>45,12027778</text:p>
          </table:table-cell>
          <table:table-cell table:style-name="ce10" office:value-type="string" calcext:value-type="string">
            <text:p>09°59'2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379]+([.K379]/60)+([.L379]/3600)+([.M379]/36000)" office:value-type="float" office:value="9.98944444444444" calcext:value-type="float">
            <text:p>9,98944444</text:p>
          </table:table-cell>
          <table:table-cell table:style-name="ce16" office:value-type="string" calcext:value-type="string">
            <text:p>SP 10R fra Castelvetro Piacentino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216" calcext:value-type="float">
            <text:p>2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7" office:value-type="float" office:value="391" calcext:value-type="float">
            <text:p>391</text:p>
          </table:table-cell>
          <table:table-cell table:style-name="ce10" office:value-type="string" calcext:value-type="string">
            <text:p>45°07'13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D380]+([.E380]/60)+([.F380]/3600)+([.G380]/36000)" office:value-type="float" office:value="45.1202777777778" calcext:value-type="float">
            <text:p>45,12027778</text:p>
          </table:table-cell>
          <table:table-cell table:style-name="ce10" office:value-type="string" calcext:value-type="string">
            <text:p>09°59'2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2" calcext:value-type="float">
            <text:p>22</text:p>
          </table:table-cell>
          <table:table-cell table:style-name="ce10"/>
          <table:table-cell table:style-name="ce12" table:formula="of:=[.J380]+([.K380]/60)+([.L380]/3600)+([.M380]/36000)" office:value-type="float" office:value="9.98944444444444" calcext:value-type="float">
            <text:p>9,98944444</text:p>
          </table:table-cell>
          <table:table-cell table:style-name="ce16" office:value-type="string" calcext:value-type="string">
            <text:p>SP 10R fra Castelvetro Piacentino e confine regionale (Lombardi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216" calcext:value-type="float">
            <text:p>2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7" office:value-type="float" office:value="393" calcext:value-type="float">
            <text:p>393</text:p>
          </table:table-cell>
          <table:table-cell table:style-name="ce10" office:value-type="string" calcext:value-type="string">
            <text:p>45°02'35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381]+([.E381]/60)+([.F381]/3600)+([.G381]/36000)" office:value-type="float" office:value="45.0430555555556" calcext:value-type="float">
            <text:p>45,04305556</text:p>
          </table:table-cell>
          <table:table-cell table:style-name="ce10" office:value-type="string" calcext:value-type="string">
            <text:p>09°49'1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381]+([.K381]/60)+([.L381]/3600)+([.M381]/36000)" office:value-type="float" office:value="9.81944444444444" calcext:value-type="float">
            <text:p>9,81944444</text:p>
          </table:table-cell>
          <table:table-cell table:style-name="ce16" office:value-type="string" calcext:value-type="string">
            <text:p>SP 10R fra Caorso e Roncag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GIOVANNI A CASTELVETRO PIACENTINO</text:p>
          </table:table-cell>
          <table:table-cell table:style-name="ce22" office:value-type="float" office:value="198" calcext:value-type="float">
            <text:p>19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7" office:value-type="float" office:value="393" calcext:value-type="float">
            <text:p>393</text:p>
          </table:table-cell>
          <table:table-cell table:style-name="ce10" office:value-type="string" calcext:value-type="string">
            <text:p>45°02'35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382]+([.E382]/60)+([.F382]/3600)+([.G382]/36000)" office:value-type="float" office:value="45.0430555555556" calcext:value-type="float">
            <text:p>45,04305556</text:p>
          </table:table-cell>
          <table:table-cell table:style-name="ce10" office:value-type="string" calcext:value-type="string">
            <text:p>09°49'1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382]+([.K382]/60)+([.L382]/3600)+([.M382]/36000)" office:value-type="float" office:value="9.81944444444444" calcext:value-type="float">
            <text:p>9,81944444</text:p>
          </table:table-cell>
          <table:table-cell table:style-name="ce16" office:value-type="string" calcext:value-type="string">
            <text:p>SP 10R fra Caorso e Roncag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VETRO PIACENTINO A CASTEL SAN GIOVANNI</text:p>
          </table:table-cell>
          <table:table-cell table:style-name="ce22" office:value-type="float" office:value="198" calcext:value-type="float">
            <text:p>19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string" calcext:value-type="string">
            <text:p>44°31'19.6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" calcext:value-type="float">
            <text:p>61</text:p>
          </table:table-cell>
          <table:table-cell table:style-name="ce12" table:formula="of:=[.D383]+([.E383]/60)+([.F383]/3600)+([.G383]/36000)" office:value-type="float" office:value="44.5236388888889" calcext:value-type="float">
            <text:p>44,52363889</text:p>
          </table:table-cell>
          <table:table-cell table:style-name="ce10" office:value-type="string" calcext:value-type="string">
            <text:p>09°50'55.5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J383]+([.K383]/60)+([.L383]/3600)+([.M383]/36000)" office:value-type="float" office:value="9.85005555555556" calcext:value-type="float">
            <text:p>9,85005556</text:p>
          </table:table-cell>
          <table:table-cell table:style-name="ce16" office:value-type="string" calcext:value-type="string">
            <text:p>SP 523R da Roccamurata (bivio SP 308R) a Borgo Val di Ta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ERCETO A CONFINE PROVINCIALE LIGURIA</text:p>
          </table:table-cell>
          <table:table-cell table:style-name="ce22" office:value-type="float" office:value="19.3" calcext:value-type="float">
            <text:p>19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7" office:value-type="float" office:value="394" calcext:value-type="float">
            <text:p>394</text:p>
          </table:table-cell>
          <table:table-cell table:style-name="ce10" office:value-type="string" calcext:value-type="string">
            <text:p>44°31'19.6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61" calcext:value-type="float">
            <text:p>61</text:p>
          </table:table-cell>
          <table:table-cell table:style-name="ce12" table:formula="of:=[.D384]+([.E384]/60)+([.F384]/3600)+([.G384]/36000)" office:value-type="float" office:value="44.5236388888889" calcext:value-type="float">
            <text:p>44,52363889</text:p>
          </table:table-cell>
          <table:table-cell table:style-name="ce10" office:value-type="string" calcext:value-type="string">
            <text:p>09°50'55.52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J384]+([.K384]/60)+([.L384]/3600)+([.M384]/36000)" office:value-type="float" office:value="9.85005555555556" calcext:value-type="float">
            <text:p>9,85005556</text:p>
          </table:table-cell>
          <table:table-cell table:style-name="ce16" office:value-type="string" calcext:value-type="string">
            <text:p>SP 523R da Roccamurata (bivio SP 308R) a Borgo Val di Ta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LIGURIA A BERCETO</text:p>
          </table:table-cell>
          <table:table-cell table:style-name="ce22" office:value-type="float" office:value="19.3" calcext:value-type="float">
            <text:p>19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7" office:value-type="float" office:value="395" calcext:value-type="float">
            <text:p>395</text:p>
          </table:table-cell>
          <table:table-cell table:style-name="ce10" office:value-type="string" calcext:value-type="string">
            <text:p>44°39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85]+([.E385]/60)+([.F385]/3600)+([.G385]/36000)" office:value-type="float" office:value="44.6625" calcext:value-type="float">
            <text:p>44,66250000</text:p>
          </table:table-cell>
          <table:table-cell table:style-name="ce10" office:value-type="string" calcext:value-type="string">
            <text:p>10°04'0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385]+([.K385]/60)+([.L385]/3600)+([.M385]/36000)" office:value-type="float" office:value="10.0672222222222" calcext:value-type="float">
            <text:p>10,06722222</text:p>
          </table:table-cell>
          <table:table-cell table:style-name="ce16" office:value-type="string" calcext:value-type="string">
            <text:p>SP 308R da Fornovo di Taro (bivio SS 62) a Soli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NOVO DI TARO A BORGOTARO</text:p>
          </table:table-cell>
          <table:table-cell table:style-name="ce22" office:value-type="float" office:value="2.8" calcext:value-type="float">
            <text:p>2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7" office:value-type="float" office:value="395" calcext:value-type="float">
            <text:p>395</text:p>
          </table:table-cell>
          <table:table-cell table:style-name="ce10" office:value-type="string" calcext:value-type="string">
            <text:p>44°39'4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2" table:formula="of:=[.D386]+([.E386]/60)+([.F386]/3600)+([.G386]/36000)" office:value-type="float" office:value="44.6625" calcext:value-type="float">
            <text:p>44,66250000</text:p>
          </table:table-cell>
          <table:table-cell table:style-name="ce10" office:value-type="string" calcext:value-type="string">
            <text:p>10°04'0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386]+([.K386]/60)+([.L386]/3600)+([.M386]/36000)" office:value-type="float" office:value="10.0672222222222" calcext:value-type="float">
            <text:p>10,06722222</text:p>
          </table:table-cell>
          <table:table-cell table:style-name="ce16" office:value-type="string" calcext:value-type="string">
            <text:p>SP 308R da Fornovo di Taro (bivio SS 62) a Solign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GOTARO A FORNOVO DI TARO</text:p>
          </table:table-cell>
          <table:table-cell table:style-name="ce22" office:value-type="float" office:value="2.8" calcext:value-type="float">
            <text:p>2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7" office:value-type="float" office:value="396" calcext:value-type="float">
            <text:p>396</text:p>
          </table:table-cell>
          <table:table-cell table:style-name="ce10" office:value-type="string" calcext:value-type="string">
            <text:p>44°41'07.8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0" calcext:value-type="float">
            <text:p>80</text:p>
          </table:table-cell>
          <table:table-cell table:style-name="ce12" table:formula="of:=[.D387]+([.E387]/60)+([.F387]/3600)+([.G387]/36000)" office:value-type="float" office:value="44.6875" calcext:value-type="float">
            <text:p>44,68750000</text:p>
          </table:table-cell>
          <table:table-cell table:style-name="ce10" office:value-type="string" calcext:value-type="string">
            <text:p>10°03'05.3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8" calcext:value-type="float">
            <text:p>38</text:p>
          </table:table-cell>
          <table:table-cell table:style-name="ce12" table:formula="of:=[.J387]+([.K387]/60)+([.L387]/3600)+([.M387]/36000)" office:value-type="float" office:value="10.0524444444444" calcext:value-type="float">
            <text:p>10,05244444</text:p>
          </table:table-cell>
          <table:table-cell table:style-name="ce16" office:value-type="string" calcext:value-type="string">
            <text:p>SP 28 fra Fornovo di Taro e Varano de Melegari centro abitato Viazz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AMIOLA (MEDESANO) A BARDI</text:p>
          </table:table-cell>
          <table:table-cell table:style-name="ce22" office:value-type="float" office:value="3.5" calcext:value-type="float">
            <text:p>3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7" office:value-type="float" office:value="396" calcext:value-type="float">
            <text:p>396</text:p>
          </table:table-cell>
          <table:table-cell table:style-name="ce10" office:value-type="string" calcext:value-type="string">
            <text:p>44°41'07.8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0" calcext:value-type="float">
            <text:p>80</text:p>
          </table:table-cell>
          <table:table-cell table:style-name="ce12" table:formula="of:=[.D388]+([.E388]/60)+([.F388]/3600)+([.G388]/36000)" office:value-type="float" office:value="44.6875" calcext:value-type="float">
            <text:p>44,68750000</text:p>
          </table:table-cell>
          <table:table-cell table:style-name="ce10" office:value-type="string" calcext:value-type="string">
            <text:p>10°03'05.3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8" calcext:value-type="float">
            <text:p>38</text:p>
          </table:table-cell>
          <table:table-cell table:style-name="ce12" table:formula="of:=[.J388]+([.K388]/60)+([.L388]/3600)+([.M388]/36000)" office:value-type="float" office:value="10.0524444444444" calcext:value-type="float">
            <text:p>10,05244444</text:p>
          </table:table-cell>
          <table:table-cell table:style-name="ce16" office:value-type="string" calcext:value-type="string">
            <text:p>SP 28 fra Fornovo di Taro e Varano de Melegari centro abitato Viazz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ARDI A RAMIOLA (MEDESANO)</text:p>
          </table:table-cell>
          <table:table-cell table:style-name="ce22" office:value-type="float" office:value="3.5" calcext:value-type="float">
            <text:p>3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7" office:value-type="float" office:value="397" calcext:value-type="float">
            <text:p>397</text:p>
          </table:table-cell>
          <table:table-cell table:style-name="ce10" office:value-type="string" calcext:value-type="string">
            <text:p>44°52'58.7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5" calcext:value-type="float">
            <text:p>75</text:p>
          </table:table-cell>
          <table:table-cell table:style-name="ce12" table:formula="of:=[.D389]+([.E389]/60)+([.F389]/3600)+([.G389]/36000)" office:value-type="float" office:value="44.8848611111111" calcext:value-type="float">
            <text:p>44,88486111</text:p>
          </table:table-cell>
          <table:table-cell table:style-name="ce10" office:value-type="string" calcext:value-type="string">
            <text:p>10°05'07.3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389]+([.K389]/60)+([.L389]/3600)+([.M389]/36000)" office:value-type="float" office:value="10.0861666666667" calcext:value-type="float">
            <text:p>10,08616667</text:p>
          </table:table-cell>
          <table:table-cell table:style-name="ce16" office:value-type="string" calcext:value-type="string">
            <text:p>SP 12 fra casello A 1 e Fid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IDENZA A SORAGNA</text:p>
          </table:table-cell>
          <table:table-cell table:style-name="ce22" office:value-type="float" office:value="2.5" calcext:value-type="float">
            <text:p>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7" office:value-type="float" office:value="397" calcext:value-type="float">
            <text:p>397</text:p>
          </table:table-cell>
          <table:table-cell table:style-name="ce10" office:value-type="string" calcext:value-type="string">
            <text:p>44°52'58.7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75" calcext:value-type="float">
            <text:p>75</text:p>
          </table:table-cell>
          <table:table-cell table:style-name="ce12" table:formula="of:=[.D390]+([.E390]/60)+([.F390]/3600)+([.G390]/36000)" office:value-type="float" office:value="44.8848611111111" calcext:value-type="float">
            <text:p>44,88486111</text:p>
          </table:table-cell>
          <table:table-cell table:style-name="ce10" office:value-type="string" calcext:value-type="string">
            <text:p>10°05'07.3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2" calcext:value-type="float">
            <text:p>32</text:p>
          </table:table-cell>
          <table:table-cell table:style-name="ce12" table:formula="of:=[.J390]+([.K390]/60)+([.L390]/3600)+([.M390]/36000)" office:value-type="float" office:value="10.0861666666667" calcext:value-type="float">
            <text:p>10,08616667</text:p>
          </table:table-cell>
          <table:table-cell table:style-name="ce16" office:value-type="string" calcext:value-type="string">
            <text:p>SP 12 fra casello A 1 e Fid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ORAGNA A FIDENZA</text:p>
          </table:table-cell>
          <table:table-cell table:style-name="ce22" office:value-type="float" office:value="2.5" calcext:value-type="float">
            <text:p>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7" office:value-type="float" office:value="398" calcext:value-type="float">
            <text:p>398</text:p>
          </table:table-cell>
          <table:table-cell table:style-name="ce10" office:value-type="string" calcext:value-type="string">
            <text:p>44°51'11.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table:style-name="ce12" table:formula="of:=[.D391]+([.E391]/60)+([.F391]/3600)+([.G391]/36000)" office:value-type="float" office:value="44.8538333333333" calcext:value-type="float">
            <text:p>44,85383333</text:p>
          </table:table-cell>
          <table:table-cell table:style-name="ce10" office:value-type="string" calcext:value-type="string">
            <text:p>10°11'22.6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J391]+([.K391]/60)+([.L391]/3600)+([.M391]/36000)" office:value-type="float" office:value="10.1913611111111" calcext:value-type="float">
            <text:p>10,19136111</text:p>
          </table:table-cell>
          <table:table-cell table:style-name="ce16" office:value-type="string" calcext:value-type="string">
            <text:p>SP 11 tra Fontevivo e Cispadana (tangenzia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NTEVIVO (CISPADANA) A BUSSETO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7" office:value-type="float" office:value="398" calcext:value-type="float">
            <text:p>398</text:p>
          </table:table-cell>
          <table:table-cell table:style-name="ce10" office:value-type="string" calcext:value-type="string">
            <text:p>44°51'11.2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8" calcext:value-type="float">
            <text:p>28</text:p>
          </table:table-cell>
          <table:table-cell table:style-name="ce12" table:formula="of:=[.D392]+([.E392]/60)+([.F392]/3600)+([.G392]/36000)" office:value-type="float" office:value="44.8538333333333" calcext:value-type="float">
            <text:p>44,85383333</text:p>
          </table:table-cell>
          <table:table-cell table:style-name="ce10" office:value-type="string" calcext:value-type="string">
            <text:p>10°11'22.6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J392]+([.K392]/60)+([.L392]/3600)+([.M392]/36000)" office:value-type="float" office:value="10.1913611111111" calcext:value-type="float">
            <text:p>10,19136111</text:p>
          </table:table-cell>
          <table:table-cell table:style-name="ce16" office:value-type="string" calcext:value-type="string">
            <text:p>SP 11 tra Fontevivo e Cispadana (tangenzial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USSETO A FONTEVIVO (CISPADANA)</text:p>
          </table:table-cell>
          <table:table-cell table:style-name="ce22" office:value-type="float" office:value="4.3" calcext:value-type="float">
            <text:p>4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399" calcext:value-type="float">
            <text:p>399</text:p>
          </table:table-cell>
          <table:table-cell table:style-name="ce10" office:value-type="string" calcext:value-type="string">
            <text:p>44°56'10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3]+([.E393]/60)+([.F393]/3600)+([.G393]/36000)" office:value-type="float" office:value="44.9361944444444" calcext:value-type="float">
            <text:p>44,93619444</text:p>
          </table:table-cell>
          <table:table-cell table:style-name="ce10" office:value-type="string" calcext:value-type="string">
            <text:p>10°17'59.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393]+([.K393]/60)+([.L393]/3600)+([.M393]/36000)" office:value-type="float" office:value="10.29975" calcext:value-type="float">
            <text:p>10,29975000</text:p>
          </table:table-cell>
          <table:table-cell table:style-name="ce16" office:value-type="string" calcext:value-type="string">
            <text:p>SP 43 tra Trecasali (bivio SP 8) e Torri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P8 (TRECASALI) A TORRILE</text:p>
          </table:table-cell>
          <table:table-cell table:style-name="ce22" office:value-type="float" office:value="2.65" calcext:value-type="float">
            <text:p>2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7" office:value-type="float" office:value="399" calcext:value-type="float">
            <text:p>399</text:p>
          </table:table-cell>
          <table:table-cell table:style-name="ce10" office:value-type="string" calcext:value-type="string">
            <text:p>44°56'10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4]+([.E394]/60)+([.F394]/3600)+([.G394]/36000)" office:value-type="float" office:value="44.9361944444444" calcext:value-type="float">
            <text:p>44,93619444</text:p>
          </table:table-cell>
          <table:table-cell table:style-name="ce10" office:value-type="string" calcext:value-type="string">
            <text:p>10°17'59.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394]+([.K394]/60)+([.L394]/3600)+([.M394]/36000)" office:value-type="float" office:value="10.29975" calcext:value-type="float">
            <text:p>10,29975000</text:p>
          </table:table-cell>
          <table:table-cell table:style-name="ce16" office:value-type="string" calcext:value-type="string">
            <text:p>SP 43 tra Trecasali (bivio SP 8) e Torri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TORRILE A BIVIO SP8 (TRECASALI)</text:p>
          </table:table-cell>
          <table:table-cell table:style-name="ce22" office:value-type="float" office:value="2.65" calcext:value-type="float">
            <text:p>2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7" office:value-type="float" office:value="400" calcext:value-type="float">
            <text:p>400</text:p>
          </table:table-cell>
          <table:table-cell table:style-name="ce10" office:value-type="string" calcext:value-type="string">
            <text:p>44°57'07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5]+([.E395]/60)+([.F395]/3600)+([.G395]/36000)" office:value-type="float" office:value="44.9520277777778" calcext:value-type="float">
            <text:p>44,95202778</text:p>
          </table:table-cell>
          <table:table-cell table:style-name="ce10" office:value-type="string" calcext:value-type="string">
            <text:p>10°13'09.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395]+([.K395]/60)+([.L395]/3600)+([.M395]/36000)" office:value-type="float" office:value="10.2192777777778" calcext:value-type="float">
            <text:p>10,21927778</text:p>
          </table:table-cell>
          <table:table-cell table:style-name="ce16" office:value-type="string" calcext:value-type="string">
            <text:p>SP 10 da San Secondo Parmense al bivio per Roccabianca centro abitato Pizz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PROVINCIALE PIACENZA</text:p>
          </table:table-cell>
          <table:table-cell table:style-name="ce22" office:value-type="float" office:value="19.15" calcext:value-type="float">
            <text:p>19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7" office:value-type="float" office:value="400" calcext:value-type="float">
            <text:p>400</text:p>
          </table:table-cell>
          <table:table-cell table:style-name="ce10" office:value-type="string" calcext:value-type="string">
            <text:p>44°57'07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6]+([.E396]/60)+([.F396]/3600)+([.G396]/36000)" office:value-type="float" office:value="44.9520277777778" calcext:value-type="float">
            <text:p>44,95202778</text:p>
          </table:table-cell>
          <table:table-cell table:style-name="ce10" office:value-type="string" calcext:value-type="string">
            <text:p>10°13'09.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396]+([.K396]/60)+([.L396]/3600)+([.M396]/36000)" office:value-type="float" office:value="10.2192777777778" calcext:value-type="float">
            <text:p>10,21927778</text:p>
          </table:table-cell>
          <table:table-cell table:style-name="ce16" office:value-type="string" calcext:value-type="string">
            <text:p>SP 10 da San Secondo Parmense al bivio per Roccabianca centro abitato Pizz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IACENZA A PARMA</text:p>
          </table:table-cell>
          <table:table-cell table:style-name="ce22" office:value-type="float" office:value="19.15" calcext:value-type="float">
            <text:p>19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7" office:value-type="float" office:value="401" calcext:value-type="float">
            <text:p>401</text:p>
          </table:table-cell>
          <table:table-cell table:style-name="ce10" office:value-type="string" calcext:value-type="string">
            <text:p>44°37'59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7]+([.E397]/60)+([.F397]/3600)+([.G397]/36000)" office:value-type="float" office:value="44.6331388888889" calcext:value-type="float">
            <text:p>44,63313889</text:p>
          </table:table-cell>
          <table:table-cell table:style-name="ce10" office:value-type="string" calcext:value-type="string">
            <text:p>10°24'26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397]+([.K397]/60)+([.L397]/3600)+([.M397]/36000)" office:value-type="float" office:value="10.4073055555556" calcext:value-type="float">
            <text:p>10,40730556</text:p>
          </table:table-cell>
          <table:table-cell table:style-name="ce16" office:value-type="string" calcext:value-type="string">
            <text:p>SP 513R fra Traversetolo e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SAN POLO D'ENZA</text:p>
          </table:table-cell>
          <table:table-cell table:style-name="ce22" office:value-type="float" office:value="21.5" calcext:value-type="float">
            <text:p>2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7" office:value-type="float" office:value="401" calcext:value-type="float">
            <text:p>401</text:p>
          </table:table-cell>
          <table:table-cell table:style-name="ce10" office:value-type="string" calcext:value-type="string">
            <text:p>44°37'59.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398]+([.E398]/60)+([.F398]/3600)+([.G398]/36000)" office:value-type="float" office:value="44.6331388888889" calcext:value-type="float">
            <text:p>44,63313889</text:p>
          </table:table-cell>
          <table:table-cell table:style-name="ce10" office:value-type="string" calcext:value-type="string">
            <text:p>10°24'26.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J398]+([.K398]/60)+([.L398]/3600)+([.M398]/36000)" office:value-type="float" office:value="10.4073055555556" calcext:value-type="float">
            <text:p>10,40730556</text:p>
          </table:table-cell>
          <table:table-cell table:style-name="ce16" office:value-type="string" calcext:value-type="string">
            <text:p>SP 513R fra Traversetolo e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POLO D'ENZA A PARMA</text:p>
          </table:table-cell>
          <table:table-cell table:style-name="ce22" office:value-type="float" office:value="21.5" calcext:value-type="float">
            <text:p>2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7" office:value-type="float" office:value="402" calcext:value-type="float">
            <text:p>402</text:p>
          </table:table-cell>
          <table:table-cell table:style-name="ce10" office:value-type="string" calcext:value-type="string">
            <text:p>44°43'48.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D399]+([.E399]/60)+([.F399]/3600)+([.G399]/36000)" office:value-type="float" office:value="44.7300277777778" calcext:value-type="float">
            <text:p>44,73002778</text:p>
          </table:table-cell>
          <table:table-cell table:style-name="ce10" office:value-type="string" calcext:value-type="string">
            <text:p>10°22'43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399]+([.K399]/60)+([.L399]/3600)+([.M399]/36000)" office:value-type="float" office:value="10.3786111111111" calcext:value-type="float">
            <text:p>10,37861111</text:p>
          </table:table-cell>
          <table:table-cell table:style-name="ce16" office:value-type="string" calcext:value-type="string">
            <text:p>SP 18 da Pilastrello (bivio SP 513R) al bivio per la Pedemonta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LASTRELLO (PARMA) A CONFINE PROVINCIALE REGGIO EMILIA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7" office:value-type="float" office:value="402" calcext:value-type="float">
            <text:p>402</text:p>
          </table:table-cell>
          <table:table-cell table:style-name="ce10" office:value-type="string" calcext:value-type="string">
            <text:p>44°43'48.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D400]+([.E400]/60)+([.F400]/3600)+([.G400]/36000)" office:value-type="float" office:value="44.7300277777778" calcext:value-type="float">
            <text:p>44,73002778</text:p>
          </table:table-cell>
          <table:table-cell table:style-name="ce10" office:value-type="string" calcext:value-type="string">
            <text:p>10°22'43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400]+([.K400]/60)+([.L400]/3600)+([.M400]/36000)" office:value-type="float" office:value="10.3786111111111" calcext:value-type="float">
            <text:p>10,37861111</text:p>
          </table:table-cell>
          <table:table-cell table:style-name="ce16" office:value-type="string" calcext:value-type="string">
            <text:p>SP 18 da Pilastrello (bivio SP 513R) al bivio per la Pedemonta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REGGIO EMILIA A PILASTRELLO (PARMA)</text:p>
          </table:table-cell>
          <table:table-cell table:style-name="ce22" office:value-type="float" office:value="0.5" calcext:value-type="float">
            <text:p>0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7" office:value-type="float" office:value="403" calcext:value-type="float">
            <text:p>403</text:p>
          </table:table-cell>
          <table:table-cell table:style-name="ce10" office:value-type="string" calcext:value-type="string">
            <text:p>44°51'19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401]+([.E401]/60)+([.F401]/3600)+([.G401]/36000)" office:value-type="float" office:value="44.8553333333333" calcext:value-type="float">
            <text:p>44,85533333</text:p>
          </table:table-cell>
          <table:table-cell table:style-name="ce10" office:value-type="string" calcext:value-type="string">
            <text:p>10°22'40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401]+([.K401]/60)+([.L401]/3600)+([.M401]/36000)" office:value-type="float" office:value="10.3777777777778" calcext:value-type="float">
            <text:p>10,37777778</text:p>
          </table:table-cell>
          <table:table-cell table:style-name="ce16" office:value-type="string" calcext:value-type="string">
            <text:p>SP 72 tra Parma e Mezzan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MEZZANI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7" office:value-type="float" office:value="403" calcext:value-type="float">
            <text:p>403</text:p>
          </table:table-cell>
          <table:table-cell table:style-name="ce10" office:value-type="string" calcext:value-type="string">
            <text:p>44°51'19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402]+([.E402]/60)+([.F402]/3600)+([.G402]/36000)" office:value-type="float" office:value="44.8553333333333" calcext:value-type="float">
            <text:p>44,85533333</text:p>
          </table:table-cell>
          <table:table-cell table:style-name="ce10" office:value-type="string" calcext:value-type="string">
            <text:p>10°22'40.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402]+([.K402]/60)+([.L402]/3600)+([.M402]/36000)" office:value-type="float" office:value="10.3777777777778" calcext:value-type="float">
            <text:p>10,37777778</text:p>
          </table:table-cell>
          <table:table-cell table:style-name="ce16" office:value-type="string" calcext:value-type="string">
            <text:p>SP 72 tra Parma e Mezzan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EZZANI A PARMA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string" calcext:value-type="string">
            <text:p>44°41'08.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403]+([.E403]/60)+([.F403]/3600)+([.G403]/36000)" office:value-type="float" office:value="44.6855555555556" calcext:value-type="float">
            <text:p>44,68555556</text:p>
          </table:table-cell>
          <table:table-cell table:style-name="ce10" office:value-type="string" calcext:value-type="string">
            <text:p>10°16'24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03]+([.K403]/60)+([.L403]/3600)+([.M403]/36000)" office:value-type="float" office:value="10.2735" calcext:value-type="float">
            <text:p>10,27350000</text:p>
          </table:table-cell>
          <table:table-cell table:style-name="ce16" office:value-type="string" calcext:value-type="string">
            <text:p>SP 32 da Felino al bivio SP 665R per Langhi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ELINO A TRAVERSETOLO</text:p>
          </table:table-cell>
          <table:table-cell table:style-name="ce22" office:value-type="float" office:value="3.9" calcext:value-type="float">
            <text:p>3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7" office:value-type="float" office:value="404" calcext:value-type="float">
            <text:p>404</text:p>
          </table:table-cell>
          <table:table-cell table:style-name="ce10" office:value-type="string" calcext:value-type="string">
            <text:p>44°41'08.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404]+([.E404]/60)+([.F404]/3600)+([.G404]/36000)" office:value-type="float" office:value="44.6855555555556" calcext:value-type="float">
            <text:p>44,68555556</text:p>
          </table:table-cell>
          <table:table-cell table:style-name="ce10" office:value-type="string" calcext:value-type="string">
            <text:p>10°16'24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04]+([.K404]/60)+([.L404]/3600)+([.M404]/36000)" office:value-type="float" office:value="10.2735" calcext:value-type="float">
            <text:p>10,27350000</text:p>
          </table:table-cell>
          <table:table-cell table:style-name="ce16" office:value-type="string" calcext:value-type="string">
            <text:p>SP 32 da Felino al bivio SP 665R per Langhi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TRAVERSETOLO A FELINO</text:p>
          </table:table-cell>
          <table:table-cell table:style-name="ce22" office:value-type="float" office:value="3.9" calcext:value-type="float">
            <text:p>3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7" office:value-type="float" office:value="405" calcext:value-type="float">
            <text:p>405</text:p>
          </table:table-cell>
          <table:table-cell table:style-name="ce10" office:value-type="string" calcext:value-type="string">
            <text:p>44°43'44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405]+([.E405]/60)+([.F405]/3600)+([.G405]/36000)" office:value-type="float" office:value="44.7289444444444" calcext:value-type="float">
            <text:p>44,72894444</text:p>
          </table:table-cell>
          <table:table-cell table:style-name="ce10" office:value-type="string" calcext:value-type="string">
            <text:p>10°14'09.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405]+([.K405]/60)+([.L405]/3600)+([.M405]/36000)" office:value-type="float" office:value="10.2358611111111" calcext:value-type="float">
            <text:p>10,23586111</text:p>
          </table:table-cell>
          <table:table-cell table:style-name="ce16" office:value-type="string" calcext:value-type="string">
            <text:p>SP 15 fra SS62 e Sala Baga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62 (COLLECCHIO) A BERCETO</text:p>
          </table:table-cell>
          <table:table-cell table:style-name="ce22" office:value-type="float" office:value="3.8" calcext:value-type="float">
            <text:p>3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7" office:value-type="float" office:value="405" calcext:value-type="float">
            <text:p>405</text:p>
          </table:table-cell>
          <table:table-cell table:style-name="ce10" office:value-type="string" calcext:value-type="string">
            <text:p>44°43'44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406]+([.E406]/60)+([.F406]/3600)+([.G406]/36000)" office:value-type="float" office:value="44.7289444444444" calcext:value-type="float">
            <text:p>44,72894444</text:p>
          </table:table-cell>
          <table:table-cell table:style-name="ce10" office:value-type="string" calcext:value-type="string">
            <text:p>10°14'09.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[.J406]+([.K406]/60)+([.L406]/3600)+([.M406]/36000)" office:value-type="float" office:value="10.2358611111111" calcext:value-type="float">
            <text:p>10,23586111</text:p>
          </table:table-cell>
          <table:table-cell table:style-name="ce16" office:value-type="string" calcext:value-type="string">
            <text:p>SP 15 fra SS62 e Sala Baga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ERCETO A BIVIO SS62 (COLLECCHIO)</text:p>
          </table:table-cell>
          <table:table-cell table:style-name="ce22" office:value-type="float" office:value="3.8" calcext:value-type="float">
            <text:p>3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7" office:value-type="float" office:value="410" calcext:value-type="float">
            <text:p>410</text:p>
          </table:table-cell>
          <table:table-cell table:style-name="ce10" office:value-type="string" calcext:value-type="string">
            <text:p>44°50'0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407]+([.E407]/60)+([.F407]/3600)+([.G407]/36000)" office:value-type="float" office:value="44.8355555555556" calcext:value-type="float">
            <text:p>44,83555556</text:p>
          </table:table-cell>
          <table:table-cell table:style-name="ce10" office:value-type="string" calcext:value-type="string">
            <text:p>12°10'1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407]+([.K407]/60)+([.L407]/3600)+([.M407]/36000)" office:value-type="float" office:value="12.1702777777778" calcext:value-type="float">
            <text:p>12,17027778</text:p>
          </table:table-cell>
          <table:table-cell table:style-name="ce16" office:value-type="string" calcext:value-type="string">
            <text:p>SP 54 fra Pomposa e Codigo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DIGORO A BIVIO SS309 (POMPOSA - COMACCHIO)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7" office:value-type="float" office:value="410" calcext:value-type="float">
            <text:p>410</text:p>
          </table:table-cell>
          <table:table-cell table:style-name="ce10" office:value-type="string" calcext:value-type="string">
            <text:p>44°50'0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408]+([.E408]/60)+([.F408]/3600)+([.G408]/36000)" office:value-type="float" office:value="44.8355555555556" calcext:value-type="float">
            <text:p>44,83555556</text:p>
          </table:table-cell>
          <table:table-cell table:style-name="ce10" office:value-type="string" calcext:value-type="string">
            <text:p>12°10'1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408]+([.K408]/60)+([.L408]/3600)+([.M408]/36000)" office:value-type="float" office:value="12.1702777777778" calcext:value-type="float">
            <text:p>12,17027778</text:p>
          </table:table-cell>
          <table:table-cell table:style-name="ce16" office:value-type="string" calcext:value-type="string">
            <text:p>SP 54 fra Pomposa e Codigor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IVIO SS309 (POMPOSA - COMACCHIO) A CODIGORO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7" office:value-type="float" office:value="411" calcext:value-type="float">
            <text:p>411</text:p>
          </table:table-cell>
          <table:table-cell table:style-name="ce10" office:value-type="string" calcext:value-type="string">
            <text:p>44°46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09]+([.E409]/60)+([.F409]/3600)+([.G409]/36000)" office:value-type="float" office:value="44.7819444444444" calcext:value-type="float">
            <text:p>44,78194444</text:p>
          </table:table-cell>
          <table:table-cell table:style-name="ce10" office:value-type="string" calcext:value-type="string">
            <text:p>12°07'1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2" table:formula="of:=[.J409]+([.K409]/60)+([.L409]/3600)+([.M409]/36000)" office:value-type="float" office:value="12.1211111111111" calcext:value-type="float">
            <text:p>12,12111111</text:p>
          </table:table-cell>
          <table:table-cell table:style-name="ce16" office:value-type="string" calcext:value-type="string">
            <text:p>SP 53 fra Codigoro e Marozz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ODIGORO A LAGOSANTO</text:p>
          </table:table-cell>
          <table:table-cell table:style-name="ce9" office:value-type="string" calcext:value-type="string">
            <text:p>6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7" office:value-type="float" office:value="411" calcext:value-type="float">
            <text:p>411</text:p>
          </table:table-cell>
          <table:table-cell table:style-name="ce10" office:value-type="string" calcext:value-type="string">
            <text:p>44°46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10]+([.E410]/60)+([.F410]/3600)+([.G410]/36000)" office:value-type="float" office:value="44.7819444444444" calcext:value-type="float">
            <text:p>44,78194444</text:p>
          </table:table-cell>
          <table:table-cell table:style-name="ce10" office:value-type="string" calcext:value-type="string">
            <text:p>12°07'16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style-name="ce10"/>
          <table:table-cell table:style-name="ce12" table:formula="of:=[.J410]+([.K410]/60)+([.L410]/3600)+([.M410]/36000)" office:value-type="float" office:value="12.1211111111111" calcext:value-type="float">
            <text:p>12,12111111</text:p>
          </table:table-cell>
          <table:table-cell table:style-name="ce16" office:value-type="string" calcext:value-type="string">
            <text:p>SP 53 fra Codigoro e Marozz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AGOSANTO A CODIGORO</text:p>
          </table:table-cell>
          <table:table-cell table:style-name="ce9" office:value-type="string" calcext:value-type="string">
            <text:p>6,0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425" calcext:value-type="float">
            <text:p>425</text:p>
          </table:table-cell>
          <table:table-cell table:style-name="ce10" office:value-type="string" calcext:value-type="string">
            <text:p>44°06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411]+([.E411]/60)+([.F411]/3600)+([.G411]/36000)" office:value-type="float" office:value="44.1108333333333" calcext:value-type="float">
            <text:p>44,11083333</text:p>
          </table:table-cell>
          <table:table-cell table:style-name="ce10" office:value-type="string" calcext:value-type="string">
            <text:p>11°52'2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411]+([.K411]/60)+([.L411]/3600)+([.M411]/36000)" office:value-type="float" office:value="11.8725" calcext:value-type="float">
            <text:p>11,87250000</text:p>
          </table:table-cell>
          <table:table-cell table:style-name="ce15" office:value-type="string" calcext:value-type="string">
            <text:p>SS 67 tra Dovadola e Rocca San Cascia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AVENNA</text:p>
          </table:table-cell>
          <table:table-cell table:style-name="ce19" office:value-type="float" office:value="169.72" calcext:value-type="float">
            <text:p>169,72</text:p>
          </table:table-cell>
          <table:table-cell table:number-columns-repeated="1005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6" office:value-type="float" office:value="425" calcext:value-type="float">
            <text:p>425</text:p>
          </table:table-cell>
          <table:table-cell table:style-name="ce10" office:value-type="string" calcext:value-type="string">
            <text:p>44°06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412]+([.E412]/60)+([.F412]/3600)+([.G412]/36000)" office:value-type="float" office:value="44.1108333333333" calcext:value-type="float">
            <text:p>44,11083333</text:p>
          </table:table-cell>
          <table:table-cell table:style-name="ce10" office:value-type="string" calcext:value-type="string">
            <text:p>11°52'2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412]+([.K412]/60)+([.L412]/3600)+([.M412]/36000)" office:value-type="float" office:value="11.8725" calcext:value-type="float">
            <text:p>11,87250000</text:p>
          </table:table-cell>
          <table:table-cell table:style-name="ce15" office:value-type="string" calcext:value-type="string">
            <text:p>SS 67 tra Dovadola e Rocca San Cascian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AVENNA A CONFINE REGIONALE TOSCANA</text:p>
          </table:table-cell>
          <table:table-cell table:style-name="ce19" office:value-type="float" office:value="169.72" calcext:value-type="float">
            <text:p>169,72</text:p>
          </table:table-cell>
          <table:table-cell table:number-columns-repeated="1005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6" office:value-type="float" office:value="426" calcext:value-type="float">
            <text:p>426</text:p>
          </table:table-cell>
          <table:table-cell table:style-name="ce10" office:value-type="string" calcext:value-type="string">
            <text:p>44°36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413]+([.E413]/60)+([.F413]/3600)+([.G413]/36000)" office:value-type="float" office:value="44.6113888888889" calcext:value-type="float">
            <text:p>44,61138889</text:p>
          </table:table-cell>
          <table:table-cell table:style-name="ce10" office:value-type="string" calcext:value-type="string">
            <text:p>10°33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413]+([.K413]/60)+([.L413]/3600)+([.M413]/36000)" office:value-type="float" office:value="10.5527777777778" calcext:value-type="float">
            <text:p>10,55277778</text:p>
          </table:table-cell>
          <table:table-cell table:style-name="ce15" office:value-type="string" calcext:value-type="string">
            <text:p>SS 63 tra Casina e Vezzano sul Crost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EGGIO EMILIA</text:p>
          </table:table-cell>
          <table:table-cell table:style-name="ce19" office:value-type="float" office:value="99.594" calcext:value-type="float">
            <text:p>99,594</text:p>
          </table:table-cell>
          <table:table-cell table:number-columns-repeated="1005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6" office:value-type="float" office:value="426" calcext:value-type="float">
            <text:p>426</text:p>
          </table:table-cell>
          <table:table-cell table:style-name="ce10" office:value-type="string" calcext:value-type="string">
            <text:p>44°36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414]+([.E414]/60)+([.F414]/3600)+([.G414]/36000)" office:value-type="float" office:value="44.6113888888889" calcext:value-type="float">
            <text:p>44,61138889</text:p>
          </table:table-cell>
          <table:table-cell table:style-name="ce10" office:value-type="string" calcext:value-type="string">
            <text:p>10°33'1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414]+([.K414]/60)+([.L414]/3600)+([.M414]/36000)" office:value-type="float" office:value="10.5527777777778" calcext:value-type="float">
            <text:p>10,55277778</text:p>
          </table:table-cell>
          <table:table-cell table:style-name="ce15" office:value-type="string" calcext:value-type="string">
            <text:p>SS 63 tra Casina e Vezzano sul Crostol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EGGIO EMILIA A CONFINE REGIONALE TOSCANA</text:p>
          </table:table-cell>
          <table:table-cell table:style-name="ce19" office:value-type="float" office:value="99.594" calcext:value-type="float">
            <text:p>99,594</text:p>
          </table:table-cell>
          <table:table-cell table:number-columns-repeated="1005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7" office:value-type="float" office:value="427" calcext:value-type="float">
            <text:p>427</text:p>
          </table:table-cell>
          <table:table-cell table:style-name="ce10" office:value-type="string" calcext:value-type="string">
            <text:p>44°35'43.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5" calcext:value-type="float">
            <text:p>55</text:p>
          </table:table-cell>
          <table:table-cell table:style-name="ce12" table:formula="of:=[.D415]+([.E415]/60)+([.F415]/3600)+([.G415]/36000)" office:value-type="float" office:value="44.5968055555556" calcext:value-type="float">
            <text:p>44,59680556</text:p>
          </table:table-cell>
          <table:table-cell table:style-name="ce10" office:value-type="string" calcext:value-type="string">
            <text:p>10°40'14.7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4" calcext:value-type="float">
            <text:p>74</text:p>
          </table:table-cell>
          <table:table-cell table:style-name="ce12" table:formula="of:=[.J415]+([.K415]/60)+([.L415]/3600)+([.M415]/36000)" office:value-type="float" office:value="10.6726111111111" calcext:value-type="float">
            <text:p>10,67261111</text:p>
          </table:table-cell>
          <table:table-cell table:style-name="ce16" office:value-type="string" calcext:value-type="string">
            <text:p>SP 7 fra Viano e Scandiano (bivio SP 37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CANDIANO A VIANO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7" office:value-type="float" office:value="427" calcext:value-type="float">
            <text:p>427</text:p>
          </table:table-cell>
          <table:table-cell table:style-name="ce10" office:value-type="string" calcext:value-type="string">
            <text:p>44°35'43.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5" calcext:value-type="float">
            <text:p>55</text:p>
          </table:table-cell>
          <table:table-cell table:style-name="ce12" table:formula="of:=[.D416]+([.E416]/60)+([.F416]/3600)+([.G416]/36000)" office:value-type="float" office:value="44.5968055555556" calcext:value-type="float">
            <text:p>44,59680556</text:p>
          </table:table-cell>
          <table:table-cell table:style-name="ce10" office:value-type="string" calcext:value-type="string">
            <text:p>10°40'14.7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4" calcext:value-type="float">
            <text:p>74</text:p>
          </table:table-cell>
          <table:table-cell table:style-name="ce12" table:formula="of:=[.J416]+([.K416]/60)+([.L416]/3600)+([.M416]/36000)" office:value-type="float" office:value="10.6726111111111" calcext:value-type="float">
            <text:p>10,67261111</text:p>
          </table:table-cell>
          <table:table-cell table:style-name="ce16" office:value-type="string" calcext:value-type="string">
            <text:p>SP 7 fra Viano e Scandiano (bivio SP 37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IANO A SCANDIANO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7" office:value-type="float" office:value="428" calcext:value-type="float">
            <text:p>428</text:p>
          </table:table-cell>
          <table:table-cell table:style-name="ce10" office:value-type="string" calcext:value-type="string">
            <text:p>44°24'44.6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D417]+([.E417]/60)+([.F417]/3600)+([.G417]/36000)" office:value-type="float" office:value="44.4141388888889" calcext:value-type="float">
            <text:p>44,41413889</text:p>
          </table:table-cell>
          <table:table-cell table:style-name="ce10" office:value-type="string" calcext:value-type="string">
            <text:p>10°35'19.2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2" table:formula="of:=[.J417]+([.K417]/60)+([.L417]/3600)+([.M417]/36000)" office:value-type="float" office:value="10.5891944444444" calcext:value-type="float">
            <text:p>10,58919444</text:p>
          </table:table-cell>
          <table:table-cell table:style-name="ce16" office:value-type="string" calcext:value-type="string">
            <text:p>SP 19 fra Colombaia (bivio SP 76) e il Bivio SP 486R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P486R (CERREDOLO) A GATTA (VILLA MINOZZO)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7" office:value-type="float" office:value="428" calcext:value-type="float">
            <text:p>428</text:p>
          </table:table-cell>
          <table:table-cell table:style-name="ce10" office:value-type="string" calcext:value-type="string">
            <text:p>44°24'44.6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D418]+([.E418]/60)+([.F418]/3600)+([.G418]/36000)" office:value-type="float" office:value="44.4141388888889" calcext:value-type="float">
            <text:p>44,41413889</text:p>
          </table:table-cell>
          <table:table-cell table:style-name="ce10" office:value-type="string" calcext:value-type="string">
            <text:p>10°35'19.2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1" calcext:value-type="float">
            <text:p>21</text:p>
          </table:table-cell>
          <table:table-cell table:style-name="ce12" table:formula="of:=[.J418]+([.K418]/60)+([.L418]/3600)+([.M418]/36000)" office:value-type="float" office:value="10.5891944444444" calcext:value-type="float">
            <text:p>10,58919444</text:p>
          </table:table-cell>
          <table:table-cell table:style-name="ce16" office:value-type="string" calcext:value-type="string">
            <text:p>SP 19 fra Colombaia (bivio SP 76) e il Bivio SP 486R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ATTA (VILLA MINOZZO) A BIVIO SP486R (CERREDOLO)</text:p>
          </table:table-cell>
          <table:table-cell table:style-name="ce22" office:value-type="float" office:value="2.7" calcext:value-type="float">
            <text:p>2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7" office:value-type="float" office:value="429" calcext:value-type="float">
            <text:p>429</text:p>
          </table:table-cell>
          <table:table-cell table:style-name="ce10" office:value-type="string" calcext:value-type="string">
            <text:p>44°41'06.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D419]+([.E419]/60)+([.F419]/3600)+([.G419]/36000)" office:value-type="float" office:value="44.6863055555555" calcext:value-type="float">
            <text:p>44,68630556</text:p>
          </table:table-cell>
          <table:table-cell table:style-name="ce10" office:value-type="string" calcext:value-type="string">
            <text:p>10°26'13.9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J419]+([.K419]/60)+([.L419]/3600)+([.M419]/36000)" office:value-type="float" office:value="10.4395833333333" calcext:value-type="float">
            <text:p>10,43958333</text:p>
          </table:table-cell>
          <table:table-cell table:style-name="ce16" office:value-type="string" calcext:value-type="string">
            <text:p>SP 12 fra San Polo d'Enza e Montecchio Emilia (variante a sud abita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ILARIO D'ENZA A SAN POLO D'ENZA</text:p>
          </table:table-cell>
          <table:table-cell table:style-name="ce22" office:value-type="float" office:value="8.95" calcext:value-type="float">
            <text:p>8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7" office:value-type="float" office:value="429" calcext:value-type="float">
            <text:p>429</text:p>
          </table:table-cell>
          <table:table-cell table:style-name="ce10" office:value-type="string" calcext:value-type="string">
            <text:p>44°41'06.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D420]+([.E420]/60)+([.F420]/3600)+([.G420]/36000)" office:value-type="float" office:value="44.6863055555555" calcext:value-type="float">
            <text:p>44,68630556</text:p>
          </table:table-cell>
          <table:table-cell table:style-name="ce10" office:value-type="string" calcext:value-type="string">
            <text:p>10°26'13.9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" calcext:value-type="float">
            <text:p>95</text:p>
          </table:table-cell>
          <table:table-cell table:style-name="ce12" table:formula="of:=[.J420]+([.K420]/60)+([.L420]/3600)+([.M420]/36000)" office:value-type="float" office:value="10.4395833333333" calcext:value-type="float">
            <text:p>10,43958333</text:p>
          </table:table-cell>
          <table:table-cell table:style-name="ce16" office:value-type="string" calcext:value-type="string">
            <text:p>SP 12 fra San Polo d'Enza e Montecchio Emilia (variante a sud abita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POLO D'ENZA A SANT'ILARIO D'ENZA</text:p>
          </table:table-cell>
          <table:table-cell table:style-name="ce22" office:value-type="float" office:value="8.95" calcext:value-type="float">
            <text:p>8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7" office:value-type="float" office:value="430" calcext:value-type="float">
            <text:p>430</text:p>
          </table:table-cell>
          <table:table-cell table:style-name="ce10" office:value-type="string" calcext:value-type="string">
            <text:p>44°41'45.6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2" table:formula="of:=[.D421]+([.E421]/60)+([.F421]/3600)+([.G421]/36000)" office:value-type="float" office:value="44.6975" calcext:value-type="float">
            <text:p>44,69750000</text:p>
          </table:table-cell>
          <table:table-cell table:style-name="ce10" office:value-type="string" calcext:value-type="string">
            <text:p>10°27'40.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21]+([.K421]/60)+([.L421]/3600)+([.M421]/36000)" office:value-type="float" office:value="10.4612777777778" calcext:value-type="float">
            <text:p>10,46127778</text:p>
          </table:table-cell>
          <table:table-cell table:style-name="ce16" office:value-type="string" calcext:value-type="string">
            <text:p>SP 28 tra Montecchio Emilia e bivio circonvallazi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MONTECCHIO EMILIA</text:p>
          </table:table-cell>
          <table:table-cell table:style-name="ce22" office:value-type="float" office:value="10.93" calcext:value-type="float">
            <text:p>10,9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7" office:value-type="float" office:value="430" calcext:value-type="float">
            <text:p>430</text:p>
          </table:table-cell>
          <table:table-cell table:style-name="ce10" office:value-type="string" calcext:value-type="string">
            <text:p>44°41'45.6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12" table:formula="of:=[.D422]+([.E422]/60)+([.F422]/3600)+([.G422]/36000)" office:value-type="float" office:value="44.6975" calcext:value-type="float">
            <text:p>44,69750000</text:p>
          </table:table-cell>
          <table:table-cell table:style-name="ce10" office:value-type="string" calcext:value-type="string">
            <text:p>10°27'40.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22]+([.K422]/60)+([.L422]/3600)+([.M422]/36000)" office:value-type="float" office:value="10.4612777777778" calcext:value-type="float">
            <text:p>10,46127778</text:p>
          </table:table-cell>
          <table:table-cell table:style-name="ce16" office:value-type="string" calcext:value-type="string">
            <text:p>SP 28 tra Montecchio Emilia e bivio circonvallazio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TECCHIO EMILIA A REGGIO EMILIA</text:p>
          </table:table-cell>
          <table:table-cell table:style-name="ce22" office:value-type="float" office:value="10.93" calcext:value-type="float">
            <text:p>10,9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7" office:value-type="float" office:value="431" calcext:value-type="float">
            <text:p>431</text:p>
          </table:table-cell>
          <table:table-cell table:style-name="ce10" office:value-type="string" calcext:value-type="string">
            <text:p>44°44'45.82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82" calcext:value-type="float">
            <text:p>82</text:p>
          </table:table-cell>
          <table:table-cell table:style-name="ce12" table:formula="of:=[.D423]+([.E423]/60)+([.F423]/3600)+([.G423]/36000)" office:value-type="float" office:value="44.7481111111111" calcext:value-type="float">
            <text:p>44,74811111</text:p>
          </table:table-cell>
          <table:table-cell table:style-name="ce10" office:value-type="string" calcext:value-type="string">
            <text:p>10°26'38.9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J423]+([.K423]/60)+([.L423]/3600)+([.M423]/36000)" office:value-type="float" office:value="10.4466388888889" calcext:value-type="float">
            <text:p>10,44663889</text:p>
          </table:table-cell>
          <table:table-cell table:style-name="ce16" office:value-type="string" calcext:value-type="string">
            <text:p>SP 12 fra Sant'Ilario d'Enza (variante a sud) e Montecchio Emi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ILARIO D'ENZA A SAN POLO D'ENZA</text:p>
          </table:table-cell>
          <table:table-cell table:style-name="ce22" office:value-type="float" office:value="1.75" calcext:value-type="float">
            <text:p>1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7" office:value-type="float" office:value="431" calcext:value-type="float">
            <text:p>431</text:p>
          </table:table-cell>
          <table:table-cell table:style-name="ce10" office:value-type="string" calcext:value-type="string">
            <text:p>44°44'45.82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82" calcext:value-type="float">
            <text:p>82</text:p>
          </table:table-cell>
          <table:table-cell table:style-name="ce12" table:formula="of:=[.D424]+([.E424]/60)+([.F424]/3600)+([.G424]/36000)" office:value-type="float" office:value="44.7481111111111" calcext:value-type="float">
            <text:p>44,74811111</text:p>
          </table:table-cell>
          <table:table-cell table:style-name="ce10" office:value-type="string" calcext:value-type="string">
            <text:p>10°26'38.9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J424]+([.K424]/60)+([.L424]/3600)+([.M424]/36000)" office:value-type="float" office:value="10.4466388888889" calcext:value-type="float">
            <text:p>10,44663889</text:p>
          </table:table-cell>
          <table:table-cell table:style-name="ce16" office:value-type="string" calcext:value-type="string">
            <text:p>SP 12 fra Sant'Ilario d'Enza (variante a sud) e Montecchio Emi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POLO D'ENZA A SANT'ILARIO D'ENZA</text:p>
          </table:table-cell>
          <table:table-cell table:style-name="ce22" office:value-type="float" office:value="1.75" calcext:value-type="float">
            <text:p>1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7" office:value-type="float" office:value="432" calcext:value-type="float">
            <text:p>432</text:p>
          </table:table-cell>
          <table:table-cell table:style-name="ce10" office:value-type="string" calcext:value-type="string">
            <text:p>44°43'59.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3" calcext:value-type="float">
            <text:p>23</text:p>
          </table:table-cell>
          <table:table-cell table:style-name="ce12" table:formula="of:=[.D425]+([.E425]/60)+([.F425]/3600)+([.G425]/36000)" office:value-type="float" office:value="44.7336944444445" calcext:value-type="float">
            <text:p>44,73369444</text:p>
          </table:table-cell>
          <table:table-cell table:style-name="ce10" office:value-type="string" calcext:value-type="string">
            <text:p>10°28'41.3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J425]+([.K425]/60)+([.L425]/3600)+([.M425]/36000)" office:value-type="float" office:value="10.4790555555556" calcext:value-type="float">
            <text:p>10,47905556</text:p>
          </table:table-cell>
          <table:table-cell table:style-name="ce16" office:value-type="string" calcext:value-type="string">
            <text:p>SP 67 fra Calerno e Montecchio Emi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9 (CALERNO) A MONTECCHIO EMILIA</text:p>
          </table:table-cell>
          <table:table-cell table:style-name="ce25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7" office:value-type="float" office:value="432" calcext:value-type="float">
            <text:p>432</text:p>
          </table:table-cell>
          <table:table-cell table:style-name="ce10" office:value-type="string" calcext:value-type="string">
            <text:p>44°43'59.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3" calcext:value-type="float">
            <text:p>23</text:p>
          </table:table-cell>
          <table:table-cell table:style-name="ce12" table:formula="of:=[.D426]+([.E426]/60)+([.F426]/3600)+([.G426]/36000)" office:value-type="float" office:value="44.7336944444445" calcext:value-type="float">
            <text:p>44,73369444</text:p>
          </table:table-cell>
          <table:table-cell table:style-name="ce10" office:value-type="string" calcext:value-type="string">
            <text:p>10°28'41.3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J426]+([.K426]/60)+([.L426]/3600)+([.M426]/36000)" office:value-type="float" office:value="10.4790555555556" calcext:value-type="float">
            <text:p>10,47905556</text:p>
          </table:table-cell>
          <table:table-cell table:style-name="ce16" office:value-type="string" calcext:value-type="string">
            <text:p>SP 67 fra Calerno e Montecchio Emil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TECCHIO EMILIA A BIVIO SS9 (CALERNO)</text:p>
          </table:table-cell>
          <table:table-cell table:style-name="ce25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7" office:value-type="float" office:value="434" calcext:value-type="float">
            <text:p>434</text:p>
          </table:table-cell>
          <table:table-cell table:style-name="ce10" office:value-type="string" calcext:value-type="string">
            <text:p>44°46'57.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427]+([.E427]/60)+([.F427]/3600)+([.G427]/36000)" office:value-type="float" office:value="44.7825" calcext:value-type="float">
            <text:p>44,78250000</text:p>
          </table:table-cell>
          <table:table-cell table:style-name="ce10" office:value-type="string" calcext:value-type="string">
            <text:p>10°29'4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427]+([.K427]/60)+([.L427]/3600)+([.M427]/36000)" office:value-type="float" office:value="10.4961111111111" calcext:value-type="float">
            <text:p>10,49611111</text:p>
          </table:table-cell>
          <table:table-cell table:style-name="ce16" office:value-type="string" calcext:value-type="string">
            <text:p>Via San Nicola (ex SP 39) tra bivio per Taneto a Capr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ILARIO D'ENZA A CAMPEGINE</text:p>
          </table:table-cell>
          <table:table-cell table:style-name="ce9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7" office:value-type="float" office:value="434" calcext:value-type="float">
            <text:p>434</text:p>
          </table:table-cell>
          <table:table-cell table:style-name="ce10" office:value-type="string" calcext:value-type="string">
            <text:p>44°46'57.0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D428]+([.E428]/60)+([.F428]/3600)+([.G428]/36000)" office:value-type="float" office:value="44.7825" calcext:value-type="float">
            <text:p>44,78250000</text:p>
          </table:table-cell>
          <table:table-cell table:style-name="ce10" office:value-type="string" calcext:value-type="string">
            <text:p>10°29'4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428]+([.K428]/60)+([.L428]/3600)+([.M428]/36000)" office:value-type="float" office:value="10.4961111111111" calcext:value-type="float">
            <text:p>10,49611111</text:p>
          </table:table-cell>
          <table:table-cell table:style-name="ce16" office:value-type="string" calcext:value-type="string">
            <text:p>Via San Nicola (ex SP 39) tra bivio per Taneto a Capr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MPEGINE A SANT'ILARIO D'ENZA</text:p>
          </table:table-cell>
          <table:table-cell table:style-name="ce9"/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7" office:value-type="float" office:value="435" calcext:value-type="float">
            <text:p>435</text:p>
          </table:table-cell>
          <table:table-cell table:style-name="ce10" office:value-type="string" calcext:value-type="string">
            <text:p>44°09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429]+([.E429]/60)+([.F429]/3600)+([.G429]/36000)" office:value-type="float" office:value="44.1658333333333" calcext:value-type="float">
            <text:p>44,16583333</text:p>
          </table:table-cell>
          <table:table-cell table:style-name="ce10" office:value-type="string" calcext:value-type="string">
            <text:p>12°05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429]+([.K429]/60)+([.L429]/3600)+([.M429]/36000)" office:value-type="float" office:value="12.0994444444444" calcext:value-type="float">
            <text:p>12,09944444</text:p>
          </table:table-cell>
          <table:table-cell table:style-name="ce16" office:value-type="string" calcext:value-type="string">
            <text:p>SP 37 dalla località Selbagnone al bivio SP 72 (Meldol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LIMPOPOLI A MELDOLA</text:p>
          </table:table-cell>
          <table:table-cell table:style-name="ce9" office:value-type="float" office:value="3.135" calcext:value-type="float">
            <text:p>3,13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7" office:value-type="float" office:value="435" calcext:value-type="float">
            <text:p>435</text:p>
          </table:table-cell>
          <table:table-cell table:style-name="ce10" office:value-type="string" calcext:value-type="string">
            <text:p>44°09'5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7" calcext:value-type="float">
            <text:p>57</text:p>
          </table:table-cell>
          <table:table-cell table:style-name="ce10"/>
          <table:table-cell table:style-name="ce12" table:formula="of:=[.D430]+([.E430]/60)+([.F430]/3600)+([.G430]/36000)" office:value-type="float" office:value="44.1658333333333" calcext:value-type="float">
            <text:p>44,16583333</text:p>
          </table:table-cell>
          <table:table-cell table:style-name="ce10" office:value-type="string" calcext:value-type="string">
            <text:p>12°05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430]+([.K430]/60)+([.L430]/3600)+([.M430]/36000)" office:value-type="float" office:value="12.0994444444444" calcext:value-type="float">
            <text:p>12,09944444</text:p>
          </table:table-cell>
          <table:table-cell table:style-name="ce16" office:value-type="string" calcext:value-type="string">
            <text:p>SP 37 dalla località Selbagnone al bivio SP 72 (Meldol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ELDOLA A FORLIMPOPOLI</text:p>
          </table:table-cell>
          <table:table-cell table:style-name="ce9" office:value-type="float" office:value="3.135" calcext:value-type="float">
            <text:p>3,13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7" office:value-type="float" office:value="436" calcext:value-type="float">
            <text:p>436</text:p>
          </table:table-cell>
          <table:table-cell table:style-name="ce10" office:value-type="string" calcext:value-type="string">
            <text:p>43°53'07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D431]+([.E431]/60)+([.F431]/3600)+([.G431]/36000)" office:value-type="float" office:value="43.8852777777778" calcext:value-type="float">
            <text:p>43,88527778</text:p>
          </table:table-cell>
          <table:table-cell table:style-name="ce10" office:value-type="string" calcext:value-type="string">
            <text:p>11°57'3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J431]+([.K431]/60)+([.L431]/3600)+([.M431]/36000)" office:value-type="float" office:value="11.9588888888889" calcext:value-type="float">
            <text:p>11,95888889</text:p>
          </table:table-cell>
          <table:table-cell table:style-name="ce16" office:value-type="string" calcext:value-type="string">
            <text:p>SP 26 da Santa Sofia a San Piero in Bag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A SOFIA A SAN PIERO IN BAGNO</text:p>
          </table:table-cell>
          <table:table-cell table:style-name="ce9" office:value-type="string" calcext:value-type="string">
            <text:p>11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7" office:value-type="float" office:value="436" calcext:value-type="float">
            <text:p>436</text:p>
          </table:table-cell>
          <table:table-cell table:style-name="ce10" office:value-type="string" calcext:value-type="string">
            <text:p>43°53'07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D432]+([.E432]/60)+([.F432]/3600)+([.G432]/36000)" office:value-type="float" office:value="43.8852777777778" calcext:value-type="float">
            <text:p>43,88527778</text:p>
          </table:table-cell>
          <table:table-cell table:style-name="ce10" office:value-type="string" calcext:value-type="string">
            <text:p>11°57'3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J432]+([.K432]/60)+([.L432]/3600)+([.M432]/36000)" office:value-type="float" office:value="11.9588888888889" calcext:value-type="float">
            <text:p>11,95888889</text:p>
          </table:table-cell>
          <table:table-cell table:style-name="ce16" office:value-type="string" calcext:value-type="string">
            <text:p>SP 26 da Santa Sofia a San Piero in Bag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 PIERO IN BAGNO A SANTA SOFIA</text:p>
          </table:table-cell>
          <table:table-cell table:style-name="ce9" office:value-type="string" calcext:value-type="string">
            <text:p>11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7" office:value-type="float" office:value="437" calcext:value-type="float">
            <text:p>437</text:p>
          </table:table-cell>
          <table:table-cell table:style-name="ce10" office:value-type="string" calcext:value-type="string">
            <text:p>44°02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433]+([.E433]/60)+([.F433]/3600)+([.G433]/36000)" office:value-type="float" office:value="44.0477777777778" calcext:value-type="float">
            <text:p>44,04777778</text:p>
          </table:table-cell>
          <table:table-cell table:style-name="ce10" office:value-type="string" calcext:value-type="string">
            <text:p>12°24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433]+([.K433]/60)+([.L433]/3600)+([.M433]/36000)" office:value-type="float" office:value="12.4147222222222" calcext:value-type="float">
            <text:p>12,41472222</text:p>
          </table:table-cell>
          <table:table-cell table:style-name="ce16" office:value-type="string" calcext:value-type="string">
            <text:p>SP 13 tra SS 9 (Santarcangelo di Romagna) e SP 92 (località Camer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RCANGELO DI ROMAGNA A CONFINE PROVINCIALE FORLI'-CESENA</text:p>
          </table:table-cell>
          <table:table-cell table:style-name="ce22" office:value-type="string" calcext:value-type="string">
            <text:p>2,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7" office:value-type="float" office:value="437" calcext:value-type="float">
            <text:p>437</text:p>
          </table:table-cell>
          <table:table-cell table:style-name="ce10" office:value-type="string" calcext:value-type="string">
            <text:p>44°02'5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D434]+([.E434]/60)+([.F434]/3600)+([.G434]/36000)" office:value-type="float" office:value="44.0477777777778" calcext:value-type="float">
            <text:p>44,04777778</text:p>
          </table:table-cell>
          <table:table-cell table:style-name="ce10" office:value-type="string" calcext:value-type="string">
            <text:p>12°24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434]+([.K434]/60)+([.L434]/3600)+([.M434]/36000)" office:value-type="float" office:value="12.4147222222222" calcext:value-type="float">
            <text:p>12,41472222</text:p>
          </table:table-cell>
          <table:table-cell table:style-name="ce16" office:value-type="string" calcext:value-type="string">
            <text:p>SP 13 tra SS 9 (Santarcangelo di Romagna) e SP 92 (località Camer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FORLI'-CESENA A SANT'ARCANGELO DI ROMAGNA</text:p>
          </table:table-cell>
          <table:table-cell table:style-name="ce22" office:value-type="string" calcext:value-type="string">
            <text:p>2,8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7" office:value-type="float" office:value="438" calcext:value-type="float">
            <text:p>438</text:p>
          </table:table-cell>
          <table:table-cell table:style-name="ce10" office:value-type="string" calcext:value-type="string">
            <text:p>43°59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435]+([.E435]/60)+([.F435]/3600)+([.G435]/36000)" office:value-type="float" office:value="43.9922222222222" calcext:value-type="float">
            <text:p>43,99222222</text:p>
          </table:table-cell>
          <table:table-cell table:style-name="ce10" office:value-type="string" calcext:value-type="string">
            <text:p>12°24'0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435]+([.K435]/60)+([.L435]/3600)+([.M435]/36000)" office:value-type="float" office:value="12.4011111111111" calcext:value-type="float">
            <text:p>12,40111111</text:p>
          </table:table-cell>
          <table:table-cell table:style-name="ce16" office:value-type="string" calcext:value-type="string">
            <text:p>SP 14 tra Colombare (bivio SP 14Ter) e bivio SP 258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RCANGELO DI ROMAGNA A VERRUCCHIO</text:p>
          </table:table-cell>
          <table:table-cell table:style-name="ce22" office:value-type="float" office:value="8.342" calcext:value-type="float">
            <text:p>8,34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7" office:value-type="float" office:value="438" calcext:value-type="float">
            <text:p>438</text:p>
          </table:table-cell>
          <table:table-cell table:style-name="ce10" office:value-type="string" calcext:value-type="string">
            <text:p>43°59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436]+([.E436]/60)+([.F436]/3600)+([.G436]/36000)" office:value-type="float" office:value="43.9922222222222" calcext:value-type="float">
            <text:p>43,99222222</text:p>
          </table:table-cell>
          <table:table-cell table:style-name="ce10" office:value-type="string" calcext:value-type="string">
            <text:p>12°24'04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2" table:formula="of:=[.J436]+([.K436]/60)+([.L436]/3600)+([.M436]/36000)" office:value-type="float" office:value="12.4011111111111" calcext:value-type="float">
            <text:p>12,40111111</text:p>
          </table:table-cell>
          <table:table-cell table:style-name="ce16" office:value-type="string" calcext:value-type="string">
            <text:p>SP 14 tra Colombare (bivio SP 14Ter) e bivio SP 258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ERRUCCHIO A SANT'ARCANGELO DI ROMAGNA</text:p>
          </table:table-cell>
          <table:table-cell table:style-name="ce22" office:value-type="float" office:value="8.342" calcext:value-type="float">
            <text:p>8,34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string" calcext:value-type="string">
            <text:p>44°01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37]+([.E437]/60)+([.F437]/3600)+([.G437]/36000)" office:value-type="float" office:value="44.0319444444444" calcext:value-type="float">
            <text:p>44,03194444</text:p>
          </table:table-cell>
          <table:table-cell table:style-name="ce10" office:value-type="string" calcext:value-type="string">
            <text:p>12°28'0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437]+([.K437]/60)+([.L437]/3600)+([.M437]/36000)" office:value-type="float" office:value="12.4666666666667" calcext:value-type="float">
            <text:p>12,46666667</text:p>
          </table:table-cell>
          <table:table-cell table:style-name="ce16" office:value-type="string" calcext:value-type="string">
            <text:p>SP 49 da Santarcangelo di Romagna alla località Posta (bivio SP 258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RCANGELO DI ROMAGNA A SP258R</text:p>
          </table:table-cell>
          <table:table-cell table:style-name="ce22" office:value-type="float" office:value="3.465" calcext:value-type="float">
            <text:p>3,4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7" office:value-type="float" office:value="439" calcext:value-type="float">
            <text:p>439</text:p>
          </table:table-cell>
          <table:table-cell table:style-name="ce10" office:value-type="string" calcext:value-type="string">
            <text:p>44°01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38]+([.E438]/60)+([.F438]/3600)+([.G438]/36000)" office:value-type="float" office:value="44.0319444444444" calcext:value-type="float">
            <text:p>44,03194444</text:p>
          </table:table-cell>
          <table:table-cell table:style-name="ce10" office:value-type="string" calcext:value-type="string">
            <text:p>12°28'0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438]+([.K438]/60)+([.L438]/3600)+([.M438]/36000)" office:value-type="float" office:value="12.4666666666667" calcext:value-type="float">
            <text:p>12,46666667</text:p>
          </table:table-cell>
          <table:table-cell table:style-name="ce16" office:value-type="string" calcext:value-type="string">
            <text:p>SP 49 da Santarcangelo di Romagna alla località Posta (bivio SP 258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P258R A SANT'ARCANGELO DI ROMAGNA</text:p>
          </table:table-cell>
          <table:table-cell table:style-name="ce22" office:value-type="float" office:value="3.465" calcext:value-type="float">
            <text:p>3,4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string" calcext:value-type="string">
            <text:p>43°56'23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439]+([.E439]/60)+([.F439]/3600)+([.G439]/36000)" office:value-type="float" office:value="43.9397222222222" calcext:value-type="float">
            <text:p>43,93972222</text:p>
          </table:table-cell>
          <table:table-cell table:style-name="ce10" office:value-type="string" calcext:value-type="string">
            <text:p>12°39'4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J439]+([.K439]/60)+([.L439]/3600)+([.M439]/36000)" office:value-type="float" office:value="12.6630555555556" calcext:value-type="float">
            <text:p>12,66305556</text:p>
          </table:table-cell>
          <table:table-cell table:style-name="ce16" office:value-type="string" calcext:value-type="string">
            <text:p>SP 35 tra bivio SP 50 (località Cella) e Sant'Andrea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ICCIONE A MORCIANO DI ROMAGNA</text:p>
          </table:table-cell>
          <table:table-cell table:style-name="ce22" office:value-type="float" office:value="5.6" calcext:value-type="float">
            <text:p>5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7" office:value-type="float" office:value="440" calcext:value-type="float">
            <text:p>440</text:p>
          </table:table-cell>
          <table:table-cell table:style-name="ce10" office:value-type="string" calcext:value-type="string">
            <text:p>43°56'23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440]+([.E440]/60)+([.F440]/3600)+([.G440]/36000)" office:value-type="float" office:value="43.9397222222222" calcext:value-type="float">
            <text:p>43,93972222</text:p>
          </table:table-cell>
          <table:table-cell table:style-name="ce10" office:value-type="string" calcext:value-type="string">
            <text:p>12°39'4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J440]+([.K440]/60)+([.L440]/3600)+([.M440]/36000)" office:value-type="float" office:value="12.6630555555556" calcext:value-type="float">
            <text:p>12,66305556</text:p>
          </table:table-cell>
          <table:table-cell table:style-name="ce16" office:value-type="string" calcext:value-type="string">
            <text:p>SP 35 tra bivio SP 50 (località Cella) e Sant'Andrea in Cas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RCIANO DI ROMAGNA A RICCIONE</text:p>
          </table:table-cell>
          <table:table-cell table:style-name="ce22" office:value-type="float" office:value="5.6" calcext:value-type="float">
            <text:p>5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7" office:value-type="float" office:value="441" calcext:value-type="float">
            <text:p>441</text:p>
          </table:table-cell>
          <table:table-cell table:style-name="ce10" office:value-type="string" calcext:value-type="string">
            <text:p>43°55'1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441]+([.E441]/60)+([.F441]/3600)+([.G441]/36000)" office:value-type="float" office:value="43.92" calcext:value-type="float">
            <text:p>43,92000000</text:p>
          </table:table-cell>
          <table:table-cell table:style-name="ce10" office:value-type="string" calcext:value-type="string">
            <text:p>12°43'3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441]+([.K441]/60)+([.L441]/3600)+([.M441]/36000)" office:value-type="float" office:value="12.7258333333333" calcext:value-type="float">
            <text:p>12,72583333</text:p>
          </table:table-cell>
          <table:table-cell table:style-name="ce16" office:value-type="string" calcext:value-type="string">
            <text:p>SP 58 tra San Giovanni in Marignano e il confine regionale (March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GIOVANNI IN MARIGNANO A CONFINE REGIONALE MARCHE </text:p>
          </table:table-cell>
          <table:table-cell table:style-name="ce22" office:value-type="float" office:value="2.38" calcext:value-type="float">
            <text:p>2,3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7" office:value-type="float" office:value="441" calcext:value-type="float">
            <text:p>441</text:p>
          </table:table-cell>
          <table:table-cell table:style-name="ce10" office:value-type="string" calcext:value-type="string">
            <text:p>43°55'1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442]+([.E442]/60)+([.F442]/3600)+([.G442]/36000)" office:value-type="float" office:value="43.92" calcext:value-type="float">
            <text:p>43,92000000</text:p>
          </table:table-cell>
          <table:table-cell table:style-name="ce10" office:value-type="string" calcext:value-type="string">
            <text:p>12°43'3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442]+([.K442]/60)+([.L442]/3600)+([.M442]/36000)" office:value-type="float" office:value="12.7258333333333" calcext:value-type="float">
            <text:p>12,72583333</text:p>
          </table:table-cell>
          <table:table-cell table:style-name="ce16" office:value-type="string" calcext:value-type="string">
            <text:p>SP 58 tra San Giovanni in Marignano e il confine regionale (March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MARCHE <text:s/>A SAN GIOVANNI IN MARIGNANO</text:p>
          </table:table-cell>
          <table:table-cell table:style-name="ce22" office:value-type="float" office:value="2.38" calcext:value-type="float">
            <text:p>2,3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7" office:value-type="float" office:value="442" calcext:value-type="float">
            <text:p>442</text:p>
          </table:table-cell>
          <table:table-cell table:style-name="ce10" office:value-type="string" calcext:value-type="string">
            <text:p>44°14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43]+([.E443]/60)+([.F443]/3600)+([.G443]/36000)" office:value-type="float" office:value="44.2444444444445" calcext:value-type="float">
            <text:p>44,24444444</text:p>
          </table:table-cell>
          <table:table-cell table:style-name="ce10" office:value-type="string" calcext:value-type="string">
            <text:p>12°12'53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443]+([.K443]/60)+([.L443]/3600)+([.M443]/36000)" office:value-type="float" office:value="12.2147222222222" calcext:value-type="float">
            <text:p>12,21472222</text:p>
          </table:table-cell>
          <table:table-cell table:style-name="ce16" office:value-type="string" calcext:value-type="string">
            <text:p>SP 118 tra Casemurate (bivio SP 254R)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AVENNA A CONFINE PROVINCIALE FORLI'-CESENA</text:p>
          </table:table-cell>
          <table:table-cell table:style-name="ce22" office:value-type="float" office:value="14.9" calcext:value-type="float">
            <text:p>14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7" office:value-type="float" office:value="442" calcext:value-type="float">
            <text:p>442</text:p>
          </table:table-cell>
          <table:table-cell table:style-name="ce10" office:value-type="string" calcext:value-type="string">
            <text:p>44°14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44]+([.E444]/60)+([.F444]/3600)+([.G444]/36000)" office:value-type="float" office:value="44.2444444444445" calcext:value-type="float">
            <text:p>44,24444444</text:p>
          </table:table-cell>
          <table:table-cell table:style-name="ce10" office:value-type="string" calcext:value-type="string">
            <text:p>12°12'53"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444]+([.K444]/60)+([.L444]/3600)+([.M444]/36000)" office:value-type="float" office:value="12.2147222222222" calcext:value-type="float">
            <text:p>12,21472222</text:p>
          </table:table-cell>
          <table:table-cell table:style-name="ce16" office:value-type="string" calcext:value-type="string">
            <text:p>SP 118 tra Casemurate (bivio SP 254R)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FORLI'-CESENA A RAVENNA</text:p>
          </table:table-cell>
          <table:table-cell table:style-name="ce22" office:value-type="float" office:value="14.9" calcext:value-type="float">
            <text:p>14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string" calcext:value-type="string">
            <text:p>44°14'27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D445]+([.E445]/60)+([.F445]/3600)+([.G445]/36000)" office:value-type="float" office:value="44.2408333333333" calcext:value-type="float">
            <text:p>44,24083333</text:p>
          </table:table-cell>
          <table:table-cell table:style-name="ce10" office:value-type="string" calcext:value-type="string">
            <text:p>11°52'49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445]+([.K445]/60)+([.L445]/3600)+([.M445]/36000)" office:value-type="float" office:value="11.8802777777778" calcext:value-type="float">
            <text:p>11,88027778</text:p>
          </table:table-cell>
          <table:table-cell table:style-name="ce16" office:value-type="string" calcext:value-type="string">
            <text:p>SP 16 tra Faenza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AENZA A CONFINE PROVINCIALE FORLI'-CESENA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7" office:value-type="float" office:value="443" calcext:value-type="float">
            <text:p>443</text:p>
          </table:table-cell>
          <table:table-cell table:style-name="ce10" office:value-type="string" calcext:value-type="string">
            <text:p>44°14'27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D446]+([.E446]/60)+([.F446]/3600)+([.G446]/36000)" office:value-type="float" office:value="44.2408333333333" calcext:value-type="float">
            <text:p>44,24083333</text:p>
          </table:table-cell>
          <table:table-cell table:style-name="ce10" office:value-type="string" calcext:value-type="string">
            <text:p>11°52'49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J446]+([.K446]/60)+([.L446]/3600)+([.M446]/36000)" office:value-type="float" office:value="11.8802777777778" calcext:value-type="float">
            <text:p>11,88027778</text:p>
          </table:table-cell>
          <table:table-cell table:style-name="ce16" office:value-type="string" calcext:value-type="string">
            <text:p>SP 16 tra Faenza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FORLI'-CESENA A FAENZA</text:p>
          </table:table-cell>
          <table:table-cell table:style-name="ce22" office:value-type="float" office:value="4" calcext:value-type="float">
            <text:p>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string" calcext:value-type="string">
            <text:p>44°21'4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447]+([.E447]/60)+([.F447]/3600)+([.G447]/36000)" office:value-type="float" office:value="44.3636111111111" calcext:value-type="float">
            <text:p>44,36361111</text:p>
          </table:table-cell>
          <table:table-cell table:style-name="ce10" office:value-type="string" calcext:value-type="string">
            <text:p>12°03'1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447]+([.K447]/60)+([.L447]/3600)+([.M447]/36000)" office:value-type="float" office:value="12.0541666666667" calcext:value-type="float">
            <text:p>12,05416667</text:p>
          </table:table-cell>
          <table:table-cell table:style-name="ce16" office:value-type="string" calcext:value-type="string">
            <text:p>SP 5 fra Russi e San Pancraz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USSI A GHIBULLO (BIVIO SS67)</text:p>
          </table:table-cell>
          <table:table-cell table:style-name="ce22" office:value-type="float" office:value="2.15" calcext:value-type="float">
            <text:p>2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7" office:value-type="float" office:value="444" calcext:value-type="float">
            <text:p>444</text:p>
          </table:table-cell>
          <table:table-cell table:style-name="ce10" office:value-type="string" calcext:value-type="string">
            <text:p>44°21'4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448]+([.E448]/60)+([.F448]/3600)+([.G448]/36000)" office:value-type="float" office:value="44.3636111111111" calcext:value-type="float">
            <text:p>44,36361111</text:p>
          </table:table-cell>
          <table:table-cell table:style-name="ce10" office:value-type="string" calcext:value-type="string">
            <text:p>12°03'1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448]+([.K448]/60)+([.L448]/3600)+([.M448]/36000)" office:value-type="float" office:value="12.0541666666667" calcext:value-type="float">
            <text:p>12,05416667</text:p>
          </table:table-cell>
          <table:table-cell table:style-name="ce16" office:value-type="string" calcext:value-type="string">
            <text:p>SP 5 fra Russi e San Pancrazi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HIBULLO (BIVIO SS67) A RUSSI</text:p>
          </table:table-cell>
          <table:table-cell table:style-name="ce22" office:value-type="float" office:value="2.15" calcext:value-type="float">
            <text:p>2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7" office:value-type="float" office:value="445" calcext:value-type="float">
            <text:p>445</text:p>
          </table:table-cell>
          <table:table-cell table:style-name="ce10" office:value-type="string" calcext:value-type="string">
            <text:p>44°28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49]+([.E449]/60)+([.F449]/3600)+([.G449]/36000)" office:value-type="float" office:value="44.4777777777778" calcext:value-type="float">
            <text:p>44,47777778</text:p>
          </table:table-cell>
          <table:table-cell table:style-name="ce10" office:value-type="string" calcext:value-type="string">
            <text:p>11°48'5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J449]+([.K449]/60)+([.L449]/3600)+([.M449]/36000)" office:value-type="float" office:value="11.8144444444444" calcext:value-type="float">
            <text:p>11,81444444</text:p>
          </table:table-cell>
          <table:table-cell table:style-name="ce16" office:value-type="string" calcext:value-type="string">
            <text:p>SP 610R fra SP 253R e Conseli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16 (SAN BIAGIO - ARGENTA) A CONFINE PROVINCIALE BOLOGNA</text:p>
          </table:table-cell>
          <table:table-cell table:style-name="ce22" office:value-type="string" calcext:value-type="string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7" office:value-type="float" office:value="445" calcext:value-type="float">
            <text:p>445</text:p>
          </table:table-cell>
          <table:table-cell table:style-name="ce10" office:value-type="string" calcext:value-type="string">
            <text:p>44°28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50]+([.E450]/60)+([.F450]/3600)+([.G450]/36000)" office:value-type="float" office:value="44.4777777777778" calcext:value-type="float">
            <text:p>44,47777778</text:p>
          </table:table-cell>
          <table:table-cell table:style-name="ce10" office:value-type="string" calcext:value-type="string">
            <text:p>11°48'5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2" calcext:value-type="float">
            <text:p>52</text:p>
          </table:table-cell>
          <table:table-cell table:style-name="ce10"/>
          <table:table-cell table:style-name="ce12" table:formula="of:=[.J450]+([.K450]/60)+([.L450]/3600)+([.M450]/36000)" office:value-type="float" office:value="11.8144444444444" calcext:value-type="float">
            <text:p>11,81444444</text:p>
          </table:table-cell>
          <table:table-cell table:style-name="ce16" office:value-type="string" calcext:value-type="string">
            <text:p>SP 610R fra SP 253R e Conselic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BOLOGNA A BIVIO SS16 (SAN BIAGIO - ARGENTA)</text:p>
          </table:table-cell>
          <table:table-cell table:style-name="ce22" office:value-type="string" calcext:value-type="string">
            <text:p>1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7" office:value-type="float" office:value="446" calcext:value-type="float">
            <text:p>446</text:p>
          </table:table-cell>
          <table:table-cell table:style-name="ce10" office:value-type="string" calcext:value-type="string">
            <text:p>44°29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451]+([.E451]/60)+([.F451]/3600)+([.G451]/36000)" office:value-type="float" office:value="44.4863888888889" calcext:value-type="float">
            <text:p>44,48638889</text:p>
          </table:table-cell>
          <table:table-cell table:style-name="ce10" office:value-type="string" calcext:value-type="string">
            <text:p>11°52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451]+([.K451]/60)+([.L451]/3600)+([.M451]/36000)" office:value-type="float" office:value="11.8808333333333" calcext:value-type="float">
            <text:p>11,88083333</text:p>
          </table:table-cell>
          <table:table-cell table:style-name="ce16" office:value-type="string" calcext:value-type="string">
            <text:p>SP 13 in località Santa Maria di Fabria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GANTA SUL SANTERNO A LAVEZZOLA</text:p>
          </table:table-cell>
          <table:table-cell table:style-name="ce22" office:value-type="float" office:value="5.9" calcext:value-type="float">
            <text:p>5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7" office:value-type="float" office:value="446" calcext:value-type="float">
            <text:p>446</text:p>
          </table:table-cell>
          <table:table-cell table:style-name="ce10" office:value-type="string" calcext:value-type="string">
            <text:p>44°29'1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D452]+([.E452]/60)+([.F452]/3600)+([.G452]/36000)" office:value-type="float" office:value="44.4863888888889" calcext:value-type="float">
            <text:p>44,48638889</text:p>
          </table:table-cell>
          <table:table-cell table:style-name="ce10" office:value-type="string" calcext:value-type="string">
            <text:p>11°52'51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452]+([.K452]/60)+([.L452]/3600)+([.M452]/36000)" office:value-type="float" office:value="11.8808333333333" calcext:value-type="float">
            <text:p>11,88083333</text:p>
          </table:table-cell>
          <table:table-cell table:style-name="ce16" office:value-type="string" calcext:value-type="string">
            <text:p>SP 13 in località Santa Maria di Fabriag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AVEZZOLA A SANT'AGANTA SUL SANTERNO</text:p>
          </table:table-cell>
          <table:table-cell table:style-name="ce22" office:value-type="float" office:value="5.9" calcext:value-type="float">
            <text:p>5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7" office:value-type="float" office:value="447" calcext:value-type="float">
            <text:p>447</text:p>
          </table:table-cell>
          <table:table-cell table:style-name="ce10" office:value-type="string" calcext:value-type="string">
            <text:p>44°58'11.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D453]+([.E453]/60)+([.F453]/3600)+([.G453]/36000)" office:value-type="float" office:value="44.9698888888889" calcext:value-type="float">
            <text:p>44,96988889</text:p>
          </table:table-cell>
          <table:table-cell table:style-name="ce10" office:value-type="string" calcext:value-type="string">
            <text:p>09°36'24.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453]+([.K453]/60)+([.L453]/3600)+([.M453]/36000)" office:value-type="float" office:value="9.60686111111111" calcext:value-type="float">
            <text:p>9,60686111</text:p>
          </table:table-cell>
          <table:table-cell table:style-name="ce16" office:value-type="string" calcext:value-type="string">
            <text:p>SP 28 in località Molinazzo (Comune di Gossoleng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RIVERGARO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7" office:value-type="float" office:value="447" calcext:value-type="float">
            <text:p>447</text:p>
          </table:table-cell>
          <table:table-cell table:style-name="ce10" office:value-type="string" calcext:value-type="string">
            <text:p>44°58'11.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D454]+([.E454]/60)+([.F454]/3600)+([.G454]/36000)" office:value-type="float" office:value="44.9698888888889" calcext:value-type="float">
            <text:p>44,96988889</text:p>
          </table:table-cell>
          <table:table-cell table:style-name="ce10" office:value-type="string" calcext:value-type="string">
            <text:p>09°36'24.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454]+([.K454]/60)+([.L454]/3600)+([.M454]/36000)" office:value-type="float" office:value="9.60686111111111" calcext:value-type="float">
            <text:p>9,60686111</text:p>
          </table:table-cell>
          <table:table-cell table:style-name="ce16" office:value-type="string" calcext:value-type="string">
            <text:p>SP 28 in località Molinazzo (Comune di Gossoleng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IVERGARO A PIACENZA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7" office:value-type="float" office:value="448" calcext:value-type="float">
            <text:p>448</text:p>
          </table:table-cell>
          <table:table-cell table:style-name="ce10" office:value-type="string" calcext:value-type="string">
            <text:p>44°51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455]+([.E455]/60)+([.F455]/3600)+([.G455]/36000)" office:value-type="float" office:value="44.8613888888889" calcext:value-type="float">
            <text:p>44,86138889</text:p>
          </table:table-cell>
          <table:table-cell table:style-name="ce10" office:value-type="string" calcext:value-type="string">
            <text:p>10°44'54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55]+([.K455]/60)+([.L455]/3600)+([.M455]/36000)" office:value-type="float" office:value="10.7485" calcext:value-type="float">
            <text:p>10,74850000</text:p>
          </table:table-cell>
          <table:table-cell table:style-name="ce16" office:value-type="string" calcext:value-type="string">
            <text:p>SP 5 fra Reggiolo e intersezione SP 45 per Fabbri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NOVELLARA A REGGIOLO</text:p>
          </table:table-cell>
          <table:table-cell table:style-name="ce22" office:value-type="float" office:value="1.9" calcext:value-type="float">
            <text:p>1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7" office:value-type="float" office:value="448" calcext:value-type="float">
            <text:p>448</text:p>
          </table:table-cell>
          <table:table-cell table:style-name="ce10" office:value-type="string" calcext:value-type="string">
            <text:p>44°51'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1" calcext:value-type="float">
            <text:p>41</text:p>
          </table:table-cell>
          <table:table-cell table:style-name="ce10"/>
          <table:table-cell table:style-name="ce12" table:formula="of:=[.D456]+([.E456]/60)+([.F456]/3600)+([.G456]/36000)" office:value-type="float" office:value="44.8613888888889" calcext:value-type="float">
            <text:p>44,86138889</text:p>
          </table:table-cell>
          <table:table-cell table:style-name="ce10" office:value-type="string" calcext:value-type="string">
            <text:p>10°44'54.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456]+([.K456]/60)+([.L456]/3600)+([.M456]/36000)" office:value-type="float" office:value="10.7485" calcext:value-type="float">
            <text:p>10,74850000</text:p>
          </table:table-cell>
          <table:table-cell table:style-name="ce16" office:value-type="string" calcext:value-type="string">
            <text:p>SP 5 fra Reggiolo e intersezione SP 45 per Fabbric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EGGIOLO A NOVELLARA</text:p>
          </table:table-cell>
          <table:table-cell table:style-name="ce22" office:value-type="float" office:value="1.9" calcext:value-type="float">
            <text:p>1,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string" calcext:value-type="string">
            <text:p>44°45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57]+([.E457]/60)+([.F457]/3600)+([.G457]/36000)" office:value-type="float" office:value="44.7652777777778" calcext:value-type="float">
            <text:p>44,76527778</text:p>
          </table:table-cell>
          <table:table-cell table:style-name="ce10" office:value-type="string" calcext:value-type="string">
            <text:p>10°30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01" calcext:value-type="float">
            <text:p>3001</text:p>
          </table:table-cell>
          <table:table-cell table:style-name="ce10" table:number-columns-repeated="2"/>
          <table:table-cell table:style-name="ce12" table:formula="of:=[.J457]+([.K457]/60)+([.L457]/3600)+([.M457]/36000)" office:value-type="float" office:value="60.0166666666667" calcext:value-type="float">
            <text:p>60,01666667</text:p>
          </table:table-cell>
          <table:table-cell table:style-name="ce16" office:value-type="string" calcext:value-type="string">
            <text:p>SP 111 fra via Emilia e la variante Asse Val d'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S9 (CALERNO - SANT'ILARIO D'ENZA) A BORETTO</text:p>
          </table:table-cell>
          <table:table-cell table:style-name="ce22" office:value-type="float" office:value="2.15" calcext:value-type="float">
            <text:p>2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7" office:value-type="float" office:value="449" calcext:value-type="float">
            <text:p>449</text:p>
          </table:table-cell>
          <table:table-cell table:style-name="ce10" office:value-type="string" calcext:value-type="string">
            <text:p>44°45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58]+([.E458]/60)+([.F458]/3600)+([.G458]/36000)" office:value-type="float" office:value="44.7652777777778" calcext:value-type="float">
            <text:p>44,76527778</text:p>
          </table:table-cell>
          <table:table-cell table:style-name="ce10" office:value-type="string" calcext:value-type="string">
            <text:p>10°300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001" calcext:value-type="float">
            <text:p>3001</text:p>
          </table:table-cell>
          <table:table-cell table:style-name="ce10" table:number-columns-repeated="2"/>
          <table:table-cell table:style-name="ce12" table:formula="of:=[.J458]+([.K458]/60)+([.L458]/3600)+([.M458]/36000)" office:value-type="float" office:value="60.0166666666667" calcext:value-type="float">
            <text:p>60,01666667</text:p>
          </table:table-cell>
          <table:table-cell table:style-name="ce16" office:value-type="string" calcext:value-type="string">
            <text:p>SP 111 fra via Emilia e la variante Asse Val d'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SS9 (CALERNO - SANT'ILARIO D'ENZA)</text:p>
          </table:table-cell>
          <table:table-cell table:style-name="ce22" office:value-type="float" office:value="2.15" calcext:value-type="float">
            <text:p>2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7" office:value-type="float" office:value="450" calcext:value-type="float">
            <text:p>450</text:p>
          </table:table-cell>
          <table:table-cell table:style-name="ce10" office:value-type="string" calcext:value-type="string">
            <text:p>44°55'56.7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70" calcext:value-type="float">
            <text:p>70</text:p>
          </table:table-cell>
          <table:table-cell table:style-name="ce12" table:formula="of:=[.D459]+([.E459]/60)+([.F459]/3600)+([.G459]/36000)" office:value-type="float" office:value="44.9341666666667" calcext:value-type="float">
            <text:p>44,93416667</text:p>
          </table:table-cell>
          <table:table-cell table:style-name="ce10" office:value-type="string" calcext:value-type="string">
            <text:p>10°38'42.7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71" calcext:value-type="float">
            <text:p>71</text:p>
          </table:table-cell>
          <table:table-cell table:style-name="ce12" table:formula="of:=[.J459]+([.K459]/60)+([.L459]/3600)+([.M459]/36000)" office:value-type="float" office:value="10.6469722222222" calcext:value-type="float">
            <text:p>10,64697222</text:p>
          </table:table-cell>
          <table:table-cell table:style-name="ce16" office:value-type="string" calcext:value-type="string">
            <text:p>SP 35 sul Pont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P62R (GUASTALLA) A PONTE FIUME PO</text:p>
          </table:table-cell>
          <table:table-cell table:style-name="ce22" office:value-type="float" office:value="1.686" calcext:value-type="float">
            <text:p>1,68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7" office:value-type="float" office:value="450" calcext:value-type="float">
            <text:p>450</text:p>
          </table:table-cell>
          <table:table-cell table:style-name="ce10" office:value-type="string" calcext:value-type="string">
            <text:p>44°55'56.7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70" calcext:value-type="float">
            <text:p>70</text:p>
          </table:table-cell>
          <table:table-cell table:style-name="ce12" table:formula="of:=[.D460]+([.E460]/60)+([.F460]/3600)+([.G460]/36000)" office:value-type="float" office:value="44.9341666666667" calcext:value-type="float">
            <text:p>44,93416667</text:p>
          </table:table-cell>
          <table:table-cell table:style-name="ce10" office:value-type="string" calcext:value-type="string">
            <text:p>10°38'42.71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71" calcext:value-type="float">
            <text:p>71</text:p>
          </table:table-cell>
          <table:table-cell table:style-name="ce12" table:formula="of:=[.J460]+([.K460]/60)+([.L460]/3600)+([.M460]/36000)" office:value-type="float" office:value="10.6469722222222" calcext:value-type="float">
            <text:p>10,64697222</text:p>
          </table:table-cell>
          <table:table-cell table:style-name="ce16" office:value-type="string" calcext:value-type="string">
            <text:p>SP 35 sul Ponte P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PONTE FIUME PO A BIVIO SP62R (GUASTALLA)</text:p>
          </table:table-cell>
          <table:table-cell table:style-name="ce22" office:value-type="float" office:value="1.686" calcext:value-type="float">
            <text:p>1,68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7" office:value-type="float" office:value="451" calcext:value-type="float">
            <text:p>451</text:p>
          </table:table-cell>
          <table:table-cell table:style-name="ce10" office:value-type="string" calcext:value-type="string">
            <text:p>44°58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461]+([.E461]/60)+([.F461]/3600)+([.G461]/36000)" office:value-type="float" office:value="44.9775" calcext:value-type="float">
            <text:p>44,97750000</text:p>
          </table:table-cell>
          <table:table-cell table:style-name="ce10" office:value-type="string" calcext:value-type="string">
            <text:p>10°43'5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461]+([.K461]/60)+([.L461]/3600)+([.M461]/36000)" office:value-type="float" office:value="10.7330555555556" calcext:value-type="float">
            <text:p>10,73305556</text:p>
          </table:table-cell>
          <table:table-cell table:style-name="ce16" office:value-type="string" calcext:value-type="string">
            <text:p><text:s/>SP 62RVAR sulla variante di Luzzara (c/o Codiso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LUZZARA A BORETTO</text:p>
          </table:table-cell>
          <table:table-cell table:style-name="ce22" office:value-type="float" office:value="0.82" calcext:value-type="float">
            <text:p>0,8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7" office:value-type="float" office:value="451" calcext:value-type="float">
            <text:p>451</text:p>
          </table:table-cell>
          <table:table-cell table:style-name="ce10" office:value-type="string" calcext:value-type="string">
            <text:p>44°58'3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39" calcext:value-type="float">
            <text:p>39</text:p>
          </table:table-cell>
          <table:table-cell table:style-name="ce10"/>
          <table:table-cell table:style-name="ce12" table:formula="of:=[.D462]+([.E462]/60)+([.F462]/3600)+([.G462]/36000)" office:value-type="float" office:value="44.9775" calcext:value-type="float">
            <text:p>44,97750000</text:p>
          </table:table-cell>
          <table:table-cell table:style-name="ce10" office:value-type="string" calcext:value-type="string">
            <text:p>10°43'5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J462]+([.K462]/60)+([.L462]/3600)+([.M462]/36000)" office:value-type="float" office:value="10.7330555555556" calcext:value-type="float">
            <text:p>10,73305556</text:p>
          </table:table-cell>
          <table:table-cell table:style-name="ce16" office:value-type="string" calcext:value-type="string">
            <text:p><text:s/>SP 62RVAR sulla variante di Luzzara (c/o Codisot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ORETTO A LUZZARA</text:p>
          </table:table-cell>
          <table:table-cell table:style-name="ce22" office:value-type="float" office:value="0.82" calcext:value-type="float">
            <text:p>0,8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7" office:value-type="float" office:value="452" calcext:value-type="float">
            <text:p>452</text:p>
          </table:table-cell>
          <table:table-cell table:style-name="ce10" office:value-type="string" calcext:value-type="string">
            <text:p>44°44'38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463]+([.E463]/60)+([.F463]/3600)+([.G463]/36000)" office:value-type="float" office:value="44.7438888888889" calcext:value-type="float">
            <text:p>44,74388889</text:p>
          </table:table-cell>
          <table:table-cell table:style-name="ce10" office:value-type="string" calcext:value-type="string">
            <text:p>10°38'3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463]+([.K463]/60)+([.L463]/3600)+([.M463]/36000)" office:value-type="float" office:value="10.6436111111111" calcext:value-type="float">
            <text:p>10,64361111</text:p>
          </table:table-cell>
          <table:table-cell table:style-name="ce16" office:value-type="string" calcext:value-type="string">
            <text:p>SP 3 sulla variante tra Bagnolo in Piano e il casello A 1 di Reggio Emilia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NOVELLARA</text:p>
          </table:table-cell>
          <table:table-cell table:style-name="ce22" office:value-type="float" office:value="2.1" calcext:value-type="float">
            <text:p>2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7" office:value-type="float" office:value="452" calcext:value-type="float">
            <text:p>452</text:p>
          </table:table-cell>
          <table:table-cell table:style-name="ce10" office:value-type="string" calcext:value-type="string">
            <text:p>44°44'38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464]+([.E464]/60)+([.F464]/3600)+([.G464]/36000)" office:value-type="float" office:value="44.7438888888889" calcext:value-type="float">
            <text:p>44,74388889</text:p>
          </table:table-cell>
          <table:table-cell table:style-name="ce10" office:value-type="string" calcext:value-type="string">
            <text:p>10°38'3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464]+([.K464]/60)+([.L464]/3600)+([.M464]/36000)" office:value-type="float" office:value="10.6436111111111" calcext:value-type="float">
            <text:p>10,64361111</text:p>
          </table:table-cell>
          <table:table-cell table:style-name="ce16" office:value-type="string" calcext:value-type="string">
            <text:p>SP 3 sulla variante tra Bagnolo in Piano e il casello A 1 di Reggio Emilia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NOVELLARA A REGGIO EMILIA</text:p>
          </table:table-cell>
          <table:table-cell table:style-name="ce22" office:value-type="float" office:value="2.1" calcext:value-type="float">
            <text:p>2,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string" calcext:value-type="string">
            <text:p>44°35'48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465]+([.E465]/60)+([.F465]/3600)+([.G465]/36000)" office:value-type="float" office:value="44.5968888888889" calcext:value-type="float">
            <text:p>44,59688889</text:p>
          </table:table-cell>
          <table:table-cell table:style-name="ce10" office:value-type="string" calcext:value-type="string">
            <text:p>10°50'45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65]+([.K465]/60)+([.L465]/3600)+([.M465]/36000)" office:value-type="float" office:value="10.8460833333333" calcext:value-type="float">
            <text:p>10,84608333</text:p>
          </table:table-cell>
          <table:table-cell table:style-name="ce16" office:value-type="string" calcext:value-type="string">
            <text:p>Asse viario Modena-Sassuolo tra Modena e Baggiovar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DENA A SASSUOLO</text:p>
          </table:table-cell>
          <table:table-cell table:style-name="ce22" office:value-type="float" office:value="13.6" calcext:value-type="float">
            <text:p>1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string" calcext:value-type="string">
            <text:p>44°35'48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466]+([.E466]/60)+([.F466]/3600)+([.G466]/36000)" office:value-type="float" office:value="44.5968888888889" calcext:value-type="float">
            <text:p>44,59688889</text:p>
          </table:table-cell>
          <table:table-cell table:style-name="ce10" office:value-type="string" calcext:value-type="string">
            <text:p>10°50'45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66]+([.K466]/60)+([.L466]/3600)+([.M466]/36000)" office:value-type="float" office:value="10.8460833333333" calcext:value-type="float">
            <text:p>10,84608333</text:p>
          </table:table-cell>
          <table:table-cell table:style-name="ce16" office:value-type="string" calcext:value-type="string">
            <text:p>Asse viario Modena-Sassuolo tra Modena e Baggiovar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DENA A SASSUOLO</text:p>
          </table:table-cell>
          <table:table-cell table:style-name="ce22" office:value-type="float" office:value="13.6" calcext:value-type="float">
            <text:p>1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string" calcext:value-type="string">
            <text:p>44°35'48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467]+([.E467]/60)+([.F467]/3600)+([.G467]/36000)" office:value-type="float" office:value="44.5968888888889" calcext:value-type="float">
            <text:p>44,59688889</text:p>
          </table:table-cell>
          <table:table-cell table:style-name="ce10" office:value-type="string" calcext:value-type="string">
            <text:p>10°50'45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67]+([.K467]/60)+([.L467]/3600)+([.M467]/36000)" office:value-type="float" office:value="10.8460833333333" calcext:value-type="float">
            <text:p>10,84608333</text:p>
          </table:table-cell>
          <table:table-cell table:style-name="ce16" office:value-type="string" calcext:value-type="string">
            <text:p>Asse viario Modena-Sassuolo tra Modena e Baggiovar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DA SASSUOLO A MODENA</text:p>
          </table:table-cell>
          <table:table-cell table:style-name="ce22" office:value-type="float" office:value="13.6" calcext:value-type="float">
            <text:p>1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7" office:value-type="float" office:value="453" calcext:value-type="float">
            <text:p>453</text:p>
          </table:table-cell>
          <table:table-cell table:style-name="ce10" office:value-type="string" calcext:value-type="string">
            <text:p>44°35'48.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2" table:formula="of:=[.D468]+([.E468]/60)+([.F468]/3600)+([.G468]/36000)" office:value-type="float" office:value="44.5968888888889" calcext:value-type="float">
            <text:p>44,59688889</text:p>
          </table:table-cell>
          <table:table-cell table:style-name="ce10" office:value-type="string" calcext:value-type="string">
            <text:p>10°50'45.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2" table:formula="of:=[.J468]+([.K468]/60)+([.L468]/3600)+([.M468]/36000)" office:value-type="float" office:value="10.8460833333333" calcext:value-type="float">
            <text:p>10,84608333</text:p>
          </table:table-cell>
          <table:table-cell table:style-name="ce16" office:value-type="string" calcext:value-type="string">
            <text:p>Asse viario Modena-Sassuolo tra Modena e Baggiovara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DA SASSUOLO A MODENA</text:p>
          </table:table-cell>
          <table:table-cell table:style-name="ce22" office:value-type="float" office:value="13.6" calcext:value-type="float">
            <text:p>13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6" office:value-type="float" office:value="454" calcext:value-type="float">
            <text:p>454</text:p>
          </table:table-cell>
          <table:table-cell table:style-name="ce10" office:value-type="string" calcext:value-type="string">
            <text:p>44°02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469]+([.E469]/60)+([.F469]/3600)+([.G469]/36000)" office:value-type="float" office:value="44.0391666666667" calcext:value-type="float">
            <text:p>44,03916667</text:p>
          </table:table-cell>
          <table:table-cell table:style-name="ce10" office:value-type="string" calcext:value-type="string">
            <text:p>12°3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469]+([.K469]/60)+([.L469]/3600)+([.M469]/36000)" office:value-type="float" office:value="12.5669444444444" calcext:value-type="float">
            <text:p>12,56694444</text:p>
          </table:table-cell>
          <table:table-cell table:style-name="ce15" office:value-type="string" calcext:value-type="string">
            <text:p>SS 72 tra A 14 e tangenziale di Rimin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CONFINE REGIONALE SAN MARINO</text:p>
          </table:table-cell>
          <table:table-cell table:style-name="ce19" office:value-type="float" office:value="0.47" calcext:value-type="float">
            <text:p>0,47</text:p>
          </table:table-cell>
          <table:table-cell table:number-columns-repeated="100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6" office:value-type="float" office:value="454" calcext:value-type="float">
            <text:p>454</text:p>
          </table:table-cell>
          <table:table-cell table:style-name="ce10" office:value-type="string" calcext:value-type="string">
            <text:p>44°02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470]+([.E470]/60)+([.F470]/3600)+([.G470]/36000)" office:value-type="float" office:value="44.0391666666667" calcext:value-type="float">
            <text:p>44,03916667</text:p>
          </table:table-cell>
          <table:table-cell table:style-name="ce10" office:value-type="string" calcext:value-type="string">
            <text:p>12°3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470]+([.K470]/60)+([.L470]/3600)+([.M470]/36000)" office:value-type="float" office:value="12.5669444444444" calcext:value-type="float">
            <text:p>12,56694444</text:p>
          </table:table-cell>
          <table:table-cell table:style-name="ce15" office:value-type="string" calcext:value-type="string">
            <text:p>SS 72 tra A 14 e tangenziale di Rimin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CONFINE REGIONALE SAN MARINO</text:p>
          </table:table-cell>
          <table:table-cell table:style-name="ce19" office:value-type="float" office:value="0.47" calcext:value-type="float">
            <text:p>0,47</text:p>
          </table:table-cell>
          <table:table-cell table:number-columns-repeated="100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6" office:value-type="float" office:value="454" calcext:value-type="float">
            <text:p>454</text:p>
          </table:table-cell>
          <table:table-cell table:style-name="ce10" office:value-type="string" calcext:value-type="string">
            <text:p>44°02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471]+([.E471]/60)+([.F471]/3600)+([.G471]/36000)" office:value-type="float" office:value="44.0391666666667" calcext:value-type="float">
            <text:p>44,03916667</text:p>
          </table:table-cell>
          <table:table-cell table:style-name="ce10" office:value-type="string" calcext:value-type="string">
            <text:p>12°3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471]+([.K471]/60)+([.L471]/3600)+([.M471]/36000)" office:value-type="float" office:value="12.5669444444444" calcext:value-type="float">
            <text:p>12,56694444</text:p>
          </table:table-cell>
          <table:table-cell table:style-name="ce15" office:value-type="string" calcext:value-type="string">
            <text:p>SS 72 tra A 14 e tangenziale di Rimin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CONFINE REGIONALE SAN MARINO A RIMINI</text:p>
          </table:table-cell>
          <table:table-cell table:style-name="ce19" office:value-type="float" office:value="0.47" calcext:value-type="float">
            <text:p>0,47</text:p>
          </table:table-cell>
          <table:table-cell table:number-columns-repeated="1005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6" office:value-type="float" office:value="454" calcext:value-type="float">
            <text:p>454</text:p>
          </table:table-cell>
          <table:table-cell table:style-name="ce10" office:value-type="string" calcext:value-type="string">
            <text:p>44°02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472]+([.E472]/60)+([.F472]/3600)+([.G472]/36000)" office:value-type="float" office:value="44.0391666666667" calcext:value-type="float">
            <text:p>44,03916667</text:p>
          </table:table-cell>
          <table:table-cell table:style-name="ce10" office:value-type="string" calcext:value-type="string">
            <text:p>12°34'0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2" table:formula="of:=[.J472]+([.K472]/60)+([.L472]/3600)+([.M472]/36000)" office:value-type="float" office:value="12.5669444444444" calcext:value-type="float">
            <text:p>12,56694444</text:p>
          </table:table-cell>
          <table:table-cell table:style-name="ce15" office:value-type="string" calcext:value-type="string">
            <text:p>SS 72 tra A 14 e tangenziale di Rimini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CONFINE REGIONALE SAN MARINO A RIMINI</text:p>
          </table:table-cell>
          <table:table-cell table:style-name="ce19" office:value-type="float" office:value="0.47" calcext:value-type="float">
            <text:p>0,47</text:p>
          </table:table-cell>
          <table:table-cell table:number-columns-repeated="1005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7" office:value-type="float" office:value="500" calcext:value-type="float">
            <text:p>500</text:p>
          </table:table-cell>
          <table:table-cell table:style-name="ce10" office:value-type="string" calcext:value-type="string">
            <text:p>44°36'03.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5" calcext:value-type="float">
            <text:p>55</text:p>
          </table:table-cell>
          <table:table-cell table:style-name="ce12" table:formula="of:=[.D473]+([.E473]/60)+([.F473]/3600)+([.G473]/36000)" office:value-type="float" office:value="44.6023611111111" calcext:value-type="float">
            <text:p>44,60236111</text:p>
          </table:table-cell>
          <table:table-cell table:style-name="ce10" office:value-type="string" calcext:value-type="string">
            <text:p>10°24'46.5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3" calcext:value-type="float">
            <text:p>53</text:p>
          </table:table-cell>
          <table:table-cell table:style-name="ce12" table:formula="of:=[.J473]+([.K473]/60)+([.L473]/3600)+([.M473]/36000)" office:value-type="float" office:value="10.41425" calcext:value-type="float">
            <text:p>10,41425000</text:p>
          </table:table-cell>
          <table:table-cell table:style-name="ce16" office:value-type="string" calcext:value-type="string">
            <text:p>SP 513R fra San Polo d'Enza e Canossa (c/o bivio SP 54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POLO D'ENZA A CASTELNOVO NE MONTI</text:p>
          </table:table-cell>
          <table:table-cell table:style-name="ce22" office:value-type="float" office:value="25.8" calcext:value-type="float">
            <text:p>25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7" office:value-type="float" office:value="500" calcext:value-type="float">
            <text:p>500</text:p>
          </table:table-cell>
          <table:table-cell table:style-name="ce10" office:value-type="string" calcext:value-type="string">
            <text:p>44°36'03.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5" calcext:value-type="float">
            <text:p>55</text:p>
          </table:table-cell>
          <table:table-cell table:style-name="ce12" table:formula="of:=[.D474]+([.E474]/60)+([.F474]/3600)+([.G474]/36000)" office:value-type="float" office:value="44.6023611111111" calcext:value-type="float">
            <text:p>44,60236111</text:p>
          </table:table-cell>
          <table:table-cell table:style-name="ce10" office:value-type="string" calcext:value-type="string">
            <text:p>10°24'46.5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3" calcext:value-type="float">
            <text:p>53</text:p>
          </table:table-cell>
          <table:table-cell table:style-name="ce12" table:formula="of:=[.J474]+([.K474]/60)+([.L474]/3600)+([.M474]/36000)" office:value-type="float" office:value="10.41425" calcext:value-type="float">
            <text:p>10,41425000</text:p>
          </table:table-cell>
          <table:table-cell table:style-name="ce16" office:value-type="string" calcext:value-type="string">
            <text:p>SP 513R fra San Polo d'Enza e Canossa (c/o bivio SP 54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NOVO NE MONTI A SAN POLO D'ENZA</text:p>
          </table:table-cell>
          <table:table-cell table:style-name="ce22" office:value-type="float" office:value="25.8" calcext:value-type="float">
            <text:p>25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7" office:value-type="float" office:value="501" calcext:value-type="float">
            <text:p>501</text:p>
          </table:table-cell>
          <table:table-cell table:style-name="ce10" office:value-type="string" calcext:value-type="string">
            <text:p>44°42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475]+([.E475]/60)+([.F475]/3600)+([.G475]/36000)" office:value-type="float" office:value="44.7094444444445" calcext:value-type="float">
            <text:p>44,70944444</text:p>
          </table:table-cell>
          <table:table-cell table:style-name="ce10" office:value-type="string" calcext:value-type="string">
            <text:p>11°07'4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2" table:formula="of:=[.J475]+([.K475]/60)+([.L475]/3600)+([.M475]/36000)" office:value-type="float" office:value="11.13" calcext:value-type="float">
            <text:p>11,13000000</text:p>
          </table:table-cell>
          <table:table-cell table:style-name="ce16" office:value-type="string" calcext:value-type="string">
            <text:p>SP 84 località Crevalcore (variante abita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REVALCORE A RAVARINO</text:p>
          </table:table-cell>
          <table:table-cell table:style-name="ce22" office:value-type="float" office:value="2.174" calcext:value-type="float">
            <text:p>2,1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7" office:value-type="float" office:value="501" calcext:value-type="float">
            <text:p>501</text:p>
          </table:table-cell>
          <table:table-cell table:style-name="ce10" office:value-type="string" calcext:value-type="string">
            <text:p>44°42'3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4" calcext:value-type="float">
            <text:p>34</text:p>
          </table:table-cell>
          <table:table-cell table:style-name="ce10"/>
          <table:table-cell table:style-name="ce12" table:formula="of:=[.D476]+([.E476]/60)+([.F476]/3600)+([.G476]/36000)" office:value-type="float" office:value="44.7094444444445" calcext:value-type="float">
            <text:p>44,70944444</text:p>
          </table:table-cell>
          <table:table-cell table:style-name="ce10" office:value-type="string" calcext:value-type="string">
            <text:p>11°07'4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2" table:formula="of:=[.J476]+([.K476]/60)+([.L476]/3600)+([.M476]/36000)" office:value-type="float" office:value="11.13" calcext:value-type="float">
            <text:p>11,13000000</text:p>
          </table:table-cell>
          <table:table-cell table:style-name="ce16" office:value-type="string" calcext:value-type="string">
            <text:p>SP 84 località Crevalcore (variante abitat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ARINO A CREVALCORE</text:p>
          </table:table-cell>
          <table:table-cell table:style-name="ce22" office:value-type="float" office:value="2.174" calcext:value-type="float">
            <text:p>2,1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7" office:value-type="float" office:value="502" calcext:value-type="float">
            <text:p>502</text:p>
          </table:table-cell>
          <table:table-cell table:style-name="ce10" office:value-type="string" calcext:value-type="string">
            <text:p>44°31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477]+([.E477]/60)+([.F477]/3600)+([.G477]/36000)" office:value-type="float" office:value="44.5263888888889" calcext:value-type="float">
            <text:p>44,52638889</text:p>
          </table:table-cell>
          <table:table-cell table:style-name="ce10" office:value-type="string" calcext:value-type="string">
            <text:p>11°14'3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J477]+([.K477]/60)+([.L477]/3600)+([.M477]/36000)" office:value-type="float" office:value="11.2430555555556" calcext:value-type="float">
            <text:p>11,24305556</text:p>
          </table:table-cell>
          <table:table-cell table:style-name="ce16" office:value-type="string" calcext:value-type="string">
            <text:p>SP 26 tra località Pioppa e viadotto A 1 (c/o Zola Predos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VERGATO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7" office:value-type="float" office:value="502" calcext:value-type="float">
            <text:p>502</text:p>
          </table:table-cell>
          <table:table-cell table:style-name="ce10" office:value-type="string" calcext:value-type="string">
            <text:p>44°31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478]+([.E478]/60)+([.F478]/3600)+([.G478]/36000)" office:value-type="float" office:value="44.5263888888889" calcext:value-type="float">
            <text:p>44,52638889</text:p>
          </table:table-cell>
          <table:table-cell table:style-name="ce10" office:value-type="string" calcext:value-type="string">
            <text:p>11°14'3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J478]+([.K478]/60)+([.L478]/3600)+([.M478]/36000)" office:value-type="float" office:value="11.2430555555556" calcext:value-type="float">
            <text:p>11,24305556</text:p>
          </table:table-cell>
          <table:table-cell table:style-name="ce16" office:value-type="string" calcext:value-type="string">
            <text:p>SP 26 tra località Pioppa e viadotto A 1 (c/o Zola Predos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ERGATO A BOLOGNA</text:p>
          </table:table-cell>
          <table:table-cell table:style-name="ce22" office:value-type="float" office:value="0.174" calcext:value-type="float">
            <text:p>0,1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string" calcext:value-type="string">
            <text:p>44°24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479]+([.E479]/60)+([.F479]/3600)+([.G479]/36000)" office:value-type="float" office:value="44.4088888888889" calcext:value-type="float">
            <text:p>44,40888889</text:p>
          </table:table-cell>
          <table:table-cell table:style-name="ce10" office:value-type="string" calcext:value-type="string">
            <text:p>11°09'1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479]+([.K479]/60)+([.L479]/3600)+([.M479]/36000)" office:value-type="float" office:value="11.1536111111111" calcext:value-type="float">
            <text:p>11,15361111</text:p>
          </table:table-cell>
          <table:table-cell table:style-name="ce16" office:value-type="string" calcext:value-type="string">
            <text:p>SP 26 tra Calderino e località Bad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VERGATO</text:p>
          </table:table-cell>
          <table:table-cell table:style-name="ce22" office:value-type="float" office:value="16.571" calcext:value-type="float">
            <text:p>16,57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7" office:value-type="float" office:value="503" calcext:value-type="float">
            <text:p>503</text:p>
          </table:table-cell>
          <table:table-cell table:style-name="ce10" office:value-type="string" calcext:value-type="string">
            <text:p>44°24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480]+([.E480]/60)+([.F480]/3600)+([.G480]/36000)" office:value-type="float" office:value="44.4088888888889" calcext:value-type="float">
            <text:p>44,40888889</text:p>
          </table:table-cell>
          <table:table-cell table:style-name="ce10" office:value-type="string" calcext:value-type="string">
            <text:p>11°09'1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/>
          <table:table-cell table:style-name="ce12" table:formula="of:=[.J480]+([.K480]/60)+([.L480]/3600)+([.M480]/36000)" office:value-type="float" office:value="11.1536111111111" calcext:value-type="float">
            <text:p>11,15361111</text:p>
          </table:table-cell>
          <table:table-cell table:style-name="ce16" office:value-type="string" calcext:value-type="string">
            <text:p>SP 26 tra Calderino e località Badi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ERGATO A BOLOGNA</text:p>
          </table:table-cell>
          <table:table-cell table:style-name="ce22" office:value-type="float" office:value="16.571" calcext:value-type="float">
            <text:p>16,57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string" calcext:value-type="string">
            <text:p>44°25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81]+([.E481]/60)+([.F481]/3600)+([.G481]/36000)" office:value-type="float" office:value="44.4319444444444" calcext:value-type="float">
            <text:p>44,43194444</text:p>
          </table:table-cell>
          <table:table-cell table:style-name="ce10" office:value-type="string" calcext:value-type="string">
            <text:p>11°26'3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J481]+([.K481]/60)+([.L481]/3600)+([.M481]/36000)" office:value-type="float" office:value="11.4422222222222" calcext:value-type="float">
            <text:p>11,44222222</text:p>
          </table:table-cell>
          <table:table-cell table:style-name="ce16" office:value-type="string" calcext:value-type="string">
            <text:p>SP 7 dalla località Ca de' Mandorli al bivio per Castel de Britt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LAZZARO DI SAVENA A MONGHIDORO</text:p>
          </table:table-cell>
          <table:table-cell table:style-name="ce22" office:value-type="float" office:value="2.671" calcext:value-type="float">
            <text:p>2,67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7" office:value-type="float" office:value="504" calcext:value-type="float">
            <text:p>504</text:p>
          </table:table-cell>
          <table:table-cell table:style-name="ce10" office:value-type="string" calcext:value-type="string">
            <text:p>44°25'5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482]+([.E482]/60)+([.F482]/3600)+([.G482]/36000)" office:value-type="float" office:value="44.4319444444444" calcext:value-type="float">
            <text:p>44,43194444</text:p>
          </table:table-cell>
          <table:table-cell table:style-name="ce10" office:value-type="string" calcext:value-type="string">
            <text:p>11°26'3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J482]+([.K482]/60)+([.L482]/3600)+([.M482]/36000)" office:value-type="float" office:value="11.4422222222222" calcext:value-type="float">
            <text:p>11,44222222</text:p>
          </table:table-cell>
          <table:table-cell table:style-name="ce16" office:value-type="string" calcext:value-type="string">
            <text:p>SP 7 dalla località Ca de' Mandorli al bivio per Castel de Britt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MONGHIDORO A SAN LAZZARO DI SAVENA</text:p>
          </table:table-cell>
          <table:table-cell table:style-name="ce22" office:value-type="float" office:value="2.671" calcext:value-type="float">
            <text:p>2,67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7" office:value-type="float" office:value="505" calcext:value-type="float">
            <text:p>505</text:p>
          </table:table-cell>
          <table:table-cell table:style-name="ce10" office:value-type="string" calcext:value-type="string">
            <text:p>44°23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483]+([.E483]/60)+([.F483]/3600)+([.G483]/36000)" office:value-type="float" office:value="44.3866666666667" calcext:value-type="float">
            <text:p>44,38666667</text:p>
          </table:table-cell>
          <table:table-cell table:style-name="ce10" office:value-type="string" calcext:value-type="string">
            <text:p>11°44'3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J483]+([.K483]/60)+([.L483]/3600)+([.M483]/36000)" office:value-type="float" office:value="11.7430555555556" calcext:value-type="float">
            <text:p>11,74305556</text:p>
          </table:table-cell>
          <table:table-cell table:style-name="ce16" office:value-type="string" calcext:value-type="string">
            <text:p>SP 610 tra casello A 1 (Imola) e bivio SP 51 per Castel Guelfo di Bolo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16 (SAN BIAGIO - ARGENTA) A CONFINE REGIONALE TOSCANA</text:p>
          </table:table-cell>
          <table:table-cell table:style-name="ce22" office:value-type="float" office:value="25.862" calcext:value-type="float">
            <text:p>25,86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7" office:value-type="float" office:value="505" calcext:value-type="float">
            <text:p>505</text:p>
          </table:table-cell>
          <table:table-cell table:style-name="ce10" office:value-type="string" calcext:value-type="string">
            <text:p>44°23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484]+([.E484]/60)+([.F484]/3600)+([.G484]/36000)" office:value-type="float" office:value="44.3866666666667" calcext:value-type="float">
            <text:p>44,38666667</text:p>
          </table:table-cell>
          <table:table-cell table:style-name="ce10" office:value-type="string" calcext:value-type="string">
            <text:p>11°44'35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J484]+([.K484]/60)+([.L484]/3600)+([.M484]/36000)" office:value-type="float" office:value="11.7430555555556" calcext:value-type="float">
            <text:p>11,74305556</text:p>
          </table:table-cell>
          <table:table-cell table:style-name="ce16" office:value-type="string" calcext:value-type="string">
            <text:p>SP 610 tra casello A 1 (Imola) e bivio SP 51 per Castel Guelfo di Bolo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BIVIO SS16 (SAN BIAGIO - ARGENTA)</text:p>
          </table:table-cell>
          <table:table-cell table:style-name="ce22" office:value-type="float" office:value="25.862" calcext:value-type="float">
            <text:p>25,86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7" office:value-type="float" office:value="600" calcext:value-type="float">
            <text:p>600</text:p>
          </table:table-cell>
          <table:table-cell table:style-name="ce10" office:value-type="string" calcext:value-type="string">
            <text:p>44°27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85]+([.E485]/60)+([.F485]/3600)+([.G485]/36000)" office:value-type="float" office:value="44.4611111111111" calcext:value-type="float">
            <text:p>44,46111111</text:p>
          </table:table-cell>
          <table:table-cell table:style-name="ce10" office:value-type="string" calcext:value-type="string">
            <text:p>11°36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485]+([.K485]/60)+([.L485]/3600)+([.M485]/36000)" office:value-type="float" office:value="11.6119444444444" calcext:value-type="float">
            <text:p>11,61194444</text:p>
          </table:table-cell>
          <table:table-cell table:style-name="ce16" office:value-type="string" calcext:value-type="string">
            <text:p>SP 19 tra SP31 e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EDICINA A CASTEL SAN PIETRO TERME</text:p>
          </table:table-cell>
          <table:table-cell table:style-name="ce22" office:value-type="float" office:value="3.937" calcext:value-type="float">
            <text:p>3,93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7" office:value-type="float" office:value="600" calcext:value-type="float">
            <text:p>600</text:p>
          </table:table-cell>
          <table:table-cell table:style-name="ce10" office:value-type="string" calcext:value-type="string">
            <text:p>44°27'40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0" calcext:value-type="float">
            <text:p>40</text:p>
          </table:table-cell>
          <table:table-cell table:style-name="ce10"/>
          <table:table-cell table:style-name="ce12" table:formula="of:=[.D486]+([.E486]/60)+([.F486]/3600)+([.G486]/36000)" office:value-type="float" office:value="44.4611111111111" calcext:value-type="float">
            <text:p>44,46111111</text:p>
          </table:table-cell>
          <table:table-cell table:style-name="ce10" office:value-type="string" calcext:value-type="string">
            <text:p>11°36'4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style-name="ce12" table:formula="of:=[.J486]+([.K486]/60)+([.L486]/3600)+([.M486]/36000)" office:value-type="float" office:value="11.6119444444444" calcext:value-type="float">
            <text:p>11,61194444</text:p>
          </table:table-cell>
          <table:table-cell table:style-name="ce16" office:value-type="string" calcext:value-type="string">
            <text:p>SP 19 tra SP31 e Medici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 SAN PIETRO TERME A MEDICINA</text:p>
          </table:table-cell>
          <table:table-cell table:style-name="ce22" office:value-type="float" office:value="3.937" calcext:value-type="float">
            <text:p>3,93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7" office:value-type="float" office:value="601" calcext:value-type="float">
            <text:p>601</text:p>
          </table:table-cell>
          <table:table-cell table:style-name="ce10" office:value-type="string" calcext:value-type="string">
            <text:p>44°21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487]+([.E487]/60)+([.F487]/3600)+([.G487]/36000)" office:value-type="float" office:value="44.36" calcext:value-type="float">
            <text:p>44,36000000</text:p>
          </table:table-cell>
          <table:table-cell table:style-name="ce10" office:value-type="string" calcext:value-type="string">
            <text:p>11°34'0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487]+([.K487]/60)+([.L487]/3600)+([.M487]/36000)" office:value-type="float" office:value="11.5672222222222" calcext:value-type="float">
            <text:p>11,56722222</text:p>
          </table:table-cell>
          <table:table-cell table:style-name="ce16" office:value-type="string" calcext:value-type="string">
            <text:p>SP 21 da Castel San Pietro al bivio SP 35 (c/o Sassoleon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 SAN PIETRO TERME A CASTEL DEL RIO</text:p>
          </table:table-cell>
          <table:table-cell table:style-name="ce22" office:value-type="float" office:value="4.51" calcext:value-type="float">
            <text:p>4,5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7" office:value-type="float" office:value="601" calcext:value-type="float">
            <text:p>601</text:p>
          </table:table-cell>
          <table:table-cell table:style-name="ce10" office:value-type="string" calcext:value-type="string">
            <text:p>44°21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488]+([.E488]/60)+([.F488]/3600)+([.G488]/36000)" office:value-type="float" office:value="44.36" calcext:value-type="float">
            <text:p>44,36000000</text:p>
          </table:table-cell>
          <table:table-cell table:style-name="ce10" office:value-type="string" calcext:value-type="string">
            <text:p>11°34'02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J488]+([.K488]/60)+([.L488]/3600)+([.M488]/36000)" office:value-type="float" office:value="11.5672222222222" calcext:value-type="float">
            <text:p>11,56722222</text:p>
          </table:table-cell>
          <table:table-cell table:style-name="ce16" office:value-type="string" calcext:value-type="string">
            <text:p>SP 21 da Castel San Pietro al bivio SP 35 (c/o Sassoleone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 DEL RIO A CASTEL SAN PIETRO TERME</text:p>
          </table:table-cell>
          <table:table-cell table:style-name="ce22" office:value-type="float" office:value="4.51" calcext:value-type="float">
            <text:p>4,51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7" office:value-type="float" office:value="602" calcext:value-type="float">
            <text:p>602</text:p>
          </table:table-cell>
          <table:table-cell table:style-name="ce10" office:value-type="string" calcext:value-type="string">
            <text:p>44°45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489]+([.E489]/60)+([.F489]/3600)+([.G489]/36000)" office:value-type="float" office:value="44.7563888888889" calcext:value-type="float">
            <text:p>44,75638889</text:p>
          </table:table-cell>
          <table:table-cell table:style-name="ce10" office:value-type="string" calcext:value-type="string">
            <text:p>11°10'0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489]+([.K489]/60)+([.L489]/3600)+([.M489]/36000)" office:value-type="float" office:value="11.1666666666667" calcext:value-type="float">
            <text:p>11,16666667</text:p>
          </table:table-cell>
          <table:table-cell table:style-name="ce16" office:value-type="string" calcext:value-type="string">
            <text:p>SP 9_1 da Crevalcore alla località Casel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REVALCORE A CAMPOSANTO</text:p>
          </table:table-cell>
          <table:table-cell table:style-name="ce22" office:value-type="float" office:value="3.922" calcext:value-type="float">
            <text:p>3,92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7" office:value-type="float" office:value="602" calcext:value-type="float">
            <text:p>602</text:p>
          </table:table-cell>
          <table:table-cell table:style-name="ce10" office:value-type="string" calcext:value-type="string">
            <text:p>44°45'2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D490]+([.E490]/60)+([.F490]/3600)+([.G490]/36000)" office:value-type="float" office:value="44.7563888888889" calcext:value-type="float">
            <text:p>44,75638889</text:p>
          </table:table-cell>
          <table:table-cell table:style-name="ce10" office:value-type="string" calcext:value-type="string">
            <text:p>11°10'0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490]+([.K490]/60)+([.L490]/3600)+([.M490]/36000)" office:value-type="float" office:value="11.1666666666667" calcext:value-type="float">
            <text:p>11,16666667</text:p>
          </table:table-cell>
          <table:table-cell table:style-name="ce16" office:value-type="string" calcext:value-type="string">
            <text:p>SP 9_1 da Crevalcore alla località Casel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MPOSANTO A CREVALCORE</text:p>
          </table:table-cell>
          <table:table-cell table:style-name="ce22" office:value-type="float" office:value="3.922" calcext:value-type="float">
            <text:p>3,92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7" office:value-type="float" office:value="603" calcext:value-type="float">
            <text:p>603</text:p>
          </table:table-cell>
          <table:table-cell table:style-name="ce10" office:value-type="string" calcext:value-type="string">
            <text:p>44°44'47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491]+([.E491]/60)+([.F491]/3600)+([.G491]/36000)" office:value-type="float" office:value="44.7463888888889" calcext:value-type="float">
            <text:p>44,74638889</text:p>
          </table:table-cell>
          <table:table-cell table:style-name="ce10" office:value-type="string" calcext:value-type="string">
            <text:p>11°14'3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491]+([.K491]/60)+([.L491]/3600)+([.M491]/36000)" office:value-type="float" office:value="11.2425" calcext:value-type="float">
            <text:p>11,24250000</text:p>
          </table:table-cell>
          <table:table-cell table:style-name="ce16" office:value-type="string" calcext:value-type="string">
            <text:p>SP 10 dalla località Decima ai confini provinciali di Bologna e Ferr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MATTEO DELLA DECIMA A FINALE EMILIA</text:p>
          </table:table-cell>
          <table:table-cell table:style-name="ce22" office:value-type="float" office:value="3.89" calcext:value-type="float">
            <text:p>3,8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7" office:value-type="float" office:value="603" calcext:value-type="float">
            <text:p>603</text:p>
          </table:table-cell>
          <table:table-cell table:style-name="ce10" office:value-type="string" calcext:value-type="string">
            <text:p>44°44'47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492]+([.E492]/60)+([.F492]/3600)+([.G492]/36000)" office:value-type="float" office:value="44.7463888888889" calcext:value-type="float">
            <text:p>44,74638889</text:p>
          </table:table-cell>
          <table:table-cell table:style-name="ce10" office:value-type="string" calcext:value-type="string">
            <text:p>11°14'33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J492]+([.K492]/60)+([.L492]/3600)+([.M492]/36000)" office:value-type="float" office:value="11.2425" calcext:value-type="float">
            <text:p>11,24250000</text:p>
          </table:table-cell>
          <table:table-cell table:style-name="ce16" office:value-type="string" calcext:value-type="string">
            <text:p>SP 10 dalla località Decima ai confini provinciali di Bologna e Ferrar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INALE EMILIA A SAN MATTEO DELLA DECIMA</text:p>
          </table:table-cell>
          <table:table-cell table:style-name="ce22" office:value-type="float" office:value="3.89" calcext:value-type="float">
            <text:p>3,8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7" office:value-type="float" office:value="604" calcext:value-type="float">
            <text:p>604</text:p>
          </table:table-cell>
          <table:table-cell table:style-name="ce10" office:value-type="string" calcext:value-type="string">
            <text:p>44°23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493]+([.E493]/60)+([.F493]/3600)+([.G493]/36000)" office:value-type="float" office:value="44.3933333333333" calcext:value-type="float">
            <text:p>44,39333333</text:p>
          </table:table-cell>
          <table:table-cell table:style-name="ce10" office:value-type="string" calcext:value-type="string">
            <text:p>11°18'1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493]+([.K493]/60)+([.L493]/3600)+([.M493]/36000)" office:value-type="float" office:value="11.3027777777778" calcext:value-type="float">
            <text:p>11,30277778</text:p>
          </table:table-cell>
          <table:table-cell table:style-name="ce16" office:value-type="string" calcext:value-type="string">
            <text:p>SP 37 da Sasso Marconi alla intersezione SP 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OLOGNA A SASSO MARCONI</text:p>
          </table:table-cell>
          <table:table-cell table:style-name="ce22" office:value-type="float" office:value="3.903" calcext:value-type="float">
            <text:p>3,90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7" office:value-type="float" office:value="604" calcext:value-type="float">
            <text:p>604</text:p>
          </table:table-cell>
          <table:table-cell table:style-name="ce10" office:value-type="string" calcext:value-type="string">
            <text:p>44°23'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6" calcext:value-type="float">
            <text:p>36</text:p>
          </table:table-cell>
          <table:table-cell table:style-name="ce10"/>
          <table:table-cell table:style-name="ce12" table:formula="of:=[.D494]+([.E494]/60)+([.F494]/3600)+([.G494]/36000)" office:value-type="float" office:value="44.3933333333333" calcext:value-type="float">
            <text:p>44,39333333</text:p>
          </table:table-cell>
          <table:table-cell table:style-name="ce10" office:value-type="string" calcext:value-type="string">
            <text:p>11°18'1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0"/>
          <table:table-cell table:style-name="ce12" table:formula="of:=[.J494]+([.K494]/60)+([.L494]/3600)+([.M494]/36000)" office:value-type="float" office:value="11.3027777777778" calcext:value-type="float">
            <text:p>11,30277778</text:p>
          </table:table-cell>
          <table:table-cell table:style-name="ce16" office:value-type="string" calcext:value-type="string">
            <text:p>SP 37 da Sasso Marconi alla intersezione SP 5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SSO MARCONI A BOLOGNA</text:p>
          </table:table-cell>
          <table:table-cell table:style-name="ce22" office:value-type="float" office:value="3.903" calcext:value-type="float">
            <text:p>3,90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7" office:value-type="float" office:value="605" calcext:value-type="float">
            <text:p>605</text:p>
          </table:table-cell>
          <table:table-cell table:style-name="ce10" office:value-type="string" calcext:value-type="string">
            <text:p>44°11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495]+([.E495]/60)+([.F495]/3600)+([.G495]/36000)" office:value-type="float" office:value="44.1925" calcext:value-type="float">
            <text:p>44,19250000</text:p>
          </table:table-cell>
          <table:table-cell table:style-name="ce10" office:value-type="string" calcext:value-type="string">
            <text:p>10°57'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J495]+([.K495]/60)+([.L495]/3600)+([.M495]/36000)" office:value-type="float" office:value="10.9630555555556" calcext:value-type="float">
            <text:p>10,96305556</text:p>
          </table:table-cell>
          <table:table-cell table:style-name="ce16" office:value-type="string" calcext:value-type="string">
            <text:p>SP 324 da Silla alla intersezione SP 6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ORRETTA TERME A CONFINE REGIONALE TOSCANA</text:p>
          </table:table-cell>
          <table:table-cell table:style-name="ce22" office:value-type="float" office:value="1.673" calcext:value-type="float">
            <text:p>1,67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7" office:value-type="float" office:value="605" calcext:value-type="float">
            <text:p>605</text:p>
          </table:table-cell>
          <table:table-cell table:style-name="ce10" office:value-type="string" calcext:value-type="string">
            <text:p>44°11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496]+([.E496]/60)+([.F496]/3600)+([.G496]/36000)" office:value-type="float" office:value="44.1925" calcext:value-type="float">
            <text:p>44,19250000</text:p>
          </table:table-cell>
          <table:table-cell table:style-name="ce10" office:value-type="string" calcext:value-type="string">
            <text:p>10°57'4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J496]+([.K496]/60)+([.L496]/3600)+([.M496]/36000)" office:value-type="float" office:value="10.9630555555556" calcext:value-type="float">
            <text:p>10,96305556</text:p>
          </table:table-cell>
          <table:table-cell table:style-name="ce16" office:value-type="string" calcext:value-type="string">
            <text:p>SP 324 da Silla alla intersezione SP 62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PORRETTA TERME</text:p>
          </table:table-cell>
          <table:table-cell table:style-name="ce22" office:value-type="float" office:value="1.673" calcext:value-type="float">
            <text:p>1,67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7" office:value-type="float" office:value="606" calcext:value-type="float">
            <text:p>606</text:p>
          </table:table-cell>
          <table:table-cell table:style-name="ce10" office:value-type="string" calcext:value-type="string">
            <text:p>44°47'2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D497]+([.E497]/60)+([.F497]/3600)+([.G497]/36000)" office:value-type="float" office:value="44.7908333333333" calcext:value-type="float">
            <text:p>44,79083333</text:p>
          </table:table-cell>
          <table:table-cell table:style-name="ce10" office:value-type="string" calcext:value-type="string">
            <text:p>11°25'4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2" table:formula="of:=[.J497]+([.K497]/60)+([.L497]/3600)+([.M497]/36000)" office:value-type="float" office:value="11.43" calcext:value-type="float">
            <text:p>11,43000000</text:p>
          </table:table-cell>
          <table:table-cell table:style-name="ce16" office:value-type="string" calcext:value-type="string">
            <text:p>Cispadana in località Sant'Agostino/San Car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OGGIO RENATICO A SANT'AGOSTINO</text:p>
          </table:table-cell>
          <table:table-cell table:style-name="ce22" office:value-type="float" office:value="2.79" calcext:value-type="float">
            <text:p>2,7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7" office:value-type="float" office:value="606" calcext:value-type="float">
            <text:p>606</text:p>
          </table:table-cell>
          <table:table-cell table:style-name="ce10" office:value-type="string" calcext:value-type="string">
            <text:p>44°47'2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D498]+([.E498]/60)+([.F498]/3600)+([.G498]/36000)" office:value-type="float" office:value="44.7908333333333" calcext:value-type="float">
            <text:p>44,79083333</text:p>
          </table:table-cell>
          <table:table-cell table:style-name="ce10" office:value-type="string" calcext:value-type="string">
            <text:p>11°25'48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8" calcext:value-type="float">
            <text:p>48</text:p>
          </table:table-cell>
          <table:table-cell table:style-name="ce10"/>
          <table:table-cell table:style-name="ce12" table:formula="of:=[.J498]+([.K498]/60)+([.L498]/3600)+([.M498]/36000)" office:value-type="float" office:value="11.43" calcext:value-type="float">
            <text:p>11,43000000</text:p>
          </table:table-cell>
          <table:table-cell table:style-name="ce16" office:value-type="string" calcext:value-type="string">
            <text:p>Cispadana in località Sant'Agostino/San Car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ANT'AGOSTINO A POGGIO RENATICO</text:p>
          </table:table-cell>
          <table:table-cell table:style-name="ce22" office:value-type="float" office:value="2.79" calcext:value-type="float">
            <text:p>2,7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7" office:value-type="float" office:value="607" calcext:value-type="float">
            <text:p>607</text:p>
          </table:table-cell>
          <table:table-cell table:style-name="ce10" office:value-type="string" calcext:value-type="string">
            <text:p>44°19'2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D499]+([.E499]/60)+([.F499]/3600)+([.G499]/36000)" office:value-type="float" office:value="44.3238888888889" calcext:value-type="float">
            <text:p>44,32388889</text:p>
          </table:table-cell>
          <table:table-cell table:style-name="ce10" office:value-type="string" calcext:value-type="string">
            <text:p>12°02'1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499]+([.K499]/60)+([.L499]/3600)+([.M499]/36000)" office:value-type="float" office:value="12.0375" calcext:value-type="float">
            <text:p>12,03750000</text:p>
          </table:table-cell>
          <table:table-cell table:style-name="ce16" office:value-type="string" calcext:value-type="string">
            <text:p>SP 1 da Villafranca di Forlì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LI' A CONFINE PROVINCIALE RAVENNA</text:p>
          </table:table-cell>
          <table:table-cell table:style-name="ce22" office:value-type="float" office:value="9.6" calcext:value-type="float">
            <text:p>9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7" office:value-type="float" office:value="607" calcext:value-type="float">
            <text:p>607</text:p>
          </table:table-cell>
          <table:table-cell table:style-name="ce10" office:value-type="string" calcext:value-type="string">
            <text:p>44°19'2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D500]+([.E500]/60)+([.F500]/3600)+([.G500]/36000)" office:value-type="float" office:value="44.3238888888889" calcext:value-type="float">
            <text:p>44,32388889</text:p>
          </table:table-cell>
          <table:table-cell table:style-name="ce10" office:value-type="string" calcext:value-type="string">
            <text:p>12°02'1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/>
          <table:table-cell table:style-name="ce12" table:formula="of:=[.J500]+([.K500]/60)+([.L500]/3600)+([.M500]/36000)" office:value-type="float" office:value="12.0375" calcext:value-type="float">
            <text:p>12,03750000</text:p>
          </table:table-cell>
          <table:table-cell table:style-name="ce16" office:value-type="string" calcext:value-type="string">
            <text:p>SP 1 da Villafranca di Forlì a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RAVENNA A FORLI'</text:p>
          </table:table-cell>
          <table:table-cell table:style-name="ce22" office:value-type="float" office:value="9.6" calcext:value-type="float">
            <text:p>9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7" office:value-type="float" office:value="608" calcext:value-type="float">
            <text:p>608</text:p>
          </table:table-cell>
          <table:table-cell table:style-name="ce10" office:value-type="string" calcext:value-type="string">
            <text:p>44°10'0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D501]+([.E501]/60)+([.F501]/3600)+([.G501]/36000)" office:value-type="float" office:value="44.1683333333333" calcext:value-type="float">
            <text:p>44,16833333</text:p>
          </table:table-cell>
          <table:table-cell table:style-name="ce10" office:value-type="string" calcext:value-type="string">
            <text:p>12°12'12"</text:p>
          </table:table-cell>
          <table:table-cell table:number-columns-repeated="3"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J501]+([.K501]/60)+([.L501]/3600)+([.M501]/36000)" office:value-type="float" office:value="12.2033333333333" calcext:value-type="float">
            <text:p>12,20333333</text:p>
          </table:table-cell>
          <table:table-cell table:style-name="ce16" office:value-type="string" calcext:value-type="string">
            <text:p>SP 140 da Diegaro (SS 9) a Pievesestina (E 45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9 EMILIA A BIVIO EXSS71BIS </text:p>
          </table:table-cell>
          <table:table-cell table:style-name="ce9" office:value-type="string" calcext:value-type="string">
            <text:p>1,4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7" office:value-type="float" office:value="608" calcext:value-type="float">
            <text:p>608</text:p>
          </table:table-cell>
          <table:table-cell table:style-name="ce10" office:value-type="string" calcext:value-type="string">
            <text:p>44°10'0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D502]+([.E502]/60)+([.F502]/3600)+([.G502]/36000)" office:value-type="float" office:value="44.1683333333333" calcext:value-type="float">
            <text:p>44,16833333</text:p>
          </table:table-cell>
          <table:table-cell table:style-name="ce10" office:value-type="string" calcext:value-type="string">
            <text:p>12°12'12"</text:p>
          </table:table-cell>
          <table:table-cell table:number-columns-repeated="3"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J502]+([.K502]/60)+([.L502]/3600)+([.M502]/36000)" office:value-type="float" office:value="12.2033333333333" calcext:value-type="float">
            <text:p>12,20333333</text:p>
          </table:table-cell>
          <table:table-cell table:style-name="ce16" office:value-type="string" calcext:value-type="string">
            <text:p>SP 140 da Diegaro (SS 9) a Pievesestina (E 45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IVIO EXSS71BIS A BIVIO SS9 EMILIA</text:p>
          </table:table-cell>
          <table:table-cell table:style-name="ce9" office:value-type="string" calcext:value-type="string">
            <text:p>1,4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7" office:value-type="float" office:value="609" calcext:value-type="float">
            <text:p>609</text:p>
          </table:table-cell>
          <table:table-cell table:style-name="ce10" office:value-type="string" calcext:value-type="string">
            <text:p>44°23'55.4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2" calcext:value-type="float">
            <text:p>42</text:p>
          </table:table-cell>
          <table:table-cell table:style-name="ce12" table:formula="of:=[.D503]+([.E503]/60)+([.F503]/3600)+([.G503]/36000)" office:value-type="float" office:value="44.3997777777778" calcext:value-type="float">
            <text:p>44,39977778</text:p>
          </table:table-cell>
          <table:table-cell table:style-name="ce10" office:value-type="string" calcext:value-type="string">
            <text:p>10°55'10.7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J503]+([.K503]/60)+([.L503]/3600)+([.M503]/36000)" office:value-type="float" office:value="10.9216388888889" calcext:value-type="float">
            <text:p>10,92163889</text:p>
          </table:table-cell>
          <table:table-cell table:style-name="ce16" office:value-type="string" calcext:value-type="string">
            <text:p>SP 4 dal bivio SP22 (per SS 12) al bivio SP 26 (per Pavullo nel Frign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VIGNOLA A SESTOLA</text:p>
          </table:table-cell>
          <table:table-cell table:style-name="ce22" office:value-type="float" office:value="14.5" calcext:value-type="float">
            <text:p>14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7" office:value-type="float" office:value="609" calcext:value-type="float">
            <text:p>609</text:p>
          </table:table-cell>
          <table:table-cell table:style-name="ce10" office:value-type="string" calcext:value-type="string">
            <text:p>44°23'55.4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2" calcext:value-type="float">
            <text:p>42</text:p>
          </table:table-cell>
          <table:table-cell table:style-name="ce12" table:formula="of:=[.D504]+([.E504]/60)+([.F504]/3600)+([.G504]/36000)" office:value-type="float" office:value="44.3997777777778" calcext:value-type="float">
            <text:p>44,39977778</text:p>
          </table:table-cell>
          <table:table-cell table:style-name="ce10" office:value-type="string" calcext:value-type="string">
            <text:p>10°55'10.79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9" calcext:value-type="float">
            <text:p>79</text:p>
          </table:table-cell>
          <table:table-cell table:style-name="ce12" table:formula="of:=[.J504]+([.K504]/60)+([.L504]/3600)+([.M504]/36000)" office:value-type="float" office:value="10.9216388888889" calcext:value-type="float">
            <text:p>10,92163889</text:p>
          </table:table-cell>
          <table:table-cell table:style-name="ce16" office:value-type="string" calcext:value-type="string">
            <text:p>SP 4 dal bivio SP22 (per SS 12) al bivio SP 26 (per Pavullo nel Frignano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SESTOLA A VIGNOLA</text:p>
          </table:table-cell>
          <table:table-cell table:style-name="ce22" office:value-type="float" office:value="14.5" calcext:value-type="float">
            <text:p>14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7" office:value-type="float" office:value="610" calcext:value-type="float">
            <text:p>610</text:p>
          </table:table-cell>
          <table:table-cell table:style-name="ce10" office:value-type="string" calcext:value-type="string">
            <text:p>44°56'37.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505]+([.E505]/60)+([.F505]/3600)+([.G505]/36000)" office:value-type="float" office:value="44.94375" calcext:value-type="float">
            <text:p>44,94375000</text:p>
          </table:table-cell>
          <table:table-cell table:style-name="ce10" office:value-type="string" calcext:value-type="string">
            <text:p>10°05'06.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505]+([.K505]/60)+([.L505]/3600)+([.M505]/36000)" office:value-type="float" office:value="10.0850555555556" calcext:value-type="float">
            <text:p>10,08505556</text:p>
          </table:table-cell>
          <table:table-cell table:style-name="ce16" office:value-type="string" calcext:value-type="string">
            <text:p>SP 11 da Soragna a Roncole Verd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NTEVIVO (CISPADANA) A BUSSETO</text:p>
          </table:table-cell>
          <table:table-cell table:style-name="ce22" office:value-type="float" office:value="20.6" calcext:value-type="float">
            <text:p>20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7" office:value-type="float" office:value="610" calcext:value-type="float">
            <text:p>610</text:p>
          </table:table-cell>
          <table:table-cell table:style-name="ce10" office:value-type="string" calcext:value-type="string">
            <text:p>44°56'37.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D506]+([.E506]/60)+([.F506]/3600)+([.G506]/36000)" office:value-type="float" office:value="44.94375" calcext:value-type="float">
            <text:p>44,94375000</text:p>
          </table:table-cell>
          <table:table-cell table:style-name="ce10" office:value-type="string" calcext:value-type="string">
            <text:p>10°05'06.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506]+([.K506]/60)+([.L506]/3600)+([.M506]/36000)" office:value-type="float" office:value="10.0850555555556" calcext:value-type="float">
            <text:p>10,08505556</text:p>
          </table:table-cell>
          <table:table-cell table:style-name="ce16" office:value-type="string" calcext:value-type="string">
            <text:p>SP 11 da Soragna a Roncole Verdi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BUSSETO A FONTEVIVO (CISPADANA)</text:p>
          </table:table-cell>
          <table:table-cell table:style-name="ce22" office:value-type="float" office:value="20.6" calcext:value-type="float">
            <text:p>20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7" office:value-type="float" office:value="611" calcext:value-type="float">
            <text:p>611</text:p>
          </table:table-cell>
          <table:table-cell table:style-name="ce10" office:value-type="string" calcext:value-type="string">
            <text:p>44°44'04.18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D507]+([.E507]/60)+([.F507]/3600)+([.G507]/36000)" office:value-type="float" office:value="44.7349444444444" calcext:value-type="float">
            <text:p>44,73494444</text:p>
          </table:table-cell>
          <table:table-cell table:style-name="ce10" office:value-type="string" calcext:value-type="string">
            <text:p>10°07'26.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507]+([.K507]/60)+([.L507]/3600)+([.M507]/36000)" office:value-type="float" office:value="10.1240555555556" calcext:value-type="float">
            <text:p>10,12405556</text:p>
          </table:table-cell>
          <table:table-cell table:style-name="ce16" office:value-type="string" calcext:value-type="string">
            <text:p>SP 357R da Fornovo di Taro al bivio SP 93 per Fid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S9 (NOCETO) <text:s/>A FORNOVO DI TARO</text:p>
          </table:table-cell>
          <table:table-cell table:style-name="ce22" office:value-type="float" office:value="12.5" calcext:value-type="float">
            <text:p>1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7" office:value-type="float" office:value="611" calcext:value-type="float">
            <text:p>611</text:p>
          </table:table-cell>
          <table:table-cell table:style-name="ce10" office:value-type="string" calcext:value-type="string">
            <text:p>44°44'04.18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8" calcext:value-type="float">
            <text:p>18</text:p>
          </table:table-cell>
          <table:table-cell table:style-name="ce12" table:formula="of:=[.D508]+([.E508]/60)+([.F508]/3600)+([.G508]/36000)" office:value-type="float" office:value="44.7349444444444" calcext:value-type="float">
            <text:p>44,73494444</text:p>
          </table:table-cell>
          <table:table-cell table:style-name="ce10" office:value-type="string" calcext:value-type="string">
            <text:p>10°07'26.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2" table:formula="of:=[.J508]+([.K508]/60)+([.L508]/3600)+([.M508]/36000)" office:value-type="float" office:value="10.1240555555556" calcext:value-type="float">
            <text:p>10,12405556</text:p>
          </table:table-cell>
          <table:table-cell table:style-name="ce16" office:value-type="string" calcext:value-type="string">
            <text:p>SP 357R da Fornovo di Taro al bivio SP 93 per Fidenz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FORNOVO DI TARO A BIVIO SS9 (NOCETO) </text:p>
          </table:table-cell>
          <table:table-cell table:style-name="ce22" office:value-type="float" office:value="12.5" calcext:value-type="float">
            <text:p>12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7" office:value-type="float" office:value="612" calcext:value-type="float">
            <text:p>612</text:p>
          </table:table-cell>
          <table:table-cell table:style-name="ce10" office:value-type="string" calcext:value-type="string">
            <text:p>44°39'52.8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D509]+([.E509]/60)+([.F509]/3600)+([.G509]/36000)" office:value-type="float" office:value="44.6668888888889" calcext:value-type="float">
            <text:p>44,66688889</text:p>
          </table:table-cell>
          <table:table-cell table:style-name="ce10" office:value-type="string" calcext:value-type="string">
            <text:p>10°17'04.1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2" table:formula="of:=[.J509]+([.K509]/60)+([.L509]/3600)+([.M509]/36000)" office:value-type="float" office:value="10.2847777777778" calcext:value-type="float">
            <text:p>10,28477778</text:p>
          </table:table-cell>
          <table:table-cell table:style-name="ce16" office:value-type="string" calcext:value-type="string">
            <text:p>SP 665R dalla località Pilastro a Langhi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CONFINE REGIONALE TOSCANA</text:p>
          </table:table-cell>
          <table:table-cell table:style-name="ce22" office:value-type="float" office:value="16.2" calcext:value-type="float">
            <text:p>16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7" office:value-type="float" office:value="612" calcext:value-type="float">
            <text:p>612</text:p>
          </table:table-cell>
          <table:table-cell table:style-name="ce10" office:value-type="string" calcext:value-type="string">
            <text:p>44°39'52.8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88" calcext:value-type="float">
            <text:p>88</text:p>
          </table:table-cell>
          <table:table-cell table:style-name="ce12" table:formula="of:=[.D510]+([.E510]/60)+([.F510]/3600)+([.G510]/36000)" office:value-type="float" office:value="44.6668888888889" calcext:value-type="float">
            <text:p>44,66688889</text:p>
          </table:table-cell>
          <table:table-cell table:style-name="ce10" office:value-type="string" calcext:value-type="string">
            <text:p>10°17'04.1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2" table:formula="of:=[.J510]+([.K510]/60)+([.L510]/3600)+([.M510]/36000)" office:value-type="float" office:value="10.2847777777778" calcext:value-type="float">
            <text:p>10,28477778</text:p>
          </table:table-cell>
          <table:table-cell table:style-name="ce16" office:value-type="string" calcext:value-type="string">
            <text:p>SP 665R dalla località Pilastro a Langhir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REGIONALE TOSCANA A PARMA</text:p>
          </table:table-cell>
          <table:table-cell table:style-name="ce22" office:value-type="float" office:value="16.2" calcext:value-type="float">
            <text:p>16,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7" office:value-type="float" office:value="613" calcext:value-type="float">
            <text:p>613</text:p>
          </table:table-cell>
          <table:table-cell table:style-name="ce10" office:value-type="string" calcext:value-type="string">
            <text:p>44°40'38.9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7" calcext:value-type="float">
            <text:p>97</text:p>
          </table:table-cell>
          <table:table-cell table:style-name="ce12" table:formula="of:=[.D511]+([.E511]/60)+([.F511]/3600)+([.G511]/36000)" office:value-type="float" office:value="44.6799166666667" calcext:value-type="float">
            <text:p>44,67991667</text:p>
          </table:table-cell>
          <table:table-cell table:style-name="ce10" office:value-type="string" calcext:value-type="string">
            <text:p>10°20'50.3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J511]+([.K511]/60)+([.L511]/3600)+([.M511]/36000)" office:value-type="float" office:value="10.3481388888889" calcext:value-type="float">
            <text:p>10,34813889</text:p>
          </table:table-cell>
          <table:table-cell table:style-name="ce16" office:value-type="string" calcext:value-type="string">
            <text:p>SP 16 dalla località Basilicanova al bivio SP 32 centro abitato Mami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ARMA A LESIGNANO DE' BAGNI</text:p>
          </table:table-cell>
          <table:table-cell table:style-name="ce22" office:value-type="float" office:value="12.95" calcext:value-type="float">
            <text:p>12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7" office:value-type="float" office:value="613" calcext:value-type="float">
            <text:p>613</text:p>
          </table:table-cell>
          <table:table-cell table:style-name="ce10" office:value-type="string" calcext:value-type="string">
            <text:p>44°40'38.9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97" calcext:value-type="float">
            <text:p>97</text:p>
          </table:table-cell>
          <table:table-cell table:style-name="ce12" table:formula="of:=[.D512]+([.E512]/60)+([.F512]/3600)+([.G512]/36000)" office:value-type="float" office:value="44.6799166666667" calcext:value-type="float">
            <text:p>44,67991667</text:p>
          </table:table-cell>
          <table:table-cell table:style-name="ce10" office:value-type="string" calcext:value-type="string">
            <text:p>10°20'50.3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33" calcext:value-type="float">
            <text:p>33</text:p>
          </table:table-cell>
          <table:table-cell table:style-name="ce12" table:formula="of:=[.J512]+([.K512]/60)+([.L512]/3600)+([.M512]/36000)" office:value-type="float" office:value="10.3481388888889" calcext:value-type="float">
            <text:p>10,34813889</text:p>
          </table:table-cell>
          <table:table-cell table:style-name="ce16" office:value-type="string" calcext:value-type="string">
            <text:p>SP 16 dalla località Basilicanova al bivio SP 32 centro abitato Mamian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ESIGNANO DE' BAGNI A PARMA</text:p>
          </table:table-cell>
          <table:table-cell table:style-name="ce22" office:value-type="float" office:value="12.95" calcext:value-type="float">
            <text:p>12,9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7" office:value-type="float" office:value="614" calcext:value-type="float">
            <text:p>614</text:p>
          </table:table-cell>
          <table:table-cell table:style-name="ce10" office:value-type="string" calcext:value-type="string">
            <text:p>45°00'2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D513]+([.E513]/60)+([.F513]/3600)+([.G513]/36000)" office:value-type="float" office:value="45.0072222222222" calcext:value-type="float">
            <text:p>45,00722222</text:p>
          </table:table-cell>
          <table:table-cell table:style-name="ce10" office:value-type="string" calcext:value-type="string">
            <text:p>09°52'2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513]+([.K513]/60)+([.L513]/3600)+([.M513]/36000)" office:value-type="float" office:value="9.87472222222222" calcext:value-type="float">
            <text:p>9,87472222</text:p>
          </table:table-cell>
          <table:table-cell table:style-name="ce16" office:value-type="string" calcext:value-type="string">
            <text:p>SP 587R dal bivio SP 10R alla A 21Di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CORTEMAGGIORE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7" office:value-type="float" office:value="614" calcext:value-type="float">
            <text:p>614</text:p>
          </table:table-cell>
          <table:table-cell table:style-name="ce10" office:value-type="string" calcext:value-type="string">
            <text:p>45°00'2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6" calcext:value-type="float">
            <text:p>26</text:p>
          </table:table-cell>
          <table:table-cell table:style-name="ce10"/>
          <table:table-cell table:style-name="ce12" table:formula="of:=[.D514]+([.E514]/60)+([.F514]/3600)+([.G514]/36000)" office:value-type="float" office:value="45.0072222222222" calcext:value-type="float">
            <text:p>45,00722222</text:p>
          </table:table-cell>
          <table:table-cell table:style-name="ce10" office:value-type="string" calcext:value-type="string">
            <text:p>09°52'29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9" calcext:value-type="float">
            <text:p>29</text:p>
          </table:table-cell>
          <table:table-cell table:style-name="ce10"/>
          <table:table-cell table:style-name="ce12" table:formula="of:=[.J514]+([.K514]/60)+([.L514]/3600)+([.M514]/36000)" office:value-type="float" office:value="9.87472222222222" calcext:value-type="float">
            <text:p>9,87472222</text:p>
          </table:table-cell>
          <table:table-cell table:style-name="ce16" office:value-type="string" calcext:value-type="string">
            <text:p>SP 587R dal bivio SP 10R alla A 21Di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RTEMAGGIORE A PIACENZA</text:p>
          </table:table-cell>
          <table:table-cell table:style-name="ce22" office:value-type="float" office:value="9" calcext:value-type="float">
            <text:p>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7" office:value-type="float" office:value="615" calcext:value-type="float">
            <text:p>615</text:p>
          </table:table-cell>
          <table:table-cell table:style-name="ce10" office:value-type="string" calcext:value-type="string">
            <text:p>45°03'25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D515]+([.E515]/60)+([.F515]/3600)+([.G515]/36000)" office:value-type="float" office:value="45.0569444444444" calcext:value-type="float">
            <text:p>45,05694444</text:p>
          </table:table-cell>
          <table:table-cell table:style-name="ce10" office:value-type="string" calcext:value-type="string">
            <text:p>09°42'0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15]+([.K515]/60)+([.L515]/3600)+([.M515]/36000)" office:value-type="float" office:value="9.7" calcext:value-type="float">
            <text:p>9,70000000</text:p>
          </table:table-cell>
          <table:table-cell table:style-name="ce16" office:value-type="string" calcext:value-type="string">
            <text:p>Piazzale Milano (ex SS 9) c/o ponte fiume P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PIACENZA A LODI</text:p>
          </table:table-cell>
          <table:table-cell table:style-name="ce22" office:value-type="float" office:value="262.387" calcext:value-type="float">
            <text:p>262,38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7" office:value-type="float" office:value="615" calcext:value-type="float">
            <text:p>615</text:p>
          </table:table-cell>
          <table:table-cell table:style-name="ce10" office:value-type="string" calcext:value-type="string">
            <text:p>45°03'25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D516]+([.E516]/60)+([.F516]/3600)+([.G516]/36000)" office:value-type="float" office:value="45.0569444444444" calcext:value-type="float">
            <text:p>45,05694444</text:p>
          </table:table-cell>
          <table:table-cell table:style-name="ce10" office:value-type="string" calcext:value-type="string">
            <text:p>09°42'0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16]+([.K516]/60)+([.L516]/3600)+([.M516]/36000)" office:value-type="float" office:value="9.7" calcext:value-type="float">
            <text:p>9,70000000</text:p>
          </table:table-cell>
          <table:table-cell table:style-name="ce16" office:value-type="string" calcext:value-type="string">
            <text:p>Piazzale Milano (ex SS 9) c/o ponte fiume P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LODI A PIACENZA</text:p>
          </table:table-cell>
          <table:table-cell table:style-name="ce22" office:value-type="float" office:value="262.387" calcext:value-type="float">
            <text:p>262,38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7" office:value-type="float" office:value="615" calcext:value-type="float">
            <text:p>615</text:p>
          </table:table-cell>
          <table:table-cell table:style-name="ce10" office:value-type="string" calcext:value-type="string">
            <text:p>45°03'25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5" calcext:value-type="float">
            <text:p>25</text:p>
          </table:table-cell>
          <table:table-cell table:style-name="ce10"/>
          <table:table-cell table:style-name="ce12" table:formula="of:=[.D517]+([.E517]/60)+([.F517]/3600)+([.G517]/36000)" office:value-type="float" office:value="45.0569444444444" calcext:value-type="float">
            <text:p>45,05694444</text:p>
          </table:table-cell>
          <table:table-cell table:style-name="ce10" office:value-type="string" calcext:value-type="string">
            <text:p>09°42'00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17]+([.K517]/60)+([.L517]/3600)+([.M517]/36000)" office:value-type="float" office:value="9.7" calcext:value-type="float">
            <text:p>9,70000000</text:p>
          </table:table-cell>
          <table:table-cell table:style-name="ce16" office:value-type="string" calcext:value-type="string">
            <text:p>Piazzale Milano (ex SS 9) c/o ponte fiume Po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DA LODI A PIACENZA</text:p>
          </table:table-cell>
          <table:table-cell table:style-name="ce22" office:value-type="float" office:value="262.387" calcext:value-type="float">
            <text:p>262,38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7" office:value-type="float" office:value="616" calcext:value-type="float">
            <text:p>616</text:p>
          </table:table-cell>
          <table:table-cell table:style-name="ce10" office:value-type="string" calcext:value-type="string">
            <text:p>45°05'1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18]+([.E518]/60)+([.F518]/3600)+([.G518]/36000)" office:value-type="float" office:value="45.0883333333333" calcext:value-type="float">
            <text:p>45,08833333</text:p>
          </table:table-cell>
          <table:table-cell table:style-name="ce10" office:value-type="string" calcext:value-type="string">
            <text:p>09°59'2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518]+([.K518]/60)+([.L518]/3600)+([.M518]/36000)" office:value-type="float" office:value="9.99083333333333" calcext:value-type="float">
            <text:p>9,99083333</text:p>
          </table:table-cell>
          <table:table-cell table:style-name="ce16" office:value-type="string" calcext:value-type="string">
            <text:p>SP 588R dal casello A 21 di Castelvetro Piacentino a Villanova d'Ar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ASTELVETRO PIACENTINO A CONFINE PROVINCIALE PARMA (BUSSETO)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7" office:value-type="float" office:value="616" calcext:value-type="float">
            <text:p>616</text:p>
          </table:table-cell>
          <table:table-cell table:style-name="ce10" office:value-type="string" calcext:value-type="string">
            <text:p>45°05'1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19]+([.E519]/60)+([.F519]/3600)+([.G519]/36000)" office:value-type="float" office:value="45.0883333333333" calcext:value-type="float">
            <text:p>45,08833333</text:p>
          </table:table-cell>
          <table:table-cell table:style-name="ce10" office:value-type="string" calcext:value-type="string">
            <text:p>09°59'2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7" calcext:value-type="float">
            <text:p>27</text:p>
          </table:table-cell>
          <table:table-cell table:style-name="ce10"/>
          <table:table-cell table:style-name="ce12" table:formula="of:=[.J519]+([.K519]/60)+([.L519]/3600)+([.M519]/36000)" office:value-type="float" office:value="9.99083333333333" calcext:value-type="float">
            <text:p>9,99083333</text:p>
          </table:table-cell>
          <table:table-cell table:style-name="ce16" office:value-type="string" calcext:value-type="string">
            <text:p>SP 588R dal casello A 21 di Castelvetro Piacentino a Villanova d'Ard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ARMA (BUSSETO) A CASTELVETRO PIACENTINO</text:p>
          </table:table-cell>
          <table:table-cell table:style-name="ce22" office:value-type="float" office:value="2" calcext:value-type="float">
            <text:p>2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7" office:value-type="float" office:value="617" calcext:value-type="float">
            <text:p>617</text:p>
          </table:table-cell>
          <table:table-cell table:style-name="ce10" office:value-type="string" calcext:value-type="string">
            <text:p>45°02'0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520]+([.E520]/60)+([.F520]/3600)+([.G520]/36000)" office:value-type="float" office:value="45.0355555555556" calcext:value-type="float">
            <text:p>45,03555556</text:p>
          </table:table-cell>
          <table:table-cell table:style-name="ce10" office:value-type="string" calcext:value-type="string">
            <text:p>09°35'1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520]+([.K520]/60)+([.L520]/3600)+([.M520]/36000)" office:value-type="float" office:value="9.58805555555556" calcext:value-type="float">
            <text:p>9,58805556</text:p>
          </table:table-cell>
          <table:table-cell table:style-name="ce16" office:value-type="string" calcext:value-type="string">
            <text:p>SP 7 dalla intersezione tangenziale sud/ovest di Piacenza a San Nicolò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IVIO SP10 (PIACENZA) A GRAGNANO TREBBIENSE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7" office:value-type="float" office:value="617" calcext:value-type="float">
            <text:p>617</text:p>
          </table:table-cell>
          <table:table-cell table:style-name="ce10" office:value-type="string" calcext:value-type="string">
            <text:p>45°02'08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521]+([.E521]/60)+([.F521]/3600)+([.G521]/36000)" office:value-type="float" office:value="45.0355555555556" calcext:value-type="float">
            <text:p>45,03555556</text:p>
          </table:table-cell>
          <table:table-cell table:style-name="ce10" office:value-type="string" calcext:value-type="string">
            <text:p>09°35'1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521]+([.K521]/60)+([.L521]/3600)+([.M521]/36000)" office:value-type="float" office:value="9.58805555555556" calcext:value-type="float">
            <text:p>9,58805556</text:p>
          </table:table-cell>
          <table:table-cell table:style-name="ce16" office:value-type="string" calcext:value-type="string">
            <text:p>SP 7 dalla intersezione tangenziale sud/ovest di Piacenza a San Nicolò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GRAGNANO TREBBIENSE A BIVIO SP10 (PIACENZA)</text:p>
          </table:table-cell>
          <table:table-cell table:style-name="ce22" office:value-type="float" office:value="3" calcext:value-type="float">
            <text:p>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7" office:value-type="float" office:value="618" calcext:value-type="float">
            <text:p>618</text:p>
          </table:table-cell>
          <table:table-cell table:style-name="ce10" office:value-type="string" calcext:value-type="string">
            <text:p>44°24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522]+([.E522]/60)+([.F522]/3600)+([.G522]/36000)" office:value-type="float" office:value="44.4025" calcext:value-type="float">
            <text:p>44,40250000</text:p>
          </table:table-cell>
          <table:table-cell table:style-name="ce10" office:value-type="string" calcext:value-type="string">
            <text:p>12°0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522]+([.K522]/60)+([.L522]/3600)+([.M522]/36000)" office:value-type="float" office:value="12.0180555555556" calcext:value-type="float">
            <text:p>12,01805556</text:p>
          </table:table-cell>
          <table:table-cell table:style-name="ce16" office:value-type="string" calcext:value-type="string">
            <text:p>SP 253R fra Bagnacavallo (A14 Dir) e Godo (bivio SP 302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AGNACAVALLO A RUSSI</text:p>
          </table:table-cell>
          <table:table-cell table:style-name="ce22" office:value-type="float" office:value="59.33" calcext:value-type="float">
            <text:p>59,3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7" office:value-type="float" office:value="618" calcext:value-type="float">
            <text:p>618</text:p>
          </table:table-cell>
          <table:table-cell table:style-name="ce10" office:value-type="string" calcext:value-type="string">
            <text:p>44°24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523]+([.E523]/60)+([.F523]/3600)+([.G523]/36000)" office:value-type="float" office:value="44.4025" calcext:value-type="float">
            <text:p>44,40250000</text:p>
          </table:table-cell>
          <table:table-cell table:style-name="ce10" office:value-type="string" calcext:value-type="string">
            <text:p>12°01'05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523]+([.K523]/60)+([.L523]/3600)+([.M523]/36000)" office:value-type="float" office:value="12.0180555555556" calcext:value-type="float">
            <text:p>12,01805556</text:p>
          </table:table-cell>
          <table:table-cell table:style-name="ce16" office:value-type="string" calcext:value-type="string">
            <text:p>SP 253R fra Bagnacavallo (A14 Dir) e Godo (bivio SP 302R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USSI A BAGNACAVALLO</text:p>
          </table:table-cell>
          <table:table-cell table:style-name="ce22" office:value-type="float" office:value="59.33" calcext:value-type="float">
            <text:p>59,3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7" office:value-type="float" office:value="619" calcext:value-type="float">
            <text:p>619</text:p>
          </table:table-cell>
          <table:table-cell table:style-name="ce10" office:value-type="string" calcext:value-type="string">
            <text:p>44°27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524]+([.E524]/60)+([.F524]/3600)+([.G524]/36000)" office:value-type="float" office:value="44.4591666666667" calcext:value-type="float">
            <text:p>44,45916667</text:p>
          </table:table-cell>
          <table:table-cell table:style-name="ce10" office:value-type="string" calcext:value-type="string">
            <text:p>12°01'0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524]+([.K524]/60)+([.L524]/3600)+([.M524]/36000)" office:value-type="float" office:value="12.0186111111111" calcext:value-type="float">
            <text:p>12,01861111</text:p>
          </table:table-cell>
          <table:table-cell table:style-name="ce16" office:value-type="string" calcext:value-type="string">
            <text:p>SP 8 da Bagnacavallo al bivio SS 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BAGNACAVALLO A ALFONSINE</text:p>
          </table:table-cell>
          <table:table-cell table:style-name="ce22" office:value-type="float" office:value="17.85" calcext:value-type="float">
            <text:p>17,8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7" office:value-type="float" office:value="619" calcext:value-type="float">
            <text:p>619</text:p>
          </table:table-cell>
          <table:table-cell table:style-name="ce10" office:value-type="string" calcext:value-type="string">
            <text:p>44°27'33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3" calcext:value-type="float">
            <text:p>33</text:p>
          </table:table-cell>
          <table:table-cell table:style-name="ce10"/>
          <table:table-cell table:style-name="ce12" table:formula="of:=[.D525]+([.E525]/60)+([.F525]/3600)+([.G525]/36000)" office:value-type="float" office:value="44.4591666666667" calcext:value-type="float">
            <text:p>44,45916667</text:p>
          </table:table-cell>
          <table:table-cell table:style-name="ce10" office:value-type="string" calcext:value-type="string">
            <text:p>12°01'07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7" calcext:value-type="float">
            <text:p>7</text:p>
          </table:table-cell>
          <table:table-cell table:style-name="ce10"/>
          <table:table-cell table:style-name="ce12" table:formula="of:=[.J525]+([.K525]/60)+([.L525]/3600)+([.M525]/36000)" office:value-type="float" office:value="12.0186111111111" calcext:value-type="float">
            <text:p>12,01861111</text:p>
          </table:table-cell>
          <table:table-cell table:style-name="ce16" office:value-type="string" calcext:value-type="string">
            <text:p>SP 8 da Bagnacavallo al bivio SS 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ALFONSINE A BAGNACAVALLO</text:p>
          </table:table-cell>
          <table:table-cell table:style-name="ce22" office:value-type="float" office:value="17.85" calcext:value-type="float">
            <text:p>17,8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7" office:value-type="float" office:value="620" calcext:value-type="float">
            <text:p>620</text:p>
          </table:table-cell>
          <table:table-cell table:style-name="ce10" office:value-type="string" calcext:value-type="string">
            <text:p>44°42'30.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526]+([.E526]/60)+([.F526]/3600)+([.G526]/36000)" office:value-type="float" office:value="44.7085277777778" calcext:value-type="float">
            <text:p>44,70852778</text:p>
          </table:table-cell>
          <table:table-cell table:style-name="ce10" office:value-type="string" calcext:value-type="string">
            <text:p>10°43'44.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526]+([.K526]/60)+([.L526]/3600)+([.M526]/36000)" office:value-type="float" office:value="10.7290833333333" calcext:value-type="float">
            <text:p>10,72908333</text:p>
          </table:table-cell>
          <table:table-cell table:style-name="ce16" office:value-type="string" calcext:value-type="string">
            <text:p>SP 113 sulla variante di San Martino in Rio/Correggio c/o le località Prato/Gazzat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CORREGGIO</text:p>
          </table:table-cell>
          <table:table-cell table:style-name="ce22" office:value-type="float" office:value="5.065" calcext:value-type="float">
            <text:p>5,0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7" office:value-type="float" office:value="620" calcext:value-type="float">
            <text:p>620</text:p>
          </table:table-cell>
          <table:table-cell table:style-name="ce10" office:value-type="string" calcext:value-type="string">
            <text:p>44°42'30.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D527]+([.E527]/60)+([.F527]/3600)+([.G527]/36000)" office:value-type="float" office:value="44.7085277777778" calcext:value-type="float">
            <text:p>44,70852778</text:p>
          </table:table-cell>
          <table:table-cell table:style-name="ce10" office:value-type="string" calcext:value-type="string">
            <text:p>10°43'44.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" calcext:value-type="float">
            <text:p>7</text:p>
          </table:table-cell>
          <table:table-cell table:style-name="ce12" table:formula="of:=[.J527]+([.K527]/60)+([.L527]/3600)+([.M527]/36000)" office:value-type="float" office:value="10.7290833333333" calcext:value-type="float">
            <text:p>10,72908333</text:p>
          </table:table-cell>
          <table:table-cell table:style-name="ce16" office:value-type="string" calcext:value-type="string">
            <text:p>SP 113 sulla variante di San Martino in Rio/Correggio c/o le località Prato/Gazzat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RREGGIO A REGGIO EMILIA</text:p>
          </table:table-cell>
          <table:table-cell table:style-name="ce22" office:value-type="float" office:value="5.065" calcext:value-type="float">
            <text:p>5,0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7" office:value-type="float" office:value="621" calcext:value-type="float">
            <text:p>621</text:p>
          </table:table-cell>
          <table:table-cell table:style-name="ce10" office:value-type="string" calcext:value-type="string">
            <text:p>44°32'28.6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8" calcext:value-type="float">
            <text:p>68</text:p>
          </table:table-cell>
          <table:table-cell table:style-name="ce12" table:formula="of:=[.D528]+([.E528]/60)+([.F528]/3600)+([.G528]/36000)" office:value-type="float" office:value="44.543" calcext:value-type="float">
            <text:p>44,54300000</text:p>
          </table:table-cell>
          <table:table-cell table:style-name="ce10" office:value-type="string" calcext:value-type="string">
            <text:p>10°22'06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528]+([.K528]/60)+([.L528]/3600)+([.M528]/36000)" office:value-type="float" office:value="10.3684722222222" calcext:value-type="float">
            <text:p>10,36847222</text:p>
          </table:table-cell>
          <table:table-cell table:style-name="ce16" office:value-type="string" calcext:value-type="string">
            <text:p>SP 513R a nord di Vet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 POLO D'ENZA A CASTELNOVO NE MONTI</text:p>
          </table:table-cell>
          <table:table-cell table:style-name="ce22" office:value-type="float" office:value="34.8" calcext:value-type="float">
            <text:p>3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7" office:value-type="float" office:value="621" calcext:value-type="float">
            <text:p>621</text:p>
          </table:table-cell>
          <table:table-cell table:style-name="ce10" office:value-type="string" calcext:value-type="string">
            <text:p>44°32'28.6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68" calcext:value-type="float">
            <text:p>68</text:p>
          </table:table-cell>
          <table:table-cell table:style-name="ce12" table:formula="of:=[.D529]+([.E529]/60)+([.F529]/3600)+([.G529]/36000)" office:value-type="float" office:value="44.543" calcext:value-type="float">
            <text:p>44,54300000</text:p>
          </table:table-cell>
          <table:table-cell table:style-name="ce10" office:value-type="string" calcext:value-type="string">
            <text:p>10°22'06.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" calcext:value-type="float">
            <text:p>5</text:p>
          </table:table-cell>
          <table:table-cell table:style-name="ce12" table:formula="of:=[.J529]+([.K529]/60)+([.L529]/3600)+([.M529]/36000)" office:value-type="float" office:value="10.3684722222222" calcext:value-type="float">
            <text:p>10,36847222</text:p>
          </table:table-cell>
          <table:table-cell table:style-name="ce16" office:value-type="string" calcext:value-type="string">
            <text:p>SP 513R a nord di Vett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ASTELNOVO NE MONTI A SAN POLO D'ENZA</text:p>
          </table:table-cell>
          <table:table-cell table:style-name="ce22" office:value-type="float" office:value="34.8" calcext:value-type="float">
            <text:p>34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7" office:value-type="float" office:value="622" calcext:value-type="float">
            <text:p>622</text:p>
          </table:table-cell>
          <table:table-cell table:style-name="ce10" office:value-type="string" calcext:value-type="string">
            <text:p>44°46'02.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1" calcext:value-type="float">
            <text:p>41</text:p>
          </table:table-cell>
          <table:table-cell table:style-name="ce12" table:formula="of:=[.D530]+([.E530]/60)+([.F530]/3600)+([.G530]/36000)" office:value-type="float" office:value="44.7683611111111" calcext:value-type="float">
            <text:p>44,76836111</text:p>
          </table:table-cell>
          <table:table-cell table:style-name="ce10" office:value-type="string" calcext:value-type="string">
            <text:p>10°49'40.8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style-name="ce12" table:formula="of:=[.J530]+([.K530]/60)+([.L530]/3600)+([.M530]/36000)" office:value-type="float" office:value="10.8301388888889" calcext:value-type="float">
            <text:p>10,83013889</text:p>
          </table:table-cell>
          <table:table-cell table:style-name="ce16" office:value-type="string" calcext:value-type="string">
            <text:p>SP 468R tra Correggio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CONFINE PROVINCIALE MODENA</text:p>
          </table:table-cell>
          <table:table-cell table:style-name="ce22" office:value-type="float" office:value="16.63" calcext:value-type="float">
            <text:p>16,6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7" office:value-type="float" office:value="622" calcext:value-type="float">
            <text:p>622</text:p>
          </table:table-cell>
          <table:table-cell table:style-name="ce10" office:value-type="string" calcext:value-type="string">
            <text:p>44°46'02.4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1" calcext:value-type="float">
            <text:p>41</text:p>
          </table:table-cell>
          <table:table-cell table:style-name="ce12" table:formula="of:=[.D531]+([.E531]/60)+([.F531]/3600)+([.G531]/36000)" office:value-type="float" office:value="44.7683611111111" calcext:value-type="float">
            <text:p>44,76836111</text:p>
          </table:table-cell>
          <table:table-cell table:style-name="ce10" office:value-type="string" calcext:value-type="string">
            <text:p>10°49'40.85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85" calcext:value-type="float">
            <text:p>85</text:p>
          </table:table-cell>
          <table:table-cell table:style-name="ce12" table:formula="of:=[.J531]+([.K531]/60)+([.L531]/3600)+([.M531]/36000)" office:value-type="float" office:value="10.8301388888889" calcext:value-type="float">
            <text:p>10,83013889</text:p>
          </table:table-cell>
          <table:table-cell table:style-name="ce16" office:value-type="string" calcext:value-type="string">
            <text:p>SP 468R tra Correggio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MODENA A REGGIO EMILIA</text:p>
          </table:table-cell>
          <table:table-cell table:style-name="ce22" office:value-type="float" office:value="16.63" calcext:value-type="float">
            <text:p>16,6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7" office:value-type="float" office:value="623" calcext:value-type="float">
            <text:p>623</text:p>
          </table:table-cell>
          <table:table-cell table:style-name="ce10" office:value-type="string" calcext:value-type="string">
            <text:p>44°49'24.6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D532]+([.E532]/60)+([.F532]/3600)+([.G532]/36000)" office:value-type="float" office:value="44.82525" calcext:value-type="float">
            <text:p>44,82525000</text:p>
          </table:table-cell>
          <table:table-cell table:style-name="ce10" office:value-type="string" calcext:value-type="string">
            <text:p>10°47'07.9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8" calcext:value-type="float">
            <text:p>98</text:p>
          </table:table-cell>
          <table:table-cell table:style-name="ce12" table:formula="of:=[.J532]+([.K532]/60)+([.L532]/3600)+([.M532]/36000)" office:value-type="float" office:value="10.788" calcext:value-type="float">
            <text:p>10,78800000</text:p>
          </table:table-cell>
          <table:table-cell table:style-name="ce16" office:value-type="string" calcext:value-type="string">
            <text:p>SP 30 tra Campagnola Emilia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NOVELLARA A RIO SALICETO</text:p>
          </table:table-cell>
          <table:table-cell table:style-name="ce22" office:value-type="float" office:value="5.7" calcext:value-type="float">
            <text:p>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7" office:value-type="float" office:value="623" calcext:value-type="float">
            <text:p>623</text:p>
          </table:table-cell>
          <table:table-cell table:style-name="ce10" office:value-type="string" calcext:value-type="string">
            <text:p>44°49'24.6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69" calcext:value-type="float">
            <text:p>69</text:p>
          </table:table-cell>
          <table:table-cell table:style-name="ce12" table:formula="of:=[.D533]+([.E533]/60)+([.F533]/3600)+([.G533]/36000)" office:value-type="float" office:value="44.82525" calcext:value-type="float">
            <text:p>44,82525000</text:p>
          </table:table-cell>
          <table:table-cell table:style-name="ce10" office:value-type="string" calcext:value-type="string">
            <text:p>10°47'07.98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8" calcext:value-type="float">
            <text:p>98</text:p>
          </table:table-cell>
          <table:table-cell table:style-name="ce12" table:formula="of:=[.J533]+([.K533]/60)+([.L533]/3600)+([.M533]/36000)" office:value-type="float" office:value="10.788" calcext:value-type="float">
            <text:p>10,78800000</text:p>
          </table:table-cell>
          <table:table-cell table:style-name="ce16" office:value-type="string" calcext:value-type="string">
            <text:p>SP 30 tra Campagnola Emilia e il confine provincial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IO SALICETO A NOVELLARA</text:p>
          </table:table-cell>
          <table:table-cell table:style-name="ce22" office:value-type="float" office:value="5.7" calcext:value-type="float">
            <text:p>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string" calcext:value-type="string">
            <text:p>44°39'06.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D534]+([.E534]/60)+([.F534]/3600)+([.G534]/36000)" office:value-type="float" office:value="44.6526666666667" calcext:value-type="float">
            <text:p>44,65266667</text:p>
          </table:table-cell>
          <table:table-cell table:style-name="ce10" office:value-type="string" calcext:value-type="string">
            <text:p>10°34'35.0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534]+([.K534]/60)+([.L534]/3600)+([.M534]/36000)" office:value-type="float" office:value="10.5765" calcext:value-type="float">
            <text:p>10,57650000</text:p>
          </table:table-cell>
          <table:table-cell table:style-name="ce16" office:value-type="string" calcext:value-type="string">
            <text:p>SP 23 tra Rivalta e la variante di Montecav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EGGIO EMILIA A QUATTRO CASTELLA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7" office:value-type="float" office:value="624" calcext:value-type="float">
            <text:p>624</text:p>
          </table:table-cell>
          <table:table-cell table:style-name="ce10" office:value-type="string" calcext:value-type="string">
            <text:p>44°39'06.36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style-name="ce12" table:formula="of:=[.D535]+([.E535]/60)+([.F535]/3600)+([.G535]/36000)" office:value-type="float" office:value="44.6526666666667" calcext:value-type="float">
            <text:p>44,65266667</text:p>
          </table:table-cell>
          <table:table-cell table:style-name="ce10" office:value-type="string" calcext:value-type="string">
            <text:p>10°34'35.04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J535]+([.K535]/60)+([.L535]/3600)+([.M535]/36000)" office:value-type="float" office:value="10.5765" calcext:value-type="float">
            <text:p>10,57650000</text:p>
          </table:table-cell>
          <table:table-cell table:style-name="ce16" office:value-type="string" calcext:value-type="string">
            <text:p>SP 23 tra Rivalta e la variante di Montecavol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QUATTRO CASTELLA A REGGIO EMILIA</text:p>
          </table:table-cell>
          <table:table-cell table:style-name="ce22" office:value-type="float" office:value="1.5" calcext:value-type="float">
            <text:p>1,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string" calcext:value-type="string">
            <text:p>44°03'0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D536]+([.E536]/60)+([.F536]/3600)+([.G536]/36000)" office:value-type="float" office:value="44.0505555555556" calcext:value-type="float">
            <text:p>44,05055556</text:p>
          </table:table-cell>
          <table:table-cell table:style-name="ce10" office:value-type="string" calcext:value-type="string">
            <text:p>12°25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536]+([.K536]/60)+([.L536]/3600)+([.M536]/36000)" office:value-type="float" office:value="12.4327777777778" calcext:value-type="float">
            <text:p>12,43277778</text:p>
          </table:table-cell>
          <table:table-cell table:style-name="ce16" office:value-type="string" calcext:value-type="string">
            <text:p>SP 14 da Poggio Berni (bivio SP 73) a Sant'Arcangelo di Rom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SANT'ARCANGELO DI ROMAGNA A VERRUCCHIO</text:p>
          </table:table-cell>
          <table:table-cell table:style-name="ce22" office:value-type="float" office:value="1.15" calcext:value-type="float">
            <text:p>1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7" office:value-type="float" office:value="625" calcext:value-type="float">
            <text:p>625</text:p>
          </table:table-cell>
          <table:table-cell table:style-name="ce10" office:value-type="string" calcext:value-type="string">
            <text:p>44°03'0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2" table:formula="of:=[.D537]+([.E537]/60)+([.F537]/3600)+([.G537]/36000)" office:value-type="float" office:value="44.0505555555556" calcext:value-type="float">
            <text:p>44,05055556</text:p>
          </table:table-cell>
          <table:table-cell table:style-name="ce10" office:value-type="string" calcext:value-type="string">
            <text:p>12°25'58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J537]+([.K537]/60)+([.L537]/3600)+([.M537]/36000)" office:value-type="float" office:value="12.4327777777778" calcext:value-type="float">
            <text:p>12,43277778</text:p>
          </table:table-cell>
          <table:table-cell table:style-name="ce16" office:value-type="string" calcext:value-type="string">
            <text:p>SP 14 da Poggio Berni (bivio SP 73) a Sant'Arcangelo di Romag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VERRUCCHIO A SANT'ARCANGELO DI ROMAGNA</text:p>
          </table:table-cell>
          <table:table-cell table:style-name="ce22" office:value-type="float" office:value="1.15" calcext:value-type="float">
            <text:p>1,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7" office:value-type="float" office:value="626" calcext:value-type="float">
            <text:p>626</text:p>
          </table:table-cell>
          <table:table-cell table:style-name="ce10" office:value-type="string" calcext:value-type="string">
            <text:p>43°54'49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538]+([.E538]/60)+([.F538]/3600)+([.G538]/36000)" office:value-type="float" office:value="43.9136111111111" calcext:value-type="float">
            <text:p>43,91361111</text:p>
          </table:table-cell>
          <table:table-cell table:style-name="ce10" office:value-type="string" calcext:value-type="string">
            <text:p>12°36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538]+([.K538]/60)+([.L538]/3600)+([.M538]/36000)" office:value-type="float" office:value="12.6147222222222" calcext:value-type="float">
            <text:p>12,61472222</text:p>
          </table:table-cell>
          <table:table-cell table:style-name="ce16" office:value-type="string" calcext:value-type="string">
            <text:p>SP 18 da San Clemente al bivio SP 132 (località Osteria Nuov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MORCIANO DI ROMAGNA A CONFINE PROVINCIALE PESARO</text:p>
          </table:table-cell>
          <table:table-cell table:style-name="ce22" office:value-type="string" calcext:value-type="string">
            <text:p>2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7" office:value-type="float" office:value="626" calcext:value-type="float">
            <text:p>626</text:p>
          </table:table-cell>
          <table:table-cell table:style-name="ce10" office:value-type="string" calcext:value-type="string">
            <text:p>43°54'49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49" calcext:value-type="float">
            <text:p>49</text:p>
          </table:table-cell>
          <table:table-cell table:style-name="ce10"/>
          <table:table-cell table:style-name="ce12" table:formula="of:=[.D539]+([.E539]/60)+([.F539]/3600)+([.G539]/36000)" office:value-type="float" office:value="43.9136111111111" calcext:value-type="float">
            <text:p>43,91361111</text:p>
          </table:table-cell>
          <table:table-cell table:style-name="ce10" office:value-type="string" calcext:value-type="string">
            <text:p>12°36'5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53" calcext:value-type="float">
            <text:p>53</text:p>
          </table:table-cell>
          <table:table-cell table:style-name="ce10"/>
          <table:table-cell table:style-name="ce12" table:formula="of:=[.J539]+([.K539]/60)+([.L539]/3600)+([.M539]/36000)" office:value-type="float" office:value="12.6147222222222" calcext:value-type="float">
            <text:p>12,61472222</text:p>
          </table:table-cell>
          <table:table-cell table:style-name="ce16" office:value-type="string" calcext:value-type="string">
            <text:p>SP 18 da San Clemente al bivio SP 132 (località Osteria Nuov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ONFINE PROVINCIALE PESARO A MORCIANO DI ROMAGNA</text:p>
          </table:table-cell>
          <table:table-cell table:style-name="ce22" office:value-type="string" calcext:value-type="string">
            <text:p>2,3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627" calcext:value-type="float">
            <text:p>627</text:p>
          </table:table-cell>
          <table:table-cell table:style-name="ce10" office:value-type="string" calcext:value-type="string">
            <text:p>44°14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540]+([.E540]/60)+([.F540]/3600)+([.G540]/36000)" office:value-type="float" office:value="44.2391666666667" calcext:value-type="float">
            <text:p>44,23916667</text:p>
          </table:table-cell>
          <table:table-cell table:style-name="ce10" office:value-type="string" calcext:value-type="string">
            <text:p>11°05'0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40]+([.K540]/60)+([.L540]/3600)+([.M540]/36000)" office:value-type="float" office:value="11.0833333333333" calcext:value-type="float">
            <text:p>11,08333333</text:p>
          </table:table-cell>
          <table:table-cell table:style-name="ce15" office:value-type="string" calcext:value-type="string">
            <text:p>SS 64 variante di Riola di Verga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ORRETTA TERME A FERRARA</text:p>
          </table:table-cell>
          <table:table-cell table:style-name="ce19" office:value-type="float" office:value="49.95" calcext:value-type="float">
            <text:p>49,95</text:p>
          </table:table-cell>
          <table:table-cell table:number-columns-repeated="1005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627" calcext:value-type="float">
            <text:p>627</text:p>
          </table:table-cell>
          <table:table-cell table:style-name="ce10" office:value-type="string" calcext:value-type="string">
            <text:p>44°14'21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D541]+([.E541]/60)+([.F541]/3600)+([.G541]/36000)" office:value-type="float" office:value="44.2391666666667" calcext:value-type="float">
            <text:p>44,23916667</text:p>
          </table:table-cell>
          <table:table-cell table:style-name="ce10" office:value-type="string" calcext:value-type="string">
            <text:p>11°05'00"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41]+([.K541]/60)+([.L541]/3600)+([.M541]/36000)" office:value-type="float" office:value="11.0833333333333" calcext:value-type="float">
            <text:p>11,08333333</text:p>
          </table:table-cell>
          <table:table-cell table:style-name="ce15" office:value-type="string" calcext:value-type="string">
            <text:p>SS 64 variante di Riola di Vergat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FERRARA A PORRETTA TERME</text:p>
          </table:table-cell>
          <table:table-cell table:style-name="ce19" office:value-type="float" office:value="49.95" calcext:value-type="float">
            <text:p>49,95</text:p>
          </table:table-cell>
          <table:table-cell table:number-columns-repeated="100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6" office:value-type="float" office:value="628" calcext:value-type="float">
            <text:p>628</text:p>
          </table:table-cell>
          <table:table-cell table:style-name="ce10" office:value-type="string" calcext:value-type="string">
            <text:p>44°38'5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D542]+([.E542]/60)+([.F542]/3600)+([.G542]/36000)" office:value-type="float" office:value="44.6494444444444" calcext:value-type="float">
            <text:p>44,64944444</text:p>
          </table:table-cell>
          <table:table-cell table:style-name="ce10" office:value-type="string" calcext:value-type="string">
            <text:p>12°14'0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J542]+([.K542]/60)+([.L542]/3600)+([.M542]/36000)" office:value-type="float" office:value="12.2341666666667" calcext:value-type="float">
            <text:p>12,23416667</text:p>
          </table:table-cell>
          <table:table-cell table:style-name="ce15" office:value-type="string" calcext:value-type="string">
            <text:p>SS 309 tra Comacchio e confini provinciali di Ferrara e Raven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AVENNA A CONFINE REGIONALE VENETO</text:p>
          </table:table-cell>
          <table:table-cell table:style-name="ce19" office:value-type="float" office:value="22.4" calcext:value-type="float">
            <text:p>22,4</text:p>
          </table:table-cell>
          <table:table-cell table:number-columns-repeated="1005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6" office:value-type="float" office:value="628" calcext:value-type="float">
            <text:p>628</text:p>
          </table:table-cell>
          <table:table-cell table:style-name="ce10" office:value-type="string" calcext:value-type="string">
            <text:p>44°38'58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8" calcext:value-type="float">
            <text:p>58</text:p>
          </table:table-cell>
          <table:table-cell table:style-name="ce10"/>
          <table:table-cell table:style-name="ce12" table:formula="of:=[.D543]+([.E543]/60)+([.F543]/3600)+([.G543]/36000)" office:value-type="float" office:value="44.6494444444444" calcext:value-type="float">
            <text:p>44,64944444</text:p>
          </table:table-cell>
          <table:table-cell table:style-name="ce10" office:value-type="string" calcext:value-type="string">
            <text:p>12°14'03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2" table:formula="of:=[.J543]+([.K543]/60)+([.L543]/3600)+([.M543]/36000)" office:value-type="float" office:value="12.2341666666667" calcext:value-type="float">
            <text:p>12,23416667</text:p>
          </table:table-cell>
          <table:table-cell table:style-name="ce15" office:value-type="string" calcext:value-type="string">
            <text:p>SS 309 tra Comacchio e confini provinciali di Ferrara e Raven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VENETO A RAVENNA</text:p>
          </table:table-cell>
          <table:table-cell table:style-name="ce19" office:value-type="float" office:value="22.4" calcext:value-type="float">
            <text:p>22,4</text:p>
          </table:table-cell>
          <table:table-cell table:number-columns-repeated="100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6" office:value-type="float" office:value="629" calcext:value-type="float">
            <text:p>629</text:p>
          </table:table-cell>
          <table:table-cell table:style-name="ce10" office:value-type="string" calcext:value-type="string">
            <text:p>44°14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544]+([.E544]/60)+([.F544]/3600)+([.G544]/36000)" office:value-type="float" office:value="44.2358333333333" calcext:value-type="float">
            <text:p>44,23583333</text:p>
          </table:table-cell>
          <table:table-cell table:style-name="ce10" office:value-type="string" calcext:value-type="string">
            <text:p>12°00'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J544]+([.K544]/60)+([.L544]/3600)+([.M544]/36000)" office:value-type="float" office:value="12.0138888888889" calcext:value-type="float">
            <text:p>12,01388889</text:p>
          </table:table-cell>
          <table:table-cell table:style-name="ce15" office:value-type="string" calcext:value-type="string">
            <text:p>SS 9 tra intersezione tangenziale di Forlì e intersezione SS 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.1" calcext:value-type="float">
            <text:p>1,1</text:p>
          </table:table-cell>
          <table:table-cell table:number-columns-repeated="1005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6" office:value-type="float" office:value="629" calcext:value-type="float">
            <text:p>629</text:p>
          </table:table-cell>
          <table:table-cell table:style-name="ce10" office:value-type="string" calcext:value-type="string">
            <text:p>44°14'09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2" table:formula="of:=[.D545]+([.E545]/60)+([.F545]/3600)+([.G545]/36000)" office:value-type="float" office:value="44.2358333333333" calcext:value-type="float">
            <text:p>44,23583333</text:p>
          </table:table-cell>
          <table:table-cell table:style-name="ce10" office:value-type="string" calcext:value-type="string">
            <text:p>12°00'5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J545]+([.K545]/60)+([.L545]/3600)+([.M545]/36000)" office:value-type="float" office:value="12.0138888888889" calcext:value-type="float">
            <text:p>12,01388889</text:p>
          </table:table-cell>
          <table:table-cell table:style-name="ce15" office:value-type="string" calcext:value-type="string">
            <text:p>SS 9 tra intersezione tangenziale di Forlì e intersezione SS 6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.1" calcext:value-type="float">
            <text:p>1,1</text:p>
          </table:table-cell>
          <table:table-cell table:number-columns-repeated="100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6" office:value-type="float" office:value="630" calcext:value-type="float">
            <text:p>630</text:p>
          </table:table-cell>
          <table:table-cell table:style-name="ce10" office:value-type="string" calcext:value-type="string">
            <text:p>44°08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46]+([.E546]/60)+([.F546]/3600)+([.G546]/36000)" office:value-type="float" office:value="44.1366666666667" calcext:value-type="float">
            <text:p>44,13666667</text:p>
          </table:table-cell>
          <table:table-cell table:style-name="ce10" office:value-type="string" calcext:value-type="string">
            <text:p>12°16'3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46]+([.K546]/60)+([.L546]/3600)+([.M546]/36000)" office:value-type="float" office:value="12.275" calcext:value-type="float">
            <text:p>12,27500000</text:p>
          </table:table-cell>
          <table:table-cell table:style-name="ce15" office:value-type="string" calcext:value-type="string">
            <text:p>SS 9 tra la tangenziale di Cesena (intersezione ex SS 71BIS) e l'intersezione SP 304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5.75" calcext:value-type="float">
            <text:p>25,75</text:p>
          </table:table-cell>
          <table:table-cell table:number-columns-repeated="100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6" office:value-type="float" office:value="630" calcext:value-type="float">
            <text:p>630</text:p>
          </table:table-cell>
          <table:table-cell table:style-name="ce10" office:value-type="string" calcext:value-type="string">
            <text:p>44°08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47]+([.E547]/60)+([.F547]/3600)+([.G547]/36000)" office:value-type="float" office:value="44.1366666666667" calcext:value-type="float">
            <text:p>44,13666667</text:p>
          </table:table-cell>
          <table:table-cell table:style-name="ce10" office:value-type="string" calcext:value-type="string">
            <text:p>12°16'3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47]+([.K547]/60)+([.L547]/3600)+([.M547]/36000)" office:value-type="float" office:value="12.275" calcext:value-type="float">
            <text:p>12,27500000</text:p>
          </table:table-cell>
          <table:table-cell table:style-name="ce15" office:value-type="string" calcext:value-type="string">
            <text:p>SS 9 tra la tangenziale di Cesena (intersezione ex SS 71BIS) e l'intersezione SP 304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25.75" calcext:value-type="float">
            <text:p>25,75</text:p>
          </table:table-cell>
          <table:table-cell table:number-columns-repeated="100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6" office:value-type="float" office:value="630" calcext:value-type="float">
            <text:p>630</text:p>
          </table:table-cell>
          <table:table-cell table:style-name="ce10" office:value-type="string" calcext:value-type="string">
            <text:p>44°08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48]+([.E548]/60)+([.F548]/3600)+([.G548]/36000)" office:value-type="float" office:value="44.1366666666667" calcext:value-type="float">
            <text:p>44,13666667</text:p>
          </table:table-cell>
          <table:table-cell table:style-name="ce10" office:value-type="string" calcext:value-type="string">
            <text:p>12°16'3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48]+([.K548]/60)+([.L548]/3600)+([.M548]/36000)" office:value-type="float" office:value="12.275" calcext:value-type="float">
            <text:p>12,27500000</text:p>
          </table:table-cell>
          <table:table-cell table:style-name="ce15" office:value-type="string" calcext:value-type="string">
            <text:p>SS 9 tra la tangenziale di Cesena (intersezione ex SS 71BIS) e l'intersezione SP 304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5.75" calcext:value-type="float">
            <text:p>25,75</text:p>
          </table:table-cell>
          <table:table-cell table:number-columns-repeated="1005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6" office:value-type="float" office:value="630" calcext:value-type="float">
            <text:p>630</text:p>
          </table:table-cell>
          <table:table-cell table:style-name="ce10" office:value-type="string" calcext:value-type="string">
            <text:p>44°08'1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49]+([.E549]/60)+([.F549]/3600)+([.G549]/36000)" office:value-type="float" office:value="44.1366666666667" calcext:value-type="float">
            <text:p>44,13666667</text:p>
          </table:table-cell>
          <table:table-cell table:style-name="ce10" office:value-type="string" calcext:value-type="string">
            <text:p>12°16'30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49]+([.K549]/60)+([.L549]/3600)+([.M549]/36000)" office:value-type="float" office:value="12.275" calcext:value-type="float">
            <text:p>12,27500000</text:p>
          </table:table-cell>
          <table:table-cell table:style-name="ce15" office:value-type="string" calcext:value-type="string">
            <text:p>SS 9 tra la tangenziale di Cesena (intersezione ex SS 71BIS) e l'intersezione SP 304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25.75" calcext:value-type="float">
            <text:p>25,75</text:p>
          </table:table-cell>
          <table:table-cell table:number-columns-repeated="100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631" calcext:value-type="float">
            <text:p>631</text:p>
          </table:table-cell>
          <table:table-cell table:style-name="ce10" office:value-type="string" calcext:value-type="string">
            <text:p>43°54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0]+([.E550]/60)+([.F550]/3600)+([.G550]/36000)" office:value-type="float" office:value="43.9088888888889" calcext:value-type="float">
            <text:p>43,90888889</text:p>
          </table:table-cell>
          <table:table-cell table:style-name="ce10" office:value-type="string" calcext:value-type="string">
            <text:p>12°07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50]+([.K550]/60)+([.L550]/3600)+([.M550]/36000)" office:value-type="float" office:value="12.1197222222222" calcext:value-type="float">
            <text:p>12,11972222</text:p>
          </table:table-cell>
          <table:table-cell table:style-name="ce15" office:value-type="string" calcext:value-type="string">
            <text:p>SS 3BIS/E 45 tra Sarsina e San Piero in Bag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0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631" calcext:value-type="float">
            <text:p>631</text:p>
          </table:table-cell>
          <table:table-cell table:style-name="ce10" office:value-type="string" calcext:value-type="string">
            <text:p>43°54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1]+([.E551]/60)+([.F551]/3600)+([.G551]/36000)" office:value-type="float" office:value="43.9088888888889" calcext:value-type="float">
            <text:p>43,90888889</text:p>
          </table:table-cell>
          <table:table-cell table:style-name="ce10" office:value-type="string" calcext:value-type="string">
            <text:p>12°07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51]+([.K551]/60)+([.L551]/3600)+([.M551]/36000)" office:value-type="float" office:value="12.1197222222222" calcext:value-type="float">
            <text:p>12,11972222</text:p>
          </table:table-cell>
          <table:table-cell table:style-name="ce15" office:value-type="string" calcext:value-type="string">
            <text:p>SS 3BIS/E 45 tra Sarsina e San Piero in Bag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E TOSCANA A RAVENNA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0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631" calcext:value-type="float">
            <text:p>631</text:p>
          </table:table-cell>
          <table:table-cell table:style-name="ce10" office:value-type="string" calcext:value-type="string">
            <text:p>43°54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2]+([.E552]/60)+([.F552]/3600)+([.G552]/36000)" office:value-type="float" office:value="43.9088888888889" calcext:value-type="float">
            <text:p>43,90888889</text:p>
          </table:table-cell>
          <table:table-cell table:style-name="ce10" office:value-type="string" calcext:value-type="string">
            <text:p>12°07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52]+([.K552]/60)+([.L552]/3600)+([.M552]/36000)" office:value-type="float" office:value="12.1197222222222" calcext:value-type="float">
            <text:p>12,11972222</text:p>
          </table:table-cell>
          <table:table-cell table:style-name="ce15" office:value-type="string" calcext:value-type="string">
            <text:p>SS 3BIS/E 45 tra Sarsina e San Piero in Bag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05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6" office:value-type="float" office:value="631" calcext:value-type="float">
            <text:p>631</text:p>
          </table:table-cell>
          <table:table-cell table:style-name="ce10" office:value-type="string" calcext:value-type="string">
            <text:p>43°54'32"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3]+([.E553]/60)+([.F553]/3600)+([.G553]/36000)" office:value-type="float" office:value="43.9088888888889" calcext:value-type="float">
            <text:p>43,90888889</text:p>
          </table:table-cell>
          <table:table-cell table:style-name="ce10" office:value-type="string" calcext:value-type="string">
            <text:p>12°07'11"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53]+([.K553]/60)+([.L553]/3600)+([.M553]/36000)" office:value-type="float" office:value="12.1197222222222" calcext:value-type="float">
            <text:p>12,11972222</text:p>
          </table:table-cell>
          <table:table-cell table:style-name="ce15" office:value-type="string" calcext:value-type="string">
            <text:p>SS 3BIS/E 45 tra Sarsina e San Piero in Bagn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RAVENNA A CONFINE REGIONE TOSCANA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0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6" office:value-type="float" office:value="632" calcext:value-type="float">
            <text:p>632</text:p>
          </table:table-cell>
          <table:table-cell table:style-name="ce10" office:value-type="string" calcext:value-type="string">
            <text:p>44°36'34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554]+([.E554]/60)+([.F554]/3600)+([.G554]/36000)" office:value-type="float" office:value="44.6095" calcext:value-type="float">
            <text:p>44,60950000</text:p>
          </table:table-cell>
          <table:table-cell table:style-name="ce10" office:value-type="string" calcext:value-type="string">
            <text:p>10°54'24.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554]+([.K554]/60)+([.L554]/3600)+([.M554]/36000)" office:value-type="float" office:value="10.9067222222222" calcext:value-type="float">
            <text:p>10,90672222</text:p>
          </table:table-cell>
          <table:table-cell table:style-name="ce15" office:value-type="string" calcext:value-type="string">
            <text:p>SS 9/tangenziale complanare sud alla A 1 in direzione Reggio Emilia - tra intersezione Modena/Sassuolo e intersezione SS 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9" calcext:value-type="float">
            <text:p>3,9</text:p>
          </table:table-cell>
          <table:table-cell table:number-columns-repeated="1005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6" office:value-type="float" office:value="632" calcext:value-type="float">
            <text:p>632</text:p>
          </table:table-cell>
          <table:table-cell table:style-name="ce10" office:value-type="string" calcext:value-type="string">
            <text:p>44°36'34.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D555]+([.E555]/60)+([.F555]/3600)+([.G555]/36000)" office:value-type="float" office:value="44.6095" calcext:value-type="float">
            <text:p>44,60950000</text:p>
          </table:table-cell>
          <table:table-cell table:style-name="ce10" office:value-type="string" calcext:value-type="string">
            <text:p>10°54'24.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" calcext:value-type="float">
            <text:p>2</text:p>
          </table:table-cell>
          <table:table-cell table:style-name="ce12" table:formula="of:=[.J555]+([.K555]/60)+([.L555]/3600)+([.M555]/36000)" office:value-type="float" office:value="10.9067222222222" calcext:value-type="float">
            <text:p>10,90672222</text:p>
          </table:table-cell>
          <table:table-cell table:style-name="ce15" office:value-type="string" calcext:value-type="string">
            <text:p>SS 9/tangenziale complanare sud alla A 1 in direzione Reggio Emilia - tra intersezione Modena/Sassuolo e intersezione SS 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9" calcext:value-type="float">
            <text:p>3,9</text:p>
          </table:table-cell>
          <table:table-cell table:number-columns-repeated="100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6" office:value-type="float" office:value="633" calcext:value-type="float">
            <text:p>633</text:p>
          </table:table-cell>
          <table:table-cell table:style-name="ce10" office:value-type="string" calcext:value-type="string">
            <text:p>44°36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6]+([.E556]/60)+([.F556]/3600)+([.G556]/36000)" office:value-type="float" office:value="44.6088888888889" calcext:value-type="float">
            <text:p>44,60888889</text:p>
          </table:table-cell>
          <table:table-cell table:style-name="ce10" office:value-type="string" calcext:value-type="string">
            <text:p>10°54'2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556]+([.K556]/60)+([.L556]/3600)+([.M556]/36000)" office:value-type="float" office:value="10.9063888888889" calcext:value-type="float">
            <text:p>10,90638889</text:p>
          </table:table-cell>
          <table:table-cell table:style-name="ce15" office:value-type="string" calcext:value-type="string">
            <text:p>SS 9/tangenziale complanare sud alla A 1 in direzione Bologna - tra intersezione Modena/Sassuolo e intersezione SS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9" calcext:value-type="float">
            <text:p>3,9</text:p>
          </table:table-cell>
          <table:table-cell table:number-columns-repeated="1005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6" office:value-type="float" office:value="633" calcext:value-type="float">
            <text:p>633</text:p>
          </table:table-cell>
          <table:table-cell table:style-name="ce10" office:value-type="string" calcext:value-type="string">
            <text:p>44°36'32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57]+([.E557]/60)+([.F557]/3600)+([.G557]/36000)" office:value-type="float" office:value="44.6088888888889" calcext:value-type="float">
            <text:p>44,60888889</text:p>
          </table:table-cell>
          <table:table-cell table:style-name="ce10" office:value-type="string" calcext:value-type="string">
            <text:p>10°54'23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2" table:formula="of:=[.J557]+([.K557]/60)+([.L557]/3600)+([.M557]/36000)" office:value-type="float" office:value="10.9063888888889" calcext:value-type="float">
            <text:p>10,90638889</text:p>
          </table:table-cell>
          <table:table-cell table:style-name="ce15" office:value-type="string" calcext:value-type="string">
            <text:p>SS 9/tangenziale complanare sud alla A 1 in direzione Bologna - tra intersezione Modena/Sassuolo e intersezione SS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9" calcext:value-type="float">
            <text:p>3,9</text:p>
          </table:table-cell>
          <table:table-cell table:number-columns-repeated="100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6" office:value-type="float" office:value="634" calcext:value-type="float">
            <text:p>634</text:p>
          </table:table-cell>
          <table:table-cell table:style-name="ce10" office:value-type="string" calcext:value-type="string">
            <text:p>44°19'13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558]+([.E558]/60)+([.F558]/3600)+([.G558]/36000)" office:value-type="float" office:value="44.3226111111111" calcext:value-type="float">
            <text:p>44,32261111</text:p>
          </table:table-cell>
          <table:table-cell table:style-name="ce10" office:value-type="string" calcext:value-type="string">
            <text:p>10°50'06.5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J558]+([.K558]/60)+([.L558]/3600)+([.M558]/36000)" office:value-type="float" office:value="10.8364444444444" calcext:value-type="float">
            <text:p>10,83644444</text:p>
          </table:table-cell>
          <table:table-cell table:style-name="ce15" office:value-type="string" calcext:value-type="string">
            <text:p>SS 12 tra Pavullo e intersezione SP 3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CONFINE REGIONALE LOMBARDIA</text:p>
          </table:table-cell>
          <table:table-cell table:style-name="ce19" office:value-type="float" office:value="135.99" calcext:value-type="float">
            <text:p>135,99</text:p>
          </table:table-cell>
          <table:table-cell table:number-columns-repeated="1005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6" office:value-type="float" office:value="634" calcext:value-type="float">
            <text:p>634</text:p>
          </table:table-cell>
          <table:table-cell table:style-name="ce10" office:value-type="string" calcext:value-type="string">
            <text:p>44°19'13.8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4" calcext:value-type="float">
            <text:p>84</text:p>
          </table:table-cell>
          <table:table-cell table:style-name="ce12" table:formula="of:=[.D559]+([.E559]/60)+([.F559]/3600)+([.G559]/36000)" office:value-type="float" office:value="44.3226111111111" calcext:value-type="float">
            <text:p>44,32261111</text:p>
          </table:table-cell>
          <table:table-cell table:style-name="ce10" office:value-type="string" calcext:value-type="string">
            <text:p>10°50'06.52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2" calcext:value-type="float">
            <text:p>52</text:p>
          </table:table-cell>
          <table:table-cell table:style-name="ce12" table:formula="of:=[.J559]+([.K559]/60)+([.L559]/3600)+([.M559]/36000)" office:value-type="float" office:value="10.8364444444444" calcext:value-type="float">
            <text:p>10,83644444</text:p>
          </table:table-cell>
          <table:table-cell table:style-name="ce15" office:value-type="string" calcext:value-type="string">
            <text:p>SS 12 tra Pavullo e intersezione SP 3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LOMBARDIA A CONFINE REGIONALE TOSCANA</text:p>
          </table:table-cell>
          <table:table-cell table:style-name="ce19" office:value-type="float" office:value="135.99" calcext:value-type="float">
            <text:p>135,99</text:p>
          </table:table-cell>
          <table:table-cell table:number-columns-repeated="100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6" office:value-type="float" office:value="635" calcext:value-type="float">
            <text:p>635</text:p>
          </table:table-cell>
          <table:table-cell table:style-name="ce10" office:value-type="string" calcext:value-type="string">
            <text:p>45°01'41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60]+([.E560]/60)+([.F560]/3600)+([.G560]/36000)" office:value-type="float" office:value="45.0285" calcext:value-type="float">
            <text:p>45,02850000</text:p>
          </table:table-cell>
          <table:table-cell table:style-name="ce10" office:value-type="string" calcext:value-type="string">
            <text:p>09°42'03.4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560]+([.K560]/60)+([.L560]/3600)+([.M560]/36000)" office:value-type="float" office:value="9.70213888888889" calcext:value-type="float">
            <text:p>9,70213889</text:p>
          </table:table-cell>
          <table:table-cell table:style-name="ce15" office:value-type="string" calcext:value-type="string">
            <text:p>SS 9 tra la tangenziale sud di Piacenza (intersezione SS 45) e l'intersezione SP 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SS9 A SS45</text:p>
          </table:table-cell>
          <table:table-cell table:style-name="ce19" office:value-type="float" office:value="5.57" calcext:value-type="float">
            <text:p>5,57</text:p>
          </table:table-cell>
          <table:table-cell table:number-columns-repeated="100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6" office:value-type="float" office:value="635" calcext:value-type="float">
            <text:p>635</text:p>
          </table:table-cell>
          <table:table-cell table:style-name="ce10" office:value-type="string" calcext:value-type="string">
            <text:p>45°01'41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61]+([.E561]/60)+([.F561]/3600)+([.G561]/36000)" office:value-type="float" office:value="45.0285" calcext:value-type="float">
            <text:p>45,02850000</text:p>
          </table:table-cell>
          <table:table-cell table:style-name="ce10" office:value-type="string" calcext:value-type="string">
            <text:p>09°42'03.4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561]+([.K561]/60)+([.L561]/3600)+([.M561]/36000)" office:value-type="float" office:value="9.70213888888889" calcext:value-type="float">
            <text:p>9,70213889</text:p>
          </table:table-cell>
          <table:table-cell table:style-name="ce15" office:value-type="string" calcext:value-type="string">
            <text:p>SS 9 tra la tangenziale sud di Piacenza (intersezione SS 45) e l'intersezione SP 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SS9 A SS45</text:p>
          </table:table-cell>
          <table:table-cell table:style-name="ce19" office:value-type="float" office:value="5.57" calcext:value-type="float">
            <text:p>5,57</text:p>
          </table:table-cell>
          <table:table-cell table:number-columns-repeated="100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6" office:value-type="float" office:value="635" calcext:value-type="float">
            <text:p>635</text:p>
          </table:table-cell>
          <table:table-cell table:style-name="ce10" office:value-type="string" calcext:value-type="string">
            <text:p>45°01'41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62]+([.E562]/60)+([.F562]/3600)+([.G562]/36000)" office:value-type="float" office:value="45.0285" calcext:value-type="float">
            <text:p>45,02850000</text:p>
          </table:table-cell>
          <table:table-cell table:style-name="ce10" office:value-type="string" calcext:value-type="string">
            <text:p>09°42'03.4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562]+([.K562]/60)+([.L562]/3600)+([.M562]/36000)" office:value-type="float" office:value="9.70213888888889" calcext:value-type="float">
            <text:p>9,70213889</text:p>
          </table:table-cell>
          <table:table-cell table:style-name="ce15" office:value-type="string" calcext:value-type="string">
            <text:p>SS 9 tra la tangenziale sud di Piacenza (intersezione SS 45) e l'intersezione SP 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SS45 A SS9</text:p>
          </table:table-cell>
          <table:table-cell table:style-name="ce19" office:value-type="float" office:value="5.57" calcext:value-type="float">
            <text:p>5,57</text:p>
          </table:table-cell>
          <table:table-cell table:number-columns-repeated="1005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6" office:value-type="float" office:value="635" calcext:value-type="float">
            <text:p>635</text:p>
          </table:table-cell>
          <table:table-cell table:style-name="ce10" office:value-type="string" calcext:value-type="string">
            <text:p>45°01'41.16"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D563]+([.E563]/60)+([.F563]/3600)+([.G563]/36000)" office:value-type="float" office:value="45.0285" calcext:value-type="float">
            <text:p>45,02850000</text:p>
          </table:table-cell>
          <table:table-cell table:style-name="ce10" office:value-type="string" calcext:value-type="string">
            <text:p>09°42'03.47"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7" calcext:value-type="float">
            <text:p>47</text:p>
          </table:table-cell>
          <table:table-cell table:style-name="ce12" table:formula="of:=[.J563]+([.K563]/60)+([.L563]/3600)+([.M563]/36000)" office:value-type="float" office:value="9.70213888888889" calcext:value-type="float">
            <text:p>9,70213889</text:p>
          </table:table-cell>
          <table:table-cell table:style-name="ce15" office:value-type="string" calcext:value-type="string">
            <text:p>SS 9 tra la tangenziale sud di Piacenza (intersezione SS 45) e l'intersezione SP 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SS45 A SS9</text:p>
          </table:table-cell>
          <table:table-cell table:style-name="ce19" office:value-type="float" office:value="5.57" calcext:value-type="float">
            <text:p>5,57</text:p>
          </table:table-cell>
          <table:table-cell table:number-columns-repeated="100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6" office:value-type="float" office:value="636" calcext:value-type="float">
            <text:p>636</text:p>
          </table:table-cell>
          <table:table-cell table:style-name="ce10" office:value-type="string" calcext:value-type="string">
            <text:p>44°48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564]+([.E564]/60)+([.F564]/3600)+([.G564]/36000)" office:value-type="float" office:value="44.8097222222222" calcext:value-type="float">
            <text:p>44,80972222</text:p>
          </table:table-cell>
          <table:table-cell table:style-name="ce10" office:value-type="string" calcext:value-type="string">
            <text:p>10°21'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564]+([.K564]/60)+([.L564]/3600)+([.M564]/36000)" office:value-type="float" office:value="10.3516666666667" calcext:value-type="float">
            <text:p>10,35166667</text:p>
          </table:table-cell>
          <table:table-cell table:style-name="ce15" office:value-type="string" calcext:value-type="string">
            <text:p>SS 9 tra la tangenziale nord di Parma (intersezione SP 343R) e l'intersezione SP 62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05" calcext:value-type="float">
            <text:p>3,05</text:p>
          </table:table-cell>
          <table:table-cell table:number-columns-repeated="100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6" office:value-type="float" office:value="636" calcext:value-type="float">
            <text:p>636</text:p>
          </table:table-cell>
          <table:table-cell table:style-name="ce10" office:value-type="string" calcext:value-type="string">
            <text:p>44°48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565]+([.E565]/60)+([.F565]/3600)+([.G565]/36000)" office:value-type="float" office:value="44.8097222222222" calcext:value-type="float">
            <text:p>44,80972222</text:p>
          </table:table-cell>
          <table:table-cell table:style-name="ce10" office:value-type="string" calcext:value-type="string">
            <text:p>10°21'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565]+([.K565]/60)+([.L565]/3600)+([.M565]/36000)" office:value-type="float" office:value="10.3516666666667" calcext:value-type="float">
            <text:p>10,35166667</text:p>
          </table:table-cell>
          <table:table-cell table:style-name="ce15" office:value-type="string" calcext:value-type="string">
            <text:p>SS 9 tra la tangenziale nord di Parma (intersezione SP 343R) e l'intersezione SP 62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3.05" calcext:value-type="float">
            <text:p>3,05</text:p>
          </table:table-cell>
          <table:table-cell table:number-columns-repeated="100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6" office:value-type="float" office:value="636" calcext:value-type="float">
            <text:p>636</text:p>
          </table:table-cell>
          <table:table-cell table:style-name="ce10" office:value-type="string" calcext:value-type="string">
            <text:p>44°48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566]+([.E566]/60)+([.F566]/3600)+([.G566]/36000)" office:value-type="float" office:value="44.8097222222222" calcext:value-type="float">
            <text:p>44,80972222</text:p>
          </table:table-cell>
          <table:table-cell table:style-name="ce10" office:value-type="string" calcext:value-type="string">
            <text:p>10°21'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566]+([.K566]/60)+([.L566]/3600)+([.M566]/36000)" office:value-type="float" office:value="10.3516666666667" calcext:value-type="float">
            <text:p>10,35166667</text:p>
          </table:table-cell>
          <table:table-cell table:style-name="ce15" office:value-type="string" calcext:value-type="string">
            <text:p>SS 9 tra la tangenziale nord di Parma (intersezione SP 343R) e l'intersezione SP 62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05" calcext:value-type="float">
            <text:p>3,05</text:p>
          </table:table-cell>
          <table:table-cell table:number-columns-repeated="1005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6" office:value-type="float" office:value="636" calcext:value-type="float">
            <text:p>636</text:p>
          </table:table-cell>
          <table:table-cell table:style-name="ce10" office:value-type="string" calcext:value-type="string">
            <text:p>44°48'35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2" table:formula="of:=[.D567]+([.E567]/60)+([.F567]/3600)+([.G567]/36000)" office:value-type="float" office:value="44.8097222222222" calcext:value-type="float">
            <text:p>44,80972222</text:p>
          </table:table-cell>
          <table:table-cell table:style-name="ce10" office:value-type="string" calcext:value-type="string">
            <text:p>10°21'06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2" table:formula="of:=[.J567]+([.K567]/60)+([.L567]/3600)+([.M567]/36000)" office:value-type="float" office:value="10.3516666666667" calcext:value-type="float">
            <text:p>10,35166667</text:p>
          </table:table-cell>
          <table:table-cell table:style-name="ce15" office:value-type="string" calcext:value-type="string">
            <text:p>SS 9 tra la tangenziale nord di Parma (intersezione SP 343R) e l'intersezione SP 62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3.05" calcext:value-type="float">
            <text:p>3,05</text:p>
          </table:table-cell>
          <table:table-cell table:number-columns-repeated="100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6" office:value-type="float" office:value="637" calcext:value-type="float">
            <text:p>637</text:p>
          </table:table-cell>
          <table:table-cell table:style-name="ce10" office:value-type="string" calcext:value-type="string">
            <text:p>44°42'53.0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568]+([.E568]/60)+([.F568]/3600)+([.G568]/36000)" office:value-type="float" office:value="44.7148333333333" calcext:value-type="float">
            <text:p>44,71483333</text:p>
          </table:table-cell>
          <table:table-cell table:style-name="ce10" office:value-type="string" calcext:value-type="string">
            <text:p>10°08'54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568]+([.K568]/60)+([.L568]/3600)+([.M568]/36000)" office:value-type="float" office:value="10.1491666666667" calcext:value-type="float">
            <text:p>10,14916667</text:p>
          </table:table-cell>
          <table:table-cell table:style-name="ce15" office:value-type="string" calcext:value-type="string">
            <text:p>SS 62 tra Fornovo di Taro e Colle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PARMA</text:p>
          </table:table-cell>
          <table:table-cell table:style-name="ce19" office:value-type="float" office:value="99.166" calcext:value-type="float">
            <text:p>99,166</text:p>
          </table:table-cell>
          <table:table-cell table:number-columns-repeated="1005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6" office:value-type="float" office:value="637" calcext:value-type="float">
            <text:p>637</text:p>
          </table:table-cell>
          <table:table-cell table:style-name="ce10" office:value-type="string" calcext:value-type="string">
            <text:p>44°42'53.04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4" calcext:value-type="float">
            <text:p>4</text:p>
          </table:table-cell>
          <table:table-cell table:style-name="ce12" table:formula="of:=[.D569]+([.E569]/60)+([.F569]/3600)+([.G569]/36000)" office:value-type="float" office:value="44.7148333333333" calcext:value-type="float">
            <text:p>44,71483333</text:p>
          </table:table-cell>
          <table:table-cell table:style-name="ce10" office:value-type="string" calcext:value-type="string">
            <text:p>10°08'54.30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30" calcext:value-type="float">
            <text:p>30</text:p>
          </table:table-cell>
          <table:table-cell table:style-name="ce12" table:formula="of:=[.J569]+([.K569]/60)+([.L569]/3600)+([.M569]/36000)" office:value-type="float" office:value="10.1491666666667" calcext:value-type="float">
            <text:p>10,14916667</text:p>
          </table:table-cell>
          <table:table-cell table:style-name="ce15" office:value-type="string" calcext:value-type="string">
            <text:p>SS 62 tra Fornovo di Taro e Collecchi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ARMA A CONFINE REGIONALE TOSCANA</text:p>
          </table:table-cell>
          <table:table-cell table:style-name="ce19" office:value-type="float" office:value="99.166" calcext:value-type="float">
            <text:p>99,166</text:p>
          </table:table-cell>
          <table:table-cell table:number-columns-repeated="100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638" calcext:value-type="float">
            <text:p>638</text:p>
          </table:table-cell>
          <table:table-cell table:style-name="ce10" office:value-type="string" calcext:value-type="string">
            <text:p>44°44'28.31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1" calcext:value-type="float">
            <text:p>31</text:p>
          </table:table-cell>
          <table:table-cell table:style-name="ce12" table:formula="of:=[.D570]+([.E570]/60)+([.F570]/3600)+([.G570]/36000)" office:value-type="float" office:value="44.7419722222222" calcext:value-type="float">
            <text:p>44,74197222</text:p>
          </table:table-cell>
          <table:table-cell table:style-name="ce10" office:value-type="string" calcext:value-type="string">
            <text:p>10°30'30.27"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2" table:formula="of:=[.J570]+([.K570]/60)+([.L570]/3600)+([.M570]/36000)" office:value-type="float" office:value="10.5090833333333" calcext:value-type="float">
            <text:p>10,50908333</text:p>
          </table:table-cell>
          <table:table-cell table:style-name="ce15" office:value-type="string" calcext:value-type="string">
            <text:p>SS 9 tra la tangenziale nord di Reggio Emilia e Sant'Ilario d'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19" office:value-type="float" office:value="187.3" calcext:value-type="float">
            <text:p>187,3</text:p>
          </table:table-cell>
          <table:table-cell table:number-columns-repeated="1005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6" office:value-type="float" office:value="638" calcext:value-type="float">
            <text:p>638</text:p>
          </table:table-cell>
          <table:table-cell table:style-name="ce10" office:value-type="string" calcext:value-type="string">
            <text:p>44°44'28.31"</text:p>
          </table:table-cell>
          <table:table-cell table:number-columns-repeated="2" table:style-name="ce10" office:value-type="float" office:value="44" calcext:value-type="float">
            <text:p>4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1" calcext:value-type="float">
            <text:p>31</text:p>
          </table:table-cell>
          <table:table-cell table:style-name="ce12" table:formula="of:=[.D571]+([.E571]/60)+([.F571]/3600)+([.G571]/36000)" office:value-type="float" office:value="44.7419722222222" calcext:value-type="float">
            <text:p>44,74197222</text:p>
          </table:table-cell>
          <table:table-cell table:style-name="ce10" office:value-type="string" calcext:value-type="string">
            <text:p>10°30'30.27"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30" calcext:value-type="float">
            <text:p>30</text:p>
          </table:table-cell>
          <table:table-cell table:style-name="ce10" office:value-type="float" office:value="27" calcext:value-type="float">
            <text:p>27</text:p>
          </table:table-cell>
          <table:table-cell table:style-name="ce12" table:formula="of:=[.J571]+([.K571]/60)+([.L571]/3600)+([.M571]/36000)" office:value-type="float" office:value="10.5090833333333" calcext:value-type="float">
            <text:p>10,50908333</text:p>
          </table:table-cell>
          <table:table-cell table:style-name="ce15" office:value-type="string" calcext:value-type="string">
            <text:p>SS 9 tra la tangenziale nord di Reggio Emilia e Sant'Ilario d'Enz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19" office:value-type="float" office:value="187.3" calcext:value-type="float">
            <text:p>187,3</text:p>
          </table:table-cell>
          <table:table-cell table:number-columns-repeated="100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6" office:value-type="float" office:value="639" calcext:value-type="float">
            <text:p>639</text:p>
          </table:table-cell>
          <table:table-cell table:style-name="ce10" office:value-type="string" calcext:value-type="string">
            <text:p>44°29'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572]+([.E572]/60)+([.F572]/3600)+([.G572]/36000)" office:value-type="float" office:value="44.4963888888889" calcext:value-type="float">
            <text:p>44,49638889</text:p>
          </table:table-cell>
          <table:table-cell table:style-name="ce10" office:value-type="string" calcext:value-type="string">
            <text:p>10°29'1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572]+([.K572]/60)+([.L572]/3600)+([.M572]/36000)" office:value-type="float" office:value="10.4880555555556" calcext:value-type="float">
            <text:p>10,48805556</text:p>
          </table:table-cell>
          <table:table-cell table:style-name="ce15" office:value-type="string" calcext:value-type="string">
            <text:p>SS 63 località Casina (variante abitato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CONFINE REGIONALE TOSCANA A REGGIO EMILIA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1005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6" office:value-type="float" office:value="639" calcext:value-type="float">
            <text:p>639</text:p>
          </table:table-cell>
          <table:table-cell table:style-name="ce10" office:value-type="string" calcext:value-type="string">
            <text:p>44°29'47"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47" calcext:value-type="float">
            <text:p>47</text:p>
          </table:table-cell>
          <table:table-cell table:style-name="ce10"/>
          <table:table-cell table:style-name="ce12" table:formula="of:=[.D573]+([.E573]/60)+([.F573]/3600)+([.G573]/36000)" office:value-type="float" office:value="44.4963888888889" calcext:value-type="float">
            <text:p>44,49638889</text:p>
          </table:table-cell>
          <table:table-cell table:style-name="ce10" office:value-type="string" calcext:value-type="string">
            <text:p>10°29'17"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" calcext:value-type="float">
            <text:p>17</text:p>
          </table:table-cell>
          <table:table-cell table:style-name="ce10"/>
          <table:table-cell table:style-name="ce12" table:formula="of:=[.J573]+([.K573]/60)+([.L573]/3600)+([.M573]/36000)" office:value-type="float" office:value="10.4880555555556" calcext:value-type="float">
            <text:p>10,48805556</text:p>
          </table:table-cell>
          <table:table-cell table:style-name="ce15" office:value-type="string" calcext:value-type="string">
            <text:p>SS 63 località Casina (variante abitato)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REGGIO EMILIA A CONFINE REGIONALE TOSCANA</text:p>
          </table:table-cell>
          <table:table-cell table:style-name="ce19" office:value-type="float" office:value="81" calcext:value-type="float">
            <text:p>81</text:p>
          </table:table-cell>
          <table:table-cell table:number-columns-repeated="100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6" office:value-type="float" office:value="650" calcext:value-type="float">
            <text:p>650</text:p>
          </table:table-cell>
          <table:table-cell table:style-name="ce10" office:value-type="string" calcext:value-type="string">
            <text:p>44°14'59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D574]+([.E574]/60)+([.F574]/3600)+([.G574]/36000)" office:value-type="float" office:value="44.2497222222222" calcext:value-type="float">
            <text:p>44,24972222</text:p>
          </table:table-cell>
          <table:table-cell table:style-name="ce10" office:value-type="string" calcext:value-type="string">
            <text:p>11°58'19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74]+([.K574]/60)+([.L574]/3600)+([.M574]/36000)" office:value-type="float" office:value="11.9719444444444" calcext:value-type="float">
            <text:p>11,97194444</text:p>
          </table:table-cell>
          <table:table-cell table:style-name="ce17" office:value-type="string" calcext:value-type="string">
            <text:p>SS 9 da Faenza a Villanova di Forlì (al confine provinciale)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9" office:value-type="float" office:value="54.5" calcext:value-type="float">
            <text:p>54,5</text:p>
          </table:table-cell>
          <table:table-cell table:number-columns-repeated="1005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6" office:value-type="float" office:value="650" calcext:value-type="float">
            <text:p>650</text:p>
          </table:table-cell>
          <table:table-cell table:style-name="ce10" office:value-type="string" calcext:value-type="string">
            <text:p>44°14'59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9" calcext:value-type="float">
            <text:p>59</text:p>
          </table:table-cell>
          <table:table-cell table:style-name="ce10"/>
          <table:table-cell table:style-name="ce12" table:formula="of:=[.D575]+([.E575]/60)+([.F575]/3600)+([.G575]/36000)" office:value-type="float" office:value="44.2497222222222" calcext:value-type="float">
            <text:p>44,24972222</text:p>
          </table:table-cell>
          <table:table-cell table:style-name="ce10" office:value-type="string" calcext:value-type="string">
            <text:p>11°58'19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75]+([.K575]/60)+([.L575]/3600)+([.M575]/36000)" office:value-type="float" office:value="11.9719444444444" calcext:value-type="float">
            <text:p>11,97194444</text:p>
          </table:table-cell>
          <table:table-cell table:style-name="ce17" office:value-type="string" calcext:value-type="string">
            <text:p>SS 9 da Faenza a Villanova di Forlì (al confine provinciale)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9" office:value-type="float" office:value="54.5" calcext:value-type="float">
            <text:p>54,5</text:p>
          </table:table-cell>
          <table:table-cell table:number-columns-repeated="100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651" calcext:value-type="float">
            <text:p>651</text:p>
          </table:table-cell>
          <table:table-cell table:style-name="ce10" office:value-type="string" calcext:value-type="string">
            <text:p>44°19'54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D576]+([.E576]/60)+([.F576]/3600)+([.G576]/36000)" office:value-type="float" office:value="44.3316666666667" calcext:value-type="float">
            <text:p>44,33166667</text:p>
          </table:table-cell>
          <table:table-cell table:style-name="ce10" office:value-type="string" calcext:value-type="string">
            <text:p>11°46'08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J576]+([.K576]/60)+([.L576]/3600)+([.M576]/36000)" office:value-type="float" office:value="11.7688888888889" calcext:value-type="float">
            <text:p>11,76888889</text:p>
          </table:table-cell>
          <table:table-cell table:style-name="ce17" office:value-type="string" calcext:value-type="string">
            <text:p>SS 9 da Imola a Castelbolognese (al confine provinciale)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RIMINI A PIACENZA</text:p>
          </table:table-cell>
          <table:table-cell table:style-name="ce9" office:value-type="float" office:value="72.9" calcext:value-type="float">
            <text:p>72,9</text:p>
          </table:table-cell>
          <table:table-cell table:number-columns-repeated="1005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6" office:value-type="float" office:value="651" calcext:value-type="float">
            <text:p>651</text:p>
          </table:table-cell>
          <table:table-cell table:style-name="ce10" office:value-type="string" calcext:value-type="string">
            <text:p>44°19'54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4" calcext:value-type="float">
            <text:p>54</text:p>
          </table:table-cell>
          <table:table-cell table:style-name="ce10"/>
          <table:table-cell table:style-name="ce12" table:formula="of:=[.D577]+([.E577]/60)+([.F577]/3600)+([.G577]/36000)" office:value-type="float" office:value="44.3316666666667" calcext:value-type="float">
            <text:p>44,33166667</text:p>
          </table:table-cell>
          <table:table-cell table:style-name="ce10" office:value-type="string" calcext:value-type="string">
            <text:p>11°46'08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J577]+([.K577]/60)+([.L577]/3600)+([.M577]/36000)" office:value-type="float" office:value="11.7688888888889" calcext:value-type="float">
            <text:p>11,76888889</text:p>
          </table:table-cell>
          <table:table-cell table:style-name="ce17" office:value-type="string" calcext:value-type="string">
            <text:p>SS 9 da Imola a Castelbolognese (al confine provinciale)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PIACENZA A RIMINI</text:p>
          </table:table-cell>
          <table:table-cell table:style-name="ce9" office:value-type="float" office:value="72.9" calcext:value-type="float">
            <text:p>72,9</text:p>
          </table:table-cell>
          <table:table-cell table:number-columns-repeated="100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6" office:value-type="float" office:value="652" calcext:value-type="float">
            <text:p>652</text:p>
          </table:table-cell>
          <table:table-cell table:style-name="ce10" office:value-type="string" calcext:value-type="string">
            <text:p>44°35'50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578]+([.E578]/60)+([.F578]/3600)+([.G578]/36000)" office:value-type="float" office:value="44.5972222222222" calcext:value-type="float">
            <text:p>44,59722222</text:p>
          </table:table-cell>
          <table:table-cell table:style-name="ce10" office:value-type="string" calcext:value-type="string">
            <text:p>11°50'51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578]+([.K578]/60)+([.L578]/3600)+([.M578]/36000)" office:value-type="float" office:value="11.8475" calcext:value-type="float">
            <text:p>11,84750000</text:p>
          </table:table-cell>
          <table:table-cell table:style-name="ce17" office:value-type="string" calcext:value-type="string">
            <text:p>SS 16 dal bivio SP 610R ad Argenta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19" office:value-type="string" calcext:value-type="string">
            <text:p>DA <text:s/>FERRARA A CONFINE REGIONALE MARCHE</text:p>
          </table:table-cell>
          <table:table-cell table:style-name="ce9" office:value-type="float" office:value="114.8" calcext:value-type="float">
            <text:p>114,8</text:p>
          </table:table-cell>
          <table:table-cell table:number-columns-repeated="1005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6" office:value-type="float" office:value="652" calcext:value-type="float">
            <text:p>652</text:p>
          </table:table-cell>
          <table:table-cell table:style-name="ce10" office:value-type="string" calcext:value-type="string">
            <text:p>44°35'50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/>
          <table:table-cell table:style-name="ce12" table:formula="of:=[.D579]+([.E579]/60)+([.F579]/3600)+([.G579]/36000)" office:value-type="float" office:value="44.5972222222222" calcext:value-type="float">
            <text:p>44,59722222</text:p>
          </table:table-cell>
          <table:table-cell table:style-name="ce10" office:value-type="string" calcext:value-type="string">
            <text:p>11°50'51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/>
          <table:table-cell table:style-name="ce12" table:formula="of:=[.J579]+([.K579]/60)+([.L579]/3600)+([.M579]/36000)" office:value-type="float" office:value="11.8475" calcext:value-type="float">
            <text:p>11,84750000</text:p>
          </table:table-cell>
          <table:table-cell table:style-name="ce17" office:value-type="string" calcext:value-type="string">
            <text:p>SS 16 dal bivio SP 610R ad Argenta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DA CONFINE REGIONALE MARCHE A <text:s/>FERRARA</text:p>
          </table:table-cell>
          <table:table-cell table:style-name="ce9" office:value-type="float" office:value="114.8" calcext:value-type="float">
            <text:p>114,8</text:p>
          </table:table-cell>
          <table:table-cell table:number-columns-repeated="1005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7" office:value-type="float" office:value="653" calcext:value-type="float">
            <text:p>653</text:p>
          </table:table-cell>
          <table:table-cell table:style-name="ce10" office:value-type="string" calcext:value-type="string">
            <text:p>44°15'24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580]+([.E580]/60)+([.F580]/3600)+([.G580]/36000)" office:value-type="float" office:value="44.2566666666667" calcext:value-type="float">
            <text:p>44,25666667</text:p>
          </table:table-cell>
          <table:table-cell table:style-name="ce10" office:value-type="string" calcext:value-type="string">
            <text:p>12°16'19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80]+([.K580]/60)+([.L580]/3600)+([.M580]/36000)" office:value-type="float" office:value="12.2719444444444" calcext:value-type="float">
            <text:p>12,27194444</text:p>
          </table:table-cell>
          <table:table-cell table:style-name="ce17" office:value-type="string" calcext:value-type="string">
            <text:p>SP 254R dal ponte sul fiume Savio alla SS 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FORLI' A CERVIA</text:p>
          </table:table-cell>
          <table:table-cell table:style-name="ce9" office:value-type="float" office:value="17.65" calcext:value-type="float">
            <text:p>17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7" office:value-type="float" office:value="653" calcext:value-type="float">
            <text:p>653</text:p>
          </table:table-cell>
          <table:table-cell table:style-name="ce10" office:value-type="string" calcext:value-type="string">
            <text:p>44°15'24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4" calcext:value-type="float">
            <text:p>24</text:p>
          </table:table-cell>
          <table:table-cell table:style-name="ce10"/>
          <table:table-cell table:style-name="ce12" table:formula="of:=[.D581]+([.E581]/60)+([.F581]/3600)+([.G581]/36000)" office:value-type="float" office:value="44.2566666666667" calcext:value-type="float">
            <text:p>44,25666667</text:p>
          </table:table-cell>
          <table:table-cell table:style-name="ce10" office:value-type="string" calcext:value-type="string">
            <text:p>12°16'19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/>
          <table:table-cell table:style-name="ce12" table:formula="of:=[.J581]+([.K581]/60)+([.L581]/3600)+([.M581]/36000)" office:value-type="float" office:value="12.2719444444444" calcext:value-type="float">
            <text:p>12,27194444</text:p>
          </table:table-cell>
          <table:table-cell table:style-name="ce17" office:value-type="string" calcext:value-type="string">
            <text:p>SP 254R dal ponte sul fiume Savio alla SS 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ERVIA A FORLI'</text:p>
          </table:table-cell>
          <table:table-cell table:style-name="ce9" office:value-type="float" office:value="17.65" calcext:value-type="float">
            <text:p>17,6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7" office:value-type="float" office:value="654" calcext:value-type="float">
            <text:p>654</text:p>
          </table:table-cell>
          <table:table-cell table:style-name="ce10" office:value-type="string" calcext:value-type="string">
            <text:p>44°12'55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582]+([.E582]/60)+([.F582]/3600)+([.G582]/36000)" office:value-type="float" office:value="44.2152777777778" calcext:value-type="float">
            <text:p>44,21527778</text:p>
          </table:table-cell>
          <table:table-cell table:style-name="ce10" office:value-type="string" calcext:value-type="string">
            <text:p>12°20'05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582]+([.K582]/60)+([.L582]/3600)+([.M582]/36000)" office:value-type="float" office:value="12.3347222222222" calcext:value-type="float">
            <text:p>12,33472222</text:p>
          </table:table-cell>
          <table:table-cell table:style-name="ce17" office:value-type="string" calcext:value-type="string">
            <text:p>SP 7IBISR dal bivio SSPP 32/33ter alla SS 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CESENA A CERVIA</text:p>
          </table:table-cell>
          <table:table-cell table:style-name="ce9" office:value-type="float" office:value="10.4" calcext:value-type="float">
            <text:p>10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7" office:value-type="float" office:value="654" calcext:value-type="float">
            <text:p>654</text:p>
          </table:table-cell>
          <table:table-cell table:style-name="ce10" office:value-type="string" calcext:value-type="string">
            <text:p>44°12'55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5" calcext:value-type="float">
            <text:p>55</text:p>
          </table:table-cell>
          <table:table-cell table:style-name="ce10"/>
          <table:table-cell table:style-name="ce12" table:formula="of:=[.D583]+([.E583]/60)+([.F583]/3600)+([.G583]/36000)" office:value-type="float" office:value="44.2152777777778" calcext:value-type="float">
            <text:p>44,21527778</text:p>
          </table:table-cell>
          <table:table-cell table:style-name="ce10" office:value-type="string" calcext:value-type="string">
            <text:p>12°20'05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2" table:formula="of:=[.J583]+([.K583]/60)+([.L583]/3600)+([.M583]/36000)" office:value-type="float" office:value="12.3347222222222" calcext:value-type="float">
            <text:p>12,33472222</text:p>
          </table:table-cell>
          <table:table-cell table:style-name="ce17" office:value-type="string" calcext:value-type="string">
            <text:p>SP 7IBISR dal bivio SSPP 32/33ter alla SS 16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CERVIA A CESENA</text:p>
          </table:table-cell>
          <table:table-cell table:style-name="ce9" office:value-type="float" office:value="10.4" calcext:value-type="float">
            <text:p>10,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7" office:value-type="float" office:value="655" calcext:value-type="float">
            <text:p>655</text:p>
          </table:table-cell>
          <table:table-cell table:style-name="ce10" office:value-type="string" calcext:value-type="string">
            <text:p>44°24'3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584]+([.E584]/60)+([.F584]/3600)+([.G584]/36000)" office:value-type="float" office:value="44.4105555555556" calcext:value-type="float">
            <text:p>44,41055556</text:p>
          </table:table-cell>
          <table:table-cell table:style-name="ce10" office:value-type="string" calcext:value-type="string">
            <text:p>12°07'21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584]+([.K584]/60)+([.L584]/3600)+([.M584]/36000)" office:value-type="float" office:value="12.1225" calcext:value-type="float">
            <text:p>12,12250000</text:p>
          </table:table-cell>
          <table:table-cell table:style-name="ce17" office:value-type="string" calcext:value-type="string">
            <text:p>SP 253R dal bivio SP 302R allo svincolo A 14dir a Fornace Zarattini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20" office:value-type="string" calcext:value-type="string">
            <text:p>DA RUSSI A RAVENNA</text:p>
          </table:table-cell>
          <table:table-cell table:style-name="ce9" office:value-type="float" office:value="68.515" calcext:value-type="float">
            <text:p>68,5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7" office:value-type="float" office:value="655" calcext:value-type="float">
            <text:p>655</text:p>
          </table:table-cell>
          <table:table-cell table:style-name="ce10" office:value-type="string" calcext:value-type="string">
            <text:p>44°24'3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8" calcext:value-type="float">
            <text:p>38</text:p>
          </table:table-cell>
          <table:table-cell table:style-name="ce10"/>
          <table:table-cell table:style-name="ce12" table:formula="of:=[.D585]+([.E585]/60)+([.F585]/3600)+([.G585]/36000)" office:value-type="float" office:value="44.4105555555556" calcext:value-type="float">
            <text:p>44,41055556</text:p>
          </table:table-cell>
          <table:table-cell table:style-name="ce10" office:value-type="string" calcext:value-type="string">
            <text:p>12°07'21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style-name="ce10"/>
          <table:table-cell table:style-name="ce12" table:formula="of:=[.J585]+([.K585]/60)+([.L585]/3600)+([.M585]/36000)" office:value-type="float" office:value="12.1225" calcext:value-type="float">
            <text:p>12,12250000</text:p>
          </table:table-cell>
          <table:table-cell table:style-name="ce17" office:value-type="string" calcext:value-type="string">
            <text:p>SP 253R dal bivio SP 302R allo svincolo A 14dir a Fornace Zarattini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20" office:value-type="string" calcext:value-type="string">
            <text:p>DA RAVENNA A RUSSI</text:p>
          </table:table-cell>
          <table:table-cell table:style-name="ce9" office:value-type="float" office:value="68.515" calcext:value-type="float">
            <text:p>68,51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7" office:value-type="float" office:value="660" calcext:value-type="float">
            <text:p>660</text:p>
          </table:table-cell>
          <table:table-cell table:style-name="ce10" office:value-type="string" calcext:value-type="string">
            <text:p>44°40'32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86]+([.E586]/60)+([.F586]/3600)+([.G586]/36000)" office:value-type="float" office:value="44.6755555555556" calcext:value-type="float">
            <text:p>44,67555556</text:p>
          </table:table-cell>
          <table:table-cell table:style-name="ce10" office:value-type="string" calcext:value-type="string">
            <text:p>11°37'46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586]+([.K586]/60)+([.L586]/3600)+([.M586]/36000)" office:value-type="float" office:value="11.6294444444444" calcext:value-type="float">
            <text:p>11,62944444</text:p>
          </table:table-cell>
          <table:table-cell table:style-name="ce17" office:value-type="string" calcext:value-type="string">
            <text:p>SP 25 tra intersezione con SS 64 e confine provincia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SS64 (LOC GALLO) A SANTA MARIA CODIFIUME</text:p>
          </table:table-cell>
          <table:table-cell table:style-name="ce9" office:value-type="float" office:value="15.7" calcext:value-type="float">
            <text:p>1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7" office:value-type="float" office:value="660" calcext:value-type="float">
            <text:p>660</text:p>
          </table:table-cell>
          <table:table-cell table:style-name="ce10" office:value-type="string" calcext:value-type="string">
            <text:p>44°40'32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2" calcext:value-type="float">
            <text:p>32</text:p>
          </table:table-cell>
          <table:table-cell table:style-name="ce10"/>
          <table:table-cell table:style-name="ce12" table:formula="of:=[.D587]+([.E587]/60)+([.F587]/3600)+([.G587]/36000)" office:value-type="float" office:value="44.6755555555556" calcext:value-type="float">
            <text:p>44,67555556</text:p>
          </table:table-cell>
          <table:table-cell table:style-name="ce10" office:value-type="string" calcext:value-type="string">
            <text:p>11°37'46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style-name="ce12" table:formula="of:=[.J587]+([.K587]/60)+([.L587]/3600)+([.M587]/36000)" office:value-type="float" office:value="11.6294444444444" calcext:value-type="float">
            <text:p>11,62944444</text:p>
          </table:table-cell>
          <table:table-cell table:style-name="ce17" office:value-type="string" calcext:value-type="string">
            <text:p>SP 25 tra intersezione con SS 64 e confine provincia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SANTA MARIA CODIFIUME A SS64 (LOC GALLO)</text:p>
          </table:table-cell>
          <table:table-cell table:style-name="ce9" office:value-type="float" office:value="15.7" calcext:value-type="float">
            <text:p>15,7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7" office:value-type="float" office:value="661" calcext:value-type="float">
            <text:p>661</text:p>
          </table:table-cell>
          <table:table-cell table:style-name="ce10" office:value-type="string" calcext:value-type="string">
            <text:p>44°49'0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588]+([.E588]/60)+([.F588]/3600)+([.G588]/36000)" office:value-type="float" office:value="44.8188888888889" calcext:value-type="float">
            <text:p>44,81888889</text:p>
          </table:table-cell>
          <table:table-cell table:style-name="ce10" office:value-type="string" calcext:value-type="string">
            <text:p>11°59'11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88]+([.K588]/60)+([.L588]/3600)+([.M588]/36000)" office:value-type="float" office:value="11.9863888888889" calcext:value-type="float">
            <text:p>11,98638889</text:p>
          </table:table-cell>
          <table:table-cell table:style-name="ce17" office:value-type="string" calcext:value-type="string">
            <text:p>SP 15 tra Tresigallo e Massa Fiscag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TRESIGALLO A MASSA FISCAGLIA</text:p>
          </table:table-cell>
          <table:table-cell table:style-name="ce9" office:value-type="float" office:value="27.09" calcext:value-type="float">
            <text:p>27,0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7" office:value-type="float" office:value="661" calcext:value-type="float">
            <text:p>661</text:p>
          </table:table-cell>
          <table:table-cell table:style-name="ce10" office:value-type="string" calcext:value-type="string">
            <text:p>44°49'0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2" table:formula="of:=[.D589]+([.E589]/60)+([.F589]/3600)+([.G589]/36000)" office:value-type="float" office:value="44.8188888888889" calcext:value-type="float">
            <text:p>44,81888889</text:p>
          </table:table-cell>
          <table:table-cell table:style-name="ce10" office:value-type="string" calcext:value-type="string">
            <text:p>11°59'11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2" table:formula="of:=[.J589]+([.K589]/60)+([.L589]/3600)+([.M589]/36000)" office:value-type="float" office:value="11.9863888888889" calcext:value-type="float">
            <text:p>11,98638889</text:p>
          </table:table-cell>
          <table:table-cell table:style-name="ce17" office:value-type="string" calcext:value-type="string">
            <text:p>SP 15 tra Tresigallo e Massa Fiscagl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MASSA FISCAGLIA A TRESIGALLO</text:p>
          </table:table-cell>
          <table:table-cell table:style-name="ce9" office:value-type="float" office:value="27.09" calcext:value-type="float">
            <text:p>27,09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7" office:value-type="float" office:value="662" calcext:value-type="float">
            <text:p>662</text:p>
          </table:table-cell>
          <table:table-cell table:style-name="ce10" office:value-type="string" calcext:value-type="string">
            <text:p>44°53'12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90]+([.E590]/60)+([.F590]/3600)+([.G590]/36000)" office:value-type="float" office:value="44.8866666666667" calcext:value-type="float">
            <text:p>44,88666667</text:p>
          </table:table-cell>
          <table:table-cell table:style-name="ce10" office:value-type="string" calcext:value-type="string">
            <text:p>11°47'30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90]+([.K590]/60)+([.L590]/3600)+([.M590]/36000)" office:value-type="float" office:value="11.7916666666667" calcext:value-type="float">
            <text:p>11,79166667</text:p>
          </table:table-cell>
          <table:table-cell table:style-name="ce17" office:value-type="string" calcext:value-type="string">
            <text:p>SP 2 tra intersezione SP 14 e Coppa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FERRARA A COPPARO</text:p>
          </table:table-cell>
          <table:table-cell table:style-name="ce9" office:value-type="float" office:value="11.74" calcext:value-type="float">
            <text:p>11,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7" office:value-type="float" office:value="662" calcext:value-type="float">
            <text:p>662</text:p>
          </table:table-cell>
          <table:table-cell table:style-name="ce10" office:value-type="string" calcext:value-type="string">
            <text:p>44°53'12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2" calcext:value-type="float">
            <text:p>12</text:p>
          </table:table-cell>
          <table:table-cell table:style-name="ce10"/>
          <table:table-cell table:style-name="ce12" table:formula="of:=[.D591]+([.E591]/60)+([.F591]/3600)+([.G591]/36000)" office:value-type="float" office:value="44.8866666666667" calcext:value-type="float">
            <text:p>44,88666667</text:p>
          </table:table-cell>
          <table:table-cell table:style-name="ce10" office:value-type="string" calcext:value-type="string">
            <text:p>11°47'30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style-name="ce12" table:formula="of:=[.J591]+([.K591]/60)+([.L591]/3600)+([.M591]/36000)" office:value-type="float" office:value="11.7916666666667" calcext:value-type="float">
            <text:p>11,79166667</text:p>
          </table:table-cell>
          <table:table-cell table:style-name="ce17" office:value-type="string" calcext:value-type="string">
            <text:p>SP 2 tra intersezione SP 14 e Coppar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COPPARO A FERRARA</text:p>
          </table:table-cell>
          <table:table-cell table:style-name="ce9" office:value-type="float" office:value="11.74" calcext:value-type="float">
            <text:p>11,74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7" office:value-type="float" office:value="663" calcext:value-type="float">
            <text:p>663</text:p>
          </table:table-cell>
          <table:table-cell table:style-name="ce10" office:value-type="string" calcext:value-type="string">
            <text:p>44°53'1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92]+([.E592]/60)+([.F592]/3600)+([.G592]/36000)" office:value-type="float" office:value="44.8883333333333" calcext:value-type="float">
            <text:p>44,88833333</text:p>
          </table:table-cell>
          <table:table-cell table:style-name="ce10" office:value-type="string" calcext:value-type="string">
            <text:p>12°08'00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92]+([.K592]/60)+([.L592]/3600)+([.M592]/36000)" office:value-type="float" office:value="12.1333333333333" calcext:value-type="float">
            <text:p>12,13333333</text:p>
          </table:table-cell>
          <table:table-cell table:style-name="ce17" office:value-type="string" calcext:value-type="string">
            <text:p>SP 60 tra intersezione SP 68 e SP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JOLANDA DI SAVOIA A SS309 (LOC BOSCO MESOLA)</text:p>
          </table:table-cell>
          <table:table-cell table:style-name="ce9" office:value-type="float" office:value="12.75" calcext:value-type="float">
            <text:p>12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7" office:value-type="float" office:value="663" calcext:value-type="float">
            <text:p>663</text:p>
          </table:table-cell>
          <table:table-cell table:style-name="ce10" office:value-type="string" calcext:value-type="string">
            <text:p>44°53'18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2" table:formula="of:=[.D593]+([.E593]/60)+([.F593]/3600)+([.G593]/36000)" office:value-type="float" office:value="44.8883333333333" calcext:value-type="float">
            <text:p>44,88833333</text:p>
          </table:table-cell>
          <table:table-cell table:style-name="ce10" office:value-type="string" calcext:value-type="string">
            <text:p>12°08'00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2" table:formula="of:=[.J593]+([.K593]/60)+([.L593]/3600)+([.M593]/36000)" office:value-type="float" office:value="12.1333333333333" calcext:value-type="float">
            <text:p>12,13333333</text:p>
          </table:table-cell>
          <table:table-cell table:style-name="ce17" office:value-type="string" calcext:value-type="string">
            <text:p>SP 60 tra intersezione SP 68 e SP 6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SS309 (LOC BOSCO MESOLA) A JOLANDA DI SAVOIA</text:p>
          </table:table-cell>
          <table:table-cell table:style-name="ce9" office:value-type="float" office:value="12.75" calcext:value-type="float">
            <text:p>12,75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string" calcext:value-type="string">
            <text:p>44°47'48.99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594]+([.E594]/60)+([.F594]/3600)+([.G594]/36000)" office:value-type="float" office:value="44.7994166666667" calcext:value-type="float">
            <text:p>44,79941667</text:p>
          </table:table-cell>
          <table:table-cell table:style-name="ce10" office:value-type="string" calcext:value-type="string">
            <text:p>11°07'50.00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594]+([.K594]/60)+([.L594]/3600)+([.M594]/36000)" office:value-type="float" office:value="11.1305555555556" calcext:value-type="float">
            <text:p>11,13055556</text:p>
          </table:table-cell>
          <table:table-cell table:style-name="ce17" office:value-type="string" calcext:value-type="string">
            <text:p>SP 2TER tra intersezione SP5 e SP 5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CAMPOSANTO A SAN FELICE SUL PANARO</text:p>
          </table:table-cell>
          <table:table-cell table:style-name="ce9" office:value-type="float" office:value="1.6" calcext:value-type="float">
            <text:p>1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7" office:value-type="float" office:value="664" calcext:value-type="float">
            <text:p>664</text:p>
          </table:table-cell>
          <table:table-cell table:style-name="ce10" office:value-type="string" calcext:value-type="string">
            <text:p>44°47'48.99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595]+([.E595]/60)+([.F595]/3600)+([.G595]/36000)" office:value-type="float" office:value="44.7994166666667" calcext:value-type="float">
            <text:p>44,79941667</text:p>
          </table:table-cell>
          <table:table-cell table:style-name="ce10" office:value-type="string" calcext:value-type="string">
            <text:p>11°07'50.00''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[.J595]+([.K595]/60)+([.L595]/3600)+([.M595]/36000)" office:value-type="float" office:value="11.1305555555556" calcext:value-type="float">
            <text:p>11,13055556</text:p>
          </table:table-cell>
          <table:table-cell table:style-name="ce17" office:value-type="string" calcext:value-type="string">
            <text:p>SP 2TER tra intersezione SP5 e SP 56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CAMPOSANTO A MODENA</text:p>
          </table:table-cell>
          <table:table-cell table:style-name="ce9" office:value-type="float" office:value="1.6" calcext:value-type="float">
            <text:p>1,6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7" office:value-type="float" office:value="665" calcext:value-type="float">
            <text:p>665</text:p>
          </table:table-cell>
          <table:table-cell table:style-name="ce10" office:value-type="string" calcext:value-type="string">
            <text:p>45°01'53.99''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596]+([.E596]/60)+([.F596]/3600)+([.G596]/36000)" office:value-type="float" office:value="45.0341388888889" calcext:value-type="float">
            <text:p>45,03413889</text:p>
          </table:table-cell>
          <table:table-cell table:style-name="ce10" office:value-type="string" calcext:value-type="string">
            <text:p>09°37'37''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596]+([.K596]/60)+([.L596]/3600)+([.M596]/36000)" office:value-type="float" office:value="9.62694444444445" calcext:value-type="float">
            <text:p>9,62694444</text:p>
          </table:table-cell>
          <table:table-cell table:style-name="ce17" office:value-type="string" calcext:value-type="string">
            <text:p>SP1 tra intersezione SP7 a Piacen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GRAGNANINO (SP7) A PIACENZA</text:p>
          </table:table-cell>
          <table:table-cell table:style-name="ce9" office:value-type="float" office:value="3.28" calcext:value-type="float">
            <text:p>3,2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7" office:value-type="float" office:value="665" calcext:value-type="float">
            <text:p>665</text:p>
          </table:table-cell>
          <table:table-cell table:style-name="ce10" office:value-type="string" calcext:value-type="string">
            <text:p>45°01'53.99''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99" calcext:value-type="float">
            <text:p>99</text:p>
          </table:table-cell>
          <table:table-cell table:style-name="ce12" table:formula="of:=[.D597]+([.E597]/60)+([.F597]/3600)+([.G597]/36000)" office:value-type="float" office:value="45.0341388888889" calcext:value-type="float">
            <text:p>45,03413889</text:p>
          </table:table-cell>
          <table:table-cell table:style-name="ce10" office:value-type="string" calcext:value-type="string">
            <text:p>09°37'37''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37" calcext:value-type="float">
            <text:p>37</text:p>
          </table:table-cell>
          <table:table-cell table:style-name="ce10"/>
          <table:table-cell table:style-name="ce12" table:formula="of:=[.J597]+([.K597]/60)+([.L597]/3600)+([.M597]/36000)" office:value-type="float" office:value="9.62694444444445" calcext:value-type="float">
            <text:p>9,62694444</text:p>
          </table:table-cell>
          <table:table-cell table:style-name="ce17" office:value-type="string" calcext:value-type="string">
            <text:p>SP1 tra intersezione SP7 a Piacenz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PIACENZA A GRAGNANINO (SP7)</text:p>
          </table:table-cell>
          <table:table-cell table:style-name="ce9" office:value-type="float" office:value="3.28" calcext:value-type="float">
            <text:p>3,2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7" office:value-type="float" office:value="666" calcext:value-type="float">
            <text:p>666</text:p>
          </table:table-cell>
          <table:table-cell table:style-name="ce10" office:value-type="string" calcext:value-type="string">
            <text:p>44°10'40.03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598]+([.E598]/60)+([.F598]/3600)+([.G598]/36000)" office:value-type="float" office:value="44.1778611111111" calcext:value-type="float">
            <text:p>44,17786111</text:p>
          </table:table-cell>
          <table:table-cell table:style-name="ce10" office:value-type="string" calcext:value-type="string">
            <text:p>12°02°26.16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J598]+([.K598]/60)+([.L598]/3600)+([.M598]/36000)" office:value-type="float" office:value="12.041" calcext:value-type="float">
            <text:p>12,04100000</text:p>
          </table:table-cell>
          <table:table-cell table:style-name="ce17" office:value-type="string" calcext:value-type="string">
            <text:p>SP 3 tra via Monda e via Camin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1" office:value-type="string" calcext:value-type="string">
            <text:p>DA FORLI' A FIUMANA</text:p>
          </table:table-cell>
          <table:table-cell table:style-name="ce9" office:value-type="float" office:value="1.8" calcext:value-type="float">
            <text:p>1,8</text:p>
          </table:table-cell>
          <table:table-cell table:style-name="ce27" table:number-columns-repeated="986"/>
          <table:table-cell table:number-columns-repeated="19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7" office:value-type="float" office:value="666" calcext:value-type="float">
            <text:p>666</text:p>
          </table:table-cell>
          <table:table-cell table:style-name="ce10" office:value-type="string" calcext:value-type="string">
            <text:p>44°10'40.03''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2" table:formula="of:=[.D599]+([.E599]/60)+([.F599]/3600)+([.G599]/36000)" office:value-type="float" office:value="44.1778611111111" calcext:value-type="float">
            <text:p>44,17786111</text:p>
          </table:table-cell>
          <table:table-cell table:style-name="ce10" office:value-type="string" calcext:value-type="string">
            <text:p>12°02°26.16''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6" calcext:value-type="float">
            <text:p>16</text:p>
          </table:table-cell>
          <table:table-cell table:style-name="ce12" table:formula="of:=[.J599]+([.K599]/60)+([.L599]/3600)+([.M599]/36000)" office:value-type="float" office:value="12.041" calcext:value-type="float">
            <text:p>12,04100000</text:p>
          </table:table-cell>
          <table:table-cell table:style-name="ce17" office:value-type="string" calcext:value-type="string">
            <text:p>SP 3 tra via Monda e via Camina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DA FIUMANA A FORLI'</text:p>
          </table:table-cell>
          <table:table-cell table:style-name="ce9" office:value-type="float" office:value="1.8" calcext:value-type="float">
            <text:p>1,8</text:p>
          </table:table-cell>
          <table:table-cell table:style-name="ce27" table:number-columns-repeated="986"/>
          <table:table-cell table:number-columns-repeated="19"/>
        </table:table-row>
        <table:table-row table:style-name="ro2" table:number-rows-repeated="10479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Excel_BuiltIn__FilterDatabase_1" table:base-cell-address="$Anagrafica.$A$1" table:expression="anagrafica_(def_x_iconsulting).[.$A$1]:anagrafica_(def_x_iconsulting).[.$AR$59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3">
      <number:number number:decimal-places="3" number:min-integer-digits="1"/>
    </number:number-style>
    <number:number-style style:name="N105">
      <number:number number:decimal-places="8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llegamento_20_ipertestuale" style:display-name="Collegamento ipertestuale" style:family="table-cell" style:parent-style-name="Default" style:data-style-name="N0">
      <style:text-properties fo:color="#0000ff" fo:font-size="7pt" style:text-underline-style="solid" style:text-underline-width="auto" style:text-underline-color="font-color" style:font-size-asian="7pt" style:font-size-complex="7pt"/>
    </style:style>
    <style:style style:name="Collegamento_20_ipertestuale_20_2" style:display-name="Collegamento ipertestuale 2" style:family="table-cell" style:parent-style-name="Default" style:data-style-name="N0">
      <style:text-properties fo:color="#0000ff" style:font-name="Arial1" fo:font-family="Arial" fo:font-size="10pt" style:text-underline-style="solid" style:text-underline-width="auto" style:text-underline-color="font-color" style:font-name-asian="Arial1" style:font-family-asian="Arial" style:font-size-asian="10pt" style:font-name-complex="Arial1" style:font-family-complex="Arial" style:font-size-complex="10pt"/>
    </style:style>
    <style:style style:name="Normale_20_2" style:display-name="Normale 2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e_20_3" style:display-name="Normale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e_20_3_20_2" style:display-name="Normale 3 2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e_5f_Foglio1" style:display-name="Normale_Foglio1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e_5f_Foglio2" style:display-name="Normale_Foglio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a_20_2" style:display-name="Nota 2" style:family="table-cell" style:parent-style-name="Default" style:data-style-name="N0">
      <style:table-cell-properties fo:background-color="#ffffcc" fo:border="0.06pt solid #c0c0c0"/>
    </style:style>
    <style:style style:name="Nota_20_2_20_2" style:display-name="Nota 2 2" style:family="table-cell" style:parent-style-name="Default" style:data-style-name="N0">
      <style:table-cell-properties fo:background-color="#ffffcc" fo:border="0.06pt solid #c0c0c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1.3cm" fo:margin-left="0.499cm" fo:margin-right="0.499cm" style:print-page-order="ttb" style:first-page-number="continue" style:scale-to="100%" style:print="charts drawings objects"/>
      <style:header-style>
        <style:header-footer-properties fo:min-height="0.199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4">
      <style:page-layout-properties style:num-format="1" style:print-orientation="landscape" fo:margin-top="1cm" fo:margin-bottom="0.9cm" fo:margin-left="0cm" fo:margin-right="0cm" style:print-page-order="ttb" style:first-page-number="continue" style:scale-to="100%" style:table-centering="horizontal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0cm" fo:margin-right="0cm" fo:margin-bottom="0cm"/>
      </style:header-style>
      <style:footer-style>
        <style:header-footer-properties fo:min-height="0.60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5:26:20.421922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 LibreOffice_project/958349dc3b25111dbca392fbc281a05559ef6848</meta:generator>
    <meta:initial-creator>Dovadoli Paolo</meta:initial-creator>
    <meta:creation-date>2014-09-19T06:46:53Z</meta:creation-date>
    <dc:date>2014-09-19T15:38:39.705961000</dc:date>
    <meta:editing-duration>PT15M41S</meta:editing-duration>
    <meta:editing-cycles>4</meta:editing-cycles>
    <meta:document-statistic meta:table-count="1" meta:cell-count="10584" meta:object-count="0"/>
  </office:meta>
</office:document-meta>
</file>